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page"/>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page"/>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style:writing-mode="page"/>
    </style:style>
    <style:style style:name="Table6.A" style:family="table-column">
      <style:table-column-properties style:column-width="3.4625in"/>
    </style:style>
    <style:style style:name="Table6.B" style:family="table-column">
      <style:table-column-properties style:column-width="3.4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pag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pag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 style:family="table">
      <style:table-properties style:width="1.375in" table:align="left" style:writing-mode="page"/>
    </style:style>
    <style:style style:name="Table2.A" style:family="table-column">
      <style:table-column-properties style:column-width="1.3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writing-mode="page"/>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page"/>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pag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Calibri" fo:font-size="12pt" style:text-underline-style="none" fo:font-weight="normal" officeooo:rsid="002c769b" officeooo:paragraph-rsid="00994b93"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style:font-name="Calibri" fo:font-size="12pt" style:text-underline-style="none" fo:font-weight="normal" officeooo:rsid="00a6a161" officeooo:paragraph-rsid="00a6a161"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Calibri" fo:font-size="12pt" style:text-underline-style="none" fo:font-weight="normal" officeooo:rsid="00a6a161" officeooo:paragraph-rsid="011fc65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Calibri" fo:font-size="12pt" style:text-underline-style="none" fo:font-weight="normal" officeooo:rsid="003b6de2" officeooo:paragraph-rsid="0041b1f6"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41b1f6"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af12e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43a1d8"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bbe07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bdce2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cb0394"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d681ac"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d7954c"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Calibri" fo:font-size="12pt" style:text-underline-style="none" fo:font-weight="normal" officeooo:rsid="0043a1d8" officeooo:paragraph-rsid="00d7041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Calibri" fo:font-size="12pt" style:text-underline-style="none" fo:font-weight="normal" officeooo:rsid="00af12e4" officeooo:paragraph-rsid="00af12e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Calibri" fo:font-size="12pt" style:text-underline-style="none" fo:font-weight="normal" officeooo:rsid="00af12e4" officeooo:paragraph-rsid="012488b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style:font-name="Calibri" fo:font-size="12pt" style:text-underline-style="none" fo:font-weight="normal" officeooo:rsid="00b1b49e" officeooo:paragraph-rsid="00b0b57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style:font-name="Calibri" fo:font-size="12pt" style:text-underline-style="none" fo:font-weight="normal" officeooo:rsid="00b1b49e" officeooo:paragraph-rsid="00b1b49e"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Calibri" fo:font-size="12pt" style:text-underline-style="none" fo:font-weight="normal" officeooo:rsid="004e4594" officeooo:paragraph-rsid="004e4594"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Calibri" fo:font-size="12pt" style:text-underline-style="none" fo:font-weight="normal" officeooo:rsid="004e4594" officeooo:paragraph-rsid="0126f52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color="#000000" style:font-name="Calibri" fo:font-size="12pt" style:text-underline-style="none" fo:font-weight="normal" officeooo:rsid="004e4594" officeooo:paragraph-rsid="013f427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style:font-name="Calibri" fo:font-size="12pt" style:text-underline-style="none" fo:font-weight="normal" officeooo:rsid="004e4594" officeooo:paragraph-rsid="01401f1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color="#000000" style:font-name="Calibri" fo:font-size="12pt" style:text-underline-style="none" fo:font-weight="normal" officeooo:rsid="004e4594" officeooo:paragraph-rsid="01934bdf"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Calibri" fo:font-size="12pt" style:text-underline-style="none" fo:font-weight="normal" officeooo:rsid="004e4594" officeooo:paragraph-rsid="015919a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Calibri" fo:font-size="12pt" style:text-underline-style="none" fo:font-weight="normal" officeooo:rsid="00bbe07b" officeooo:paragraph-rsid="00bbe07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color="#000000" style:font-name="Calibri" fo:font-size="12pt" style:text-underline-style="none" fo:font-weight="normal" officeooo:rsid="00c21352" officeooo:paragraph-rsid="00c21352"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Calibri" fo:font-size="12pt" style:text-underline-style="none" fo:font-weight="normal" officeooo:rsid="00c61675" officeooo:paragraph-rsid="00c6167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Calibri" fo:font-size="12pt" style:text-underline-style="none" fo:font-weight="normal" officeooo:rsid="00c655d5" officeooo:paragraph-rsid="00c655d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Calibri" fo:font-size="12pt" style:text-underline-style="none" fo:font-weight="normal" officeooo:rsid="00cb0394" officeooo:paragraph-rsid="00cb039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style:font-name="Calibri" fo:font-size="12pt" style:text-underline-style="none" fo:font-weight="normal" officeooo:rsid="00cc2f6e" officeooo:paragraph-rsid="00cc2f6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Calibri" fo:font-size="12pt" style:text-underline-style="none" fo:font-weight="normal" officeooo:rsid="00d4dfd5" officeooo:paragraph-rsid="00d4dfd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style:font-name="Calibri" fo:font-size="12pt" style:text-underline-style="none" fo:font-weight="normal" officeooo:rsid="00e22003" officeooo:paragraph-rsid="00e2200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style:font-name="Calibri" fo:font-size="12pt" style:text-underline-style="none" fo:font-weight="normal" officeooo:rsid="00548736" officeooo:paragraph-rsid="00548736"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style:font-name="Calibri" fo:font-size="12pt" style:text-underline-style="none" fo:font-weight="normal" officeooo:rsid="00548736" officeooo:paragraph-rsid="015919a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style:font-name="Calibri" fo:font-size="12pt" style:text-underline-style="none" fo:font-weight="normal" officeooo:rsid="00548736" officeooo:paragraph-rsid="01924930"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style:font-name="Calibri" fo:font-size="12pt" style:text-underline-style="none" fo:font-weight="normal" officeooo:rsid="00548736" officeooo:paragraph-rsid="01934bd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style:font-name="Calibri" fo:font-size="12pt" style:text-underline-style="none" fo:font-weight="normal" officeooo:rsid="00548736" officeooo:paragraph-rsid="01951d5f"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Calibri" fo:font-size="12pt" style:text-underline-style="none" fo:font-weight="normal" officeooo:rsid="0056842c" officeooo:paragraph-rsid="0056842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Calibri" fo:font-size="12pt" style:text-underline-style="none" fo:font-weight="normal" officeooo:rsid="0056ff6f" officeooo:paragraph-rsid="0056ff6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style:font-name="Calibri" fo:font-size="12pt" style:text-underline-style="none" fo:font-weight="normal" officeooo:rsid="0056ff6f" officeooo:paragraph-rsid="01a3d859"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style:font-name="Calibri" fo:font-size="12pt" style:text-underline-style="none" fo:font-weight="normal" officeooo:rsid="0056ff6f" officeooo:paragraph-rsid="01a3e2b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style:font-name="Calibri" fo:font-size="12pt" style:text-underline-style="none" fo:font-weight="normal" officeooo:rsid="0057a408" officeooo:paragraph-rsid="01a3e2b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style:font-name="Calibri" fo:font-size="12pt" style:text-underline-style="none" fo:font-weight="normal" officeooo:rsid="0058eab3" officeooo:paragraph-rsid="0056ff6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Calibri" fo:font-size="12pt" style:text-underline-style="none" fo:font-weight="normal" officeooo:rsid="0040328c" officeooo:paragraph-rsid="01241d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style:font-name="Calibri" fo:font-size="12pt" style:text-underline-style="none" fo:font-weight="normal" officeooo:rsid="0040328c" officeooo:paragraph-rsid="012488b8"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color="#000000" style:font-name="Calibri" fo:font-size="12pt" style:text-underline-style="none" fo:font-weight="normal" officeooo:rsid="0040328c" officeooo:paragraph-rsid="01241d5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style:font-name="Calibri" fo:font-size="12pt" style:text-underline-style="none" fo:font-weight="normal" officeooo:rsid="00ac2533" officeooo:paragraph-rsid="012488b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Calibri" fo:font-size="12pt" style:text-underline-style="none" fo:font-weight="normal" officeooo:rsid="00ac2533" officeooo:paragraph-rsid="01241d5b"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font-name="Calibri" fo:font-size="12pt" style:text-underline-style="none" fo:font-weight="normal" officeooo:rsid="0041b1f6" officeooo:paragraph-rsid="0041b1f6"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font-name="Calibri" fo:font-size="12pt" style:text-underline-style="none" fo:font-weight="normal" officeooo:rsid="00acfe30" officeooo:paragraph-rsid="01241d5b"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style:font-name="Calibri" fo:font-size="12pt" style:text-underline-style="none" fo:font-weight="normal" officeooo:rsid="004c7029" officeooo:paragraph-rsid="004c7029"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style:font-name="Calibri" fo:font-size="12pt" style:text-underline-style="none" fo:font-weight="normal" officeooo:rsid="004c7029" officeooo:paragraph-rsid="0126f527"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style:font-name="Calibri" fo:font-size="12pt" style:text-underline-style="none" fo:font-weight="normal" officeooo:rsid="004c7029" officeooo:paragraph-rsid="014ef4ac"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style:font-name="Calibri" fo:font-size="12pt" style:text-underline-style="none" fo:font-weight="normal" officeooo:rsid="004c7029" officeooo:paragraph-rsid="0150be01"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style:font-name="Calibri" fo:font-size="12pt" style:text-underline-style="none" fo:font-weight="normal" officeooo:rsid="004c7029" officeooo:paragraph-rsid="0154ee93"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style:font-name="Calibri" fo:font-size="12pt" style:text-underline-style="none" fo:font-weight="normal" officeooo:rsid="00d7954c" officeooo:paragraph-rsid="0130834c"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style:font-name="Calibri" fo:font-size="12pt" style:text-underline-style="none" fo:font-weight="normal" officeooo:rsid="004e9f2a" officeooo:paragraph-rsid="01401f17"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style:font-name="Calibri" fo:font-size="12pt" style:text-underline-style="none" fo:font-weight="normal" officeooo:rsid="00ea3dca" officeooo:paragraph-rsid="014bac2b"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style:font-name="Calibri" fo:font-size="12pt" style:text-underline-style="none" fo:font-weight="normal" officeooo:rsid="00f03acd" officeooo:paragraph-rsid="0154ee93"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style:font-name="Calibri" fo:font-size="12pt" style:text-underline-style="none" fo:font-weight="normal" officeooo:rsid="00ebfbe1" officeooo:paragraph-rsid="014ef4ac"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style:font-name="Calibri" fo:font-size="12pt" style:text-underline-style="none" fo:font-weight="normal" officeooo:rsid="00ec5024" officeooo:paragraph-rsid="014ef4ac"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style:font-name="Calibri" fo:font-size="12pt" style:text-underline-style="none" fo:font-weight="normal" officeooo:rsid="00ec2ecb" officeooo:paragraph-rsid="014ef4ac"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Calibri" fo:font-size="12pt" style:text-underline-style="none" fo:font-weight="normal" officeooo:rsid="00ec2ecb" officeooo:paragraph-rsid="014f078d"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style:font-name="Calibri" fo:font-size="12pt" style:text-underline-style="none" fo:font-weight="normal" officeooo:rsid="00ec2ecb" officeooo:paragraph-rsid="0150be01"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style:font-name="Calibri" fo:font-size="12pt" style:text-underline-style="none" fo:font-weight="normal" officeooo:rsid="00f42a41" officeooo:paragraph-rsid="015919ab"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style:font-name="Calibri" fo:font-size="12pt" style:text-underline-style="none" fo:font-weight="normal" officeooo:rsid="00b6d556" officeooo:paragraph-rsid="0126f527"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style:font-name="Calibri" fo:font-size="12pt" style:text-underline-style="none" fo:font-weight="normal" officeooo:rsid="00d8ed36" officeooo:paragraph-rsid="0130834c"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style:font-name="Calibri" fo:font-size="12pt" style:text-underline-style="none" fo:font-weight="normal" officeooo:rsid="00e61ae9" officeooo:paragraph-rsid="0134671b"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Calibri" fo:font-size="12pt" style:text-underline-style="none" fo:font-weight="normal" officeooo:rsid="00dde032" officeooo:paragraph-rsid="00dcb12f"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style:font-name="Calibri" fo:font-size="12pt" style:text-underline-style="none" fo:font-weight="normal" officeooo:rsid="00da5625" officeooo:paragraph-rsid="00da5625"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style:font-name="Calibri" fo:font-size="12pt" style:text-underline-style="none" fo:font-weight="normal" officeooo:rsid="00fed411" officeooo:paragraph-rsid="018b09dd" style:font-size-asian="12pt" style:font-weight-asian="normal" style:font-size-complex="12pt" style:font-weight-complex="normal"/>
    </style:style>
    <style:style style:name="P71" style:family="paragraph" style:parent-style-name="Standard">
      <style:paragraph-properties fo:text-align="center" style:justify-single-word="false"/>
      <style:text-properties fo:color="#000000" style:font-name="Calibri" fo:font-size="12pt" style:text-underline-style="none" fo:font-weight="normal" officeooo:rsid="00fed411" officeooo:paragraph-rsid="018b09dd"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Calibri" fo:font-size="12pt" style:text-underline-style="none" fo:font-weight="normal" officeooo:rsid="00fbc4b0" officeooo:paragraph-rsid="018ec896"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style:font-name="Calibri" fo:font-size="12pt" style:text-underline-style="none" fo:font-weight="normal" officeooo:rsid="00607773" officeooo:paragraph-rsid="0056842c"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style:font-name="Calibri" fo:font-size="12pt" style:text-underline-style="none" fo:font-weight="normal" officeooo:rsid="01084b3a" officeooo:paragraph-rsid="01973d25"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style:font-name="Calibri" fo:font-size="12pt" style:text-underline-style="none" fo:font-weight="normal" officeooo:rsid="0109c3a3" officeooo:paragraph-rsid="019c35f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Calibri" fo:font-size="12pt" style:text-underline-style="none" fo:font-weight="normal" officeooo:rsid="018ec896" officeooo:paragraph-rsid="015919ab"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Calibri" fo:font-size="12pt" style:text-underline-style="none" fo:font-weight="normal" officeooo:rsid="010b3c75" officeooo:paragraph-rsid="019e1154"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Calibri" fo:font-size="12pt" style:text-underline-style="none" fo:font-weight="bold" officeooo:rsid="002b5d11" officeooo:paragraph-rsid="00994b93" style:font-size-asian="12pt" style:font-weight-asian="bold" style:font-size-complex="12pt" style:font-weight-complex="bold"/>
    </style:style>
    <style:style style:name="P79" style:family="paragraph" style:parent-style-name="Standard">
      <style:paragraph-properties fo:text-align="start" style:justify-single-word="false"/>
      <style:text-properties fo:color="#000000" style:font-name="Calibri" fo:font-size="12pt" style:text-underline-style="none" fo:font-weight="bold" officeooo:rsid="002b5d11" officeooo:paragraph-rsid="00a1b981" style:font-size-asian="12pt" style:font-weight-asian="bold" style:font-size-complex="12pt" style:font-weight-complex="bold"/>
    </style:style>
    <style:style style:name="P80" style:family="paragraph" style:parent-style-name="Standard">
      <style:paragraph-properties fo:text-align="start" style:justify-single-word="false"/>
      <style:text-properties fo:color="#000000" style:font-name="Calibri" fo:font-size="12pt" style:text-underline-style="none" fo:font-weight="bold" officeooo:rsid="00a6a161" officeooo:paragraph-rsid="00a6a161" style:font-size-asian="12pt" style:font-weight-asian="bold" style:font-size-complex="12pt" style:font-weight-complex="bold"/>
    </style:style>
    <style:style style:name="P81" style:family="paragraph" style:parent-style-name="Standard">
      <style:paragraph-properties fo:text-align="center" style:justify-single-word="false"/>
      <style:text-properties fo:color="#000000" style:font-name="Calibri" fo:font-size="12pt" style:text-underline-style="none" fo:font-weight="bold" officeooo:rsid="00a6a161" officeooo:paragraph-rsid="011fc65c" style:font-size-asian="12pt" style:font-weight-asian="bold" style:font-size-complex="12pt" style:font-weight-complex="bold"/>
    </style:style>
    <style:style style:name="P82" style:family="paragraph" style:parent-style-name="Standard">
      <style:paragraph-properties fo:text-align="start" style:justify-single-word="false"/>
      <style:text-properties fo:color="#000000" style:font-name="Calibri" fo:font-size="12pt" style:text-underline-style="none" fo:font-weight="bold" officeooo:rsid="00a7ac02" officeooo:paragraph-rsid="00a7ac02" style:font-size-asian="12pt" style:font-weight-asian="bold" style:font-size-complex="12pt" style:font-weight-complex="bold"/>
    </style:style>
    <style:style style:name="P83" style:family="paragraph" style:parent-style-name="Standard">
      <style:paragraph-properties fo:text-align="start" style:justify-single-word="false"/>
      <style:text-properties fo:color="#000000" style:font-name="Calibri" fo:font-size="12pt" style:text-underline-style="none" fo:font-weight="bold" officeooo:rsid="00a7ac02" officeooo:paragraph-rsid="011fc65c" style:font-size-asian="12pt" style:font-weight-asian="bold" style:font-size-complex="12pt" style:font-weight-complex="bold"/>
    </style:style>
    <style:style style:name="P84" style:family="paragraph" style:parent-style-name="Standard">
      <style:paragraph-properties fo:text-align="start" style:justify-single-word="false"/>
      <style:text-properties fo:color="#000000" style:font-name="Calibri" fo:font-size="12pt" style:text-underline-style="none" fo:font-weight="bold" officeooo:rsid="0043a1d8" officeooo:paragraph-rsid="00af12e4" style:font-size-asian="12pt" style:font-weight-asian="bold" style:font-size-complex="12pt" style:font-weight-complex="bold"/>
    </style:style>
    <style:style style:name="P85" style:family="paragraph" style:parent-style-name="Standard">
      <style:paragraph-properties fo:text-align="start" style:justify-single-word="false"/>
      <style:text-properties fo:color="#000000" style:font-name="Calibri" fo:font-size="12pt" style:text-underline-style="none" fo:font-weight="bold" officeooo:rsid="0043a1d8" officeooo:paragraph-rsid="0043a1d8" style:font-size-asian="12pt" style:font-weight-asian="bold" style:font-size-complex="12pt" style:font-weight-complex="bold"/>
    </style:style>
    <style:style style:name="P86" style:family="paragraph" style:parent-style-name="Standard">
      <style:paragraph-properties fo:text-align="start" style:justify-single-word="false"/>
      <style:text-properties fo:color="#000000" style:font-name="Calibri" fo:font-size="12pt" style:text-underline-style="none" fo:font-weight="bold" officeooo:rsid="0043a1d8" officeooo:paragraph-rsid="00bbe07b" style:font-size-asian="12pt" style:font-weight-asian="bold" style:font-size-complex="12pt" style:font-weight-complex="bold"/>
    </style:style>
    <style:style style:name="P87" style:family="paragraph" style:parent-style-name="Standard">
      <style:paragraph-properties fo:text-align="start" style:justify-single-word="false"/>
      <style:text-properties fo:color="#000000" style:font-name="Calibri" fo:font-size="12pt" style:text-underline-style="none" fo:font-weight="bold" officeooo:rsid="0043a1d8" officeooo:paragraph-rsid="00cb0394" style:font-size-asian="12pt" style:font-weight-asian="bold" style:font-size-complex="12pt" style:font-weight-complex="bold"/>
    </style:style>
    <style:style style:name="P88" style:family="paragraph" style:parent-style-name="Standard">
      <style:paragraph-properties fo:text-align="start" style:justify-single-word="false"/>
      <style:text-properties fo:color="#000000" style:font-name="Calibri" fo:font-size="12pt" style:text-underline-style="none" fo:font-weight="bold" officeooo:rsid="0041b1f6" officeooo:paragraph-rsid="00acfe30" style:font-size-asian="12pt" style:font-weight-asian="bold" style:font-size-complex="12pt" style:font-weight-complex="bold"/>
    </style:style>
    <style:style style:name="P89" style:family="paragraph" style:parent-style-name="Standard">
      <style:paragraph-properties fo:text-align="start" style:justify-single-word="false"/>
      <style:text-properties fo:color="#000000" style:font-name="Calibri" fo:font-size="12pt" style:text-underline-style="none" fo:font-weight="bold" officeooo:rsid="00b1b49e" officeooo:paragraph-rsid="00b1b49e" style:font-size-asian="12pt" style:font-weight-asian="bold" style:font-size-complex="12pt" style:font-weight-complex="bold"/>
    </style:style>
    <style:style style:name="P90" style:family="paragraph" style:parent-style-name="Standard">
      <style:paragraph-properties fo:text-align="start" style:justify-single-word="false"/>
      <style:text-properties fo:color="#000000" style:font-name="Calibri" fo:font-size="12pt" style:text-underline-style="none" fo:font-weight="bold" officeooo:rsid="004c7029" officeooo:paragraph-rsid="004c7029" style:font-size-asian="12pt" style:font-weight-asian="bold" style:font-size-complex="12pt" style:font-weight-complex="bold"/>
    </style:style>
    <style:style style:name="P91" style:family="paragraph" style:parent-style-name="Standard">
      <style:paragraph-properties fo:text-align="start" style:justify-single-word="false"/>
      <style:text-properties fo:color="#000000" style:font-name="Calibri" fo:font-size="12pt" style:text-underline-style="none" fo:font-weight="bold" officeooo:rsid="004c7029" officeooo:paragraph-rsid="015919ab" style:font-size-asian="12pt" style:font-weight-asian="bold" style:font-size-complex="12pt" style:font-weight-complex="bold"/>
    </style:style>
    <style:style style:name="P92" style:family="paragraph" style:parent-style-name="Standard">
      <style:paragraph-properties fo:text-align="center" style:justify-single-word="false"/>
      <style:text-properties fo:color="#000000" style:font-name="Calibri" fo:font-size="12pt" style:text-underline-style="none" fo:font-weight="bold" officeooo:rsid="004c7029" officeooo:paragraph-rsid="0126f527" style:font-size-asian="12pt" style:font-weight-asian="bold" style:font-size-complex="12pt" style:font-weight-complex="bold"/>
    </style:style>
    <style:style style:name="P93" style:family="paragraph" style:parent-style-name="Standard">
      <style:paragraph-properties fo:text-align="start" style:justify-single-word="false"/>
      <style:text-properties fo:color="#000000" style:font-name="Calibri" fo:font-size="12pt" style:text-underline-style="none" fo:font-weight="bold" officeooo:rsid="00bbe07b" officeooo:paragraph-rsid="00bbe07b" style:font-size-asian="12pt" style:font-weight-asian="bold" style:font-size-complex="12pt" style:font-weight-complex="bold"/>
    </style:style>
    <style:style style:name="P94" style:family="paragraph" style:parent-style-name="Standard">
      <style:paragraph-properties fo:text-align="start" style:justify-single-word="false"/>
      <style:text-properties fo:color="#000000" style:font-name="Calibri" fo:font-size="12pt" style:text-underline-style="none" fo:font-weight="bold" officeooo:rsid="00c14726" officeooo:paragraph-rsid="00c14726" style:font-size-asian="12pt" style:font-weight-asian="bold" style:font-size-complex="12pt" style:font-weight-complex="bold"/>
    </style:style>
    <style:style style:name="P95" style:family="paragraph" style:parent-style-name="Standard">
      <style:paragraph-properties fo:text-align="start" style:justify-single-word="false"/>
      <style:text-properties fo:color="#000000" style:font-name="Calibri" fo:font-size="12pt" style:text-underline-style="none" fo:font-weight="bold" officeooo:rsid="00c21352" officeooo:paragraph-rsid="00c21352" style:font-size-asian="12pt" style:font-weight-asian="bold" style:font-size-complex="12pt" style:font-weight-complex="bold"/>
    </style:style>
    <style:style style:name="P96" style:family="paragraph" style:parent-style-name="Standard">
      <style:paragraph-properties fo:text-align="start" style:justify-single-word="false"/>
      <style:text-properties fo:color="#000000" style:font-name="Calibri" fo:font-size="12pt" style:text-underline-style="none" fo:font-weight="bold" officeooo:rsid="00c61675" officeooo:paragraph-rsid="00c61675" style:font-size-asian="12pt" style:font-weight-asian="bold" style:font-size-complex="12pt" style:font-weight-complex="bold"/>
    </style:style>
    <style:style style:name="P97" style:family="paragraph" style:parent-style-name="Standard">
      <style:paragraph-properties fo:text-align="start" style:justify-single-word="false"/>
      <style:text-properties fo:color="#000000" style:font-name="Calibri" fo:font-size="12pt" style:text-underline-style="none" fo:font-weight="bold" officeooo:rsid="00cb0394" officeooo:paragraph-rsid="00cb0394" style:font-size-asian="12pt" style:font-weight-asian="bold" style:font-size-complex="12pt" style:font-weight-complex="bold"/>
    </style:style>
    <style:style style:name="P98" style:family="paragraph" style:parent-style-name="Standard">
      <style:paragraph-properties fo:text-align="start" style:justify-single-word="false"/>
      <style:text-properties fo:color="#000000" style:font-name="Calibri" fo:font-size="12pt" style:text-underline-style="none" fo:font-weight="bold" officeooo:rsid="00d62a7d" officeooo:paragraph-rsid="00d681ac" style:font-size-asian="12pt" style:font-weight-asian="bold" style:font-size-complex="12pt" style:font-weight-complex="bold"/>
    </style:style>
    <style:style style:name="P99" style:family="paragraph" style:parent-style-name="Standard">
      <style:paragraph-properties fo:text-align="start" style:justify-single-word="false"/>
      <style:text-properties fo:color="#000000" style:font-name="Calibri" fo:font-size="12pt" style:text-underline-style="none" fo:font-weight="bold" officeooo:rsid="00d7954c" officeooo:paragraph-rsid="00d7954c" style:font-size-asian="12pt" style:font-weight-asian="bold" style:font-size-complex="12pt" style:font-weight-complex="bold"/>
    </style:style>
    <style:style style:name="P100" style:family="paragraph" style:parent-style-name="Standard">
      <style:paragraph-properties fo:text-align="center" style:justify-single-word="false"/>
      <style:text-properties fo:color="#000000" style:font-name="Calibri" fo:font-size="12pt" style:text-underline-style="none" fo:font-weight="bold" officeooo:rsid="00d7954c" officeooo:paragraph-rsid="0130834c" style:font-size-asian="12pt" style:font-weight-asian="bold" style:font-size-complex="12pt" style:font-weight-complex="bold"/>
    </style:style>
    <style:style style:name="P101" style:family="paragraph" style:parent-style-name="Standard">
      <style:paragraph-properties fo:text-align="start" style:justify-single-word="false"/>
      <style:text-properties fo:color="#000000" style:font-name="Calibri" fo:font-size="12pt" style:text-underline-style="none" fo:font-weight="bold" officeooo:rsid="00dde032" officeooo:paragraph-rsid="00dde032" style:font-size-asian="12pt" style:font-weight-asian="bold" style:font-size-complex="12pt" style:font-weight-complex="bold"/>
    </style:style>
    <style:style style:name="P102" style:family="paragraph" style:parent-style-name="Standard">
      <style:paragraph-properties fo:text-align="start" style:justify-single-word="false"/>
      <style:text-properties fo:color="#000000" style:font-name="Calibri" fo:font-size="12pt" style:text-underline-style="none" fo:font-weight="bold" officeooo:rsid="00e19639" officeooo:paragraph-rsid="00dde032" style:font-size-asian="12pt" style:font-weight-asian="bold" style:font-size-complex="12pt" style:font-weight-complex="bold"/>
    </style:style>
    <style:style style:name="P103" style:family="paragraph" style:parent-style-name="Standard">
      <style:paragraph-properties fo:text-align="start" style:justify-single-word="false"/>
      <style:text-properties fo:color="#000000" style:font-name="Calibri" fo:font-size="12pt" style:text-underline-style="none" fo:font-weight="bold" officeooo:rsid="0046e21e" officeooo:paragraph-rsid="0134671b" style:font-size-asian="12pt" style:font-weight-asian="bold" style:font-size-complex="12pt" style:font-weight-complex="bold"/>
    </style:style>
    <style:style style:name="P104" style:family="paragraph" style:parent-style-name="Standard">
      <style:paragraph-properties fo:text-align="start" style:justify-single-word="false"/>
      <style:text-properties fo:color="#000000" style:font-name="Calibri" fo:font-size="12pt" style:text-underline-style="none" fo:font-weight="bold" officeooo:rsid="00e61ae9" officeooo:paragraph-rsid="0134671b" style:font-size-asian="12pt" style:font-weight-asian="bold" style:font-size-complex="12pt" style:font-weight-complex="bold"/>
    </style:style>
    <style:style style:name="P105" style:family="paragraph" style:parent-style-name="Standard">
      <style:paragraph-properties fo:text-align="start" style:justify-single-word="false"/>
      <style:text-properties fo:color="#000000" style:font-name="Calibri" fo:font-size="12pt" style:text-underline-style="none" fo:font-weight="bold" officeooo:rsid="00548736" officeooo:paragraph-rsid="0056176e" style:font-size-asian="12pt" style:font-weight-asian="bold" style:font-size-complex="12pt" style:font-weight-complex="bold"/>
    </style:style>
    <style:style style:name="P106" style:family="paragraph" style:parent-style-name="Standard">
      <style:paragraph-properties fo:text-align="start" style:justify-single-word="false"/>
      <style:text-properties fo:color="#000000" style:font-name="Calibri" fo:font-size="12pt" style:text-underline-style="none" fo:font-weight="bold" officeooo:rsid="00548736" officeooo:paragraph-rsid="015919ab" style:font-size-asian="12pt" style:font-weight-asian="bold" style:font-size-complex="12pt" style:font-weight-complex="bold"/>
    </style:style>
    <style:style style:name="P107" style:family="paragraph" style:parent-style-name="Standard">
      <style:paragraph-properties fo:text-align="start" style:justify-single-word="false"/>
      <style:text-properties fo:color="#000000" style:font-name="Calibri" fo:font-size="12pt" style:text-underline-style="none" fo:font-weight="bold" officeooo:rsid="0056176e" officeooo:paragraph-rsid="0056176e" style:font-size-asian="12pt" style:font-weight-asian="bold" style:font-size-complex="12pt" style:font-weight-complex="bold"/>
    </style:style>
    <style:style style:name="P108" style:family="paragraph" style:parent-style-name="Standard">
      <style:paragraph-properties fo:text-align="start" style:justify-single-word="false"/>
      <style:text-properties fo:color="#000000" style:font-name="Calibri" fo:font-size="12pt" style:text-underline-style="none" fo:font-weight="bold" officeooo:rsid="0056842c" officeooo:paragraph-rsid="0056842c" style:font-size-asian="12pt" style:font-weight-asian="bold" style:font-size-complex="12pt" style:font-weight-complex="bold"/>
    </style:style>
    <style:style style:name="P109" style:family="paragraph" style:parent-style-name="Standard">
      <style:paragraph-properties fo:text-align="start" style:justify-single-word="false"/>
      <style:text-properties fo:color="#000000" style:font-name="Calibri" fo:font-size="12pt" style:text-underline-style="none" fo:font-weight="bold" officeooo:rsid="0056842c" officeooo:paragraph-rsid="01953f66" style:font-size-asian="12pt" style:font-weight-asian="bold" style:font-size-complex="12pt" style:font-weight-complex="bold"/>
    </style:style>
    <style:style style:name="P110" style:family="paragraph" style:parent-style-name="Standard">
      <style:paragraph-properties fo:text-align="start" style:justify-single-word="false"/>
      <style:text-properties fo:color="#000000" style:font-name="Calibri" fo:font-size="12pt" style:text-underline-style="none" fo:font-weight="bold" officeooo:rsid="0057a408" officeooo:paragraph-rsid="01a3e2b2" style:font-size-asian="12pt" style:font-weight-asian="bold" style:font-size-complex="12pt" style:font-weight-complex="bold"/>
    </style:style>
    <style:style style:name="P111" style:family="paragraph" style:parent-style-name="Standard">
      <style:paragraph-properties fo:text-align="start" style:justify-single-word="false"/>
      <style:text-properties fo:color="#000000" style:font-name="Calibri" fo:font-size="12pt" style:text-underline-style="none" fo:font-weight="bold" officeooo:rsid="00e8dbb3" officeooo:paragraph-rsid="01432afd" style:font-size-asian="12pt" style:font-weight-asian="bold" style:font-size-complex="12pt" style:font-weight-complex="bold"/>
    </style:style>
    <style:style style:name="P112" style:family="paragraph" style:parent-style-name="Standard">
      <style:paragraph-properties fo:text-align="start" style:justify-single-word="false"/>
      <style:text-properties fo:color="#000000" style:font-name="Calibri" fo:font-size="12pt" style:text-underline-style="none" fo:font-weight="bold" officeooo:rsid="00e8dbb3" officeooo:paragraph-rsid="0144c9d5" style:font-size-asian="12pt" style:font-weight-asian="bold" style:font-size-complex="12pt" style:font-weight-complex="bold"/>
    </style:style>
    <style:style style:name="P113" style:family="paragraph" style:parent-style-name="Standard">
      <style:paragraph-properties fo:text-align="start" style:justify-single-word="false"/>
      <style:text-properties fo:color="#000000" style:font-name="Calibri" fo:font-size="12pt" style:text-underline-style="none" fo:font-weight="bold" officeooo:rsid="00ea3dca" officeooo:paragraph-rsid="014acbf7" style:font-size-asian="12pt" style:font-weight-asian="bold" style:font-size-complex="12pt" style:font-weight-complex="bold"/>
    </style:style>
    <style:style style:name="P114" style:family="paragraph" style:parent-style-name="Standard">
      <style:paragraph-properties fo:text-align="start" style:justify-single-word="false"/>
      <style:text-properties fo:color="#000000" style:font-name="Calibri" fo:font-size="12pt" style:text-underline-style="none" fo:font-weight="bold" officeooo:rsid="00ea3dca" officeooo:paragraph-rsid="014bac2b" style:font-size-asian="12pt" style:font-weight-asian="bold" style:font-size-complex="12pt" style:font-weight-complex="bold"/>
    </style:style>
    <style:style style:name="P115" style:family="paragraph" style:parent-style-name="Standard">
      <style:paragraph-properties fo:text-align="start" style:justify-single-word="false"/>
      <style:text-properties fo:color="#000000" style:font-name="Calibri" fo:font-size="12pt" style:text-underline-style="none" fo:font-weight="bold" officeooo:rsid="00ea3dca" officeooo:paragraph-rsid="014d53e7" style:font-size-asian="12pt" style:font-weight-asian="bold" style:font-size-complex="12pt" style:font-weight-complex="bold"/>
    </style:style>
    <style:style style:name="P116" style:family="paragraph" style:parent-style-name="Standard">
      <style:paragraph-properties fo:text-align="start" style:justify-single-word="false"/>
      <style:text-properties fo:color="#000000" style:font-name="Calibri" fo:font-size="12pt" style:text-underline-style="none" fo:font-weight="bold" officeooo:rsid="00ebfbe1" officeooo:paragraph-rsid="014ef4ac" style:font-size-asian="12pt" style:font-weight-asian="bold" style:font-size-complex="12pt" style:font-weight-complex="bold"/>
    </style:style>
    <style:style style:name="P117" style:family="paragraph" style:parent-style-name="Standard">
      <style:paragraph-properties fo:text-align="start" style:justify-single-word="false"/>
      <style:text-properties fo:color="#000000" style:font-name="Calibri" fo:font-size="12pt" style:text-underline-style="none" fo:font-weight="bold" officeooo:rsid="00f03acd" officeooo:paragraph-rsid="0154ee93" style:font-size-asian="12pt" style:font-weight-asian="bold" style:font-size-complex="12pt" style:font-weight-complex="bold"/>
    </style:style>
    <style:style style:name="P118" style:family="paragraph" style:parent-style-name="Standard">
      <style:paragraph-properties fo:text-align="start" style:justify-single-word="false"/>
      <style:text-properties fo:color="#000000" style:font-name="Calibri" fo:font-size="12pt" style:text-underline-style="none" fo:font-weight="bold" officeooo:rsid="00f42a41" officeooo:paragraph-rsid="015919ab" style:font-size-asian="12pt" style:font-weight-asian="bold" style:font-size-complex="12pt" style:font-weight-complex="bold"/>
    </style:style>
    <style:style style:name="P119" style:family="paragraph" style:parent-style-name="Standard">
      <style:paragraph-properties fo:text-align="center" style:justify-single-word="false"/>
      <style:text-properties fo:color="#000000" style:font-name="Calibri" fo:font-size="12pt" style:text-underline-style="none" fo:font-weight="bold" officeooo:rsid="004e4594" officeooo:paragraph-rsid="013f4273" style:font-size-asian="12pt" style:font-weight-asian="bold" style:font-size-complex="12pt" style:font-weight-complex="bold"/>
    </style:style>
    <style:style style:name="P120" style:family="paragraph" style:parent-style-name="Standard">
      <style:paragraph-properties fo:text-align="center" style:justify-single-word="false"/>
      <style:text-properties fo:color="#000000" style:font-name="Calibri" fo:font-size="12pt" style:text-underline-style="none" fo:font-weight="bold" officeooo:rsid="004e4594" officeooo:paragraph-rsid="015919ab" style:font-size-asian="12pt" style:font-weight-asian="bold" style:font-size-complex="12pt" style:font-weight-complex="bold"/>
    </style:style>
    <style:style style:name="P121" style:family="paragraph" style:parent-style-name="Standard">
      <style:paragraph-properties fo:text-align="start" style:justify-single-word="false"/>
      <style:text-properties fo:color="#000000" style:font-name="Calibri" fo:font-size="12pt" style:text-underline-style="none" fo:font-weight="bold" officeooo:rsid="004e4594" officeooo:paragraph-rsid="004e4594" style:font-size-asian="12pt" style:font-weight-asian="bold" style:font-size-complex="12pt" style:font-weight-complex="bold"/>
    </style:style>
    <style:style style:name="P122" style:family="paragraph" style:parent-style-name="Standard">
      <style:paragraph-properties fo:text-align="start" style:justify-single-word="false"/>
      <style:text-properties fo:color="#000000" style:font-name="Calibri" fo:font-size="12pt" style:text-underline-style="none" fo:font-weight="bold" officeooo:rsid="012a8711" officeooo:paragraph-rsid="00d1f719" style:font-size-asian="12pt" style:font-weight-asian="bold" style:font-size-complex="12pt" style:font-weight-complex="bold"/>
    </style:style>
    <style:style style:name="P123" style:family="paragraph" style:parent-style-name="Standard">
      <style:paragraph-properties fo:text-align="start" style:justify-single-word="false"/>
      <style:text-properties fo:color="#000000" style:font-name="Calibri" fo:font-size="12pt" style:text-underline-style="none" fo:font-weight="bold" officeooo:rsid="008fef62" officeooo:paragraph-rsid="008fef62" style:font-size-asian="12pt" style:font-weight-asian="bold" style:font-size-complex="12pt" style:font-weight-complex="bold"/>
    </style:style>
    <style:style style:name="P124" style:family="paragraph" style:parent-style-name="Standard">
      <style:paragraph-properties fo:text-align="start" style:justify-single-word="false"/>
      <style:text-properties fo:color="#000000" style:font-name="Calibri" fo:font-size="12pt" style:text-underline-style="none" fo:font-weight="bold" officeooo:rsid="00e22003" officeooo:paragraph-rsid="00e22003" style:font-size-asian="12pt" style:font-weight-asian="bold" style:font-size-complex="12pt" style:font-weight-complex="bold"/>
    </style:style>
    <style:style style:name="P125" style:family="paragraph" style:parent-style-name="Standard">
      <style:paragraph-properties fo:text-align="start" style:justify-single-word="false"/>
      <style:text-properties fo:color="#000000" style:font-name="Calibri" fo:font-size="12pt" style:text-underline-style="none" fo:font-weight="bold" officeooo:rsid="00f9e08c" officeooo:paragraph-rsid="018ec896" style:font-size-asian="12pt" style:font-weight-asian="bold" style:font-size-complex="12pt" style:font-weight-complex="bold"/>
    </style:style>
    <style:style style:name="P126" style:family="paragraph" style:parent-style-name="Standard">
      <style:paragraph-properties fo:text-align="start" style:justify-single-word="false"/>
      <style:text-properties fo:color="#000000" style:font-name="Calibri" fo:font-size="12pt" style:text-underline-style="none" fo:font-weight="bold" officeooo:rsid="00fbc4b0" officeooo:paragraph-rsid="018ec896" style:font-size-asian="12pt" style:font-weight-asian="bold" style:font-size-complex="12pt" style:font-weight-complex="bold"/>
    </style:style>
    <style:style style:name="P127" style:family="paragraph" style:parent-style-name="Standard">
      <style:paragraph-properties fo:text-align="start" style:justify-single-word="false"/>
      <style:text-properties fo:color="#000000" style:font-name="Calibri" fo:font-size="12pt" style:text-underline-style="none" fo:font-weight="bold" officeooo:rsid="0056ff6f" officeooo:paragraph-rsid="0056ff6f" style:font-size-asian="12pt" style:font-weight-asian="bold" style:font-size-complex="12pt" style:font-weight-complex="bold"/>
    </style:style>
    <style:style style:name="P128" style:family="paragraph" style:parent-style-name="Standard">
      <style:paragraph-properties fo:text-align="start" style:justify-single-word="false"/>
      <style:text-properties fo:color="#000000" style:font-name="Calibri" fo:font-size="12pt" style:text-underline-style="none" fo:font-weight="bold" officeooo:rsid="0056ff6f" officeooo:paragraph-rsid="01973d25" style:font-size-asian="12pt" style:font-weight-asian="bold" style:font-size-complex="12pt" style:font-weight-complex="bold"/>
    </style:style>
    <style:style style:name="P129" style:family="paragraph" style:parent-style-name="Standard">
      <style:paragraph-properties fo:text-align="start" style:justify-single-word="false"/>
      <style:text-properties fo:color="#000000" style:font-name="Calibri" fo:font-size="12pt" style:text-underline-style="none" fo:font-weight="bold" officeooo:rsid="0056ff6f" officeooo:paragraph-rsid="01a1a4cb" style:font-size-asian="12pt" style:font-weight-asian="bold" style:font-size-complex="12pt" style:font-weight-complex="bold"/>
    </style:style>
    <style:style style:name="P130" style:family="paragraph" style:parent-style-name="Standard">
      <style:paragraph-properties fo:text-align="start" style:justify-single-word="false"/>
      <style:text-properties fo:color="#000000" style:font-name="Calibri" fo:font-size="12pt" style:text-underline-style="none" fo:font-weight="bold" officeooo:rsid="0056ff6f" officeooo:paragraph-rsid="01a3d859" style:font-size-asian="12pt" style:font-weight-asian="bold" style:font-size-complex="12pt" style:font-weight-complex="bold"/>
    </style:style>
    <style:style style:name="P131" style:family="paragraph" style:parent-style-name="Standard">
      <style:paragraph-properties fo:text-align="start" style:justify-single-word="false"/>
      <style:text-properties fo:color="#000000" style:font-name="Calibri" fo:font-size="12pt" style:text-underline-style="none" fo:font-weight="bold" officeooo:rsid="01084b3a" officeooo:paragraph-rsid="01973d25" style:font-size-asian="12pt" style:font-weight-asian="bold" style:font-size-complex="12pt" style:font-weight-complex="bold"/>
    </style:style>
    <style:style style:name="P132" style:family="paragraph" style:parent-style-name="Standard">
      <style:paragraph-properties fo:text-align="start" style:justify-single-word="false"/>
      <style:text-properties fo:color="#000000" style:font-name="Calibri" fo:font-size="12pt" style:text-underline-style="none" fo:font-weight="bold" officeooo:rsid="0109bc95" officeooo:paragraph-rsid="01993343" style:font-size-asian="12pt" style:font-weight-asian="bold" style:font-size-complex="12pt" style:font-weight-complex="bold"/>
    </style:style>
    <style:style style:name="P133" style:family="paragraph" style:parent-style-name="Standard">
      <style:paragraph-properties fo:text-align="start" style:justify-single-word="false"/>
      <style:text-properties fo:color="#000000" style:font-name="Calibri" fo:font-size="12pt" style:text-underline-style="none" fo:font-weight="bold" officeooo:rsid="0109c3a3" officeooo:paragraph-rsid="019c35fc" style:font-size-asian="12pt" style:font-weight-asian="bold" style:font-size-complex="12pt" style:font-weight-complex="bold"/>
    </style:style>
    <style:style style:name="P134" style:family="paragraph" style:parent-style-name="Standard">
      <style:paragraph-properties fo:text-align="start" style:justify-single-word="false"/>
      <style:text-properties fo:color="#000000" style:font-name="Calibri" fo:font-size="12pt" style:text-underline-style="none" fo:font-weight="bold" officeooo:rsid="010b3c75" officeooo:paragraph-rsid="019e1154" style:font-size-asian="12pt" style:font-weight-asian="bold" style:font-size-complex="12pt" style:font-weight-complex="bold"/>
    </style:style>
    <style:style style:name="P135" style:family="paragraph" style:parent-style-name="Standard">
      <style:paragraph-properties fo:text-align="start" style:justify-single-word="false"/>
      <style:text-properties fo:color="#000000" style:font-name="Calibri" fo:font-size="12pt" style:text-underline-style="none" fo:font-weight="bold" officeooo:rsid="010b3c75" officeooo:paragraph-rsid="01a3e2b2" style:font-size-asian="12pt" style:font-weight-asian="bold" style:font-size-complex="12pt" style:font-weight-complex="bold"/>
    </style:style>
    <style:style style:name="P136" style:family="paragraph" style:parent-style-name="Standard">
      <style:paragraph-properties fo:text-align="start" style:justify-single-word="false"/>
      <style:text-properties fo:color="#000000" style:font-name="Calibri" fo:font-size="12pt" style:text-underline-style="none" fo:font-weight="bold" officeooo:rsid="00548736" officeooo:paragraph-rsid="01934bdf" fo:background-color="#ffff00" style:font-size-asian="12pt" style:font-weight-asian="bold" style:font-size-complex="12pt" style:font-weight-complex="bold"/>
    </style:style>
    <style:style style:name="P137" style:family="paragraph" style:parent-style-name="Standard">
      <style:paragraph-properties fo:text-align="start" style:justify-single-word="false"/>
      <style:text-properties fo:color="#000000" style:font-name="Calibri" fo:font-size="12pt" style:text-underline-style="none" fo:font-weight="bold" officeooo:rsid="0056842c" officeooo:paragraph-rsid="0193fd5f" fo:background-color="#ffff00" style:font-size-asian="12pt" style:font-weight-asian="bold" style:font-size-complex="12pt" style:font-weight-complex="bold"/>
    </style:style>
    <style:style style:name="P138" style:family="paragraph" style:parent-style-name="Standard">
      <style:paragraph-properties fo:text-align="start" style:justify-single-word="false"/>
      <style:text-properties fo:color="#000000" style:font-name="Calibri" fo:font-size="12pt" style:text-underline-style="none" fo:font-weight="bold" officeooo:rsid="0056842c" officeooo:paragraph-rsid="0056842c" fo:background-color="#ffff00" style:font-size-asian="12pt" style:font-weight-asian="bold" style:font-size-complex="12pt" style:font-weight-complex="bold"/>
    </style:style>
    <style:style style:name="P139" style:family="paragraph" style:parent-style-name="Standard">
      <style:paragraph-properties fo:text-align="start" style:justify-single-word="false"/>
      <style:text-properties fo:color="#000000" style:font-name="Calibri" fo:font-size="12pt" style:text-underline-style="none" fo:font-weight="bold" officeooo:rsid="0058eab3" officeooo:paragraph-rsid="01a3e2b2" fo:background-color="#ffff00" style:font-size-asian="12pt" style:font-weight-asian="bold" style:font-size-complex="12pt" style:font-weight-complex="bold"/>
    </style:style>
    <style:style style:name="P140" style:family="paragraph" style:parent-style-name="Standard">
      <style:paragraph-properties fo:text-align="start" style:justify-single-word="false"/>
      <style:text-properties fo:color="#000000" style:font-name="Calibri" fo:font-size="12pt" style:text-underline-style="none" fo:font-weight="bold" officeooo:rsid="0056ff6f" officeooo:paragraph-rsid="0056ff6f" fo:background-color="#ffffff" style:font-size-asian="12pt" style:font-weight-asian="bold" style:font-size-complex="12pt" style:font-weight-complex="bold"/>
    </style:style>
    <style:style style:name="P141" style:family="paragraph" style:parent-style-name="Standard">
      <style:paragraph-properties fo:text-align="start" style:justify-single-word="false"/>
      <style:text-properties fo:color="#000000" style:font-name="Calibri" fo:font-size="12pt" style:text-underline-style="none" fo:font-weight="bold" officeooo:rsid="010b3c75" officeooo:paragraph-rsid="019e1154" fo:background-color="#ffffff" style:font-size-asian="12pt" style:font-weight-asian="bold" style:font-size-complex="12pt" style:font-weight-complex="bold"/>
    </style:style>
    <style:style style:name="P14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a7ac02" officeooo:paragraph-rsid="00a7ac02"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a7ac02" officeooo:paragraph-rsid="01241d5b"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3a1d8" officeooo:paragraph-rsid="00af12e4"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3a1d8" officeooo:paragraph-rsid="0043a1d8" style:font-size-asian="12pt" style:font-weight-asian="normal" style:font-size-complex="12pt" style:font-weight-complex="normal"/>
    </style:style>
    <style:style style:name="P14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3a1d8" officeooo:paragraph-rsid="01265e13"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3a1d8" officeooo:paragraph-rsid="01735164"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af12e4" officeooo:paragraph-rsid="00af12e4" style:font-size-asian="12pt" style:font-weight-asian="normal" style:font-size-complex="12pt" style:font-weight-complex="normal"/>
    </style:style>
    <style:style style:name="P14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af12e4" officeooo:paragraph-rsid="012488b8" style:font-size-asian="12pt" style:font-weight-asian="normal" style:font-size-complex="12pt" style:font-weight-complex="normal"/>
    </style:style>
    <style:style style:name="P15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1b1f6" officeooo:paragraph-rsid="00acfe30" style:font-size-asian="12pt" style:font-weight-asian="normal" style:font-size-complex="12pt" style:font-weight-complex="normal"/>
    </style:style>
    <style:style style:name="P15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b1b49e" officeooo:paragraph-rsid="00b1b49e"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bbe07b" officeooo:paragraph-rsid="00bbe07b" style:font-size-asian="12pt" style:font-weight-asian="normal" style:font-size-complex="12pt" style:font-weight-complex="normal"/>
    </style:style>
    <style:style style:name="P15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c14726" officeooo:paragraph-rsid="00c14726"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c21352" officeooo:paragraph-rsid="01278260" style:font-size-asian="12pt" style:font-weight-asian="normal" style:font-size-complex="12pt" style:font-weight-complex="normal"/>
    </style:style>
    <style:style style:name="P15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cb0394" officeooo:paragraph-rsid="00cb0394" style:font-size-asian="12pt" style:font-weight-asian="normal" style:font-size-complex="12pt" style:font-weight-complex="normal"/>
    </style:style>
    <style:style style:name="P15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22003" officeooo:paragraph-rsid="00e22003"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22003" officeooo:paragraph-rsid="013103ea"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e4594" officeooo:paragraph-rsid="004e4594"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e4594" officeooo:paragraph-rsid="01401f17" style:font-size-asian="12pt" style:font-weight-asian="normal" style:font-size-complex="12pt" style:font-weight-complex="normal"/>
    </style:style>
    <style:style style:name="P16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e4594" officeooo:paragraph-rsid="015919ab"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e4594" officeooo:paragraph-rsid="01924930"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48736" officeooo:paragraph-rsid="015919ab" style:font-size-asian="12pt" style:font-weight-asian="normal" style:font-size-complex="12pt" style:font-weight-complex="normal"/>
    </style:style>
    <style:style style:name="P16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48736" officeooo:paragraph-rsid="01934bdf" style:font-size-asian="12pt" style:font-weight-asian="normal" style:font-size-complex="12pt" style:font-weight-complex="normal"/>
    </style:style>
    <style:style style:name="P16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48736" officeooo:paragraph-rsid="0056176e" style:font-size-asian="12pt" style:font-weight-asian="normal" style:font-size-complex="12pt" style:font-weight-complex="normal"/>
    </style:style>
    <style:style style:name="P16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6ff6f" officeooo:paragraph-rsid="01973d25" style:font-size-asian="12pt" style:font-weight-asian="normal" style:font-size-complex="12pt" style:font-weight-complex="normal"/>
    </style:style>
    <style:style style:name="P16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6ff6f" officeooo:paragraph-rsid="01a1a4cb" style:font-size-asian="12pt" style:font-weight-asian="normal" style:font-size-complex="12pt" style:font-weight-complex="normal"/>
    </style:style>
    <style:style style:name="P16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6ff6f" officeooo:paragraph-rsid="01a3d859" style:font-size-asian="12pt" style:font-weight-asian="normal" style:font-size-complex="12pt" style:font-weight-complex="normal"/>
    </style:style>
    <style:style style:name="P16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7a408" officeooo:paragraph-rsid="01a3e2b2" style:font-size-asian="12pt" style:font-weight-asian="normal" style:font-size-complex="12pt" style:font-weight-complex="normal"/>
    </style:style>
    <style:style style:name="P16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0328c" officeooo:paragraph-rsid="0040328c" style:font-size-asian="12pt" style:font-weight-asian="normal" style:font-size-complex="12pt" style:font-weight-complex="normal"/>
    </style:style>
    <style:style style:name="P17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0328c" officeooo:paragraph-rsid="012488b8" style:font-size-asian="12pt" style:font-weight-asian="normal" style:font-size-complex="12pt" style:font-weight-complex="normal"/>
    </style:style>
    <style:style style:name="P17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c7029" officeooo:paragraph-rsid="004c7029"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c7029" officeooo:paragraph-rsid="0126f527"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c61675" officeooo:paragraph-rsid="00c61675"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7954c" officeooo:paragraph-rsid="00d7954c"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7954c" officeooo:paragraph-rsid="0130834c"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de032" officeooo:paragraph-rsid="0130834c" style:font-size-asian="12pt" style:font-weight-asian="normal" style:font-size-complex="12pt" style:font-weight-complex="normal"/>
    </style:style>
    <style:style style:name="P17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61ae9" officeooo:paragraph-rsid="0134671b"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6842c" officeooo:paragraph-rsid="013aea21"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6842c" officeooo:paragraph-rsid="013f4273"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6842c" officeooo:paragraph-rsid="01953f66"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58eab3" officeooo:paragraph-rsid="01a3e2b2"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8dbb3" officeooo:paragraph-rsid="01432afd" style:font-size-asian="12pt" style:font-weight-asian="normal" style:font-size-complex="12pt" style:font-weight-complex="normal"/>
    </style:style>
    <style:style style:name="P18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8dbb3" officeooo:paragraph-rsid="0144c9d5" style:font-size-asian="12pt" style:font-weight-asian="normal" style:font-size-complex="12pt" style:font-weight-complex="normal"/>
    </style:style>
    <style:style style:name="P18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a3dca" officeooo:paragraph-rsid="014acbf7" style:font-size-asian="12pt" style:font-weight-asian="normal" style:font-size-complex="12pt" style:font-weight-complex="normal"/>
    </style:style>
    <style:style style:name="P18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a3dca" officeooo:paragraph-rsid="014bac2b" style:font-size-asian="12pt" style:font-weight-asian="normal" style:font-size-complex="12pt" style:font-weight-complex="normal"/>
    </style:style>
    <style:style style:name="P18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b3f91" officeooo:paragraph-rsid="014d53e7" style:font-size-asian="12pt" style:font-weight-asian="normal" style:font-size-complex="12pt" style:font-weight-complex="normal"/>
    </style:style>
    <style:style style:name="P18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bfbe1" officeooo:paragraph-rsid="014ef4ac" style:font-size-asian="12pt" style:font-weight-asian="normal" style:font-size-complex="12pt" style:font-weight-complex="normal"/>
    </style:style>
    <style:style style:name="P18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ec2ecb" officeooo:paragraph-rsid="014ef4ac" style:font-size-asian="12pt" style:font-weight-asian="normal" style:font-size-complex="12pt" style:font-weight-complex="normal"/>
    </style:style>
    <style:style style:name="P18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f03acd" officeooo:paragraph-rsid="0154ee93"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f42a41" officeooo:paragraph-rsid="015919ab" style:font-size-asian="12pt" style:font-weight-asian="normal" style:font-size-complex="12pt" style:font-weight-complex="normal"/>
    </style:style>
    <style:style style:name="P19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f42a41" officeooo:paragraph-rsid="0176c1c2" style:font-size-asian="12pt" style:font-weight-asian="normal" style:font-size-complex="12pt" style:font-weight-complex="normal"/>
    </style:style>
    <style:style style:name="P19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46e21e" officeooo:paragraph-rsid="01738336" style:font-size-asian="12pt" style:font-weight-asian="normal" style:font-size-complex="12pt" style:font-weight-complex="normal"/>
    </style:style>
    <style:style style:name="P19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681ac" officeooo:paragraph-rsid="0189a574" style:font-size-asian="12pt" style:font-weight-asian="normal" style:font-size-complex="12pt" style:font-weight-complex="normal"/>
    </style:style>
    <style:style style:name="P19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b91ba" officeooo:paragraph-rsid="00db91ba" style:font-size-asian="12pt" style:font-weight-asian="normal" style:font-size-complex="12pt" style:font-weight-complex="normal"/>
    </style:style>
    <style:style style:name="P19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a5625" officeooo:paragraph-rsid="00da5625" style:font-size-asian="12pt" style:font-weight-asian="normal" style:font-size-complex="12pt" style:font-weight-complex="normal"/>
    </style:style>
    <style:style style:name="P19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70410" officeooo:paragraph-rsid="00d70410" style:font-size-asian="12pt" style:font-weight-asian="normal" style:font-size-complex="12pt" style:font-weight-complex="normal"/>
    </style:style>
    <style:style style:name="P19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d4dfd5" officeooo:paragraph-rsid="00d4dfd5" style:font-size-asian="12pt" style:font-weight-asian="normal" style:font-size-complex="12pt" style:font-weight-complex="normal"/>
    </style:style>
    <style:style style:name="P19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f9e08c" officeooo:paragraph-rsid="018ec896" style:font-size-asian="12pt" style:font-weight-asian="normal" style:font-size-complex="12pt" style:font-weight-complex="normal"/>
    </style:style>
    <style:style style:name="P19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fbc4b0" officeooo:paragraph-rsid="018ec896" style:font-size-asian="12pt" style:font-weight-asian="normal" style:font-size-complex="12pt" style:font-weight-complex="normal"/>
    </style:style>
    <style:style style:name="P20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0fbc4b0" officeooo:paragraph-rsid="018fd00b" style:font-size-asian="12pt" style:font-weight-asian="normal" style:font-size-complex="12pt" style:font-weight-complex="normal"/>
    </style:style>
    <style:style style:name="P20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0e1d6" officeooo:paragraph-rsid="018ec896" style:font-size-asian="12pt" style:font-weight-asian="normal" style:font-size-complex="12pt" style:font-weight-complex="normal"/>
    </style:style>
    <style:style style:name="P20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84b3a" officeooo:paragraph-rsid="01973d25"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9bc95" officeooo:paragraph-rsid="01993343" style:font-size-asian="12pt" style:font-weight-asian="normal" style:font-size-complex="12pt" style:font-weight-complex="normal"/>
    </style:style>
    <style:style style:name="P20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9c3a3" officeooo:paragraph-rsid="019c35fc" style:font-size-asian="12pt" style:font-weight-asian="normal" style:font-size-complex="12pt" style:font-weight-complex="normal"/>
    </style:style>
    <style:style style:name="P20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9c3a3" officeooo:paragraph-rsid="019d9bfe" style:font-size-asian="12pt" style:font-weight-asian="normal" style:font-size-complex="12pt" style:font-weight-complex="normal"/>
    </style:style>
    <style:style style:name="P20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b3c75" officeooo:paragraph-rsid="019e1154" style:font-size-asian="12pt" style:font-weight-asian="normal" style:font-size-complex="12pt" style:font-weight-complex="normal"/>
    </style:style>
    <style:style style:name="P20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normal" officeooo:rsid="010b3c75" officeooo:paragraph-rsid="01a3e2b2" style:font-size-asian="12pt" style:font-weight-asian="normal" style:font-size-complex="12pt" style:font-weight-complex="normal"/>
    </style:style>
    <style:style style:name="P20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2c769b" officeooo:paragraph-rsid="00994b93" style:font-size-asian="12pt" style:font-weight-asian="bold" style:font-size-complex="12pt" style:font-weight-complex="bold"/>
    </style:style>
    <style:style style:name="P20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a5e7bd" officeooo:paragraph-rsid="00a5e7bd" style:font-size-asian="12pt" style:font-weight-asian="bold" style:font-size-complex="12pt" style:font-weight-complex="bold"/>
    </style:style>
    <style:style style:name="P21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40328c" officeooo:paragraph-rsid="0040328c" style:font-size-asian="12pt" style:font-weight-asian="bold" style:font-size-complex="12pt" style:font-weight-complex="bold"/>
    </style:style>
    <style:style style:name="P21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b0b57a" officeooo:paragraph-rsid="00b48d5a" style:font-size-asian="12pt" style:font-weight-asian="bold" style:font-size-complex="12pt" style:font-weight-complex="bold"/>
    </style:style>
    <style:style style:name="P21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e22003" officeooo:paragraph-rsid="00e22003" style:font-size-asian="12pt" style:font-weight-asian="bold" style:font-size-complex="12pt" style:font-weight-complex="bold"/>
    </style:style>
    <style:style style:name="P21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c655d5" officeooo:paragraph-rsid="00c655d5" style:font-size-asian="12pt" style:font-weight-asian="bold" style:font-size-complex="12pt" style:font-weight-complex="bold"/>
    </style:style>
    <style:style style:name="P21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d70410" officeooo:paragraph-rsid="00d70410" style:font-size-asian="12pt" style:font-weight-asian="bold" style:font-size-complex="12pt" style:font-weight-complex="bold"/>
    </style:style>
    <style:style style:name="P21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ec2ecb" officeooo:paragraph-rsid="014ef4ac" style:font-size-asian="12pt" style:font-weight-asian="bold" style:font-size-complex="12pt" style:font-weight-complex="bold"/>
    </style:style>
    <style:style style:name="P216" style:family="paragraph" style:parent-style-name="Standard">
      <style:paragraph-properties fo:text-align="center" style:justify-single-word="false"/>
      <style:text-properties fo:color="#000000" style:font-name="Calibri" fo:font-size="12pt" style:text-underline-style="solid" style:text-underline-width="auto" style:text-underline-color="font-color" fo:font-weight="bold" officeooo:rsid="00ec2ecb" officeooo:paragraph-rsid="0156694a" style:font-size-asian="12pt" style:font-weight-asian="bold" style:font-size-complex="12pt" style:font-weight-complex="bold"/>
    </style:style>
    <style:style style:name="P217" style:family="paragraph" style:parent-style-name="Standard">
      <style:paragraph-properties fo:text-align="center" style:justify-single-word="false"/>
      <style:text-properties fo:color="#000000" style:font-name="Calibri" fo:font-size="12pt" style:text-underline-style="solid" style:text-underline-width="auto" style:text-underline-color="font-color" fo:font-weight="bold" officeooo:rsid="00ec5024" officeooo:paragraph-rsid="014ef4ac" style:font-size-asian="12pt" style:font-weight-asian="bold" style:font-size-complex="12pt" style:font-weight-complex="bold"/>
    </style:style>
    <style:style style:name="P218"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12a8711" officeooo:paragraph-rsid="00d1f719" style:font-size-asian="12pt" style:font-weight-asian="bold" style:font-size-complex="12pt" style:font-weight-complex="bold"/>
    </style:style>
    <style:style style:name="P219"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da5625" officeooo:paragraph-rsid="00da5625" style:font-size-asian="12pt" style:font-weight-asian="bold" style:font-size-complex="12pt" style:font-weight-complex="bold"/>
    </style:style>
    <style:style style:name="P220"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dcb12f" officeooo:paragraph-rsid="00dcb12f" style:font-size-asian="12pt" style:font-weight-asian="bold" style:font-size-complex="12pt" style:font-weight-complex="bold"/>
    </style:style>
    <style:style style:name="P221"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ebfbe1" officeooo:paragraph-rsid="014ef4ac" style:font-size-asian="12pt" style:font-weight-asian="bold" style:font-size-complex="12pt" style:font-weight-complex="bold"/>
    </style:style>
    <style:style style:name="P222"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548736" officeooo:paragraph-rsid="015919ab" style:font-size-asian="12pt" style:font-weight-asian="bold" style:font-size-complex="12pt" style:font-weight-complex="bold"/>
    </style:style>
    <style:style style:name="P223"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fed411" officeooo:paragraph-rsid="018b09dd" style:font-size-asian="12pt" style:font-weight-asian="bold" style:font-size-complex="12pt" style:font-weight-complex="bold"/>
    </style:style>
    <style:style style:name="P224"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4e4594" officeooo:paragraph-rsid="01924930" style:font-size-asian="12pt" style:font-weight-asian="bold" style:font-size-complex="12pt" style:font-weight-complex="bold"/>
    </style:style>
    <style:style style:name="P225"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109c3a3" officeooo:paragraph-rsid="019c35fc" style:font-size-asian="12pt" style:font-weight-asian="bold" style:font-size-complex="12pt" style:font-weight-complex="bold"/>
    </style:style>
    <style:style style:name="P226"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10b3c75" officeooo:paragraph-rsid="019e1154" style:font-size-asian="12pt" style:font-weight-asian="bold" style:font-size-complex="12pt" style:font-weight-complex="bold"/>
    </style:style>
    <style:style style:name="P227" style:family="paragraph" style:parent-style-name="Standard">
      <style:paragraph-properties fo:text-align="start" style:justify-single-word="false"/>
      <style:text-properties fo:color="#000000" style:font-name="Calibri" fo:font-size="12pt" style:text-underline-style="solid" style:text-underline-width="auto" style:text-underline-color="font-color" fo:font-weight="bold" officeooo:rsid="0056842c" officeooo:paragraph-rsid="0137ac8e" style:font-size-asian="12pt" style:font-weight-asian="bold" style:font-size-complex="12pt" style:font-weight-complex="bold"/>
    </style:style>
    <style:style style:name="P228"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c61675" officeooo:paragraph-rsid="00c655d5" style:font-size-asian="12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c61675" officeooo:paragraph-rsid="00c61675" style:font-size-asian="12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c92307" officeooo:paragraph-rsid="00c92307" style:font-size-asian="12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c8358f" officeooo:paragraph-rsid="00c8358f" style:font-size-asian="12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bold" officeooo:rsid="00c92307" officeooo:paragraph-rsid="00c92307" style:font-size-asian="12pt" style:font-style-asian="normal" style:font-weight-asian="bold" style:font-size-complex="12pt" style:font-style-complex="normal" style:font-weight-complex="bold"/>
    </style:style>
    <style:style style:name="P233" style:family="paragraph" style:parent-style-name="Standard">
      <style:paragraph-properties fo:text-align="start" style:justify-single-word="false"/>
      <style:text-properties fo:color="#000000" style:font-name="Calibri" fo:font-size="12pt" fo:font-style="normal" style:text-underline-style="solid" style:text-underline-width="auto" style:text-underline-color="font-color" fo:font-weight="bold" officeooo:rsid="00c8358f" officeooo:paragraph-rsid="00c8358f" style:font-size-asian="12pt" style:font-style-asian="normal" style:font-weight-asian="bold" style:font-size-complex="12pt" style:font-style-complex="normal" style:font-weight-complex="bold"/>
    </style:style>
    <style:style style:name="P234" style:family="paragraph" style:parent-style-name="Standard">
      <style:paragraph-properties fo:text-align="start" style:justify-single-word="false"/>
      <style:text-properties fo:color="#000000" style:font-name="Calibri" fo:font-size="12pt" fo:font-style="normal" style:text-underline-style="none" fo:font-weight="normal" officeooo:rsid="00c61675" officeooo:paragraph-rsid="00c655d5" style:font-size-asian="12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color="#000000" style:font-name="Calibri" fo:font-size="12pt" fo:font-style="normal" style:text-underline-style="none" fo:font-weight="normal" officeooo:rsid="00c8358f" officeooo:paragraph-rsid="00c8358f"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color="#000000" style:font-name="Calibri" fo:font-size="12pt" fo:font-style="normal" style:text-underline-style="none" fo:font-weight="normal" officeooo:rsid="00c92307" officeooo:paragraph-rsid="00c92307" style:font-size-asian="12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color="#000000" style:font-name="Calibri" fo:font-size="12pt" fo:font-style="normal" style:text-underline-style="none" fo:font-weight="normal" officeooo:rsid="00cb0394" officeooo:paragraph-rsid="00cb0394" style:font-size-asian="12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color="#000000" style:font-name="Calibri" fo:font-size="12pt" fo:font-style="normal" style:text-underline-style="none" fo:font-weight="normal" officeooo:rsid="00c655d5" officeooo:paragraph-rsid="00c655d5" style:font-size-asian="12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color="#000000" style:font-name="Calibri" fo:font-size="12pt" fo:font-style="normal" style:text-underline-style="none" fo:font-weight="bold" officeooo:rsid="00c92307" officeooo:paragraph-rsid="00c92307" style:font-size-asian="12pt" style:font-style-asian="normal" style:font-weight-asian="bold" style:font-size-complex="12pt" style:font-style-complex="normal" style:font-weight-complex="bold"/>
    </style:style>
    <style:style style:name="P240" style:family="paragraph" style:parent-style-name="Standard">
      <style:paragraph-properties fo:text-align="start" style:justify-single-word="false"/>
      <style:text-properties fo:color="#000000" style:font-name="Calibri" fo:font-size="11pt" style:text-underline-style="none" fo:font-weight="normal" officeooo:rsid="00a6a161" officeooo:paragraph-rsid="00a6a161" style:font-size-asian="11pt" style:font-weight-asian="normal" style:font-size-complex="11pt" style:font-weight-complex="normal"/>
    </style:style>
    <style:style style:name="P241" style:family="paragraph" style:parent-style-name="Standard">
      <style:paragraph-properties fo:text-align="start" style:justify-single-word="false"/>
      <style:text-properties fo:color="#000000" style:font-name="Calibri" fo:font-size="11pt" style:text-underline-style="none" fo:font-weight="normal" officeooo:rsid="008aa2f0" officeooo:paragraph-rsid="008aa2f0" style:font-size-asian="11pt" style:font-weight-asian="normal" style:font-size-complex="11pt" style:font-weight-complex="normal"/>
    </style:style>
    <style:style style:name="P242" style:family="paragraph" style:parent-style-name="Standard">
      <style:paragraph-properties fo:text-align="start" style:justify-single-word="false"/>
      <style:text-properties fo:color="#000000" style:font-name="Calibri" fo:font-size="11pt" style:text-underline-style="none" fo:font-weight="normal" officeooo:rsid="008fd235" officeooo:paragraph-rsid="008fd235" style:font-size-asian="11pt" style:font-weight-asian="normal" style:font-size-complex="11pt" style:font-weight-complex="normal"/>
    </style:style>
    <style:style style:name="P243" style:family="paragraph" style:parent-style-name="Standard">
      <style:paragraph-properties fo:text-align="start" style:justify-single-word="false"/>
      <style:text-properties fo:color="#000000" style:font-name="Calibri" fo:font-size="11pt" style:text-underline-style="none" fo:font-weight="normal" officeooo:rsid="00918e34" officeooo:paragraph-rsid="00918e34" style:font-size-asian="11pt" style:font-weight-asian="normal" style:font-size-complex="11pt" style:font-weight-complex="normal"/>
    </style:style>
    <style:style style:name="P244" style:family="paragraph" style:parent-style-name="Standard">
      <style:paragraph-properties fo:text-align="start" style:justify-single-word="false"/>
      <style:text-properties fo:color="#000000" style:font-name="Calibri" fo:font-size="11pt" style:text-underline-style="none" fo:font-weight="normal" officeooo:rsid="0095de2b" officeooo:paragraph-rsid="0095de2b" style:font-size-asian="11pt" style:font-weight-asian="normal" style:font-size-complex="11pt" style:font-weight-complex="normal"/>
    </style:style>
    <style:style style:name="P245" style:family="paragraph" style:parent-style-name="Standard">
      <style:paragraph-properties fo:text-align="start" style:justify-single-word="false"/>
      <style:text-properties fo:color="#000000" style:font-name="Calibri" fo:font-size="11pt" style:text-underline-style="none" fo:font-weight="normal" officeooo:rsid="0098c6d1" officeooo:paragraph-rsid="0098c6d1" style:font-size-asian="11pt" style:font-weight-asian="normal" style:font-size-complex="11pt" style:font-weight-complex="normal"/>
    </style:style>
    <style:style style:name="P246" style:family="paragraph" style:parent-style-name="Standard">
      <style:paragraph-properties fo:text-align="start" style:justify-single-word="false"/>
      <style:text-properties fo:color="#000000" style:font-name="Calibri" fo:font-size="11pt" style:text-underline-style="none" fo:font-weight="normal" officeooo:rsid="009eb9c8" officeooo:paragraph-rsid="009eb9c8" style:font-size-asian="11pt" style:font-weight-asian="normal" style:font-size-complex="11pt" style:font-weight-complex="normal"/>
    </style:style>
    <style:style style:name="P247" style:family="paragraph" style:parent-style-name="Standard">
      <style:paragraph-properties fo:text-align="start" style:justify-single-word="false"/>
      <style:text-properties fo:color="#000000" style:font-name="Calibri" fo:font-size="11pt" style:text-underline-style="none" fo:font-weight="normal" officeooo:rsid="00a1b981" officeooo:paragraph-rsid="00a1b981" style:font-size-asian="11pt" style:font-weight-asian="normal" style:font-size-complex="11pt" style:font-weight-complex="normal"/>
    </style:style>
    <style:style style:name="P248" style:family="paragraph" style:parent-style-name="Standard">
      <style:paragraph-properties fo:text-align="start" style:justify-single-word="false"/>
      <style:text-properties fo:color="#000000" style:font-name="Calibri" fo:font-size="11pt" style:text-underline-style="none" fo:font-weight="normal" officeooo:rsid="00a8524a" officeooo:paragraph-rsid="00a8524a" style:font-size-asian="11pt" style:font-weight-asian="normal" style:font-size-complex="11pt" style:font-weight-complex="normal"/>
    </style:style>
    <style:style style:name="P249" style:family="paragraph" style:parent-style-name="Standard">
      <style:paragraph-properties fo:text-align="start" style:justify-single-word="false"/>
      <style:text-properties fo:color="#000000" style:font-name="Calibri" fo:font-size="11pt" style:text-underline-style="none" fo:font-weight="normal" officeooo:rsid="00a88233" officeooo:paragraph-rsid="00a88233" style:font-size-asian="11pt" style:font-weight-asian="normal" style:font-size-complex="11pt" style:font-weight-complex="normal"/>
    </style:style>
    <style:style style:name="P250" style:family="paragraph" style:parent-style-name="Standard">
      <style:paragraph-properties fo:text-align="start" style:justify-single-word="false"/>
      <style:text-properties fo:color="#000000" style:font-name="Calibri" fo:font-size="11pt" style:text-underline-style="none" fo:font-weight="normal" officeooo:rsid="00af12e4" officeooo:paragraph-rsid="00af12e4" style:font-size-asian="11pt" style:font-weight-asian="normal" style:font-size-complex="11pt" style:font-weight-complex="normal"/>
    </style:style>
    <style:style style:name="P251" style:family="paragraph" style:parent-style-name="Standard">
      <style:paragraph-properties fo:text-align="start" style:justify-single-word="false"/>
      <style:text-properties fo:color="#000000" style:font-name="Calibri" fo:font-size="11pt" style:text-underline-style="none" fo:font-weight="normal" officeooo:rsid="0043a1d8" officeooo:paragraph-rsid="0043a1d8" style:font-size-asian="11pt" style:font-weight-asian="normal" style:font-size-complex="11pt" style:font-weight-complex="normal"/>
    </style:style>
    <style:style style:name="P252" style:family="paragraph" style:parent-style-name="Standard">
      <style:paragraph-properties fo:text-align="start" style:justify-single-word="false"/>
      <style:text-properties fo:color="#000000" style:font-name="Calibri" fo:font-size="11pt" style:text-underline-style="none" fo:font-weight="normal" officeooo:rsid="00b35a59" officeooo:paragraph-rsid="00b35a59" style:font-size-asian="11pt" style:font-weight-asian="normal" style:font-size-complex="11pt" style:font-weight-complex="normal"/>
    </style:style>
    <style:style style:name="P253" style:family="paragraph" style:parent-style-name="Standard">
      <style:paragraph-properties fo:text-align="start" style:justify-single-word="false"/>
      <style:text-properties fo:color="#000000" style:font-name="Calibri" fo:font-size="11pt" style:text-underline-style="none" fo:font-weight="normal" officeooo:rsid="00b0b57a" officeooo:paragraph-rsid="00b48d5a" style:font-size-asian="11pt" style:font-weight-asian="normal" style:font-size-complex="11pt" style:font-weight-complex="normal"/>
    </style:style>
    <style:style style:name="P254" style:family="paragraph" style:parent-style-name="Standard">
      <style:paragraph-properties fo:text-align="start" style:justify-single-word="false"/>
      <style:text-properties fo:color="#000000" style:font-name="Calibri" fo:font-size="11pt" style:text-underline-style="none" fo:font-weight="normal" officeooo:rsid="00b48d5a" officeooo:paragraph-rsid="01265e13" style:font-size-asian="11pt" style:font-weight-asian="normal" style:font-size-complex="11pt" style:font-weight-complex="normal"/>
    </style:style>
    <style:style style:name="P255" style:family="paragraph" style:parent-style-name="Standard">
      <style:paragraph-properties fo:text-align="start" style:justify-single-word="false"/>
      <style:text-properties fo:color="#000000" style:font-name="Calibri" fo:font-size="11pt" style:text-underline-style="none" fo:font-weight="normal" officeooo:rsid="00b48d5a" officeooo:paragraph-rsid="00b48d5a" style:font-size-asian="11pt" style:font-weight-asian="normal" style:font-size-complex="11pt" style:font-weight-complex="normal"/>
    </style:style>
    <style:style style:name="P256" style:family="paragraph" style:parent-style-name="Standard">
      <style:paragraph-properties fo:text-align="start" style:justify-single-word="false"/>
      <style:text-properties fo:color="#000000" style:font-name="Calibri" fo:font-size="11pt" style:text-underline-style="none" fo:font-weight="normal" officeooo:rsid="00b552b4" officeooo:paragraph-rsid="00b48d5a" style:font-size-asian="11pt" style:font-weight-asian="normal" style:font-size-complex="11pt" style:font-weight-complex="normal"/>
    </style:style>
    <style:style style:name="P257" style:family="paragraph" style:parent-style-name="Standard">
      <style:paragraph-properties fo:text-align="start" style:justify-single-word="false"/>
      <style:text-properties fo:color="#000000" style:font-name="Calibri" fo:font-size="11pt" style:text-underline-style="none" fo:font-weight="normal" officeooo:rsid="00b552b4" officeooo:paragraph-rsid="00b552b4" style:font-size-asian="11pt" style:font-weight-asian="normal" style:font-size-complex="11pt" style:font-weight-complex="normal"/>
    </style:style>
    <style:style style:name="P258" style:family="paragraph" style:parent-style-name="Standard">
      <style:paragraph-properties fo:text-align="start" style:justify-single-word="false"/>
      <style:text-properties fo:color="#000000" style:font-name="Calibri" fo:font-size="11pt" style:text-underline-style="none" fo:font-weight="normal" officeooo:rsid="00b55828" officeooo:paragraph-rsid="00b55828" style:font-size-asian="11pt" style:font-weight-asian="normal" style:font-size-complex="11pt" style:font-weight-complex="normal"/>
    </style:style>
    <style:style style:name="P259" style:family="paragraph" style:parent-style-name="Standard">
      <style:paragraph-properties fo:text-align="start" style:justify-single-word="false"/>
      <style:text-properties fo:color="#000000" style:font-name="Calibri" fo:font-size="11pt" style:text-underline-style="none" fo:font-weight="normal" officeooo:rsid="00bdce28" officeooo:paragraph-rsid="00bdce28" style:font-size-asian="11pt" style:font-weight-asian="normal" style:font-size-complex="11pt" style:font-weight-complex="normal"/>
    </style:style>
    <style:style style:name="P260" style:family="paragraph" style:parent-style-name="Standard">
      <style:paragraph-properties fo:text-align="start" style:justify-single-word="false"/>
      <style:text-properties fo:color="#000000" style:font-name="Calibri" fo:font-size="11pt" style:text-underline-style="none" fo:font-weight="normal" officeooo:rsid="00c21352" officeooo:paragraph-rsid="00c21352" style:font-size-asian="11pt" style:font-weight-asian="normal" style:font-size-complex="11pt" style:font-weight-complex="normal"/>
    </style:style>
    <style:style style:name="P261" style:family="paragraph" style:parent-style-name="Standard">
      <style:paragraph-properties fo:text-align="start" style:justify-single-word="false"/>
      <style:text-properties fo:color="#000000" style:font-name="Calibri" fo:font-size="11pt" style:text-underline-style="none" fo:font-weight="normal" officeooo:rsid="00c655d5" officeooo:paragraph-rsid="00c655d5" style:font-size-asian="11pt" style:font-weight-asian="normal" style:font-size-complex="11pt" style:font-weight-complex="normal"/>
    </style:style>
    <style:style style:name="P262" style:family="paragraph" style:parent-style-name="Standard">
      <style:paragraph-properties fo:text-align="start" style:justify-single-word="false"/>
      <style:text-properties fo:color="#000000" style:font-name="Calibri" fo:font-size="11pt" style:text-underline-style="none" fo:font-weight="normal" officeooo:rsid="00cc2f6e" officeooo:paragraph-rsid="00cc2f6e" style:font-size-asian="11pt" style:font-weight-asian="normal" style:font-size-complex="11pt" style:font-weight-complex="normal"/>
    </style:style>
    <style:style style:name="P263" style:family="paragraph" style:parent-style-name="Standard">
      <style:paragraph-properties fo:text-align="start" style:justify-single-word="false"/>
      <style:text-properties fo:color="#000000" style:font-name="Calibri" fo:font-size="11pt" style:text-underline-style="none" fo:font-weight="normal" officeooo:rsid="00dcb12f" officeooo:paragraph-rsid="00dcb12f" style:font-size-asian="11pt" style:font-weight-asian="normal" style:font-size-complex="11pt" style:font-weight-complex="normal"/>
    </style:style>
    <style:style style:name="P264" style:family="paragraph" style:parent-style-name="Standard">
      <style:paragraph-properties fo:text-align="start" style:justify-single-word="false"/>
      <style:text-properties fo:color="#000000" style:font-name="Calibri" fo:font-size="11pt" style:text-underline-style="none" fo:font-weight="normal" officeooo:rsid="00e26498" officeooo:paragraph-rsid="00e26498" style:font-size-asian="11pt" style:font-weight-asian="normal" style:font-size-complex="11pt" style:font-weight-complex="normal"/>
    </style:style>
    <style:style style:name="P265" style:family="paragraph" style:parent-style-name="Standard">
      <style:paragraph-properties fo:text-align="start" style:justify-single-word="false"/>
      <style:text-properties fo:color="#000000" style:font-name="Calibri" fo:font-size="11pt" style:text-underline-style="none" fo:font-weight="normal" officeooo:rsid="0046e21e" officeooo:paragraph-rsid="0046e21e" style:font-size-asian="11pt" style:font-weight-asian="normal" style:font-size-complex="11pt" style:font-weight-complex="normal"/>
    </style:style>
    <style:style style:name="P266" style:family="paragraph" style:parent-style-name="Standard">
      <style:paragraph-properties fo:text-align="start" style:justify-single-word="false"/>
      <style:text-properties fo:color="#000000" style:font-name="Calibri" fo:font-size="11pt" style:text-underline-style="none" fo:font-weight="normal" officeooo:rsid="00e7e68a" officeooo:paragraph-rsid="0134671b" style:font-size-asian="11pt" style:font-weight-asian="normal" style:font-size-complex="11pt" style:font-weight-complex="normal"/>
    </style:style>
    <style:style style:name="P267" style:family="paragraph" style:parent-style-name="Standard">
      <style:paragraph-properties fo:text-align="start" style:justify-single-word="false"/>
      <style:text-properties fo:color="#000000" style:font-name="Calibri" fo:font-size="11pt" style:text-underline-style="none" fo:font-weight="normal" officeooo:rsid="00ebfbe1" officeooo:paragraph-rsid="014d53e7" style:font-size-asian="11pt" style:font-weight-asian="normal" style:font-size-complex="11pt" style:font-weight-complex="normal"/>
    </style:style>
    <style:style style:name="P268" style:family="paragraph" style:parent-style-name="Standard">
      <style:paragraph-properties fo:text-align="start" style:justify-single-word="false"/>
      <style:text-properties fo:color="#000000" style:font-name="Calibri" fo:font-size="11pt" style:text-underline-style="none" fo:font-weight="normal" officeooo:rsid="004c7029" officeooo:paragraph-rsid="004c7029" style:font-size-asian="11pt" style:font-weight-asian="normal" style:font-size-complex="11pt" style:font-weight-complex="normal"/>
    </style:style>
    <style:style style:name="P269" style:family="paragraph" style:parent-style-name="Standard">
      <style:paragraph-properties fo:text-align="start" style:justify-single-word="false"/>
      <style:text-properties fo:color="#000000" style:font-name="Calibri" fo:font-size="11pt" style:text-underline-style="none" fo:font-weight="normal" officeooo:rsid="00ec2ecb" officeooo:paragraph-rsid="014ef4ac" style:font-size-asian="11pt" style:font-weight-asian="normal" style:font-size-complex="11pt" style:font-weight-complex="normal"/>
    </style:style>
    <style:style style:name="P270" style:family="paragraph" style:parent-style-name="Standard">
      <style:paragraph-properties fo:text-align="start" style:justify-single-word="false"/>
      <style:text-properties fo:color="#000000" style:font-name="Calibri" fo:font-size="11pt" style:text-underline-style="none" fo:font-weight="normal" officeooo:rsid="00ec2ecb" officeooo:paragraph-rsid="0156694a" style:font-size-asian="11pt" style:font-weight-asian="normal" style:font-size-complex="11pt" style:font-weight-complex="normal"/>
    </style:style>
    <style:style style:name="P271" style:family="paragraph" style:parent-style-name="Standard">
      <style:paragraph-properties fo:text-align="start" style:justify-single-word="false"/>
      <style:text-properties fo:color="#000000" style:font-name="Calibri" fo:font-size="11pt" style:text-underline-style="none" fo:font-weight="normal" officeooo:rsid="00f24f13" officeooo:paragraph-rsid="015919ab" style:font-size-asian="11pt" style:font-weight-asian="normal" style:font-size-complex="11pt" style:font-weight-complex="normal"/>
    </style:style>
    <style:style style:name="P272" style:family="paragraph" style:parent-style-name="Standard">
      <style:paragraph-properties fo:text-align="start" style:justify-single-word="false"/>
      <style:text-properties fo:color="#000000" style:font-name="Calibri" fo:font-size="11pt" style:text-underline-style="none" fo:font-weight="normal" officeooo:rsid="00f873c2" officeooo:paragraph-rsid="015919ab" style:font-size-asian="11pt" style:font-weight-asian="normal" style:font-size-complex="11pt" style:font-weight-complex="normal"/>
    </style:style>
    <style:style style:name="P273"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a1b981" officeooo:paragraph-rsid="00a1b981" style:font-size-asian="11pt" style:font-weight-asian="normal" style:font-size-complex="11pt" style:font-weight-complex="normal"/>
    </style:style>
    <style:style style:name="P274"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a6a161" officeooo:paragraph-rsid="00a6a161" style:font-size-asian="11pt" style:font-weight-asian="normal" style:font-size-complex="11pt" style:font-weight-complex="normal"/>
    </style:style>
    <style:style style:name="P275"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a8524a" officeooo:paragraph-rsid="00a8524a" style:font-size-asian="11pt" style:font-weight-asian="normal" style:font-size-complex="11pt" style:font-weight-complex="normal"/>
    </style:style>
    <style:style style:name="P276"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a88233" officeooo:paragraph-rsid="00a88233" style:font-size-asian="11pt" style:font-weight-asian="normal" style:font-size-complex="11pt" style:font-weight-complex="normal"/>
    </style:style>
    <style:style style:name="P277"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af12e4" officeooo:paragraph-rsid="00af12e4" style:font-size-asian="11pt" style:font-weight-asian="normal" style:font-size-complex="11pt" style:font-weight-complex="normal"/>
    </style:style>
    <style:style style:name="P278"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43a1d8" officeooo:paragraph-rsid="0043a1d8" style:font-size-asian="11pt" style:font-weight-asian="normal" style:font-size-complex="11pt" style:font-weight-complex="normal"/>
    </style:style>
    <style:style style:name="P279"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b48d5a" officeooo:paragraph-rsid="00b48d5a" style:font-size-asian="11pt" style:font-weight-asian="normal" style:font-size-complex="11pt" style:font-weight-complex="normal"/>
    </style:style>
    <style:style style:name="P280"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b48d5a" officeooo:paragraph-rsid="01265e13" style:font-size-asian="11pt" style:font-weight-asian="normal" style:font-size-complex="11pt" style:font-weight-complex="normal"/>
    </style:style>
    <style:style style:name="P281"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b552b4" officeooo:paragraph-rsid="00b552b4" style:font-size-asian="11pt" style:font-weight-asian="normal" style:font-size-complex="11pt" style:font-weight-complex="normal"/>
    </style:style>
    <style:style style:name="P282"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b55828" officeooo:paragraph-rsid="00b55828" style:font-size-asian="11pt" style:font-weight-asian="normal" style:font-size-complex="11pt" style:font-weight-complex="normal"/>
    </style:style>
    <style:style style:name="P283"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bdce28" officeooo:paragraph-rsid="00bdce28" style:font-size-asian="11pt" style:font-weight-asian="normal" style:font-size-complex="11pt" style:font-weight-complex="normal"/>
    </style:style>
    <style:style style:name="P284"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c21352" officeooo:paragraph-rsid="00c21352" style:font-size-asian="11pt" style:font-weight-asian="normal" style:font-size-complex="11pt" style:font-weight-complex="normal"/>
    </style:style>
    <style:style style:name="P285"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c655d5" officeooo:paragraph-rsid="00c655d5" style:font-size-asian="11pt" style:font-weight-asian="normal" style:font-size-complex="11pt" style:font-weight-complex="normal"/>
    </style:style>
    <style:style style:name="P286"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cc2f6e" officeooo:paragraph-rsid="00cc2f6e" style:font-size-asian="11pt" style:font-weight-asian="normal" style:font-size-complex="11pt" style:font-weight-complex="normal"/>
    </style:style>
    <style:style style:name="P287"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dcb12f" officeooo:paragraph-rsid="00dcb12f" style:font-size-asian="11pt" style:font-weight-asian="normal" style:font-size-complex="11pt" style:font-weight-complex="normal"/>
    </style:style>
    <style:style style:name="P288"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e26498" officeooo:paragraph-rsid="00e26498" style:font-size-asian="11pt" style:font-weight-asian="normal" style:font-size-complex="11pt" style:font-weight-complex="normal"/>
    </style:style>
    <style:style style:name="P289"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e7e68a" officeooo:paragraph-rsid="0134671b" style:font-size-asian="11pt" style:font-weight-asian="normal" style:font-size-complex="11pt" style:font-weight-complex="normal"/>
    </style:style>
    <style:style style:name="P290"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ebfbe1" officeooo:paragraph-rsid="014d53e7" style:font-size-asian="11pt" style:font-weight-asian="normal" style:font-size-complex="11pt" style:font-weight-complex="normal"/>
    </style:style>
    <style:style style:name="P291"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ec2ecb" officeooo:paragraph-rsid="014ef4ac" style:font-size-asian="11pt" style:font-weight-asian="normal" style:font-size-complex="11pt" style:font-weight-complex="normal"/>
    </style:style>
    <style:style style:name="P292"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f24f13" officeooo:paragraph-rsid="015919ab" style:font-size-asian="11pt" style:font-weight-asian="normal" style:font-size-complex="11pt" style:font-weight-complex="normal"/>
    </style:style>
    <style:style style:name="P293"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normal" officeooo:rsid="00f873c2" officeooo:paragraph-rsid="015919ab" style:font-size-asian="11pt" style:font-weight-asian="normal" style:font-size-complex="11pt" style:font-weight-complex="normal"/>
    </style:style>
    <style:style style:name="P294"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b35a59" officeooo:paragraph-rsid="00b35a59" style:font-size-asian="11pt" style:font-weight-asian="bold" style:font-size-complex="11pt" style:font-weight-complex="bold"/>
    </style:style>
    <style:style style:name="P295"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bbe07b" officeooo:paragraph-rsid="00bbe07b" style:font-size-asian="11pt" style:font-weight-asian="bold" style:font-size-complex="11pt" style:font-weight-complex="bold"/>
    </style:style>
    <style:style style:name="P296"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e26498" officeooo:paragraph-rsid="00e26498" style:font-size-asian="11pt" style:font-weight-asian="bold" style:font-size-complex="11pt" style:font-weight-complex="bold"/>
    </style:style>
    <style:style style:name="P297"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e7e68a" officeooo:paragraph-rsid="0134671b" style:font-size-asian="11pt" style:font-weight-asian="bold" style:font-size-complex="11pt" style:font-weight-complex="bold"/>
    </style:style>
    <style:style style:name="P298"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ebfbe1" officeooo:paragraph-rsid="014d53e7" style:font-size-asian="11pt" style:font-weight-asian="bold" style:font-size-complex="11pt" style:font-weight-complex="bold"/>
    </style:style>
    <style:style style:name="P299"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f873c2" officeooo:paragraph-rsid="015919ab" style:font-size-asian="11pt" style:font-weight-asian="bold" style:font-size-complex="11pt" style:font-weight-complex="bold"/>
    </style:style>
    <style:style style:name="P300" style:family="paragraph" style:parent-style-name="Standard">
      <style:paragraph-properties fo:text-align="start" style:justify-single-word="false"/>
      <style:text-properties fo:color="#000000" style:font-name="Calibri" fo:font-size="11pt" style:text-underline-style="solid" style:text-underline-width="auto" style:text-underline-color="font-color" fo:font-weight="bold" officeooo:rsid="00a8524a" officeooo:paragraph-rsid="00a8524a" style:font-size-asian="11pt" style:font-weight-asian="bold" style:font-size-complex="11pt" style:font-weight-complex="bold"/>
    </style:style>
    <style:style style:name="P301" style:family="paragraph" style:parent-style-name="Standard">
      <style:paragraph-properties fo:text-align="start" style:justify-single-word="false"/>
      <style:text-properties fo:color="#000000" style:font-name="Calibri" fo:font-size="11pt" fo:font-style="normal" style:text-underline-style="solid" style:text-underline-width="auto" style:text-underline-color="font-color" fo:font-weight="normal" officeooo:rsid="00c92307" officeooo:paragraph-rsid="00c92307" style:font-size-asian="11pt" style:font-style-asian="normal" style:font-weight-asian="normal" style:font-size-complex="11pt" style:font-style-complex="normal" style:font-weight-complex="normal"/>
    </style:style>
    <style:style style:name="P302"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0f873c2" officeooo:paragraph-rsid="015919ab" style:font-size-asian="10.5pt" style:font-weight-asian="normal" style:font-size-complex="10.5pt" style:font-weight-complex="normal"/>
    </style:style>
    <style:style style:name="P303"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0f42a41" officeooo:paragraph-rsid="015919ab" style:font-size-asian="10.5pt" style:font-weight-asian="normal" style:font-size-complex="10.5pt" style:font-weight-complex="normal"/>
    </style:style>
    <style:style style:name="P304"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0f9e08c" officeooo:paragraph-rsid="018ec896" style:font-size-asian="10.5pt" style:font-weight-asian="normal" style:font-size-complex="10.5pt" style:font-weight-complex="normal"/>
    </style:style>
    <style:style style:name="P305"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1076c4c" officeooo:paragraph-rsid="01953f66" style:font-size-asian="10.5pt" style:font-weight-asian="normal" style:font-size-complex="10.5pt" style:font-weight-complex="normal"/>
    </style:style>
    <style:style style:name="P306"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1076c4c" officeooo:paragraph-rsid="01973d25" style:font-size-asian="10.5pt" style:font-weight-asian="normal" style:font-size-complex="10.5pt" style:font-weight-complex="normal"/>
    </style:style>
    <style:style style:name="P307"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1084b3a" officeooo:paragraph-rsid="01973d25" style:font-size-asian="10.5pt" style:font-weight-asian="normal" style:font-size-complex="10.5pt" style:font-weight-complex="normal"/>
    </style:style>
    <style:style style:name="P308"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109bc95" officeooo:paragraph-rsid="01973d25" style:font-size-asian="10.5pt" style:font-weight-asian="normal" style:font-size-complex="10.5pt" style:font-weight-complex="normal"/>
    </style:style>
    <style:style style:name="P309"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normal" officeooo:rsid="0109bc95" officeooo:paragraph-rsid="01993343" style:font-size-asian="10.5pt" style:font-weight-asian="normal" style:font-size-complex="10.5pt" style:font-weight-complex="normal"/>
    </style:style>
    <style:style style:name="P310" style:family="paragraph" style:parent-style-name="Standard">
      <style:paragraph-properties fo:text-align="start" style:justify-single-word="false"/>
      <style:text-properties fo:color="#000000" style:font-name="Calibri" fo:font-size="10.5pt" style:text-underline-style="solid" style:text-underline-width="auto" style:text-underline-color="font-color" fo:font-weight="bold" officeooo:rsid="01076c4c" officeooo:paragraph-rsid="01953f66" style:font-size-asian="10.5pt" style:font-weight-asian="bold" style:font-size-complex="10.5pt" style:font-weight-complex="bold"/>
    </style:style>
    <style:style style:name="P311" style:family="paragraph" style:parent-style-name="Standard">
      <style:paragraph-properties fo:text-align="start" style:justify-single-word="false"/>
      <style:text-properties fo:color="#000000" style:font-name="Calibri" fo:font-size="10.5pt" style:text-underline-style="none" fo:font-weight="normal" officeooo:rsid="00f873c2" officeooo:paragraph-rsid="015919ab" style:font-size-asian="10.5pt" style:font-weight-asian="normal" style:font-size-complex="10.5pt" style:font-weight-complex="normal"/>
    </style:style>
    <style:style style:name="P312" style:family="paragraph" style:parent-style-name="Standard">
      <style:paragraph-properties fo:text-align="start" style:justify-single-word="false"/>
      <style:text-properties fo:color="#000000" style:font-name="Calibri" fo:font-size="10.5pt" style:text-underline-style="none" fo:font-weight="normal" officeooo:rsid="00f42a41" officeooo:paragraph-rsid="015919ab" style:font-size-asian="10.5pt" style:font-weight-asian="normal" style:font-size-complex="10.5pt" style:font-weight-complex="normal"/>
    </style:style>
    <style:style style:name="P313" style:family="paragraph" style:parent-style-name="Standard">
      <style:paragraph-properties fo:text-align="start" style:justify-single-word="false"/>
      <style:text-properties fo:color="#000000" style:font-name="Calibri" fo:font-size="10.5pt" style:text-underline-style="none" fo:font-weight="normal" officeooo:rsid="00fa61e1" officeooo:paragraph-rsid="018ec896" style:font-size-asian="10.5pt" style:font-weight-asian="normal" style:font-size-complex="10.5pt" style:font-weight-complex="normal"/>
    </style:style>
    <style:style style:name="P314" style:family="paragraph" style:parent-style-name="Standard">
      <style:paragraph-properties fo:text-align="start" style:justify-single-word="false"/>
      <style:text-properties fo:color="#000000" style:font-name="Calibri" fo:font-size="10.5pt" style:text-underline-style="none" fo:font-weight="normal" officeooo:rsid="01076c4c" officeooo:paragraph-rsid="01953f66" style:font-size-asian="10.5pt" style:font-weight-asian="normal" style:font-size-complex="10.5pt" style:font-weight-complex="normal"/>
    </style:style>
    <style:style style:name="P315" style:family="paragraph" style:parent-style-name="Standard">
      <style:paragraph-properties fo:text-align="start" style:justify-single-word="false"/>
      <style:text-properties fo:color="#000000" style:font-name="Calibri" fo:font-size="10.5pt" style:text-underline-style="none" fo:font-weight="normal" officeooo:rsid="01076c4c" officeooo:paragraph-rsid="01973d25" style:font-size-asian="10.5pt" style:font-weight-asian="normal" style:font-size-complex="10.5pt" style:font-weight-complex="normal"/>
    </style:style>
    <style:style style:name="P316" style:family="paragraph" style:parent-style-name="Standard">
      <style:paragraph-properties fo:text-align="start" style:justify-single-word="false"/>
      <style:text-properties fo:color="#000000" style:font-name="Calibri" fo:font-size="10.5pt" style:text-underline-style="none" fo:font-weight="normal" officeooo:rsid="01084b3a" officeooo:paragraph-rsid="01973d25" style:font-size-asian="10.5pt" style:font-weight-asian="normal" style:font-size-complex="10.5pt" style:font-weight-complex="normal"/>
    </style:style>
    <style:style style:name="P317" style:family="paragraph" style:parent-style-name="Standard">
      <style:paragraph-properties fo:text-align="start" style:justify-single-word="false"/>
      <style:text-properties fo:color="#000000" style:font-name="Calibri" fo:font-size="10.5pt" style:text-underline-style="none" fo:font-weight="normal" officeooo:rsid="0109bc95" officeooo:paragraph-rsid="01973d25" style:font-size-asian="10.5pt" style:font-weight-asian="normal" style:font-size-complex="10.5pt" style:font-weight-complex="normal"/>
    </style:style>
    <style:style style:name="P318" style:family="paragraph" style:parent-style-name="Standard">
      <style:paragraph-properties fo:text-align="start" style:justify-single-word="false"/>
      <style:text-properties fo:color="#000000" style:font-name="Calibri" fo:font-size="10.5pt" style:text-underline-style="none" fo:font-weight="normal" officeooo:rsid="0109bc95" officeooo:paragraph-rsid="01993343" style:font-size-asian="10.5pt" style:font-weight-asian="normal" style:font-size-complex="10.5pt" style:font-weight-complex="normal"/>
    </style:style>
    <style:style style:name="P319" style:family="paragraph" style:parent-style-name="Standard">
      <style:paragraph-properties fo:text-align="start" style:justify-single-word="false"/>
      <style:text-properties fo:color="#000000" style:font-name="Calibri" fo:font-size="10.5pt" style:text-underline-style="none" fo:font-weight="normal" officeooo:rsid="0109c3a3" officeooo:paragraph-rsid="01993343" style:font-size-asian="10.5pt" style:font-weight-asian="normal" style:font-size-complex="10.5pt" style:font-weight-complex="normal"/>
    </style:style>
    <style:style style:name="P320" style:family="paragraph" style:parent-style-name="Standard">
      <style:paragraph-properties fo:text-align="start" style:justify-single-word="false"/>
      <style:text-properties fo:color="#000000" style:font-name="Calibri" fo:font-size="10.5pt" style:text-underline-style="none" fo:font-weight="bold" officeooo:rsid="0056ff6f" officeooo:paragraph-rsid="0056ff6f" style:font-size-asian="10.5pt" style:font-weight-asian="bold" style:font-size-complex="10.5pt" style:font-weight-complex="bold"/>
    </style:style>
    <style:style style:name="P321" style:family="paragraph" style:parent-style-name="Standard">
      <style:paragraph-properties fo:text-align="start" style:justify-single-word="false"/>
      <style:text-properties fo:color="#000000" style:font-name="Calibri" fo:font-size="10pt" style:text-underline-style="solid" style:text-underline-width="auto" style:text-underline-color="font-color" fo:font-weight="normal" officeooo:rsid="00f24f13" officeooo:paragraph-rsid="015919ab" style:font-size-asian="10pt" style:font-weight-asian="normal" style:font-size-complex="10pt" style:font-weight-complex="normal"/>
    </style:style>
    <style:style style:name="P322" style:family="paragraph" style:parent-style-name="Standard">
      <style:paragraph-properties fo:text-align="start" style:justify-single-word="false"/>
      <style:text-properties fo:color="#000000" style:font-name="Calibri" fo:font-size="10pt" style:text-underline-style="none" fo:font-weight="normal" officeooo:rsid="00f24f13" officeooo:paragraph-rsid="015919ab" style:font-size-asian="10pt" style:font-weight-asian="normal" style:font-size-complex="10pt" style:font-weight-complex="normal"/>
    </style:style>
    <style:style style:name="P323" style:family="paragraph" style:parent-style-name="Standard">
      <style:paragraph-properties fo:text-align="start" style:justify-single-word="false"/>
      <style:text-properties fo:color="#000000" style:font-name="Calibri" fo:font-size="10pt" style:text-underline-style="none" fo:font-weight="normal" officeooo:rsid="00f873c2" officeooo:paragraph-rsid="015919ab" style:font-size-asian="10pt" style:font-weight-asian="normal" style:font-size-complex="10pt" style:font-weight-complex="normal"/>
    </style:style>
    <style:style style:name="P324" style:family="paragraph" style:parent-style-name="Standard">
      <style:paragraph-properties fo:text-align="start" style:justify-single-word="false"/>
      <style:text-properties fo:color="#000000" style:font-name="Calibri" fo:font-size="9pt" style:text-underline-style="solid" style:text-underline-width="auto" style:text-underline-color="font-color" fo:font-weight="normal" officeooo:rsid="00f437ed" officeooo:paragraph-rsid="015919ab" style:font-size-asian="9pt" style:font-weight-asian="normal" style:font-size-complex="9pt" style:font-weight-complex="normal"/>
    </style:style>
    <style:style style:name="P325" style:family="paragraph" style:parent-style-name="Standard">
      <style:paragraph-properties fo:text-align="start" style:justify-single-word="false"/>
      <style:text-properties fo:color="#000000" style:font-name="Calibri" fo:font-size="9pt" style:text-underline-style="none" fo:font-weight="normal" officeooo:rsid="00f437ed" officeooo:paragraph-rsid="015919ab" style:font-size-asian="9pt" style:font-weight-asian="normal" style:font-size-complex="9pt" style:font-weight-complex="normal"/>
    </style:style>
    <style:style style:name="P32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8fef62" officeooo:paragraph-rsid="008fef62" style:font-size-asian="12pt" style:font-weight-asian="bold" style:font-size-complex="12pt" style:font-weight-complex="bold"/>
    </style:style>
    <style:style style:name="P32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92ceb1" officeooo:paragraph-rsid="0092ceb1" style:font-size-asian="12pt" style:font-weight-asian="bold" style:font-size-complex="12pt" style:font-weight-complex="bold"/>
    </style:style>
    <style:style style:name="P32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2b61c" officeooo:paragraph-rsid="00994b93" style:font-size-asian="12pt" style:font-weight-asian="bold" style:font-size-complex="12pt" style:font-weight-complex="bold"/>
    </style:style>
    <style:style style:name="P32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2bc86" officeooo:paragraph-rsid="00994b93" style:font-size-asian="12pt" style:font-weight-asian="bold" style:font-size-complex="12pt" style:font-weight-complex="bold"/>
    </style:style>
    <style:style style:name="P330" style:family="paragraph" style:parent-style-name="Standard">
      <style:paragraph-properties fo:line-height="100%" fo:text-align="start" style:justify-single-word="false"/>
      <style:text-properties style:font-name="Calibri" fo:font-size="12pt" style:text-underline-style="solid" style:text-underline-width="auto" style:text-underline-color="font-color" fo:font-weight="bold" officeooo:rsid="00238d74" officeooo:paragraph-rsid="00994b93" style:font-size-asian="12pt" style:font-weight-asian="bold" style:font-size-complex="12pt" style:font-weight-complex="bold"/>
    </style:style>
    <style:style style:name="P33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10c0fe" officeooo:paragraph-rsid="001a1a1f" style:font-size-asian="12pt" style:font-weight-asian="bold" style:font-size-complex="12pt" style:font-weight-complex="bold"/>
    </style:style>
    <style:style style:name="P33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5de963" officeooo:paragraph-rsid="008fef62" style:font-size-asian="12pt" style:font-weight-asian="bold" style:font-size-complex="12pt" style:font-weight-complex="bold"/>
    </style:style>
    <style:style style:name="P33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95de2b" officeooo:paragraph-rsid="0095de2b" style:font-size-asian="12pt" style:font-weight-asian="bold" style:font-size-complex="12pt" style:font-weight-complex="bold"/>
    </style:style>
    <style:style style:name="P33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036cd1" officeooo:paragraph-rsid="017eab3d" style:font-size-asian="12pt" style:font-weight-asian="bold" style:font-size-complex="12pt" style:font-weight-complex="bold"/>
    </style:style>
    <style:style style:name="P33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036cd1" style:font-size-asian="12pt" style:font-weight-asian="normal" style:font-size-complex="12pt" style:font-weight-complex="normal"/>
    </style:style>
    <style:style style:name="P33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060d4d" style:font-size-asian="12pt" style:font-weight-asian="normal" style:font-size-complex="12pt" style:font-weight-complex="normal"/>
    </style:style>
    <style:style style:name="P33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898f10" style:font-size-asian="12pt" style:font-weight-asian="normal" style:font-size-complex="12pt" style:font-weight-complex="normal"/>
    </style:style>
    <style:style style:name="P33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12716b" style:font-size-asian="12pt" style:font-weight-asian="normal" style:font-size-complex="12pt" style:font-weight-complex="normal"/>
    </style:style>
    <style:style style:name="P33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918e34" style:font-size-asian="12pt" style:font-weight-asian="normal" style:font-size-complex="12pt" style:font-weight-complex="normal"/>
    </style:style>
    <style:style style:name="P340"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1a1a1f" style:font-size-asian="12pt" style:font-weight-asian="normal" style:font-size-complex="12pt" style:font-weight-complex="normal"/>
    </style:style>
    <style:style style:name="P34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1fc65c" style:font-size-asian="12pt" style:font-weight-asian="normal" style:font-size-complex="12pt" style:font-weight-complex="normal"/>
    </style:style>
    <style:style style:name="P34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241d5b" style:font-size-asian="12pt" style:font-weight-asian="normal" style:font-size-complex="12pt" style:font-weight-complex="normal"/>
    </style:style>
    <style:style style:name="P34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60c324" style:font-size-asian="12pt" style:font-weight-asian="normal" style:font-size-complex="12pt" style:font-weight-complex="normal"/>
    </style:style>
    <style:style style:name="P34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7a987c" style:font-size-asian="12pt" style:font-weight-asian="normal" style:font-size-complex="12pt" style:font-weight-complex="normal"/>
    </style:style>
    <style:style style:name="P34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7f3a73" style:font-size-asian="12pt" style:font-weight-asian="normal" style:font-size-complex="12pt" style:font-weight-complex="normal"/>
    </style:style>
    <style:style style:name="P34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60d4d" officeooo:paragraph-rsid="00060d4d" style:font-size-asian="12pt" style:font-weight-asian="normal" style:font-size-complex="12pt" style:font-weight-complex="normal"/>
    </style:style>
    <style:style style:name="P34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78b6d" officeooo:paragraph-rsid="00078b6d" style:font-size-asian="12pt" style:font-weight-asian="normal" style:font-size-complex="12pt" style:font-weight-complex="normal"/>
    </style:style>
    <style:style style:name="P34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898f10" officeooo:paragraph-rsid="00898f10" style:font-size-asian="12pt" style:font-weight-asian="normal" style:font-size-complex="12pt" style:font-weight-complex="normal"/>
    </style:style>
    <style:style style:name="P34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1a0155" officeooo:paragraph-rsid="008fef62" style:font-size-asian="12pt" style:font-weight-asian="normal" style:font-size-complex="12pt" style:font-weight-complex="normal"/>
    </style:style>
    <style:style style:name="P350"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1a0155" officeooo:paragraph-rsid="00994b93" style:font-size-asian="12pt" style:font-weight-asian="normal" style:font-size-complex="12pt" style:font-weight-complex="normal"/>
    </style:style>
    <style:style style:name="P35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95de2b" officeooo:paragraph-rsid="0095de2b" style:font-size-asian="12pt" style:font-weight-asian="normal" style:font-size-complex="12pt" style:font-weight-complex="normal"/>
    </style:style>
    <style:style style:name="P35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971896" officeooo:paragraph-rsid="011e5cd0" style:font-size-asian="12pt" style:font-weight-asian="normal" style:font-size-complex="12pt" style:font-weight-complex="normal"/>
    </style:style>
    <style:style style:name="P35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2bc86" officeooo:paragraph-rsid="00994b93" style:font-size-asian="12pt" style:font-weight-asian="normal" style:font-size-complex="12pt" style:font-weight-complex="normal"/>
    </style:style>
    <style:style style:name="P35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38d74" officeooo:paragraph-rsid="00994b93" style:font-size-asian="12pt" style:font-weight-asian="normal" style:font-size-complex="12pt" style:font-weight-complex="normal"/>
    </style:style>
    <style:style style:name="P35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975e6" officeooo:paragraph-rsid="00994b93" style:font-size-asian="12pt" style:font-weight-asian="normal" style:font-size-complex="12pt" style:font-weight-complex="normal"/>
    </style:style>
    <style:style style:name="P35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a5e7bd" officeooo:paragraph-rsid="011fc65c" style:font-size-asian="12pt" style:font-weight-asian="normal" style:font-size-complex="12pt" style:font-weight-complex="normal"/>
    </style:style>
    <style:style style:name="P35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872197" officeooo:paragraph-rsid="01090ccb" style:font-size-asian="12pt" style:font-weight-asian="normal" style:font-size-complex="12pt" style:font-weight-complex="normal"/>
    </style:style>
    <style:style style:name="P35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5de963" officeooo:paragraph-rsid="008fef62" style:font-size-asian="12pt" style:font-weight-asian="normal" style:font-size-complex="12pt" style:font-weight-complex="normal"/>
    </style:style>
    <style:style style:name="P35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b5d11" officeooo:paragraph-rsid="011fc65c" style:font-size-asian="12pt" style:font-weight-asian="normal" style:font-size-complex="12pt" style:font-weight-complex="normal"/>
    </style:style>
    <style:style style:name="P360"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a6a161" officeooo:paragraph-rsid="00a6a161" style:font-size-asian="12pt" style:font-weight-asian="normal" style:font-size-complex="12pt" style:font-weight-complex="normal"/>
    </style:style>
    <style:style style:name="P36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0ade7" officeooo:paragraph-rsid="0123c412" style:font-size-asian="12pt" style:font-weight-asian="normal" style:font-size-complex="12pt" style:font-weight-complex="normal"/>
    </style:style>
    <style:style style:name="P362"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88b2bb" officeooo:paragraph-rsid="017a027d" style:font-size-asian="12pt" style:font-weight-asian="normal" style:font-size-complex="12pt" style:font-weight-complex="normal"/>
    </style:style>
    <style:style style:name="P363"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10c0fe" officeooo:paragraph-rsid="001a1a1f" style:font-size-asian="12pt" style:font-weight-asian="normal" style:font-size-complex="12pt" style:font-weight-complex="normal"/>
    </style:style>
    <style:style style:name="P364" style:family="paragraph" style:parent-style-name="Standard">
      <style:paragraph-properties fo:text-align="start" style:justify-single-word="false"/>
      <style:text-properties style:font-name="Calibri" fo:font-size="12pt" style:text-underline-style="none" fo:font-weight="normal" officeooo:rsid="00036cd1" officeooo:paragraph-rsid="00036cd1" style:font-size-asian="12pt" style:font-weight-asian="normal" style:font-size-complex="12pt" style:font-weight-complex="normal"/>
    </style:style>
    <style:style style:name="P365" style:family="paragraph" style:parent-style-name="Standard">
      <style:paragraph-properties fo:text-align="start" style:justify-single-word="false"/>
      <style:text-properties style:font-name="Calibri" fo:font-size="12pt" style:text-underline-style="none" fo:font-weight="normal" officeooo:rsid="007f7f8f" officeooo:paragraph-rsid="007f7f8f" style:font-size-asian="12pt" style:font-weight-asian="normal" style:font-size-complex="12pt" style:font-weight-complex="normal"/>
    </style:style>
    <style:style style:name="P366" style:family="paragraph" style:parent-style-name="Standard">
      <style:paragraph-properties fo:text-align="start" style:justify-single-word="false"/>
      <style:text-properties style:font-name="Calibri" fo:font-size="12pt" style:text-underline-style="none" fo:font-weight="normal" officeooo:rsid="00044011" officeooo:paragraph-rsid="00036cd1" style:font-size-asian="12pt" style:font-weight-asian="normal" style:font-size-complex="12pt" style:font-weight-complex="normal"/>
    </style:style>
    <style:style style:name="P367" style:family="paragraph" style:parent-style-name="Standard">
      <style:paragraph-properties fo:text-align="start" style:justify-single-word="false"/>
      <style:text-properties style:font-name="Calibri" fo:font-size="12pt" style:text-underline-style="none" fo:font-weight="normal" officeooo:rsid="00044011" officeooo:paragraph-rsid="00044011" style:font-size-asian="12pt" style:font-weight-asian="normal" style:font-size-complex="12pt" style:font-weight-complex="normal"/>
    </style:style>
    <style:style style:name="P368" style:family="paragraph" style:parent-style-name="Standard">
      <style:paragraph-properties fo:text-align="start" style:justify-single-word="false"/>
      <style:text-properties style:font-name="Calibri" fo:font-size="12pt" style:text-underline-style="none" fo:font-weight="normal" officeooo:rsid="00044011" officeooo:paragraph-rsid="00060d4d" style:font-size-asian="12pt" style:font-weight-asian="normal" style:font-size-complex="12pt" style:font-weight-complex="normal"/>
    </style:style>
    <style:style style:name="P369" style:family="paragraph" style:parent-style-name="Standard">
      <style:paragraph-properties fo:text-align="start" style:justify-single-word="false"/>
      <style:text-properties style:font-name="Calibri" fo:font-size="12pt" style:text-underline-style="none" fo:font-weight="normal" officeooo:rsid="007f2ee5" officeooo:paragraph-rsid="007f2ee5" style:font-size-asian="12pt" style:font-weight-asian="normal" style:font-size-complex="12pt" style:font-weight-complex="normal"/>
    </style:style>
    <style:style style:name="P370" style:family="paragraph" style:parent-style-name="Standard">
      <style:paragraph-properties fo:text-align="start" style:justify-single-word="false"/>
      <style:text-properties style:font-name="Calibri" fo:font-size="12pt" style:text-underline-style="none" fo:font-weight="normal" officeooo:rsid="00060d4d" officeooo:paragraph-rsid="00060d4d" style:font-size-asian="12pt" style:font-weight-asian="normal" style:font-size-complex="12pt" style:font-weight-complex="normal"/>
    </style:style>
    <style:style style:name="P371" style:family="paragraph" style:parent-style-name="Standard">
      <style:paragraph-properties fo:text-align="start" style:justify-single-word="false"/>
      <style:text-properties style:font-name="Calibri" fo:font-size="12pt" style:text-underline-style="none" fo:font-weight="normal" officeooo:rsid="00060d4d" officeooo:paragraph-rsid="00036cd1" style:font-size-asian="12pt" style:font-weight-asian="normal" style:font-size-complex="12pt" style:font-weight-complex="normal"/>
    </style:style>
    <style:style style:name="P372" style:family="paragraph" style:parent-style-name="Standard">
      <style:paragraph-properties fo:text-align="start" style:justify-single-word="false"/>
      <style:text-properties style:font-name="Calibri" fo:font-size="12pt" style:text-underline-style="none" fo:font-weight="normal" officeooo:rsid="00060d4d" officeooo:paragraph-rsid="00fbf551" style:font-size-asian="12pt" style:font-weight-asian="normal" style:font-size-complex="12pt" style:font-weight-complex="normal"/>
    </style:style>
    <style:style style:name="P373" style:family="paragraph" style:parent-style-name="Standard">
      <style:paragraph-properties fo:text-align="start" style:justify-single-word="false"/>
      <style:text-properties style:font-name="Calibri" fo:font-size="12pt" style:text-underline-style="none" fo:font-weight="normal" officeooo:rsid="006c9846" officeooo:paragraph-rsid="006c9846" style:font-size-asian="12pt" style:font-weight-asian="normal" style:font-size-complex="12pt" style:font-weight-complex="normal"/>
    </style:style>
    <style:style style:name="P374" style:family="paragraph" style:parent-style-name="Standard">
      <style:paragraph-properties fo:text-align="start" style:justify-single-word="false"/>
      <style:text-properties style:font-name="Calibri" fo:font-size="12pt" style:text-underline-style="none" fo:font-weight="normal" officeooo:rsid="006c9846" officeooo:paragraph-rsid="006df07e" style:font-size-asian="12pt" style:font-weight-asian="normal" style:font-size-complex="12pt" style:font-weight-complex="normal"/>
    </style:style>
    <style:style style:name="P375" style:family="paragraph" style:parent-style-name="Standard">
      <style:paragraph-properties fo:text-align="start" style:justify-single-word="false"/>
      <style:text-properties style:font-name="Calibri" fo:font-size="12pt" style:text-underline-style="none" fo:font-weight="normal" officeooo:rsid="006f7745" officeooo:paragraph-rsid="006f7745" style:font-size-asian="12pt" style:font-weight-asian="normal" style:font-size-complex="12pt" style:font-weight-complex="normal"/>
    </style:style>
    <style:style style:name="P376" style:family="paragraph" style:parent-style-name="Standard">
      <style:paragraph-properties fo:text-align="start" style:justify-single-word="false"/>
      <style:text-properties style:font-name="Calibri" fo:font-size="12pt" style:text-underline-style="none" fo:font-weight="normal" officeooo:rsid="006f7745" officeooo:paragraph-rsid="00fef2af" style:font-size-asian="12pt" style:font-weight-asian="normal" style:font-size-complex="12pt" style:font-weight-complex="normal"/>
    </style:style>
    <style:style style:name="P377" style:family="paragraph" style:parent-style-name="Standard">
      <style:paragraph-properties fo:text-align="start" style:justify-single-word="false"/>
      <style:text-properties style:font-name="Calibri" fo:font-size="12pt" style:text-underline-style="none" fo:font-weight="normal" officeooo:rsid="0070dea2" officeooo:paragraph-rsid="0070dea2" style:font-size-asian="12pt" style:font-weight-asian="normal" style:font-size-complex="12pt" style:font-weight-complex="normal"/>
    </style:style>
    <style:style style:name="P378" style:family="paragraph" style:parent-style-name="Standard">
      <style:paragraph-properties fo:text-align="start" style:justify-single-word="false"/>
      <style:text-properties style:font-name="Calibri" fo:font-size="12pt" style:text-underline-style="none" fo:font-weight="normal" officeooo:rsid="0070dea2" officeooo:paragraph-rsid="01792a9f" style:font-size-asian="12pt" style:font-weight-asian="normal" style:font-size-complex="12pt" style:font-weight-complex="normal"/>
    </style:style>
    <style:style style:name="P379" style:family="paragraph" style:parent-style-name="Standard">
      <style:paragraph-properties fo:text-align="start" style:justify-single-word="false"/>
      <style:text-properties style:font-name="Calibri" fo:font-size="12pt" style:text-underline-style="none" fo:font-weight="normal" officeooo:rsid="007d9ad7" officeooo:paragraph-rsid="007d9ad7" style:font-size-asian="12pt" style:font-weight-asian="normal" style:font-size-complex="12pt" style:font-weight-complex="normal"/>
    </style:style>
    <style:style style:name="P380" style:family="paragraph" style:parent-style-name="Standard">
      <style:paragraph-properties fo:text-align="start" style:justify-single-word="false"/>
      <style:text-properties style:font-name="Calibri" fo:font-size="12pt" style:text-underline-style="none" fo:font-weight="normal" officeooo:rsid="00872197" officeooo:paragraph-rsid="00872197" style:font-size-asian="12pt" style:font-weight-asian="normal" style:font-size-complex="12pt" style:font-weight-complex="normal"/>
    </style:style>
    <style:style style:name="P381" style:family="paragraph" style:parent-style-name="Standard">
      <style:paragraph-properties fo:text-align="start" style:justify-single-word="false"/>
      <style:text-properties style:font-name="Calibri" fo:font-size="12pt" style:text-underline-style="none" fo:font-weight="normal" officeooo:rsid="00872197" officeooo:paragraph-rsid="01090ccb" style:font-size-asian="12pt" style:font-weight-asian="normal" style:font-size-complex="12pt" style:font-weight-complex="normal"/>
    </style:style>
    <style:style style:name="P382" style:family="paragraph" style:parent-style-name="Standard">
      <style:paragraph-properties fo:text-align="start" style:justify-single-word="false"/>
      <style:text-properties style:font-name="Calibri" fo:font-size="12pt" style:text-underline-style="none" fo:font-weight="normal" officeooo:rsid="0012716b" officeooo:paragraph-rsid="0012716b" style:font-size-asian="12pt" style:font-weight-asian="normal" style:font-size-complex="12pt" style:font-weight-complex="normal"/>
    </style:style>
    <style:style style:name="P383" style:family="paragraph" style:parent-style-name="Standard">
      <style:paragraph-properties fo:text-align="start" style:justify-single-word="false"/>
      <style:text-properties style:font-name="Calibri" fo:font-size="12pt" style:text-underline-style="none" fo:font-weight="normal" officeooo:rsid="00898f10" officeooo:paragraph-rsid="00898f10" style:font-size-asian="12pt" style:font-weight-asian="normal" style:font-size-complex="12pt" style:font-weight-complex="normal"/>
    </style:style>
    <style:style style:name="P384" style:family="paragraph" style:parent-style-name="Standard">
      <style:paragraph-properties fo:text-align="start" style:justify-single-word="false"/>
      <style:text-properties style:font-name="Calibri" fo:font-size="12pt" style:text-underline-style="none" fo:font-weight="normal" officeooo:rsid="0022b61c" officeooo:paragraph-rsid="00918e34" style:font-size-asian="12pt" style:font-weight-asian="normal" style:font-size-complex="12pt" style:font-weight-complex="normal"/>
    </style:style>
    <style:style style:name="P385" style:family="paragraph" style:parent-style-name="Standard">
      <style:paragraph-properties fo:text-align="start" style:justify-single-word="false"/>
      <style:text-properties style:font-name="Calibri" fo:font-size="12pt" style:text-underline-style="none" fo:font-weight="normal" officeooo:rsid="005de963" officeooo:paragraph-rsid="008fef62" style:font-size-asian="12pt" style:font-weight-asian="normal" style:font-size-complex="12pt" style:font-weight-complex="normal"/>
    </style:style>
    <style:style style:name="P386" style:family="paragraph" style:parent-style-name="Standard">
      <style:paragraph-properties fo:text-align="start" style:justify-single-word="false"/>
      <style:text-properties style:font-name="Calibri" fo:font-size="12pt" style:text-underline-style="none" fo:font-weight="normal" officeooo:rsid="005fddb8" officeooo:paragraph-rsid="008fef62" style:font-size-asian="12pt" style:font-weight-asian="normal" style:font-size-complex="12pt" style:font-weight-complex="normal"/>
    </style:style>
    <style:style style:name="P387" style:family="paragraph" style:parent-style-name="Standard">
      <style:paragraph-properties fo:text-align="start" style:justify-single-word="false"/>
      <style:text-properties style:font-name="Calibri" fo:font-size="12pt" style:text-underline-style="none" fo:font-weight="normal" officeooo:rsid="0010c0fe" officeooo:paragraph-rsid="001a1a1f" style:font-size-asian="12pt" style:font-weight-asian="normal" style:font-size-complex="12pt" style:font-weight-complex="normal"/>
    </style:style>
    <style:style style:name="P388" style:family="paragraph" style:parent-style-name="Standard">
      <style:paragraph-properties fo:text-align="start" style:justify-single-word="false"/>
      <style:text-properties style:font-name="Calibri" fo:font-size="12pt" style:text-underline-style="none" fo:font-weight="normal" officeooo:rsid="0010c0fe" officeooo:paragraph-rsid="0092ceb1" style:font-size-asian="12pt" style:font-weight-asian="normal" style:font-size-complex="12pt" style:font-weight-complex="normal"/>
    </style:style>
    <style:style style:name="P389" style:family="paragraph" style:parent-style-name="Standard">
      <style:paragraph-properties fo:text-align="start" style:justify-single-word="false"/>
      <style:text-properties style:font-name="Calibri" fo:font-size="12pt" style:text-underline-style="none" fo:font-weight="normal" officeooo:rsid="0010c0fe" officeooo:paragraph-rsid="011fc65c" style:font-size-asian="12pt" style:font-weight-asian="normal" style:font-size-complex="12pt" style:font-weight-complex="normal"/>
    </style:style>
    <style:style style:name="P390" style:family="paragraph" style:parent-style-name="Standard">
      <style:paragraph-properties fo:text-align="start" style:justify-single-word="false"/>
      <style:text-properties style:font-name="Calibri" fo:font-size="12pt" style:text-underline-style="none" fo:font-weight="normal" officeooo:rsid="0095de2b" officeooo:paragraph-rsid="0095de2b" style:font-size-asian="12pt" style:font-weight-asian="normal" style:font-size-complex="12pt" style:font-weight-complex="normal"/>
    </style:style>
    <style:style style:name="P391" style:family="paragraph" style:parent-style-name="Standard">
      <style:paragraph-properties fo:text-align="start" style:justify-single-word="false"/>
      <style:text-properties style:font-name="Calibri" fo:font-size="12pt" style:text-underline-style="none" fo:font-weight="normal" officeooo:rsid="0022bc86" officeooo:paragraph-rsid="00994b93" style:font-size-asian="12pt" style:font-weight-asian="normal" style:font-size-complex="12pt" style:font-weight-complex="normal"/>
    </style:style>
    <style:style style:name="P392" style:family="paragraph" style:parent-style-name="Standard">
      <style:paragraph-properties fo:text-align="start" style:justify-single-word="false"/>
      <style:text-properties style:font-name="Calibri" fo:font-size="12pt" style:text-underline-style="none" fo:font-weight="normal" officeooo:rsid="0022bc86" officeooo:paragraph-rsid="009d2e0f" style:font-size-asian="12pt" style:font-weight-asian="normal" style:font-size-complex="12pt" style:font-weight-complex="normal"/>
    </style:style>
    <style:style style:name="P393" style:family="paragraph" style:parent-style-name="Standard">
      <style:paragraph-properties fo:text-align="start" style:justify-single-word="false"/>
      <style:text-properties style:font-name="Calibri" fo:font-size="12pt" style:text-underline-style="none" fo:font-weight="normal" officeooo:rsid="0022bc86" officeooo:paragraph-rsid="017f3a73" style:font-size-asian="12pt" style:font-weight-asian="normal" style:font-size-complex="12pt" style:font-weight-complex="normal"/>
    </style:style>
    <style:style style:name="P394" style:family="paragraph" style:parent-style-name="Standard">
      <style:paragraph-properties fo:text-align="start" style:justify-single-word="false"/>
      <style:text-properties style:font-name="Calibri" fo:font-size="12pt" style:text-underline-style="none" fo:font-weight="normal" officeooo:rsid="002975e6" officeooo:paragraph-rsid="00994b93" style:font-size-asian="12pt" style:font-weight-asian="normal" style:font-size-complex="12pt" style:font-weight-complex="normal"/>
    </style:style>
    <style:style style:name="P395" style:family="paragraph" style:parent-style-name="Standard">
      <style:paragraph-properties fo:text-align="start" style:justify-single-word="false"/>
      <style:text-properties style:font-name="Calibri" fo:font-size="12pt" style:text-underline-style="none" fo:font-weight="normal" officeooo:rsid="009d2e0f" officeooo:paragraph-rsid="00994b93" style:font-size-asian="12pt" style:font-weight-asian="normal" style:font-size-complex="12pt" style:font-weight-complex="normal"/>
    </style:style>
    <style:style style:name="P396" style:family="paragraph" style:parent-style-name="Standard">
      <style:paragraph-properties fo:text-align="start" style:justify-single-word="false"/>
      <style:text-properties style:font-name="Calibri" fo:font-size="12pt" style:text-underline-style="none" fo:font-weight="normal" officeooo:rsid="001a0155" officeooo:paragraph-rsid="00994b93" style:font-size-asian="12pt" style:font-weight-asian="normal" style:font-size-complex="12pt" style:font-weight-complex="normal"/>
    </style:style>
    <style:style style:name="P397" style:family="paragraph" style:parent-style-name="Standard">
      <style:paragraph-properties fo:text-align="start" style:justify-single-word="false"/>
      <style:text-properties style:font-name="Calibri" fo:font-size="12pt" style:text-underline-style="none" fo:font-weight="normal" officeooo:rsid="00238d74" officeooo:paragraph-rsid="00994b93" style:font-size-asian="12pt" style:font-weight-asian="normal" style:font-size-complex="12pt" style:font-weight-complex="normal"/>
    </style:style>
    <style:style style:name="P398" style:family="paragraph" style:parent-style-name="Standard">
      <style:paragraph-properties fo:text-align="start" style:justify-single-word="false"/>
      <style:text-properties style:font-name="Calibri" fo:font-size="12pt" style:text-underline-style="none" fo:font-weight="normal" officeooo:rsid="00238d74" officeooo:paragraph-rsid="00a17143" style:font-size-asian="12pt" style:font-weight-asian="normal" style:font-size-complex="12pt" style:font-weight-complex="normal"/>
    </style:style>
    <style:style style:name="P399" style:family="paragraph" style:parent-style-name="Standard">
      <style:paragraph-properties fo:line-height="100%" fo:text-align="start" style:justify-single-word="false"/>
      <style:text-properties style:font-name="Calibri" fo:font-size="12pt" style:text-underline-style="none" fo:font-weight="normal" officeooo:rsid="00238d74" officeooo:paragraph-rsid="00994b93" style:font-size-asian="12pt" style:font-weight-asian="normal" style:font-size-complex="12pt" style:font-weight-complex="normal"/>
    </style:style>
    <style:style style:name="P400" style:family="paragraph" style:parent-style-name="Standard">
      <style:paragraph-properties fo:text-align="start" style:justify-single-word="false"/>
      <style:text-properties style:font-name="Calibri" fo:font-size="12pt" style:text-underline-style="none" fo:font-weight="normal" officeooo:rsid="00942b04" officeooo:paragraph-rsid="011e5cd0" style:font-size-asian="12pt" style:font-weight-asian="normal" style:font-size-complex="12pt" style:font-weight-complex="normal"/>
    </style:style>
    <style:style style:name="P401" style:family="paragraph" style:parent-style-name="Standard">
      <style:paragraph-properties fo:text-align="start" style:justify-single-word="false"/>
      <style:text-properties style:font-name="Calibri" fo:font-size="12pt" style:text-underline-style="none" fo:font-weight="normal" officeooo:rsid="00a6a161" officeooo:paragraph-rsid="011fc65c" style:font-size-asian="12pt" style:font-weight-asian="normal" style:font-size-complex="12pt" style:font-weight-complex="normal"/>
    </style:style>
    <style:style style:name="P402" style:family="paragraph" style:parent-style-name="Standard">
      <style:paragraph-properties fo:text-align="start" style:justify-single-word="false"/>
      <style:text-properties style:font-name="Calibri" fo:font-size="12pt" style:text-underline-style="none" fo:font-weight="normal" officeooo:rsid="00732ff1" officeooo:paragraph-rsid="00732ff1" style:font-size-asian="12pt" style:font-weight-asian="normal" style:font-size-complex="12pt" style:font-weight-complex="normal"/>
    </style:style>
    <style:style style:name="P403" style:family="paragraph" style:parent-style-name="Standard">
      <style:paragraph-properties fo:text-align="start" style:justify-single-word="false"/>
      <style:text-properties style:font-name="Calibri" fo:font-size="12pt" style:text-underline-style="none" fo:font-weight="bold" officeooo:rsid="00036cd1" officeooo:paragraph-rsid="00036cd1" style:font-size-asian="12pt" style:font-weight-asian="bold" style:font-size-complex="12pt" style:font-weight-complex="bold"/>
    </style:style>
    <style:style style:name="P404" style:family="paragraph" style:parent-style-name="Standard">
      <style:paragraph-properties fo:text-align="start" style:justify-single-word="false"/>
      <style:text-properties style:font-name="Calibri" fo:font-size="12pt" style:text-underline-style="none" fo:font-weight="bold" officeooo:rsid="007f7f8f" officeooo:paragraph-rsid="007f7f8f" style:font-size-asian="12pt" style:font-weight-asian="bold" style:font-size-complex="12pt" style:font-weight-complex="bold"/>
    </style:style>
    <style:style style:name="P405" style:family="paragraph" style:parent-style-name="Standard">
      <style:paragraph-properties fo:text-align="start" style:justify-single-word="false"/>
      <style:text-properties style:font-name="Calibri" fo:font-size="12pt" style:text-underline-style="none" fo:font-weight="bold" officeooo:rsid="007f2ee5" officeooo:paragraph-rsid="007f2ee5" style:font-size-asian="12pt" style:font-weight-asian="bold" style:font-size-complex="12pt" style:font-weight-complex="bold"/>
    </style:style>
    <style:style style:name="P406" style:family="paragraph" style:parent-style-name="Standard">
      <style:paragraph-properties fo:text-align="start" style:justify-single-word="false"/>
      <style:text-properties style:font-name="Calibri" fo:font-size="12pt" style:text-underline-style="none" fo:font-weight="bold" officeooo:rsid="00060d4d" officeooo:paragraph-rsid="00060d4d" style:font-size-asian="12pt" style:font-weight-asian="bold" style:font-size-complex="12pt" style:font-weight-complex="bold"/>
    </style:style>
    <style:style style:name="P407" style:family="paragraph" style:parent-style-name="Standard">
      <style:paragraph-properties fo:text-align="start" style:justify-single-word="false"/>
      <style:text-properties style:font-name="Calibri" fo:font-size="12pt" style:text-underline-style="none" fo:font-weight="bold" officeooo:rsid="006c9846" officeooo:paragraph-rsid="006c9846" style:font-size-asian="12pt" style:font-weight-asian="bold" style:font-size-complex="12pt" style:font-weight-complex="bold"/>
    </style:style>
    <style:style style:name="P408" style:family="paragraph" style:parent-style-name="Standard">
      <style:paragraph-properties fo:text-align="start" style:justify-single-word="false"/>
      <style:text-properties style:font-name="Calibri" fo:font-size="12pt" style:text-underline-style="none" fo:font-weight="bold" officeooo:rsid="006c9846" officeooo:paragraph-rsid="006df07e" style:font-size-asian="12pt" style:font-weight-asian="bold" style:font-size-complex="12pt" style:font-weight-complex="bold"/>
    </style:style>
    <style:style style:name="P409" style:family="paragraph" style:parent-style-name="Standard">
      <style:paragraph-properties fo:text-align="start" style:justify-single-word="false"/>
      <style:text-properties style:font-name="Calibri" fo:font-size="12pt" style:text-underline-style="none" fo:font-weight="bold" officeooo:rsid="006df07e" officeooo:paragraph-rsid="006df07e" style:font-size-asian="12pt" style:font-weight-asian="bold" style:font-size-complex="12pt" style:font-weight-complex="bold"/>
    </style:style>
    <style:style style:name="P410" style:family="paragraph" style:parent-style-name="Standard">
      <style:paragraph-properties fo:text-align="center" style:justify-single-word="false"/>
      <style:text-properties style:font-name="Calibri" fo:font-size="12pt" style:text-underline-style="none" fo:font-weight="bold" officeooo:rsid="006df07e" officeooo:paragraph-rsid="00fef2af" style:font-size-asian="12pt" style:font-weight-asian="bold" style:font-size-complex="12pt" style:font-weight-complex="bold"/>
    </style:style>
    <style:style style:name="P411" style:family="paragraph" style:parent-style-name="Standard">
      <style:paragraph-properties fo:text-align="start" style:justify-single-word="false"/>
      <style:text-properties style:font-name="Calibri" fo:font-size="12pt" style:text-underline-style="none" fo:font-weight="bold" officeooo:rsid="006f7745" officeooo:paragraph-rsid="006f7745" style:font-size-asian="12pt" style:font-weight-asian="bold" style:font-size-complex="12pt" style:font-weight-complex="bold"/>
    </style:style>
    <style:style style:name="P412" style:family="paragraph" style:parent-style-name="Standard">
      <style:paragraph-properties fo:text-align="start" style:justify-single-word="false"/>
      <style:text-properties style:font-name="Calibri" fo:font-size="12pt" style:text-underline-style="none" fo:font-weight="bold" officeooo:rsid="0070dea2" officeooo:paragraph-rsid="0070dea2" style:font-size-asian="12pt" style:font-weight-asian="bold" style:font-size-complex="12pt" style:font-weight-complex="bold"/>
    </style:style>
    <style:style style:name="P413" style:family="paragraph" style:parent-style-name="Standard">
      <style:paragraph-properties fo:text-align="start" style:justify-single-word="false"/>
      <style:text-properties style:font-name="Calibri" fo:font-size="12pt" style:text-underline-style="none" fo:font-weight="bold" officeooo:rsid="007d9ad7" officeooo:paragraph-rsid="007d9ad7" style:font-size-asian="12pt" style:font-weight-asian="bold" style:font-size-complex="12pt" style:font-weight-complex="bold"/>
    </style:style>
    <style:style style:name="P414" style:family="paragraph" style:parent-style-name="Standard">
      <style:paragraph-properties fo:text-align="start" style:justify-single-word="false"/>
      <style:text-properties style:font-name="Calibri" fo:font-size="12pt" style:text-underline-style="none" fo:font-weight="bold" officeooo:rsid="00872197" officeooo:paragraph-rsid="00872197" style:font-size-asian="12pt" style:font-weight-asian="bold" style:font-size-complex="12pt" style:font-weight-complex="bold"/>
    </style:style>
    <style:style style:name="P415" style:family="paragraph" style:parent-style-name="Standard">
      <style:paragraph-properties fo:text-align="center" style:justify-single-word="false"/>
      <style:text-properties style:font-name="Calibri" fo:font-size="12pt" style:text-underline-style="none" fo:font-weight="bold" officeooo:rsid="00872197" officeooo:paragraph-rsid="01090ccb" style:font-size-asian="12pt" style:font-weight-asian="bold" style:font-size-complex="12pt" style:font-weight-complex="bold"/>
    </style:style>
    <style:style style:name="P416" style:family="paragraph" style:parent-style-name="Standard">
      <style:paragraph-properties fo:text-align="start" style:justify-single-word="false"/>
      <style:text-properties style:font-name="Calibri" fo:font-size="12pt" style:text-underline-style="none" fo:font-weight="bold" officeooo:rsid="00078b6d" officeooo:paragraph-rsid="00078b6d" style:font-size-asian="12pt" style:font-weight-asian="bold" style:font-size-complex="12pt" style:font-weight-complex="bold"/>
    </style:style>
    <style:style style:name="P417" style:family="paragraph" style:parent-style-name="Standard">
      <style:paragraph-properties fo:text-align="start" style:justify-single-word="false"/>
      <style:text-properties style:font-name="Calibri" fo:font-size="12pt" style:text-underline-style="none" fo:font-weight="bold" officeooo:rsid="0012716b" officeooo:paragraph-rsid="0012716b" style:font-size-asian="12pt" style:font-weight-asian="bold" style:font-size-complex="12pt" style:font-weight-complex="bold"/>
    </style:style>
    <style:style style:name="P418" style:family="paragraph" style:parent-style-name="Standard">
      <style:paragraph-properties fo:text-align="start" style:justify-single-word="false"/>
      <style:text-properties style:font-name="Calibri" fo:font-size="12pt" style:text-underline-style="none" fo:font-weight="bold" officeooo:rsid="00898f10" officeooo:paragraph-rsid="00898f10" style:font-size-asian="12pt" style:font-weight-asian="bold" style:font-size-complex="12pt" style:font-weight-complex="bold"/>
    </style:style>
    <style:style style:name="P419" style:family="paragraph" style:parent-style-name="Standard">
      <style:paragraph-properties fo:text-align="start" style:justify-single-word="false"/>
      <style:text-properties style:font-name="Calibri" fo:font-size="12pt" style:text-underline-style="none" fo:font-weight="bold" officeooo:rsid="00116624" officeooo:paragraph-rsid="008eefc8" style:font-size-asian="12pt" style:font-weight-asian="bold" style:font-size-complex="12pt" style:font-weight-complex="bold"/>
    </style:style>
    <style:style style:name="P420" style:family="paragraph" style:parent-style-name="Standard">
      <style:paragraph-properties fo:text-align="start" style:justify-single-word="false"/>
      <style:text-properties style:font-name="Calibri" fo:font-size="12pt" style:text-underline-style="none" fo:font-weight="bold" officeooo:rsid="00918e34" officeooo:paragraph-rsid="00918e34" style:font-size-asian="12pt" style:font-weight-asian="bold" style:font-size-complex="12pt" style:font-weight-complex="bold"/>
    </style:style>
    <style:style style:name="P421" style:family="paragraph" style:parent-style-name="Standard">
      <style:paragraph-properties fo:text-align="start" style:justify-single-word="false"/>
      <style:text-properties style:font-name="Calibri" fo:font-size="12pt" style:text-underline-style="none" fo:font-weight="bold" officeooo:rsid="0022b61c" officeooo:paragraph-rsid="00918e34" style:font-size-asian="12pt" style:font-weight-asian="bold" style:font-size-complex="12pt" style:font-weight-complex="bold"/>
    </style:style>
    <style:style style:name="P422" style:family="paragraph" style:parent-style-name="Standard">
      <style:paragraph-properties fo:text-align="start" style:justify-single-word="false"/>
      <style:text-properties style:font-name="Calibri" fo:font-size="12pt" style:text-underline-style="none" fo:font-weight="bold" officeooo:rsid="0095de2b" officeooo:paragraph-rsid="0095de2b" style:font-size-asian="12pt" style:font-weight-asian="bold" style:font-size-complex="12pt" style:font-weight-complex="bold"/>
    </style:style>
    <style:style style:name="P423" style:family="paragraph" style:parent-style-name="Standard">
      <style:paragraph-properties fo:text-align="start" style:justify-single-word="false"/>
      <style:text-properties style:font-name="Calibri" fo:font-size="12pt" style:text-underline-style="none" fo:font-weight="bold" officeooo:rsid="00971896" officeooo:paragraph-rsid="00971896" style:font-size-asian="12pt" style:font-weight-asian="bold" style:font-size-complex="12pt" style:font-weight-complex="bold"/>
    </style:style>
    <style:style style:name="P424" style:family="paragraph" style:parent-style-name="Standard">
      <style:paragraph-properties fo:text-align="start" style:justify-single-word="false"/>
      <style:text-properties style:font-name="Calibri" fo:font-size="12pt" style:text-underline-style="none" fo:font-weight="bold" officeooo:rsid="009d2e0f" officeooo:paragraph-rsid="009d2e0f" style:font-size-asian="12pt" style:font-weight-asian="bold" style:font-size-complex="12pt" style:font-weight-complex="bold"/>
    </style:style>
    <style:style style:name="P425" style:family="paragraph" style:parent-style-name="Standard">
      <style:paragraph-properties fo:text-align="start" style:justify-single-word="false"/>
      <style:text-properties style:font-name="Calibri" fo:font-size="12pt" style:text-underline-style="none" fo:font-weight="bold" officeooo:rsid="0022bc86" officeooo:paragraph-rsid="009d2e0f" style:font-size-asian="12pt" style:font-weight-asian="bold" style:font-size-complex="12pt" style:font-weight-complex="bold"/>
    </style:style>
    <style:style style:name="P426" style:family="paragraph" style:parent-style-name="Standard">
      <style:paragraph-properties fo:text-align="center" style:justify-single-word="false"/>
      <style:text-properties style:font-name="Calibri" fo:font-size="12pt" style:text-underline-style="none" fo:font-weight="bold" officeooo:rsid="00942b04" officeooo:paragraph-rsid="011e5cd0" style:font-size-asian="12pt" style:font-weight-asian="bold" style:font-size-complex="12pt" style:font-weight-complex="bold"/>
    </style:style>
    <style:style style:name="P427" style:family="paragraph" style:parent-style-name="Standard">
      <style:paragraph-properties fo:text-align="start" style:justify-single-word="false"/>
      <style:text-properties style:font-name="Calibri" fo:font-size="12pt" style:text-underline-style="none" fo:font-weight="bold" officeooo:rsid="0010c0fe" officeooo:paragraph-rsid="00a5e7bd" style:font-size-asian="12pt" style:font-weight-asian="bold" style:font-size-complex="12pt" style:font-weight-complex="bold"/>
    </style:style>
    <style:style style:name="P428" style:family="paragraph" style:parent-style-name="Standard">
      <style:paragraph-properties fo:text-align="start" style:justify-single-word="false"/>
      <style:text-properties style:font-name="Calibri" fo:font-size="12pt" style:text-underline-style="none" fo:font-weight="bold" officeooo:rsid="0010c0fe" officeooo:paragraph-rsid="001a1a1f" style:font-size-asian="12pt" style:font-weight-asian="bold" style:font-size-complex="12pt" style:font-weight-complex="bold"/>
    </style:style>
    <style:style style:name="P429" style:family="paragraph" style:parent-style-name="Standard">
      <style:paragraph-properties fo:text-align="start" style:justify-single-word="false"/>
      <style:text-properties style:font-name="Calibri" fo:font-size="12pt" officeooo:rsid="006df07e" officeooo:paragraph-rsid="006df07e" style:font-size-asian="12pt" style:font-size-complex="12pt"/>
    </style:style>
    <style:style style:name="P430" style:family="paragraph" style:parent-style-name="Standard">
      <style:paragraph-properties fo:text-align="start" style:justify-single-word="false"/>
      <style:text-properties style:font-name="Calibri" fo:font-size="12pt" officeooo:rsid="006df07e" officeooo:paragraph-rsid="00fef2af" style:font-size-asian="12pt" style:font-size-complex="12pt"/>
    </style:style>
    <style:style style:name="P431" style:family="paragraph" style:parent-style-name="Standard">
      <style:paragraph-properties fo:text-align="start" style:justify-single-word="false"/>
      <style:text-properties style:font-name="Calibri" fo:font-size="12pt" officeooo:paragraph-rsid="006c9846" style:font-size-asian="12pt" style:font-size-complex="12pt"/>
    </style:style>
    <style:style style:name="P432" style:family="paragraph" style:parent-style-name="Standard">
      <style:paragraph-properties fo:text-align="start" style:justify-single-word="false"/>
      <style:text-properties style:font-name="Calibri" fo:font-size="12pt" officeooo:paragraph-rsid="006df07e" style:font-size-asian="12pt" style:font-size-complex="12pt"/>
    </style:style>
    <style:style style:name="P433" style:family="paragraph" style:parent-style-name="Standard">
      <style:paragraph-properties fo:text-align="start" style:justify-single-word="false"/>
      <style:text-properties style:font-name="Calibri" fo:font-size="12pt" officeooo:paragraph-rsid="011dacb9" style:font-size-asian="12pt" style:font-size-complex="12pt"/>
    </style:style>
    <style:style style:name="P434" style:family="paragraph" style:parent-style-name="Standard">
      <style:paragraph-properties fo:text-align="start" style:justify-single-word="false"/>
      <style:text-properties style:font-name="Calibri" fo:font-size="12pt" officeooo:rsid="00f7decb" officeooo:paragraph-rsid="00f7decb" style:font-size-asian="12pt" style:font-size-complex="12pt"/>
    </style:style>
    <style:style style:name="P435" style:family="paragraph" style:parent-style-name="Standard">
      <style:paragraph-properties fo:text-align="start" style:justify-single-word="false"/>
      <style:text-properties style:font-name="Calibri" fo:font-size="12pt" officeooo:rsid="00918e34" officeooo:paragraph-rsid="011dacb9" style:font-size-asian="12pt" style:font-size-complex="12pt"/>
    </style:style>
    <style:style style:name="P436" style:family="paragraph" style:parent-style-name="Standard">
      <style:paragraph-properties fo:text-align="start" style:justify-single-word="false"/>
      <style:text-properties style:font-name="Calibri" fo:font-size="12pt" style:text-underline-style="solid" style:text-underline-type="double" style:text-underline-width="auto" style:text-underline-color="font-color" fo:font-weight="normal" officeooo:rsid="001a0155" officeooo:paragraph-rsid="00994b93" style:font-size-asian="12pt" style:font-weight-asian="normal" style:font-size-complex="12pt" style:font-weight-complex="normal"/>
    </style:style>
    <style:style style:name="P437" style:family="paragraph" style:parent-style-name="Standard">
      <style:paragraph-properties fo:text-align="center" style:justify-single-word="false"/>
      <style:text-properties style:font-name="Calibri" fo:font-size="15pt" style:text-underline-style="none" fo:font-weight="bold" officeooo:rsid="00036cd1" officeooo:paragraph-rsid="00036cd1" style:font-size-asian="15pt" style:font-weight-asian="bold" style:font-size-complex="15pt" style:font-weight-complex="bold"/>
    </style:style>
    <style:style style:name="P438"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a5e7bd" officeooo:paragraph-rsid="00a5e7bd" style:font-size-asian="11pt" style:font-weight-asian="normal" style:font-size-complex="11pt" style:font-weight-complex="normal"/>
    </style:style>
    <style:style style:name="P439"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74acac" officeooo:paragraph-rsid="0074acac" style:font-size-asian="11pt" style:font-weight-asian="normal" style:font-size-complex="11pt" style:font-weight-complex="normal"/>
    </style:style>
    <style:style style:name="P440"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078b6d" officeooo:paragraph-rsid="00078b6d" style:font-size-asian="11pt" style:font-weight-asian="normal" style:font-size-complex="11pt" style:font-weight-complex="normal"/>
    </style:style>
    <style:style style:name="P441"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078b6d" officeooo:paragraph-rsid="000931c1" style:font-size-asian="11pt" style:font-weight-asian="normal" style:font-size-complex="11pt" style:font-weight-complex="normal"/>
    </style:style>
    <style:style style:name="P442"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8aa2f0" officeooo:paragraph-rsid="008aa2f0" style:font-size-asian="11pt" style:font-weight-asian="normal" style:font-size-complex="11pt" style:font-weight-complex="normal"/>
    </style:style>
    <style:style style:name="P443"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1a0155" officeooo:paragraph-rsid="008eefc8" style:font-size-asian="11pt" style:font-weight-asian="normal" style:font-size-complex="11pt" style:font-weight-complex="normal"/>
    </style:style>
    <style:style style:name="P444"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1a0155" officeooo:paragraph-rsid="00994b93" style:font-size-asian="11pt" style:font-weight-asian="normal" style:font-size-complex="11pt" style:font-weight-complex="normal"/>
    </style:style>
    <style:style style:name="P445"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1a0155" officeooo:paragraph-rsid="0022389b" style:font-size-asian="11pt" style:font-weight-asian="normal" style:font-size-complex="11pt" style:font-weight-complex="normal"/>
    </style:style>
    <style:style style:name="P446"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8fd235" officeooo:paragraph-rsid="008fd235" style:font-size-asian="11pt" style:font-weight-asian="normal" style:font-size-complex="11pt" style:font-weight-complex="normal"/>
    </style:style>
    <style:style style:name="P447"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95de2b" officeooo:paragraph-rsid="0095de2b" style:font-size-asian="11pt" style:font-weight-asian="normal" style:font-size-complex="11pt" style:font-weight-complex="normal"/>
    </style:style>
    <style:style style:name="P448"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971896" officeooo:paragraph-rsid="00971896" style:font-size-asian="11pt" style:font-weight-asian="normal" style:font-size-complex="11pt" style:font-weight-complex="normal"/>
    </style:style>
    <style:style style:name="P449"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98c6d1" officeooo:paragraph-rsid="0098c6d1" style:font-size-asian="11pt" style:font-weight-asian="normal" style:font-size-complex="11pt" style:font-weight-complex="normal"/>
    </style:style>
    <style:style style:name="P450"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22bc86" officeooo:paragraph-rsid="00994b93" style:font-size-asian="11pt" style:font-weight-asian="normal" style:font-size-complex="11pt" style:font-weight-complex="normal"/>
    </style:style>
    <style:style style:name="P451"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9d2e0f" officeooo:paragraph-rsid="009d2e0f" style:font-size-asian="11pt" style:font-weight-asian="normal" style:font-size-complex="11pt" style:font-weight-complex="normal"/>
    </style:style>
    <style:style style:name="P452"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9eb9c8" officeooo:paragraph-rsid="009eb9c8" style:font-size-asian="11pt" style:font-weight-asian="normal" style:font-size-complex="11pt" style:font-weight-complex="normal"/>
    </style:style>
    <style:style style:name="P453" style:family="paragraph" style:parent-style-name="Standard">
      <style:paragraph-properties fo:text-align="start" style:justify-single-word="false"/>
      <style:text-properties style:font-name="Calibri" fo:font-size="11pt" style:text-underline-style="solid" style:text-underline-width="auto" style:text-underline-color="font-color" fo:font-weight="normal" officeooo:rsid="002975e6" officeooo:paragraph-rsid="00994b93" style:font-size-asian="11pt" style:font-weight-asian="normal" style:font-size-complex="11pt" style:font-weight-complex="normal"/>
    </style:style>
    <style:style style:name="P454" style:family="paragraph" style:parent-style-name="Standard">
      <style:paragraph-properties fo:text-align="start" style:justify-single-word="false"/>
      <style:text-properties style:font-name="Calibri" fo:font-size="11pt" style:text-underline-style="solid" style:text-underline-width="auto" style:text-underline-color="font-color" fo:font-weight="bold" officeooo:rsid="00078b6d" officeooo:paragraph-rsid="00078b6d" style:font-size-asian="11pt" style:font-weight-asian="bold" style:font-size-complex="11pt" style:font-weight-complex="bold"/>
    </style:style>
    <style:style style:name="P455" style:family="paragraph" style:parent-style-name="Standard">
      <style:paragraph-properties fo:text-align="start" style:justify-single-word="false"/>
      <style:text-properties style:font-name="Calibri" fo:font-size="11pt" style:text-underline-style="solid" style:text-underline-width="auto" style:text-underline-color="font-color" fo:font-weight="bold" officeooo:rsid="008fd235" officeooo:paragraph-rsid="008fef62" style:font-size-asian="11pt" style:font-weight-asian="bold" style:font-size-complex="11pt" style:font-weight-complex="bold"/>
    </style:style>
    <style:style style:name="P456" style:family="paragraph" style:parent-style-name="Standard">
      <style:paragraph-properties fo:text-align="start" style:justify-single-word="false"/>
      <style:text-properties style:font-name="Calibri" fo:font-size="11pt" style:text-underline-style="solid" style:text-underline-width="auto" style:text-underline-color="font-color" fo:font-weight="bold" officeooo:rsid="0095de2b" officeooo:paragraph-rsid="0095de2b" style:font-size-asian="11pt" style:font-weight-asian="bold" style:font-size-complex="11pt" style:font-weight-complex="bold"/>
    </style:style>
    <style:style style:name="P457" style:family="paragraph" style:parent-style-name="Standard">
      <style:paragraph-properties fo:text-align="start" style:justify-single-word="false"/>
      <style:text-properties style:font-name="Calibri" fo:font-size="11pt" style:text-underline-style="solid" style:text-underline-width="auto" style:text-underline-color="font-color" officeooo:rsid="008fef62" officeooo:paragraph-rsid="008fef62" style:font-size-asian="11pt" style:font-size-complex="11pt"/>
    </style:style>
    <style:style style:name="P458" style:family="paragraph" style:parent-style-name="Standard">
      <style:paragraph-properties fo:text-align="start" style:justify-single-word="false"/>
      <style:text-properties style:font-name="Calibri" fo:font-size="11pt" style:text-underline-style="none" fo:font-weight="normal" officeooo:rsid="00078b6d" officeooo:paragraph-rsid="00078b6d" style:font-size-asian="11pt" style:font-weight-asian="normal" style:font-size-complex="11pt" style:font-weight-complex="normal"/>
    </style:style>
    <style:style style:name="P459" style:family="paragraph" style:parent-style-name="Standard">
      <style:paragraph-properties fo:text-align="start" style:justify-single-word="false"/>
      <style:text-properties style:font-name="Calibri" fo:font-size="11pt" style:text-underline-style="none" fo:font-weight="normal" officeooo:rsid="0074acac" officeooo:paragraph-rsid="0074acac" style:font-size-asian="11pt" style:font-weight-asian="normal" style:font-size-complex="11pt" style:font-weight-complex="normal"/>
    </style:style>
    <style:style style:name="P460" style:family="paragraph" style:parent-style-name="Standard">
      <style:paragraph-properties fo:text-align="start" style:justify-single-word="false"/>
      <style:text-properties style:font-name="Calibri" fo:font-size="11pt" style:text-underline-style="none" fo:font-weight="normal" officeooo:rsid="0008c3fb" officeooo:paragraph-rsid="00078b6d" style:font-size-asian="11pt" style:font-weight-asian="normal" style:font-size-complex="11pt" style:font-weight-complex="normal"/>
    </style:style>
    <style:style style:name="P461" style:family="paragraph" style:parent-style-name="Standard">
      <style:paragraph-properties fo:text-align="start" style:justify-single-word="false"/>
      <style:text-properties style:font-name="Calibri" fo:font-size="11pt" style:text-underline-style="none" fo:font-weight="normal" officeooo:rsid="000ae608" officeooo:paragraph-rsid="000931c1" style:font-size-asian="11pt" style:font-weight-asian="normal" style:font-size-complex="11pt" style:font-weight-complex="normal"/>
    </style:style>
    <style:style style:name="P462" style:family="paragraph" style:parent-style-name="Standard">
      <style:paragraph-properties fo:text-align="start" style:justify-single-word="false"/>
      <style:text-properties style:font-name="Calibri" fo:font-size="11pt" style:text-underline-style="none" fo:font-weight="normal" officeooo:rsid="000ae608" officeooo:paragraph-rsid="000ae608" style:font-size-asian="11pt" style:font-weight-asian="normal" style:font-size-complex="11pt" style:font-weight-complex="normal"/>
    </style:style>
    <style:style style:name="P463" style:family="paragraph" style:parent-style-name="Standard">
      <style:paragraph-properties fo:text-align="start" style:justify-single-word="false"/>
      <style:text-properties style:font-name="Calibri" fo:font-size="11pt" style:text-underline-style="none" fo:font-weight="normal" officeooo:rsid="000ae608" officeooo:paragraph-rsid="008eefc8" style:font-size-asian="11pt" style:font-weight-asian="normal" style:font-size-complex="11pt" style:font-weight-complex="normal"/>
    </style:style>
    <style:style style:name="P464" style:family="paragraph" style:parent-style-name="Standard">
      <style:paragraph-properties fo:text-align="start" style:justify-single-word="false"/>
      <style:text-properties style:font-name="Calibri" fo:font-size="11pt" style:text-underline-style="none" fo:font-weight="normal" officeooo:rsid="000ae608" officeooo:paragraph-rsid="008fef62" style:font-size-asian="11pt" style:font-weight-asian="normal" style:font-size-complex="11pt" style:font-weight-complex="normal"/>
    </style:style>
    <style:style style:name="P465" style:family="paragraph" style:parent-style-name="Standard">
      <style:paragraph-properties fo:text-align="start" style:justify-single-word="false"/>
      <style:text-properties style:font-name="Calibri" fo:font-size="11pt" style:text-underline-style="none" fo:font-weight="normal" officeooo:rsid="0022b61c" officeooo:paragraph-rsid="008eefc8" style:font-size-asian="11pt" style:font-weight-asian="normal" style:font-size-complex="11pt" style:font-weight-complex="normal"/>
    </style:style>
    <style:style style:name="P466" style:family="paragraph" style:parent-style-name="Standard">
      <style:paragraph-properties fo:text-align="start" style:justify-single-word="false"/>
      <style:text-properties style:font-name="Calibri" fo:font-size="11pt" style:text-underline-style="none" fo:font-weight="normal" officeooo:rsid="0022b61c" officeooo:paragraph-rsid="008fef62" style:font-size-asian="11pt" style:font-weight-asian="normal" style:font-size-complex="11pt" style:font-weight-complex="normal"/>
    </style:style>
    <style:style style:name="P467" style:family="paragraph" style:parent-style-name="Standard">
      <style:paragraph-properties fo:text-align="start" style:justify-single-word="false"/>
      <style:text-properties style:font-name="Calibri" fo:font-size="11pt" style:text-underline-style="none" fo:font-weight="normal" officeooo:rsid="008fd235" officeooo:paragraph-rsid="008fd235" style:font-size-asian="11pt" style:font-weight-asian="normal" style:font-size-complex="11pt" style:font-weight-complex="normal"/>
    </style:style>
    <style:style style:name="P468" style:family="paragraph" style:parent-style-name="Standard">
      <style:paragraph-properties fo:text-align="start" style:justify-single-word="false"/>
      <style:text-properties style:font-name="Calibri" fo:font-size="11pt" style:text-underline-style="none" fo:font-weight="normal" officeooo:rsid="008fd235" officeooo:paragraph-rsid="008fef62" style:font-size-asian="11pt" style:font-weight-asian="normal" style:font-size-complex="11pt" style:font-weight-complex="normal"/>
    </style:style>
    <style:style style:name="P469" style:family="paragraph" style:parent-style-name="Standard">
      <style:paragraph-properties fo:text-align="start" style:justify-single-word="false"/>
      <style:text-properties style:font-name="Calibri" fo:font-size="11pt" style:text-underline-style="none" fo:font-weight="normal" officeooo:rsid="0095de2b" officeooo:paragraph-rsid="0095de2b" style:font-size-asian="11pt" style:font-weight-asian="normal" style:font-size-complex="11pt" style:font-weight-complex="normal"/>
    </style:style>
    <style:style style:name="P470" style:family="paragraph" style:parent-style-name="Standard">
      <style:paragraph-properties fo:text-align="start" style:justify-single-word="false"/>
      <style:text-properties style:font-name="Calibri" fo:font-size="11pt" style:text-underline-style="none" fo:font-weight="normal" officeooo:rsid="00971896" officeooo:paragraph-rsid="00971896" style:font-size-asian="11pt" style:font-weight-asian="normal" style:font-size-complex="11pt" style:font-weight-complex="normal"/>
    </style:style>
    <style:style style:name="P471" style:family="paragraph" style:parent-style-name="Standard">
      <style:paragraph-properties fo:text-align="start" style:justify-single-word="false"/>
      <style:text-properties style:font-name="Calibri" fo:font-size="11pt" style:text-underline-style="none" fo:font-weight="normal" officeooo:rsid="0022bc86" officeooo:paragraph-rsid="00994b93" style:font-size-asian="11pt" style:font-weight-asian="normal" style:font-size-complex="11pt" style:font-weight-complex="normal"/>
    </style:style>
    <style:style style:name="P472" style:family="paragraph" style:parent-style-name="Standard">
      <style:paragraph-properties fo:text-align="start" style:justify-single-word="false"/>
      <style:text-properties style:font-name="Calibri" fo:font-size="11pt" style:text-underline-style="none" fo:font-weight="normal" officeooo:rsid="002975e6" officeooo:paragraph-rsid="00994b93" style:font-size-asian="11pt" style:font-weight-asian="normal" style:font-size-complex="11pt" style:font-weight-complex="normal"/>
    </style:style>
    <style:style style:name="P473" style:family="paragraph" style:parent-style-name="Standard">
      <style:paragraph-properties fo:text-align="start" style:justify-single-word="false"/>
      <style:text-properties style:font-name="Calibri" fo:font-size="11pt" style:text-underline-style="none" fo:font-weight="normal" officeooo:rsid="009d2e0f" officeooo:paragraph-rsid="009d2e0f" style:font-size-asian="11pt" style:font-weight-asian="normal" style:font-size-complex="11pt" style:font-weight-complex="normal"/>
    </style:style>
    <style:style style:name="P474" style:family="paragraph" style:parent-style-name="Standard">
      <style:paragraph-properties fo:text-align="start" style:justify-single-word="false"/>
      <style:text-properties style:font-name="Calibri" fo:font-size="11pt" style:text-underline-style="none" fo:font-weight="normal" officeooo:rsid="00238d74" officeooo:paragraph-rsid="00994b93" style:font-size-asian="11pt" style:font-weight-asian="normal" style:font-size-complex="11pt" style:font-weight-complex="normal"/>
    </style:style>
    <style:style style:name="P475" style:family="paragraph" style:parent-style-name="Standard">
      <style:paragraph-properties fo:text-align="start" style:justify-single-word="false"/>
      <style:text-properties style:font-name="Calibri" fo:font-size="11pt" style:text-underline-style="none" fo:font-weight="normal" officeooo:rsid="0022389b" officeooo:paragraph-rsid="0022389b" style:font-size-asian="11pt" style:font-weight-asian="normal" style:font-size-complex="11pt" style:font-weight-complex="normal"/>
    </style:style>
    <style:style style:name="P476" style:family="paragraph" style:parent-style-name="Standard">
      <style:paragraph-properties fo:text-align="start" style:justify-single-word="false"/>
      <style:text-properties style:font-name="Calibri" fo:font-size="11pt" style:text-underline-style="none" fo:font-weight="normal" officeooo:rsid="0022389b" officeooo:paragraph-rsid="00a5e7bd" style:font-size-asian="11pt" style:font-weight-asian="normal" style:font-size-complex="11pt" style:font-weight-complex="normal"/>
    </style:style>
    <style:style style:name="P477" style:family="paragraph" style:parent-style-name="Standard">
      <style:paragraph-properties fo:text-align="start" style:justify-single-word="false"/>
      <style:text-properties style:font-name="Calibri" fo:font-size="11pt" style:text-underline-style="none" fo:font-weight="normal" officeooo:rsid="0010c0fe" officeooo:paragraph-rsid="001a1a1f" style:font-size-asian="11pt" style:font-weight-asian="normal" style:font-size-complex="11pt" style:font-weight-complex="normal"/>
    </style:style>
    <style:style style:name="P478" style:family="paragraph" style:parent-style-name="Standard">
      <style:paragraph-properties fo:text-align="start" style:justify-single-word="false"/>
      <style:text-properties style:font-name="Calibri" fo:font-size="11pt" officeooo:paragraph-rsid="00918e34" style:font-size-asian="11pt" style:font-size-complex="11pt"/>
    </style:style>
    <style:style style:name="P479" style:family="paragraph" style:parent-style-name="Standard">
      <style:paragraph-properties fo:text-align="start" style:justify-single-word="false"/>
      <style:text-properties style:font-name="Calibri" fo:font-size="11pt" fo:font-weight="normal" officeooo:rsid="00918e34" officeooo:paragraph-rsid="00918e34" style:font-size-asian="11pt" style:font-weight-asian="normal" style:font-size-complex="11pt" style:font-weight-complex="normal"/>
    </style:style>
    <style:style style:name="P480" style:family="paragraph" style:parent-style-name="Standard">
      <style:paragraph-properties fo:text-align="start" style:justify-single-word="false"/>
      <style:text-properties style:font-name="Calibri" fo:font-size="10.5pt" style:text-underline-style="solid" style:text-underline-width="auto" style:text-underline-color="font-color" fo:font-weight="bold" officeooo:rsid="0095de2b" officeooo:paragraph-rsid="0095de2b" style:font-size-asian="10.5pt" style:font-weight-asian="bold" style:font-size-complex="10.5pt" style:font-weight-complex="bold"/>
    </style:style>
    <style:style style:name="P481" style:family="paragraph" style:parent-style-name="Standard">
      <style:paragraph-properties fo:text-align="start" style:justify-single-word="false"/>
      <style:text-properties style:font-name="Calibri" fo:font-size="10.5pt" style:text-underline-style="solid" style:text-underline-type="double" style:text-underline-width="auto" style:text-underline-color="font-color" fo:font-weight="normal" officeooo:rsid="001a0155" officeooo:paragraph-rsid="00994b93" style:font-size-asian="10.5pt" style:font-weight-asian="normal" style:font-size-complex="10.5pt" style:font-weight-complex="normal"/>
    </style:style>
    <style:style style:name="P482" style:family="paragraph" style:parent-style-name="Standard">
      <style:paragraph-properties fo:text-align="start" style:justify-single-word="false"/>
      <style:text-properties style:font-name="Calibri" fo:font-size="10.5pt" officeooo:paragraph-rsid="01973d25" style:font-size-asian="10.5pt" style:font-size-complex="10.5pt"/>
    </style:style>
    <style:style style:name="P483" style:family="paragraph" style:parent-style-name="Standard">
      <style:paragraph-properties fo:text-align="start" style:justify-single-word="false"/>
      <style:text-properties style:font-name="Calibri" fo:font-size="10.5pt" officeooo:paragraph-rsid="01993343" style:font-size-asian="10.5pt" style:font-size-complex="10.5pt"/>
    </style:style>
    <style:style style:name="P484" style:family="paragraph" style:parent-style-name="Standard">
      <style:paragraph-properties fo:text-align="start" style:justify-single-word="false"/>
      <style:text-properties fo:font-variant="normal" fo:text-transform="none" fo:color="#000000" style:font-name="Calibri" fo:font-size="12pt" fo:letter-spacing="normal" fo:font-style="normal" style:text-underline-style="none" fo:font-weight="normal" officeooo:rsid="008fef62" officeooo:paragraph-rsid="008fef62" style:font-size-asian="12pt" style:font-weight-asian="normal" style:font-size-complex="12pt" style:font-weight-complex="normal" loext:padding="0in" loext:border="none"/>
    </style:style>
    <style:style style:name="P485" style:family="paragraph" style:parent-style-name="Standard">
      <style:paragraph-properties fo:line-height="100%" fo:text-align="start" style:justify-single-word="false"/>
      <style:text-properties fo:font-variant="normal" fo:text-transform="none" fo:color="#000000" style:font-name="Calibri" fo:font-size="12pt" fo:letter-spacing="normal" fo:font-style="normal" style:text-underline-style="none" fo:font-weight="normal" officeooo:rsid="009eb9c8" officeooo:paragraph-rsid="009eb9c8" style:font-size-asian="12pt" style:font-size-complex="12pt" loext:padding="0in" loext:border="none"/>
    </style:style>
    <style:style style:name="P486" style:family="paragraph" style:parent-style-name="Standard">
      <style:paragraph-properties fo:text-align="start" style:justify-single-word="false"/>
      <style:text-properties fo:font-variant="normal" fo:text-transform="none" fo:color="#000000" style:font-name="Calibri" fo:font-size="12pt" fo:letter-spacing="normal" fo:font-style="normal" style:text-underline-style="none" fo:font-weight="bold" officeooo:rsid="008fef62" officeooo:paragraph-rsid="008fef62" style:font-size-asian="12pt" style:font-weight-asian="bold" style:font-size-complex="12pt" style:font-weight-complex="bold" loext:padding="0in" loext:border="none"/>
    </style:style>
    <style:style style:name="P487" style:family="paragraph" style:parent-style-name="Standard">
      <style:paragraph-properties fo:text-align="start" style:justify-single-word="false"/>
      <style:text-properties fo:font-variant="normal" fo:text-transform="none" fo:color="#000000" style:font-name="Calibri" fo:font-size="11pt" fo:letter-spacing="normal" fo:font-style="normal" style:text-underline-style="solid" style:text-underline-width="auto" style:text-underline-color="font-color" fo:font-weight="normal" officeooo:rsid="008fd235" officeooo:paragraph-rsid="008fef62" style:font-size-asian="11pt" style:font-weight-asian="normal" style:font-size-complex="11pt" style:font-weight-complex="normal" loext:padding="0in" loext:border="none"/>
    </style:style>
    <style:style style:name="P488" style:family="paragraph" style:parent-style-name="Standard">
      <style:paragraph-properties fo:text-align="start" style:justify-single-word="false"/>
      <style:text-properties fo:font-variant="normal" fo:text-transform="none" fo:color="#000000" style:font-name="Calibri" fo:font-size="11pt" fo:letter-spacing="normal" fo:font-style="normal" style:text-underline-style="solid" style:text-underline-width="auto" style:text-underline-color="font-color" fo:font-weight="normal" officeooo:rsid="00918e34" officeooo:paragraph-rsid="00918e34" style:font-size-asian="11pt" style:font-weight-asian="normal" style:font-size-complex="11pt" style:font-weight-complex="normal" loext:padding="0in" loext:border="none"/>
    </style:style>
    <style:style style:name="P489" style:family="paragraph" style:parent-style-name="Standard">
      <style:paragraph-properties fo:text-align="start" style:justify-single-word="false"/>
      <style:text-properties fo:font-variant="normal" fo:text-transform="none" fo:color="#000000" style:font-name="Calibri" fo:font-size="11pt" fo:letter-spacing="normal" fo:font-style="normal" style:text-underline-style="solid" style:text-underline-width="auto" style:text-underline-color="font-color" fo:font-weight="normal" officeooo:rsid="00a17143" officeooo:paragraph-rsid="00a17143" style:font-size-asian="11pt" style:font-size-complex="11pt" loext:padding="0in" loext:border="none"/>
    </style:style>
    <style:style style:name="P490" style:family="paragraph" style:parent-style-name="Standard">
      <style:paragraph-properties fo:text-align="start" style:justify-single-word="false"/>
      <style:text-properties fo:font-variant="normal" fo:text-transform="none" fo:color="#000000" style:font-name="Calibri" fo:font-size="11pt" fo:letter-spacing="normal" fo:font-style="normal" style:text-underline-style="none" fo:font-weight="normal" officeooo:rsid="00918e34" officeooo:paragraph-rsid="00918e34" style:font-size-asian="11pt" style:font-weight-asian="normal" style:font-size-complex="11pt" style:font-weight-complex="normal" loext:padding="0in" loext:border="none"/>
    </style:style>
    <style:style style:name="P491" style:family="paragraph" style:parent-style-name="Standard">
      <style:paragraph-properties fo:line-height="100%" fo:text-align="start" style:justify-single-word="false"/>
      <style:text-properties fo:font-variant="normal" fo:text-transform="none" fo:color="#000000" style:font-name="Calibri" fo:font-size="11pt" fo:letter-spacing="normal" fo:font-style="normal" style:text-underline-style="none" fo:font-weight="normal" officeooo:rsid="009eb9c8" officeooo:paragraph-rsid="009eb9c8" style:font-size-asian="11pt" style:font-size-complex="11pt" loext:padding="0in" loext:border="none"/>
    </style:style>
    <style:style style:name="P492" style:family="paragraph" style:parent-style-name="Standard">
      <style:paragraph-properties fo:text-align="start" style:justify-single-word="false"/>
      <style:text-properties fo:font-variant="normal" fo:text-transform="none" fo:color="#000000" style:font-name="Calibri" fo:font-size="11pt" fo:letter-spacing="normal" fo:font-style="normal" style:text-underline-style="none" fo:font-weight="normal" officeooo:rsid="00a17143" officeooo:paragraph-rsid="00a17143" style:font-size-asian="11pt" style:font-size-complex="11pt" loext:padding="0in" loext:border="none"/>
    </style:style>
    <style:style style:name="P493" style:family="paragraph" style:parent-style-name="Standard">
      <style:paragraph-properties fo:line-height="100%" fo:text-align="start" style:justify-single-word="false"/>
      <style:text-properties fo:font-variant="normal" fo:text-transform="none" fo:color="#000000" style:font-name="Calibri" fo:font-size="11pt" fo:letter-spacing="normal" fo:font-style="normal" fo:font-weight="normal" officeooo:paragraph-rsid="00994b93" style:font-size-asian="11pt" style:font-size-complex="11pt" loext:padding="0in" loext:border="none"/>
    </style:style>
    <style:style style:name="P494" style:family="paragraph" style:parent-style-name="Standard">
      <style:paragraph-properties fo:text-align="start" style:justify-single-word="false"/>
      <style:text-properties fo:font-variant="normal" fo:text-transform="none" fo:color="#000000" style:font-name="Calibri" fo:font-size="11pt" fo:letter-spacing="normal" fo:font-style="normal" fo:font-weight="normal" officeooo:paragraph-rsid="00994b93" style:font-size-asian="11pt" style:font-size-complex="11pt" loext:padding="0in" loext:border="none"/>
    </style:style>
    <style:style style:name="P495" style:family="paragraph" style:parent-style-name="Standard">
      <style:paragraph-properties fo:text-align="start" style:justify-single-word="false"/>
      <style:text-properties fo:font-variant="normal" fo:text-transform="none" fo:color="#006699" style:font-name="Calibri" fo:font-size="11pt" fo:letter-spacing="normal" fo:font-style="normal" style:text-underline-style="none" fo:font-weight="normal" officeooo:rsid="00918e34" officeooo:paragraph-rsid="00918e34" style:font-size-asian="11pt" style:font-weight-asian="normal" style:font-size-complex="11pt" style:font-weight-complex="normal" loext:padding="0in" loext:border="none"/>
    </style:style>
    <style:style style:name="P496" style:family="paragraph" style:parent-style-name="Standard">
      <style:paragraph-properties fo:text-align="start" style:justify-single-word="false"/>
      <style:text-properties officeooo:paragraph-rsid="015f3066"/>
    </style:style>
    <style:style style:name="P497" style:family="paragraph" style:parent-style-name="Standard">
      <style:paragraph-properties fo:text-align="start" style:justify-single-word="false"/>
      <style:text-properties officeooo:paragraph-rsid="00c655d5"/>
    </style:style>
    <style:style style:name="P498" style:family="paragraph" style:parent-style-name="Standard">
      <style:paragraph-properties fo:text-align="start" style:justify-single-word="false"/>
      <style:text-properties fo:color="#7f0055" style:font-name="Calibri" fo:font-size="11pt" style:text-underline-style="none" fo:font-weight="bold" officeooo:rsid="00e26498" officeooo:paragraph-rsid="00e26498" style:font-size-asian="11pt" style:font-weight-asian="bold" style:font-size-complex="11pt" style:font-weight-complex="normal"/>
    </style:style>
    <style:style style:name="P499" style:family="paragraph" style:parent-style-name="Standard">
      <style:paragraph-properties fo:text-align="start" style:justify-single-word="false"/>
      <style:text-properties fo:color="#ff0000" style:font-name="Calibri" fo:font-size="10.5pt" style:text-underline-style="none" fo:font-weight="normal" officeooo:rsid="01076c4c" officeooo:paragraph-rsid="01953f66" style:font-size-asian="10.5pt" style:font-weight-asian="normal" style:font-size-complex="10.5pt" style:font-weight-complex="normal"/>
    </style:style>
    <style:style style:name="P500" style:family="paragraph" style:parent-style-name="Standard">
      <style:paragraph-properties fo:margin-left="0in" fo:margin-right="0in" fo:text-align="start" style:justify-single-word="false" fo:text-indent="0in" style:auto-text-indent="false"/>
      <style:text-properties fo:color="#000000" style:font-name="Calibri" fo:font-size="12pt" style:font-size-asian="12pt" style:font-size-complex="12pt"/>
    </style:style>
    <style:style style:name="P501" style:family="paragraph" style:parent-style-name="Standard">
      <style:paragraph-properties fo:margin-left="0in" fo:margin-right="0in" fo:text-align="start" style:justify-single-word="false" fo:text-indent="0in" style:auto-text-indent="false"/>
      <style:text-properties fo:color="#000000" style:font-name="Calibri" fo:font-size="12pt" style:text-underline-style="none" fo:font-weight="normal" officeooo:rsid="00da5625" style:font-size-asian="12pt" style:font-weight-asian="normal" style:font-size-complex="12pt" style:font-weight-complex="normal"/>
    </style:style>
    <style:style style:name="P502" style:family="paragraph" style:parent-style-name="Standard">
      <style:paragraph-properties fo:margin-left="0in" fo:margin-right="0in" fo:text-align="start" style:justify-single-word="false" fo:text-indent="0in" style:auto-text-indent="false"/>
      <style:text-properties fo:color="#000000" style:font-name="Calibri" fo:font-size="10.5pt" officeooo:paragraph-rsid="015919ab" style:font-size-asian="10.5pt" style:font-size-complex="10.5pt"/>
    </style:style>
    <style:style style:name="P503" style:family="paragraph" style:parent-style-name="Standard">
      <style:paragraph-properties fo:margin-left="0in" fo:margin-right="0in" fo:text-align="start" style:justify-single-word="false" fo:text-indent="0in" style:auto-text-indent="false"/>
      <style:text-properties fo:color="#000000" style:font-name="Calibri" fo:font-size="10.5pt" officeooo:paragraph-rsid="018ec896" style:font-size-asian="10.5pt" style:font-size-complex="10.5pt"/>
    </style:style>
    <style:style style:name="P504" style:family="paragraph" style:parent-style-name="Standard">
      <style:paragraph-properties fo:margin-left="0in" fo:margin-right="0in" fo:text-align="start" style:justify-single-word="false" fo:text-indent="0in" style:auto-text-indent="false"/>
      <style:text-properties fo:color="#000000" style:font-name="Calibri" fo:font-size="10.5pt" officeooo:paragraph-rsid="01953f66" style:font-size-asian="10.5pt" style:font-size-complex="10.5pt"/>
    </style:style>
    <style:style style:name="P505" style:family="paragraph" style:parent-style-name="Standard">
      <style:paragraph-properties fo:margin-left="0in" fo:margin-right="0in" fo:text-align="start" style:justify-single-word="false" fo:text-indent="0in" style:auto-text-indent="false"/>
      <style:text-properties fo:color="#000000" style:font-name="Calibri" fo:font-size="10.5pt" officeooo:paragraph-rsid="01973d25" style:font-size-asian="10.5pt" style:font-size-complex="10.5pt"/>
    </style:style>
    <style:style style:name="P506" style:family="paragraph" style:parent-style-name="Standard">
      <style:paragraph-properties fo:margin-left="0in" fo:margin-right="0in" fo:text-align="start" style:justify-single-word="false" fo:text-indent="0in" style:auto-text-indent="false"/>
      <style:text-properties fo:color="#000000" style:font-name="Calibri" fo:font-size="10.5pt" officeooo:paragraph-rsid="01993343" style:font-size-asian="10.5pt" style:font-size-complex="10.5pt"/>
    </style:style>
    <style:style style:name="P507" style:family="paragraph" style:parent-style-name="Standard">
      <style:paragraph-properties fo:margin-left="0in" fo:margin-right="0in" fo:text-align="start" style:justify-single-word="false" fo:text-indent="0in" style:auto-text-indent="false"/>
      <style:text-properties fo:color="#000000" style:font-name="Calibri" fo:font-size="10.5pt" style:text-underline-style="none" fo:font-weight="normal" officeooo:rsid="00f873c2" officeooo:paragraph-rsid="015919ab" style:font-size-asian="10.5pt" style:font-weight-asian="normal" style:font-size-complex="10.5pt" style:font-weight-complex="normal"/>
    </style:style>
    <style:style style:name="P508" style:family="paragraph" style:parent-style-name="Standard">
      <style:paragraph-properties fo:margin-left="0in" fo:margin-right="0in" fo:text-align="start" style:justify-single-word="false" fo:text-indent="0in" style:auto-text-indent="false"/>
      <style:text-properties fo:color="#000000" style:font-name="Calibri" fo:font-size="11pt" style:font-size-asian="11pt" style:font-size-complex="11pt"/>
    </style:style>
    <style:style style:name="P509" style:family="paragraph" style:parent-style-name="Standard">
      <style:paragraph-properties fo:margin-left="0in" fo:margin-right="0in" fo:text-align="start" style:justify-single-word="false" fo:text-indent="0in" style:auto-text-indent="false"/>
      <style:text-properties fo:color="#000000" style:font-name="Calibri" fo:font-size="11pt" officeooo:paragraph-rsid="0134671b" style:font-size-asian="11pt" style:font-size-complex="11pt"/>
    </style:style>
    <style:style style:name="P510" style:family="paragraph" style:parent-style-name="Standard">
      <style:paragraph-properties fo:margin-left="0in" fo:margin-right="0in" fo:text-align="start" style:justify-single-word="false" fo:text-indent="0in" style:auto-text-indent="false"/>
      <style:text-properties fo:color="#000000" style:font-name="Calibri" fo:font-size="11pt" officeooo:paragraph-rsid="014d53e7" style:font-size-asian="11pt" style:font-size-complex="11pt"/>
    </style:style>
    <style:style style:name="P511" style:family="paragraph" style:parent-style-name="Standard">
      <style:paragraph-properties fo:margin-left="0in" fo:margin-right="0in" fo:text-align="start" style:justify-single-word="false" fo:text-indent="0in" style:auto-text-indent="false"/>
      <style:text-properties fo:color="#000000" style:font-name="Calibri" fo:font-size="11pt" officeooo:paragraph-rsid="014ef4ac" style:font-size-asian="11pt" style:font-size-complex="11pt"/>
    </style:style>
    <style:style style:name="P512" style:family="paragraph" style:parent-style-name="Standard">
      <style:paragraph-properties fo:margin-left="0in" fo:margin-right="0in" fo:text-align="start" style:justify-single-word="false" fo:text-indent="0in" style:auto-text-indent="false"/>
      <style:text-properties fo:color="#000000" style:font-name="Calibri" fo:font-size="11pt" officeooo:paragraph-rsid="015919ab" style:font-size-asian="11pt" style:font-size-complex="11pt"/>
    </style:style>
    <style:style style:name="P513" style:family="paragraph" style:parent-style-name="Standard">
      <style:paragraph-properties fo:margin-left="0in" fo:margin-right="0in" fo:text-align="start" style:justify-single-word="false" fo:text-indent="0in" style:auto-text-indent="false"/>
      <style:text-properties fo:color="#000000" style:font-name="Calibri" fo:font-size="11pt" officeooo:rsid="00f873c2" officeooo:paragraph-rsid="015919ab" style:font-size-asian="11pt" style:font-size-complex="11pt"/>
    </style:style>
    <style:style style:name="P514" style:family="paragraph" style:parent-style-name="Standard">
      <style:paragraph-properties fo:margin-left="0in" fo:margin-right="0in" fo:text-align="start" style:justify-single-word="false" fo:text-indent="0in" style:auto-text-indent="false"/>
      <style:text-properties fo:color="#000000" style:font-name="Calibri" fo:font-size="11pt" style:text-underline-style="solid" style:text-underline-width="auto" style:text-underline-color="font-color" officeooo:rsid="00c92307" officeooo:paragraph-rsid="00c92307" style:font-size-asian="11pt" style:font-size-complex="11pt"/>
    </style:style>
    <style:style style:name="P515" style:family="paragraph" style:parent-style-name="Standard">
      <style:paragraph-properties fo:margin-left="0in" fo:margin-right="0in" fo:text-align="start" style:justify-single-word="false" fo:text-indent="0in" style:auto-text-indent="false"/>
      <style:text-properties fo:color="#000000" style:font-name="Calibri" fo:font-size="11pt" style:text-underline-style="none" officeooo:rsid="00c92307" officeooo:paragraph-rsid="00c92307" style:font-size-asian="11pt" style:font-size-complex="11pt"/>
    </style:style>
    <style:style style:name="P516" style:family="paragraph" style:parent-style-name="Standard">
      <style:paragraph-properties fo:margin-left="0in" fo:margin-right="0in" fo:text-align="start" style:justify-single-word="false" fo:text-indent="0in" style:auto-text-indent="false"/>
      <style:text-properties fo:color="#000000" style:font-name="Calibri" fo:font-size="11pt" style:text-underline-style="none" fo:font-weight="normal" officeooo:rsid="004c7029" officeooo:paragraph-rsid="014d53e7" style:font-size-asian="11pt" style:font-weight-asian="normal" style:font-size-complex="11pt" style:font-weight-complex="normal"/>
    </style:style>
    <style:style style:name="P517" style:family="paragraph" style:parent-style-name="Standard">
      <style:paragraph-properties fo:margin-left="0in" fo:margin-right="0in" fo:text-align="start" style:justify-single-word="false" fo:text-indent="0in" style:auto-text-indent="false"/>
      <style:text-properties fo:color="#000000" style:font-name="Calibri" fo:font-size="10pt" officeooo:paragraph-rsid="015919ab" style:font-size-asian="10pt" style:font-size-complex="10pt"/>
    </style:style>
    <style:style style:name="P518" style:family="paragraph" style:parent-style-name="Standard">
      <style:paragraph-properties fo:margin-left="0in" fo:margin-right="0in" fo:text-align="start" style:justify-single-word="false" fo:text-indent="0in" style:auto-text-indent="false"/>
      <style:text-properties fo:color="#000000" style:font-name="Calibri" fo:font-size="9pt" officeooo:paragraph-rsid="015919ab" style:font-size-asian="9pt" style:font-size-complex="9pt"/>
    </style:style>
    <style:style style:name="P519" style:family="paragraph" style:parent-style-name="Standard">
      <style:paragraph-properties fo:margin-left="0in" fo:margin-right="0in" fo:text-align="start" style:justify-single-word="false" fo:text-indent="0in" style:auto-text-indent="false"/>
      <style:text-properties style:font-name="Calibri" fo:font-size="12pt" style:font-size-asian="12pt" style:font-size-complex="12pt"/>
    </style:style>
    <style:style style:name="P520" style:family="paragraph" style:parent-style-name="Standard">
      <style:paragraph-properties fo:margin-left="0in" fo:margin-right="0in" fo:text-align="start" style:justify-single-word="false" fo:text-indent="0in" style:auto-text-indent="false"/>
      <style:text-properties style:font-name="Calibri" fo:font-size="10.5pt" officeooo:paragraph-rsid="015919ab" style:font-size-asian="10.5pt" style:font-size-complex="10.5pt"/>
    </style:style>
    <style:style style:name="P521" style:family="paragraph" style:parent-style-name="Standard">
      <style:paragraph-properties fo:margin-left="0in" fo:margin-right="0in" fo:text-align="start" style:justify-single-word="false" fo:text-indent="0in" style:auto-text-indent="false"/>
      <style:text-properties style:font-name="Calibri" fo:font-size="10.5pt" officeooo:paragraph-rsid="018ec896" style:font-size-asian="10.5pt" style:font-size-complex="10.5pt"/>
    </style:style>
    <style:style style:name="P522" style:family="paragraph" style:parent-style-name="Standard">
      <style:paragraph-properties fo:margin-left="0in" fo:margin-right="0in" fo:text-align="start" style:justify-single-word="false" fo:text-indent="0in" style:auto-text-indent="false"/>
      <style:text-properties style:font-name="Calibri" fo:font-size="10.5pt" officeooo:paragraph-rsid="01953f66" style:font-size-asian="10.5pt" style:font-size-complex="10.5pt"/>
    </style:style>
    <style:style style:name="P523" style:family="paragraph" style:parent-style-name="Standard">
      <style:paragraph-properties fo:margin-left="0in" fo:margin-right="0in" fo:text-align="start" style:justify-single-word="false" fo:text-indent="0in" style:auto-text-indent="false"/>
      <style:text-properties style:font-name="Calibri" fo:font-size="10.5pt" officeooo:paragraph-rsid="01973d25" style:font-size-asian="10.5pt" style:font-size-complex="10.5pt"/>
    </style:style>
    <style:style style:name="P524" style:family="paragraph" style:parent-style-name="Standard">
      <style:paragraph-properties fo:margin-left="0in" fo:margin-right="0in" fo:text-align="start" style:justify-single-word="false" fo:text-indent="0in" style:auto-text-indent="false"/>
      <style:text-properties style:font-name="Calibri" fo:font-size="10.5pt" officeooo:paragraph-rsid="01993343" style:font-size-asian="10.5pt" style:font-size-complex="10.5pt"/>
    </style:style>
    <style:style style:name="P525" style:family="paragraph" style:parent-style-name="Standard">
      <style:paragraph-properties fo:margin-left="0in" fo:margin-right="0in" fo:text-align="start" style:justify-single-word="false" fo:text-indent="0in" style:auto-text-indent="false"/>
      <style:text-properties style:font-name="Calibri" fo:font-size="11pt" style:font-size-asian="11pt" style:font-size-complex="11pt"/>
    </style:style>
    <style:style style:name="P526" style:family="paragraph" style:parent-style-name="Standard">
      <style:paragraph-properties fo:margin-left="0in" fo:margin-right="0in" fo:text-align="start" style:justify-single-word="false" fo:text-indent="0in" style:auto-text-indent="false"/>
      <style:text-properties style:font-name="Calibri" fo:font-size="11pt" officeooo:paragraph-rsid="00d1f719" style:font-size-asian="11pt" style:font-size-complex="11pt"/>
    </style:style>
    <style:style style:name="P527" style:family="paragraph" style:parent-style-name="Standard">
      <style:paragraph-properties fo:margin-left="0in" fo:margin-right="0in" fo:text-align="start" style:justify-single-word="false" fo:text-indent="0in" style:auto-text-indent="false"/>
      <style:text-properties style:font-name="Calibri" fo:font-size="11pt" officeooo:paragraph-rsid="0134671b" style:font-size-asian="11pt" style:font-size-complex="11pt"/>
    </style:style>
    <style:style style:name="P528" style:family="paragraph" style:parent-style-name="Standard">
      <style:paragraph-properties fo:margin-left="0in" fo:margin-right="0in" fo:text-align="start" style:justify-single-word="false" fo:text-indent="0in" style:auto-text-indent="false"/>
      <style:text-properties style:font-name="Calibri" fo:font-size="11pt" officeooo:paragraph-rsid="014d53e7" style:font-size-asian="11pt" style:font-size-complex="11pt"/>
    </style:style>
    <style:style style:name="P529" style:family="paragraph" style:parent-style-name="Standard">
      <style:paragraph-properties fo:margin-left="0in" fo:margin-right="0in" fo:text-align="start" style:justify-single-word="false" fo:text-indent="0in" style:auto-text-indent="false"/>
      <style:text-properties style:font-name="Calibri" fo:font-size="11pt" officeooo:paragraph-rsid="014ef4ac" style:font-size-asian="11pt" style:font-size-complex="11pt"/>
    </style:style>
    <style:style style:name="P530" style:family="paragraph" style:parent-style-name="Standard">
      <style:paragraph-properties fo:margin-left="0in" fo:margin-right="0in" fo:text-align="start" style:justify-single-word="false" fo:text-indent="0in" style:auto-text-indent="false"/>
      <style:text-properties style:font-name="Calibri" fo:font-size="11pt" officeooo:paragraph-rsid="015919ab" style:font-size-asian="11pt" style:font-size-complex="11pt"/>
    </style:style>
    <style:style style:name="P531" style:family="paragraph" style:parent-style-name="Table_20_Contents">
      <style:paragraph-properties fo:text-align="start" style:justify-single-word="false"/>
      <style:text-properties style:font-name="Calibri" fo:font-size="12pt" style:font-size-asian="12pt" style:font-size-complex="12pt"/>
    </style:style>
    <style:style style:name="P532" style:family="paragraph" style:parent-style-name="Table_20_Contents">
      <style:paragraph-properties fo:text-align="start" style:justify-single-word="false"/>
      <style:text-properties style:font-name="Calibri" fo:font-size="12pt" officeooo:rsid="00fef2af" officeooo:paragraph-rsid="00fef2af" style:font-size-asian="12pt" style:font-size-complex="12pt"/>
    </style:style>
    <style:style style:name="P533" style:family="paragraph" style:parent-style-name="Table_20_Contents">
      <style:paragraph-properties fo:text-align="start" style:justify-single-word="false"/>
      <style:text-properties style:font-name="Calibri" fo:font-size="12pt" officeooo:rsid="01090ccb" officeooo:paragraph-rsid="01090ccb" style:font-size-asian="12pt" style:font-size-complex="12pt"/>
    </style:style>
    <style:style style:name="P534" style:family="paragraph" style:parent-style-name="Table_20_Contents">
      <style:paragraph-properties fo:text-align="start" style:justify-single-word="false"/>
      <style:text-properties style:font-name="Calibri" fo:font-size="12pt" officeooo:rsid="011e5cd0" officeooo:paragraph-rsid="011e5cd0" style:font-size-asian="12pt" style:font-size-complex="12pt"/>
    </style:style>
    <style:style style:name="P535" style:family="paragraph" style:parent-style-name="Table_20_Contents">
      <style:paragraph-properties fo:text-align="start" style:justify-single-word="false"/>
      <style:text-properties style:font-name="Calibri" fo:font-size="12pt" officeooo:rsid="011fc65c" officeooo:paragraph-rsid="011fc65c" style:font-size-asian="12pt" style:font-size-complex="12pt"/>
    </style:style>
    <style:style style:name="P536" style:family="paragraph" style:parent-style-name="Table_20_Contents">
      <style:paragraph-properties fo:text-align="start" style:justify-single-word="false"/>
      <style:text-properties style:font-name="Calibri" fo:font-size="12pt" officeooo:rsid="012488b8" officeooo:paragraph-rsid="012488b8" style:font-size-asian="12pt" style:font-size-complex="12pt"/>
    </style:style>
    <style:style style:name="P537" style:family="paragraph" style:parent-style-name="Table_20_Contents">
      <style:paragraph-properties fo:text-align="start" style:justify-single-word="false"/>
      <style:text-properties style:font-name="Calibri" fo:font-size="12pt" officeooo:rsid="0126f527" officeooo:paragraph-rsid="0126f527" style:font-size-asian="12pt" style:font-size-complex="12pt"/>
    </style:style>
    <style:style style:name="P538" style:family="paragraph" style:parent-style-name="Table_20_Contents">
      <style:paragraph-properties fo:text-align="start" style:justify-single-word="false"/>
      <style:text-properties style:font-name="Calibri" fo:font-size="12pt" officeooo:rsid="0130834c" officeooo:paragraph-rsid="0130834c" style:font-size-asian="12pt" style:font-size-complex="12pt"/>
    </style:style>
    <style:style style:name="P539" style:family="paragraph" style:parent-style-name="Table_20_Contents">
      <style:paragraph-properties fo:text-align="start" style:justify-single-word="false"/>
      <style:text-properties style:font-name="Calibri" fo:font-size="12pt" officeooo:rsid="00d7954c" officeooo:paragraph-rsid="00d7954c" style:font-size-asian="12pt" style:font-size-complex="12pt"/>
    </style:style>
    <style:style style:name="P540" style:family="paragraph" style:parent-style-name="Table_20_Contents">
      <style:paragraph-properties fo:text-align="start" style:justify-single-word="false"/>
      <style:text-properties fo:color="#000000" style:font-name="Calibri" fo:font-size="12pt" style:text-underline-style="none" fo:font-weight="normal" officeooo:rsid="00acfe30" officeooo:paragraph-rsid="012488b8" style:font-size-asian="12pt" style:font-weight-asian="normal" style:font-size-complex="12pt" style:font-weight-complex="normal"/>
    </style:style>
    <style:style style:name="P541" style:family="paragraph" style:parent-style-name="Table_20_Contents">
      <style:paragraph-properties fo:text-align="start" style:justify-single-word="false"/>
      <style:text-properties fo:color="#000000" style:font-name="Calibri" fo:font-size="12pt" style:text-underline-style="none" fo:font-weight="normal" officeooo:rsid="00d7954c" officeooo:paragraph-rsid="0130834c" style:font-size-asian="12pt" style:font-weight-asian="normal" style:font-size-complex="12pt" style:font-weight-complex="normal"/>
    </style:style>
    <style:style style:name="P542" style:family="paragraph" style:parent-style-name="Text_20_body">
      <style:paragraph-properties fo:line-height="100%" fo:text-align="start" style:justify-single-word="false"/>
      <style:text-properties fo:font-variant="normal" fo:text-transform="none" fo:color="#000000" style:font-name="Calibri" fo:font-size="11pt" fo:letter-spacing="normal" fo:font-style="normal" style:text-underline-style="solid" style:text-underline-width="auto" style:text-underline-color="font-color" fo:font-weight="normal" officeooo:rsid="009eb9c8" officeooo:paragraph-rsid="009eb9c8" style:font-size-asian="11pt" style:font-size-complex="11pt" loext:padding="0in" loext:border="none"/>
    </style:style>
    <style:style style:name="P543" style:family="paragraph" style:parent-style-name="Preformatted_20_Text">
      <style:paragraph-properties fo:text-align="start" style:justify-single-word="false"/>
      <style:text-properties fo:font-variant="normal" fo:text-transform="none" fo:color="#222426" style:font-name="Calibri" fo:font-size="11pt" fo:letter-spacing="normal" officeooo:paragraph-rsid="00994b93" style:font-size-asian="11pt" style:font-size-complex="11pt"/>
    </style:style>
    <style:style style:name="P544" style:family="paragraph" style:parent-style-name="Preformatted_20_Text">
      <style:paragraph-properties fo:text-align="start" style:justify-single-word="false"/>
      <style:text-properties fo:font-variant="normal" fo:text-transform="none" fo:color="#000000" style:font-name="Calibri" fo:font-size="11pt" fo:letter-spacing="normal" fo:font-style="normal" fo:font-weight="normal" officeooo:paragraph-rsid="00994b93" style:font-size-asian="11pt" style:font-size-complex="11pt"/>
    </style:style>
    <style:style style:name="P545" style:family="paragraph" style:parent-style-name="Preformatted_20_Text">
      <style:paragraph-properties fo:text-align="start" style:justify-single-word="false"/>
      <style:text-properties fo:font-variant="normal" fo:text-transform="none" fo:color="#000000" style:font-name="Calibri" fo:font-size="11pt" fo:letter-spacing="normal" fo:font-style="normal" fo:font-weight="normal" officeooo:rsid="009fc494" officeooo:paragraph-rsid="009fc494" style:font-size-asian="11pt" style:font-size-complex="11pt"/>
    </style:style>
    <style:style style:name="P546" style:family="paragraph" style:parent-style-name="Preformatted_20_Text">
      <style:paragraph-properties fo:text-align="start" style:justify-single-word="false"/>
      <style:text-properties fo:font-variant="normal" fo:text-transform="none" fo:color="#000000" style:font-name="Calibri" fo:font-size="11pt" fo:letter-spacing="normal" fo:font-style="normal" style:text-underline-style="solid" style:text-underline-width="auto" style:text-underline-color="font-color" fo:font-weight="normal" officeooo:rsid="009fc494" officeooo:paragraph-rsid="009fc494" style:font-size-asian="11pt" style:font-size-complex="11pt"/>
    </style:style>
    <style:style style:name="P547" style:family="paragraph" style:parent-style-name="Preformatted_20_Text">
      <style:paragraph-properties fo:text-align="start" style:justify-single-word="false"/>
      <style:text-properties fo:font-variant="normal" fo:text-transform="none" fo:color="#000000" style:font-name="Calibri" fo:font-size="11pt" fo:letter-spacing="normal" fo:font-style="normal" style:text-underline-style="none" fo:font-weight="normal" officeooo:rsid="009fc494" officeooo:paragraph-rsid="009fc494" style:font-size-asian="11pt" style:font-size-complex="11pt"/>
    </style:style>
    <style:style style:name="P548" style:family="paragraph" style:parent-style-name="Preformatted_20_Text">
      <style:paragraph-properties fo:text-align="start" style:justify-single-word="false"/>
      <style:text-properties style:font-name="Calibri" fo:font-size="11pt" officeooo:paragraph-rsid="00994b93" style:font-size-asian="11pt" style:font-size-complex="11pt"/>
    </style:style>
    <style:style style:name="P549" style:family="paragraph" style:parent-style-name="Preformatted_20_Text">
      <style:paragraph-properties fo:text-align="start" style:justify-single-word="false"/>
      <style:text-properties style:font-name="Calibri" fo:font-size="11pt" officeooo:paragraph-rsid="009fc494" style:font-size-asian="11pt" style:font-size-complex="11pt"/>
    </style:style>
    <style:style style:name="P550" style:family="paragraph" style:parent-style-name="Standard" style:list-style-name="L1">
      <style:paragraph-properties fo:text-align="start" style:justify-single-word="false"/>
      <style:text-properties officeooo:paragraph-rsid="015f3066"/>
    </style:style>
    <style:style style:name="P551" style:family="paragraph" style:parent-style-name="Standard" style:list-style-name="L2">
      <style:paragraph-properties fo:text-align="start" style:justify-single-word="false"/>
      <style:text-properties officeooo:paragraph-rsid="007f7f8f"/>
    </style:style>
    <style:style style:name="P552" style:family="paragraph" style:parent-style-name="Standard" style:list-style-name="L13">
      <style:paragraph-properties fo:text-align="start" style:justify-single-word="false"/>
      <style:text-properties officeooo:paragraph-rsid="0070dea2"/>
    </style:style>
    <style:style style:name="P553" style:family="paragraph" style:parent-style-name="Standard" style:list-style-name="L14">
      <style:paragraph-properties fo:text-align="start" style:justify-single-word="false"/>
      <style:text-properties officeooo:paragraph-rsid="007d9ad7"/>
    </style:style>
    <style:style style:name="P554" style:family="paragraph" style:parent-style-name="Standard" style:list-style-name="L15">
      <style:paragraph-properties fo:text-align="start" style:justify-single-word="false"/>
      <style:text-properties officeooo:paragraph-rsid="007d9ad7"/>
    </style:style>
    <style:style style:name="P555" style:family="paragraph" style:parent-style-name="Standard" style:list-style-name="L36">
      <style:paragraph-properties fo:text-align="start" style:justify-single-word="false"/>
      <style:text-properties officeooo:paragraph-rsid="00c61675"/>
    </style:style>
    <style:style style:name="P556" style:family="paragraph" style:parent-style-name="Standard" style:list-style-name="L71">
      <style:paragraph-properties fo:text-align="start" style:justify-single-word="false"/>
      <style:text-properties officeooo:paragraph-rsid="019c35fc"/>
    </style:style>
    <style:style style:name="P557" style:family="paragraph" style:parent-style-name="Standard" style:list-style-name="L3">
      <style:paragraph-properties fo:text-align="start" style:justify-single-word="false"/>
      <style:text-properties style:font-name="Calibri" fo:font-size="12pt" style:text-underline-style="none" fo:font-weight="bold" officeooo:rsid="00036cd1" officeooo:paragraph-rsid="00036cd1" style:font-size-asian="12pt" style:font-weight-asian="bold" style:font-size-complex="12pt" style:font-weight-complex="bold"/>
    </style:style>
    <style:style style:name="P558" style:family="paragraph" style:parent-style-name="Standard" style:list-style-name="L4">
      <style:paragraph-properties fo:text-align="start" style:justify-single-word="false"/>
      <style:text-properties style:font-name="Calibri" fo:font-size="12pt" style:text-underline-style="none" fo:font-weight="bold" officeooo:rsid="00044011" officeooo:paragraph-rsid="00036cd1" style:font-size-asian="12pt" style:font-weight-asian="bold" style:font-size-complex="12pt" style:font-weight-complex="bold"/>
    </style:style>
    <style:style style:name="P559" style:family="paragraph" style:parent-style-name="Standard" style:list-style-name="L5">
      <style:paragraph-properties fo:text-align="start" style:justify-single-word="false"/>
      <style:text-properties style:font-name="Calibri" fo:font-size="12pt" style:text-underline-style="none" fo:font-weight="bold" officeooo:rsid="00044011" officeooo:paragraph-rsid="00044011" style:font-size-asian="12pt" style:font-weight-asian="bold" style:font-size-complex="12pt" style:font-weight-complex="bold"/>
    </style:style>
    <style:style style:name="P560" style:family="paragraph" style:parent-style-name="Standard" style:list-style-name="L6">
      <style:paragraph-properties fo:text-align="start" style:justify-single-word="false"/>
      <style:text-properties style:font-name="Calibri" fo:font-size="12pt" style:text-underline-style="none" fo:font-weight="bold" officeooo:rsid="00044011" officeooo:paragraph-rsid="00044011" style:font-size-asian="12pt" style:font-weight-asian="bold" style:font-size-complex="12pt" style:font-weight-complex="bold"/>
    </style:style>
    <style:style style:name="P561" style:family="paragraph" style:parent-style-name="Standard">
      <style:paragraph-properties fo:text-align="start" style:justify-single-word="false"/>
      <style:text-properties style:font-name="Calibri" fo:font-size="12pt" style:text-underline-style="none" fo:font-weight="bold" officeooo:rsid="0070dea2" officeooo:paragraph-rsid="0070dea2" style:font-size-asian="12pt" style:font-weight-asian="bold" style:font-size-complex="12pt" style:font-weight-complex="bold"/>
    </style:style>
    <style:style style:name="P562" style:family="paragraph" style:parent-style-name="Standard" style:list-style-name="L7">
      <style:paragraph-properties fo:text-align="start" style:justify-single-word="false"/>
      <style:text-properties style:font-name="Calibri" fo:font-size="12pt" style:text-underline-style="none" fo:font-weight="normal" officeooo:rsid="007f2ee5" officeooo:paragraph-rsid="007f2ee5" style:font-size-asian="12pt" style:font-weight-asian="normal" style:font-size-complex="12pt" style:font-weight-complex="normal"/>
    </style:style>
    <style:style style:name="P563" style:family="paragraph" style:parent-style-name="Standard" style:list-style-name="L8">
      <style:paragraph-properties fo:text-align="start" style:justify-single-word="false"/>
      <style:text-properties style:font-name="Calibri" fo:font-size="12pt" style:text-underline-style="none" fo:font-weight="normal" officeooo:rsid="006c9846" officeooo:paragraph-rsid="00f171b0" style:font-size-asian="12pt" style:font-weight-asian="normal" style:font-size-complex="12pt" style:font-weight-complex="normal"/>
    </style:style>
    <style:style style:name="P564" style:family="paragraph" style:parent-style-name="Standard" style:list-style-name="L9">
      <style:paragraph-properties fo:text-align="start" style:justify-single-word="false"/>
      <style:text-properties style:font-name="Calibri" fo:font-size="12pt" style:text-underline-style="none" fo:font-weight="normal" officeooo:rsid="006c9846" officeooo:paragraph-rsid="006c9846" style:font-size-asian="12pt" style:font-weight-asian="normal" style:font-size-complex="12pt" style:font-weight-complex="normal"/>
    </style:style>
    <style:style style:name="P565" style:family="paragraph" style:parent-style-name="Standard" style:list-style-name="L8">
      <style:paragraph-properties fo:text-align="start" style:justify-single-word="false"/>
      <style:text-properties style:font-name="Calibri" fo:font-size="12pt" style:text-underline-style="none" fo:font-weight="normal" officeooo:rsid="00060d4d" officeooo:paragraph-rsid="00f171b0" style:font-size-asian="12pt" style:font-weight-asian="normal" style:font-size-complex="12pt" style:font-weight-complex="normal"/>
    </style:style>
    <style:style style:name="P566" style:family="paragraph" style:parent-style-name="Standard" style:list-style-name="L12">
      <style:paragraph-properties fo:text-align="start" style:justify-single-word="false"/>
      <style:text-properties style:font-name="Calibri" fo:font-size="12pt" style:text-underline-style="none" fo:font-weight="normal" officeooo:rsid="006f7745" officeooo:paragraph-rsid="006f7745" style:font-size-asian="12pt" style:font-weight-asian="normal" style:font-size-complex="12pt" style:font-weight-complex="normal"/>
    </style:style>
    <style:style style:name="P567" style:family="paragraph" style:parent-style-name="Standard" style:list-style-name="L12">
      <style:paragraph-properties fo:text-align="start" style:justify-single-word="false"/>
      <style:text-properties style:font-name="Calibri" fo:font-size="12pt" style:text-underline-style="none" fo:font-weight="normal" officeooo:rsid="00fd4b23" officeooo:paragraph-rsid="006f7745" style:font-size-asian="12pt" style:font-weight-asian="normal" style:font-size-complex="12pt" style:font-weight-complex="normal"/>
    </style:style>
    <style:style style:name="P568" style:family="paragraph" style:parent-style-name="Standard" style:list-style-name="L12">
      <style:paragraph-properties fo:text-align="start" style:justify-single-word="false"/>
      <style:text-properties style:font-name="Calibri" fo:font-size="12pt" style:text-underline-style="none" fo:font-weight="normal" officeooo:rsid="0070dea2" officeooo:paragraph-rsid="0070dea2" style:font-size-asian="12pt" style:font-weight-asian="normal" style:font-size-complex="12pt" style:font-weight-complex="normal"/>
    </style:style>
    <style:style style:name="P569" style:family="paragraph" style:parent-style-name="Standard" style:list-style-name="L13">
      <style:paragraph-properties fo:text-align="start" style:justify-single-word="false"/>
      <style:text-properties style:font-name="Calibri" fo:font-size="12pt" style:text-underline-style="none" fo:font-weight="normal" officeooo:rsid="0070dea2" officeooo:paragraph-rsid="01792a9f" style:font-size-asian="12pt" style:font-weight-asian="normal" style:font-size-complex="12pt" style:font-weight-complex="normal"/>
    </style:style>
    <style:style style:name="P570" style:family="paragraph" style:parent-style-name="Standard">
      <style:paragraph-properties fo:text-align="start" style:justify-single-word="false"/>
      <style:text-properties style:font-name="Calibri" fo:font-size="12pt" style:text-underline-style="none" fo:font-weight="normal" officeooo:rsid="0070dea2" officeooo:paragraph-rsid="01792a9f" style:font-size-asian="12pt" style:font-weight-asian="normal" style:font-size-complex="12pt" style:font-weight-complex="normal"/>
    </style:style>
    <style:style style:name="P571" style:family="paragraph" style:parent-style-name="Standard" style:list-style-name="L13">
      <style:paragraph-properties fo:text-align="start" style:justify-single-word="false"/>
      <style:text-properties style:font-name="Calibri" fo:font-size="12pt" style:text-underline-style="none" fo:font-weight="normal" officeooo:rsid="00713620" officeooo:paragraph-rsid="01792a9f" style:font-size-asian="12pt" style:font-weight-asian="normal" style:font-size-complex="12pt" style:font-weight-complex="normal"/>
    </style:style>
    <style:style style:name="P572" style:family="paragraph" style:parent-style-name="Standard" style:list-style-name="L13">
      <style:paragraph-properties fo:text-align="start" style:justify-single-word="false"/>
      <style:text-properties style:font-name="Calibri" fo:font-size="12pt" style:text-underline-style="none" fo:font-weight="normal" officeooo:rsid="00732ff1" officeooo:paragraph-rsid="01792a9f" style:font-size-asian="12pt" style:font-weight-asian="normal" style:font-size-complex="12pt" style:font-weight-complex="normal"/>
    </style:style>
    <style:style style:name="P573" style:family="paragraph" style:parent-style-name="Standard" style:list-style-name="L13">
      <style:paragraph-properties fo:text-align="start" style:justify-single-word="false"/>
      <style:text-properties style:font-name="Calibri" fo:font-size="12pt" style:text-underline-style="none" fo:font-weight="normal" officeooo:rsid="00732ff1" officeooo:paragraph-rsid="00732ff1" style:font-size-asian="12pt" style:font-weight-asian="normal" style:font-size-complex="12pt" style:font-weight-complex="normal"/>
    </style:style>
    <style:style style:name="P574" style:family="paragraph" style:parent-style-name="Standard" style:list-style-name="L13">
      <style:paragraph-properties fo:text-align="start" style:justify-single-word="false"/>
      <style:text-properties style:font-name="Calibri" fo:font-size="12pt" style:text-underline-style="none" fo:font-weight="normal" officeooo:rsid="00732ff1" officeooo:paragraph-rsid="01b7832b" style:font-size-asian="12pt" style:font-weight-asian="normal" style:font-size-complex="12pt" style:font-weight-complex="normal"/>
    </style:style>
    <style:style style:name="P575" style:family="paragraph" style:parent-style-name="Standard" style:list-style-name="L16">
      <style:paragraph-properties fo:text-align="start" style:justify-single-word="false"/>
      <style:text-properties style:font-name="Calibri" fo:font-size="12pt" style:text-underline-style="none" fo:font-weight="normal" officeooo:rsid="0088b2bb" officeooo:paragraph-rsid="017a027d" style:font-size-asian="12pt" style:font-weight-asian="normal" style:font-size-complex="12pt" style:font-weight-complex="normal"/>
    </style:style>
    <style:style style:name="P576" style:family="paragraph" style:parent-style-name="Standard" style:list-style-name="L16">
      <style:paragraph-properties fo:text-align="start" style:justify-single-word="false"/>
      <style:text-properties style:font-name="Calibri" fo:font-size="12pt" style:text-underline-style="none" fo:font-weight="normal" officeooo:rsid="0088b2bb" officeooo:paragraph-rsid="0088b2bb" style:font-size-asian="12pt" style:font-weight-asian="normal" style:font-size-complex="12pt" style:font-weight-complex="normal"/>
    </style:style>
    <style:style style:name="P577" style:family="paragraph" style:parent-style-name="Standard" style:list-style-name="L17">
      <style:paragraph-properties fo:text-align="start" style:justify-single-word="false"/>
      <style:text-properties style:font-name="Calibri" fo:font-size="12pt" style:text-underline-style="none" fo:font-weight="normal" officeooo:rsid="00078b6d" officeooo:paragraph-rsid="00078b6d" style:font-size-asian="12pt" style:font-weight-asian="normal" style:font-size-complex="12pt" style:font-weight-complex="normal"/>
    </style:style>
    <style:style style:name="P578" style:family="paragraph" style:parent-style-name="Standard" style:list-style-name="L18">
      <style:paragraph-properties fo:text-align="start" style:justify-single-word="false"/>
      <style:text-properties style:font-name="Calibri" fo:font-size="12pt" style:text-underline-style="none" fo:font-weight="normal" officeooo:rsid="00135b70" officeooo:paragraph-rsid="0012716b" style:font-size-asian="12pt" style:font-weight-asian="normal" style:font-size-complex="12pt" style:font-weight-complex="normal"/>
    </style:style>
    <style:style style:name="P579" style:family="paragraph" style:parent-style-name="Standard" style:list-style-name="L18">
      <style:paragraph-properties fo:text-align="start" style:justify-single-word="false"/>
      <style:text-properties style:font-name="Calibri" fo:font-size="12pt" style:text-underline-style="none" fo:font-weight="normal" officeooo:rsid="001a1a1f" officeooo:paragraph-rsid="0012716b" style:font-size-asian="12pt" style:font-weight-asian="normal" style:font-size-complex="12pt" style:font-weight-complex="normal"/>
    </style:style>
    <style:style style:name="P580" style:family="paragraph" style:parent-style-name="Standard" style:list-style-name="L19">
      <style:paragraph-properties fo:text-align="start" style:justify-single-word="false"/>
      <style:text-properties style:font-name="Calibri" fo:font-size="12pt" style:text-underline-style="none" fo:font-weight="normal" officeooo:rsid="00116624" officeooo:paragraph-rsid="017a987c" style:font-size-asian="12pt" style:font-weight-asian="normal" style:font-size-complex="12pt" style:font-weight-complex="normal"/>
    </style:style>
    <style:style style:name="P581" style:family="paragraph" style:parent-style-name="Standard" style:list-style-name="L30">
      <style:paragraph-properties fo:text-align="start" style:justify-single-word="false"/>
      <style:text-properties style:font-name="Calibri" fo:font-size="12pt" style:text-underline-style="none" fo:font-weight="normal" officeooo:rsid="00116624" officeooo:paragraph-rsid="00a5e7bd" style:font-size-asian="12pt" style:font-weight-asian="normal" style:font-size-complex="12pt" style:font-weight-complex="normal"/>
    </style:style>
    <style:style style:name="P582" style:family="paragraph" style:parent-style-name="Standard" style:list-style-name="L30">
      <style:paragraph-properties fo:text-align="start" style:justify-single-word="false"/>
      <style:text-properties style:font-name="Calibri" fo:font-size="12pt" style:text-underline-style="none" fo:font-weight="normal" officeooo:rsid="00116624" officeooo:paragraph-rsid="001a1a1f" style:font-size-asian="12pt" style:font-weight-asian="normal" style:font-size-complex="12pt" style:font-weight-complex="normal"/>
    </style:style>
    <style:style style:name="P583" style:family="paragraph" style:parent-style-name="Standard" style:list-style-name="L19">
      <style:paragraph-properties fo:text-align="start" style:justify-single-word="false"/>
      <style:text-properties style:font-name="Calibri" fo:font-size="12pt" style:text-underline-style="none" fo:font-weight="normal" officeooo:rsid="0011d3fe" officeooo:paragraph-rsid="008eefc8" style:font-size-asian="12pt" style:font-weight-asian="normal" style:font-size-complex="12pt" style:font-weight-complex="normal"/>
    </style:style>
    <style:style style:name="P584" style:family="paragraph" style:parent-style-name="Standard" style:list-style-name="L19">
      <style:paragraph-properties fo:text-align="start" style:justify-single-word="false"/>
      <style:text-properties style:font-name="Calibri" fo:font-size="12pt" style:text-underline-style="none" fo:font-weight="normal" officeooo:rsid="008eefc8" officeooo:paragraph-rsid="008eefc8" style:font-size-asian="12pt" style:font-weight-asian="normal" style:font-size-complex="12pt" style:font-weight-complex="normal"/>
    </style:style>
    <style:style style:name="P585" style:family="paragraph" style:parent-style-name="Standard" style:list-style-name="L21">
      <style:paragraph-properties fo:text-align="start" style:justify-single-word="false"/>
      <style:text-properties style:font-name="Calibri" fo:font-size="12pt" style:text-underline-style="none" fo:font-weight="normal" officeooo:rsid="0022b61c" officeooo:paragraph-rsid="00918e34" style:font-size-asian="12pt" style:font-weight-asian="normal" style:font-size-complex="12pt" style:font-weight-complex="normal"/>
    </style:style>
    <style:style style:name="P586" style:family="paragraph" style:parent-style-name="Standard" style:list-style-name="L22">
      <style:paragraph-properties fo:text-align="start" style:justify-single-word="false"/>
      <style:text-properties style:font-name="Calibri" fo:font-size="12pt" style:text-underline-style="none" fo:font-weight="normal" officeooo:rsid="00971896" officeooo:paragraph-rsid="00971896" style:font-size-asian="12pt" style:font-weight-asian="normal" style:font-size-complex="12pt" style:font-weight-complex="normal"/>
    </style:style>
    <style:style style:name="P587" style:family="paragraph" style:parent-style-name="Standard" style:list-style-name="L23">
      <style:paragraph-properties fo:text-align="start" style:justify-single-word="false"/>
      <style:text-properties style:font-name="Calibri" fo:font-size="12pt" style:text-underline-style="none" fo:font-weight="normal" officeooo:rsid="0022bc86" officeooo:paragraph-rsid="00994b93" style:font-size-asian="12pt" style:font-weight-asian="normal" style:font-size-complex="12pt" style:font-weight-complex="normal"/>
    </style:style>
    <style:style style:name="P588" style:family="paragraph" style:parent-style-name="Standard" style:list-style-name="L24">
      <style:paragraph-properties fo:text-align="start" style:justify-single-word="false"/>
      <style:text-properties style:font-name="Calibri" fo:font-size="12pt" style:text-underline-style="none" fo:font-weight="normal" officeooo:rsid="0022bc86" officeooo:paragraph-rsid="011fc65c" style:font-size-asian="12pt" style:font-weight-asian="normal" style:font-size-complex="12pt" style:font-weight-complex="normal"/>
    </style:style>
    <style:style style:name="P589" style:family="paragraph" style:parent-style-name="Standard" style:list-style-name="L24">
      <style:paragraph-properties fo:text-align="start" style:justify-single-word="false"/>
      <style:text-properties style:font-name="Calibri" fo:font-size="12pt" style:text-underline-style="none" fo:font-weight="normal" officeooo:rsid="0022bc86" officeooo:paragraph-rsid="00994b93" style:font-size-asian="12pt" style:font-weight-asian="normal" style:font-size-complex="12pt" style:font-weight-complex="normal"/>
    </style:style>
    <style:style style:name="P590" style:family="paragraph" style:parent-style-name="Standard" style:list-style-name="L29">
      <style:paragraph-properties fo:text-align="start" style:justify-single-word="false"/>
      <style:text-properties style:font-name="Calibri" fo:font-size="12pt" style:text-underline-style="none" fo:font-weight="normal" officeooo:rsid="0010c0fe" officeooo:paragraph-rsid="001a1a1f" style:font-size-asian="12pt" style:font-weight-asian="normal" style:font-size-complex="12pt" style:font-weight-complex="normal"/>
    </style:style>
    <style:style style:name="P591" style:family="paragraph" style:parent-style-name="Standard" style:list-style-name="L10">
      <style:paragraph-properties fo:text-align="start" style:justify-single-word="false"/>
      <style:text-properties style:font-name="Calibri" fo:font-size="12pt" officeooo:rsid="006df07e" officeooo:paragraph-rsid="006df07e" style:font-size-asian="12pt" style:font-size-complex="12pt"/>
    </style:style>
    <style:style style:name="P592" style:family="paragraph" style:parent-style-name="Standard" style:list-style-name="L11">
      <style:paragraph-properties fo:text-align="start" style:justify-single-word="false"/>
      <style:text-properties style:font-name="Calibri" fo:font-size="12pt" officeooo:rsid="006df07e" officeooo:paragraph-rsid="006df07e" style:font-size-asian="12pt" style:font-size-complex="12pt"/>
    </style:style>
    <style:style style:name="P593" style:family="paragraph" style:parent-style-name="Standard" style:list-style-name="L11">
      <style:paragraph-properties fo:text-align="start" style:justify-single-word="false"/>
      <style:text-properties style:font-name="Calibri" fo:font-size="12pt" officeooo:rsid="01b5c31a" officeooo:paragraph-rsid="01b5c31a" style:font-size-asian="12pt" style:font-size-complex="12pt"/>
    </style:style>
    <style:style style:name="P594" style:family="paragraph" style:parent-style-name="Standard" style:list-style-name="L13">
      <style:paragraph-properties fo:text-align="start" style:justify-single-word="false"/>
      <style:text-properties style:font-name="Calibri" fo:font-size="12pt" officeooo:rsid="00713620" officeooo:paragraph-rsid="01792a9f" style:font-size-asian="12pt" style:font-size-complex="12pt"/>
    </style:style>
    <style:style style:name="P595" style:family="paragraph" style:parent-style-name="Standard" style:list-style-name="L20">
      <style:paragraph-properties fo:text-align="start" style:justify-single-word="false"/>
      <style:text-properties style:font-name="Calibri" fo:font-size="12pt" officeooo:rsid="00918e34" officeooo:paragraph-rsid="011dacb9" style:font-size-asian="12pt" style:font-size-complex="12pt"/>
    </style:style>
    <style:style style:name="P596" style:family="paragraph" style:parent-style-name="Standard" style:list-style-name="L17">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0898f10" style:font-size-asian="12pt" style:font-weight-asian="normal" style:font-size-complex="12pt" style:font-weight-complex="normal"/>
    </style:style>
    <style:style style:name="P597" style:family="paragraph" style:parent-style-name="Standard" style:list-style-name="L18">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7a987c" style:font-size-asian="12pt" style:font-weight-asian="normal" style:font-size-complex="12pt" style:font-weight-complex="normal"/>
    </style:style>
    <style:style style:name="P598" style:family="paragraph" style:parent-style-name="Standard" style:list-style-name="L23">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7f3a73" style:font-size-asian="12pt" style:font-weight-asian="normal" style:font-size-complex="12pt" style:font-weight-complex="normal"/>
    </style:style>
    <style:style style:name="P599" style:family="paragraph" style:parent-style-name="Standard" style:list-style-name="L30">
      <style:paragraph-properties fo:text-align="start" style:justify-single-word="false"/>
      <style:text-properties style:font-name="Calibri" fo:font-size="12pt" style:text-underline-style="solid" style:text-underline-width="auto" style:text-underline-color="font-color" fo:font-weight="normal" officeooo:rsid="00036cd1" officeooo:paragraph-rsid="01241d5b" style:font-size-asian="12pt" style:font-weight-asian="normal" style:font-size-complex="12pt" style:font-weight-complex="normal"/>
    </style:style>
    <style:style style:name="P600" style:family="paragraph" style:parent-style-name="Standard" style:list-style-name="L19">
      <style:paragraph-properties fo:text-align="start" style:justify-single-word="false"/>
      <style:text-properties style:font-name="Calibri" fo:font-size="12pt" style:text-underline-style="solid" style:text-underline-width="auto" style:text-underline-color="font-color" fo:font-weight="normal" officeooo:rsid="008eefc8" officeooo:paragraph-rsid="008eefc8" style:font-size-asian="12pt" style:font-weight-asian="normal" style:font-size-complex="12pt" style:font-weight-complex="normal"/>
    </style:style>
    <style:style style:name="P601" style:family="paragraph" style:parent-style-name="Standard" style:list-style-name="L19">
      <style:paragraph-properties fo:text-align="start" style:justify-single-word="false"/>
      <style:text-properties style:font-name="Calibri" fo:font-size="12pt" style:text-underline-style="solid" style:text-underline-width="auto" style:text-underline-color="font-color" fo:font-weight="normal" officeooo:rsid="00116624" officeooo:paragraph-rsid="008eefc8" style:font-size-asian="12pt" style:font-weight-asian="normal" style:font-size-complex="12pt" style:font-weight-complex="normal"/>
    </style:style>
    <style:style style:name="P602" style:family="paragraph" style:parent-style-name="Standard" style:list-style-name="L19">
      <style:paragraph-properties fo:text-align="start" style:justify-single-word="false"/>
      <style:text-properties style:font-name="Calibri" fo:font-size="12pt" style:text-underline-style="solid" style:text-underline-width="auto" style:text-underline-color="font-color" fo:font-weight="normal" officeooo:rsid="008fd235" officeooo:paragraph-rsid="008fd235" style:font-size-asian="12pt" style:font-weight-asian="normal" style:font-size-complex="12pt" style:font-weight-complex="normal"/>
    </style:style>
    <style:style style:name="P603" style:family="paragraph" style:parent-style-name="Standard" style:list-style-name="L22">
      <style:paragraph-properties fo:text-align="start" style:justify-single-word="false"/>
      <style:text-properties style:font-name="Calibri" fo:font-size="12pt" style:text-underline-style="solid" style:text-underline-width="auto" style:text-underline-color="font-color" fo:font-weight="normal" officeooo:rsid="00971896" officeooo:paragraph-rsid="011e5cd0" style:font-size-asian="12pt" style:font-weight-asian="normal" style:font-size-complex="12pt" style:font-weight-complex="normal"/>
    </style:style>
    <style:style style:name="P604" style:family="paragraph" style:parent-style-name="Standard" style:list-style-name="L27">
      <style:paragraph-properties fo:text-align="start" style:justify-single-word="false"/>
      <style:text-properties style:font-name="Calibri" fo:font-size="12pt" style:text-underline-style="solid" style:text-underline-width="auto" style:text-underline-color="font-color" fo:font-weight="normal" officeooo:rsid="00a5e7bd" officeooo:paragraph-rsid="00a5e7bd" style:font-size-asian="12pt" style:font-weight-asian="normal" style:font-size-complex="12pt" style:font-weight-complex="normal"/>
    </style:style>
    <style:style style:name="P605" style:family="paragraph" style:parent-style-name="Standard" style:list-style-name="L22">
      <style:paragraph-properties fo:text-align="start" style:justify-single-word="false"/>
      <style:text-properties style:font-name="Calibri" fo:font-size="10.5pt" style:text-underline-style="none" fo:font-weight="normal" officeooo:rsid="00971896" officeooo:paragraph-rsid="00971896" style:font-size-asian="10.5pt" style:font-weight-asian="normal" style:font-size-complex="10.5pt" style:font-weight-complex="normal"/>
    </style:style>
    <style:style style:name="P606" style:family="paragraph" style:parent-style-name="Standard" style:list-style-name="L20">
      <style:paragraph-properties fo:text-align="start" style:justify-single-word="false"/>
      <style:text-properties fo:font-variant="normal" fo:text-transform="none" fo:color="#000000" style:font-name="Calibri" fo:font-size="12pt" fo:letter-spacing="normal" fo:font-style="normal" style:text-underline-style="none" fo:font-weight="normal" officeooo:rsid="00918e34" officeooo:paragraph-rsid="00918e34" style:font-size-asian="12pt" style:font-weight-asian="normal" style:font-size-complex="12pt" style:font-weight-complex="normal" loext:padding="0in" loext:border="none"/>
    </style:style>
    <style:style style:name="P607" style:family="paragraph" style:parent-style-name="Standard" style:list-style-name="L25">
      <style:paragraph-properties fo:text-align="start" style:justify-single-word="false"/>
      <style:text-properties fo:color="#000000" style:font-name="Calibri" fo:font-size="12pt" style:text-underline-style="none" fo:font-weight="normal" officeooo:rsid="002b5d11" officeooo:paragraph-rsid="011fc65c" style:font-size-asian="12pt" style:font-weight-asian="normal" style:font-size-complex="12pt" style:font-weight-complex="normal"/>
    </style:style>
    <style:style style:name="P608" style:family="paragraph" style:parent-style-name="Standard" style:list-style-name="L25">
      <style:paragraph-properties fo:text-align="start" style:justify-single-word="false"/>
      <style:text-properties fo:color="#000000" style:font-name="Calibri" fo:font-size="12pt" style:text-underline-style="none" fo:font-weight="normal" officeooo:rsid="002b5d11" officeooo:paragraph-rsid="00994b93" style:font-size-asian="12pt" style:font-weight-asian="normal" style:font-size-complex="12pt" style:font-weight-complex="normal"/>
    </style:style>
    <style:style style:name="P609" style:family="paragraph" style:parent-style-name="Standard" style:list-style-name="L26">
      <style:paragraph-properties fo:text-align="start" style:justify-single-word="false"/>
      <style:text-properties fo:color="#000000" style:font-name="Calibri" fo:font-size="12pt" style:text-underline-style="none" fo:font-weight="normal" officeooo:rsid="017fe9d7" officeooo:paragraph-rsid="00994b93" style:font-size-asian="12pt" style:font-weight-asian="normal" style:font-size-complex="12pt" style:font-weight-complex="normal"/>
    </style:style>
    <style:style style:name="P610" style:family="paragraph" style:parent-style-name="Standard" style:list-style-name="L26">
      <style:paragraph-properties fo:text-align="start" style:justify-single-word="false"/>
      <style:text-properties fo:color="#000000" style:font-name="Calibri" fo:font-size="12pt" style:text-underline-style="none" fo:font-weight="normal" officeooo:rsid="002c769b" officeooo:paragraph-rsid="00994b93" style:font-size-asian="12pt" style:font-weight-asian="normal" style:font-size-complex="12pt" style:font-weight-complex="normal"/>
    </style:style>
    <style:style style:name="P611" style:family="paragraph" style:parent-style-name="Standard" style:list-style-name="L27">
      <style:paragraph-properties fo:text-align="start" style:justify-single-word="false"/>
      <style:text-properties fo:color="#000000" style:font-name="Calibri" fo:font-size="12pt" style:text-underline-style="none" fo:font-weight="normal" officeooo:rsid="00a5e7bd" officeooo:paragraph-rsid="011fc65c" style:font-size-asian="12pt" style:font-weight-asian="normal" style:font-size-complex="12pt" style:font-weight-complex="normal"/>
    </style:style>
    <style:style style:name="P612" style:family="paragraph" style:parent-style-name="Standard" style:list-style-name="L27">
      <style:paragraph-properties fo:text-align="start" style:justify-single-word="false"/>
      <style:text-properties fo:color="#000000" style:font-name="Calibri" fo:font-size="12pt" style:text-underline-style="none" fo:font-weight="normal" officeooo:rsid="00a5e7bd" officeooo:paragraph-rsid="00a5e7bd" style:font-size-asian="12pt" style:font-weight-asian="normal" style:font-size-complex="12pt" style:font-weight-complex="normal"/>
    </style:style>
    <style:style style:name="P613" style:family="paragraph" style:parent-style-name="Standard" style:list-style-name="L28">
      <style:paragraph-properties fo:text-align="start" style:justify-single-word="false"/>
      <style:text-properties fo:color="#000000" style:font-name="Calibri" fo:font-size="12pt" style:text-underline-style="none" fo:font-weight="normal" officeooo:rsid="00a5e7bd" officeooo:paragraph-rsid="00a5e7bd" style:font-size-asian="12pt" style:font-weight-asian="normal" style:font-size-complex="12pt" style:font-weight-complex="normal"/>
    </style:style>
    <style:style style:name="P614" style:family="paragraph" style:parent-style-name="Standard" style:list-style-name="L31">
      <style:paragraph-properties fo:text-align="start" style:justify-single-word="false"/>
      <style:text-properties fo:color="#000000" style:font-name="Calibri" fo:font-size="12pt" style:text-underline-style="none" fo:font-weight="normal" officeooo:rsid="00a7ac02" officeooo:paragraph-rsid="01241d5b" style:font-size-asian="12pt" style:font-weight-asian="normal" style:font-size-complex="12pt" style:font-weight-complex="normal"/>
    </style:style>
    <style:style style:name="P615" style:family="paragraph" style:parent-style-name="Standard" style:list-style-name="L31">
      <style:paragraph-properties fo:text-align="start" style:justify-single-word="false"/>
      <style:text-properties fo:color="#000000" style:font-name="Calibri" fo:font-size="12pt" style:text-underline-style="none" fo:font-weight="normal" officeooo:rsid="00a7ac02" officeooo:paragraph-rsid="00a7ac02" style:font-size-asian="12pt" style:font-weight-asian="normal" style:font-size-complex="12pt" style:font-weight-complex="normal"/>
    </style:style>
    <style:style style:name="P616" style:family="paragraph" style:parent-style-name="Standard" style:list-style-name="L32">
      <style:paragraph-properties fo:text-align="start" style:justify-single-word="false"/>
      <style:text-properties fo:color="#000000" style:font-name="Calibri" fo:font-size="12pt" style:text-underline-style="none" fo:font-weight="normal" officeooo:rsid="00b0b57a" officeooo:paragraph-rsid="00b0b57a" style:font-size-asian="12pt" style:font-weight-asian="normal" style:font-size-complex="12pt" style:font-weight-complex="normal"/>
    </style:style>
    <style:style style:name="P617" style:family="paragraph" style:parent-style-name="Standard" style:list-style-name="L32">
      <style:paragraph-properties fo:text-align="start" style:justify-single-word="false"/>
      <style:text-properties fo:color="#000000" style:font-name="Calibri" fo:font-size="12pt" style:text-underline-style="none" fo:font-weight="normal" officeooo:rsid="00b1b49e" officeooo:paragraph-rsid="00b0b57a" style:font-size-asian="12pt" style:font-weight-asian="normal" style:font-size-complex="12pt" style:font-weight-complex="normal"/>
    </style:style>
    <style:style style:name="P618" style:family="paragraph" style:parent-style-name="Standard" style:list-style-name="L33">
      <style:paragraph-properties fo:text-align="start" style:justify-single-word="false"/>
      <style:text-properties fo:color="#000000" style:font-name="Calibri" fo:font-size="12pt" style:text-underline-style="none" fo:font-weight="normal" officeooo:rsid="0043a1d8" officeooo:paragraph-rsid="01265e13" style:font-size-asian="12pt" style:font-weight-asian="normal" style:font-size-complex="12pt" style:font-weight-complex="normal"/>
    </style:style>
    <style:style style:name="P619" style:family="paragraph" style:parent-style-name="Standard" style:list-style-name="L33">
      <style:paragraph-properties fo:text-align="start" style:justify-single-word="false"/>
      <style:text-properties fo:color="#000000" style:font-name="Calibri" fo:font-size="12pt" style:text-underline-style="none" fo:font-weight="normal" officeooo:rsid="0043a1d8" officeooo:paragraph-rsid="0043a1d8" style:font-size-asian="12pt" style:font-weight-asian="normal" style:font-size-complex="12pt" style:font-weight-complex="normal"/>
    </style:style>
    <style:style style:name="P620" style:family="paragraph" style:parent-style-name="Standard" style:list-style-name="L33">
      <style:paragraph-properties fo:text-align="start" style:justify-single-word="false"/>
      <style:text-properties fo:color="#000000" style:font-name="Calibri" fo:font-size="12pt" style:text-underline-style="none" fo:font-weight="normal" officeooo:rsid="0043a1d8" officeooo:paragraph-rsid="00b48d5a" style:font-size-asian="12pt" style:font-weight-asian="normal" style:font-size-complex="12pt" style:font-weight-complex="normal"/>
    </style:style>
    <style:style style:name="P621" style:family="paragraph" style:parent-style-name="Standard" style:list-style-name="L46">
      <style:paragraph-properties fo:text-align="start" style:justify-single-word="false"/>
      <style:text-properties fo:color="#000000" style:font-name="Calibri" fo:font-size="12pt" style:text-underline-style="none" fo:font-weight="normal" officeooo:rsid="0043a1d8" officeooo:paragraph-rsid="0189a574" style:font-size-asian="12pt" style:font-weight-asian="normal" style:font-size-complex="12pt" style:font-weight-complex="normal"/>
    </style:style>
    <style:style style:name="P622" style:family="paragraph" style:parent-style-name="Standard" style:list-style-name="L47">
      <style:paragraph-properties fo:text-align="start" style:justify-single-word="false"/>
      <style:text-properties fo:color="#000000" style:font-name="Calibri" fo:font-size="12pt" style:text-underline-style="none" fo:font-weight="normal" officeooo:rsid="0043a1d8" officeooo:paragraph-rsid="00d681ac" style:font-size-asian="12pt" style:font-weight-asian="normal" style:font-size-complex="12pt" style:font-weight-complex="normal"/>
    </style:style>
    <style:style style:name="P623" style:family="paragraph" style:parent-style-name="Standard" style:list-style-name="L47">
      <style:paragraph-properties fo:text-align="start" style:justify-single-word="false"/>
      <style:text-properties fo:color="#000000" style:font-name="Calibri" fo:font-size="12pt" style:text-underline-style="none" fo:font-weight="normal" officeooo:rsid="0043a1d8" officeooo:paragraph-rsid="00d70410" style:font-size-asian="12pt" style:font-weight-asian="normal" style:font-size-complex="12pt" style:font-weight-complex="normal"/>
    </style:style>
    <style:style style:name="P624" style:family="paragraph" style:parent-style-name="Standard" style:list-style-name="L33">
      <style:paragraph-properties fo:text-align="start" style:justify-single-word="false"/>
      <style:text-properties fo:color="#000000" style:font-name="Calibri" fo:font-size="12pt" style:text-underline-style="none" fo:font-weight="normal" officeooo:rsid="00b48d5a" officeooo:paragraph-rsid="0043a1d8" style:font-size-asian="12pt" style:font-weight-asian="normal" style:font-size-complex="12pt" style:font-weight-complex="normal"/>
    </style:style>
    <style:style style:name="P625" style:family="paragraph" style:parent-style-name="Standard" style:list-style-name="L34">
      <style:paragraph-properties fo:text-align="start" style:justify-single-word="false"/>
      <style:text-properties fo:color="#000000" style:font-name="Calibri" fo:font-size="12pt" style:text-underline-style="none" fo:font-weight="normal" officeooo:rsid="00c21352" officeooo:paragraph-rsid="01278260" style:font-size-asian="12pt" style:font-weight-asian="normal" style:font-size-complex="12pt" style:font-weight-complex="normal"/>
    </style:style>
    <style:style style:name="P626" style:family="paragraph" style:parent-style-name="Standard" style:list-style-name="L34">
      <style:paragraph-properties fo:text-align="start" style:justify-single-word="false"/>
      <style:text-properties fo:color="#000000" style:font-name="Calibri" fo:font-size="12pt" style:text-underline-style="none" fo:font-weight="normal" officeooo:rsid="00c21352" officeooo:paragraph-rsid="0181df93" style:font-size-asian="12pt" style:font-weight-asian="normal" style:font-size-complex="12pt" style:font-weight-complex="normal"/>
    </style:style>
    <style:style style:name="P627" style:family="paragraph" style:parent-style-name="Standard" style:list-style-name="L35">
      <style:paragraph-properties fo:text-align="start" style:justify-single-word="false"/>
      <style:text-properties fo:color="#000000" style:font-name="Calibri" fo:font-size="12pt" style:text-underline-style="none" fo:font-weight="normal" officeooo:rsid="00c21352" officeooo:paragraph-rsid="00c21352" style:font-size-asian="12pt" style:font-weight-asian="normal" style:font-size-complex="12pt" style:font-weight-complex="normal"/>
    </style:style>
    <style:style style:name="P628" style:family="paragraph" style:parent-style-name="Standard" style:list-style-name="L42">
      <style:paragraph-properties fo:text-align="start" style:justify-single-word="false"/>
      <style:text-properties fo:color="#000000" style:font-name="Calibri" fo:font-size="12pt" style:text-underline-style="none" fo:font-weight="normal" officeooo:rsid="00cb0394" officeooo:paragraph-rsid="00cb0394" style:font-size-asian="12pt" style:font-weight-asian="normal" style:font-size-complex="12pt" style:font-weight-complex="normal"/>
    </style:style>
    <style:style style:name="P629" style:family="paragraph" style:parent-style-name="Standard" style:list-style-name="L44">
      <style:paragraph-properties fo:text-align="start" style:justify-single-word="false"/>
      <style:text-properties fo:color="#000000" style:font-name="Calibri" fo:font-size="12pt" style:text-underline-style="none" fo:font-weight="normal" officeooo:rsid="00cb0394" officeooo:paragraph-rsid="00cb0394" style:font-size-asian="12pt" style:font-weight-asian="normal" style:font-size-complex="12pt" style:font-weight-complex="normal"/>
    </style:style>
    <style:style style:name="P630" style:family="paragraph" style:parent-style-name="Standard" style:list-style-name="L43">
      <style:paragraph-properties fo:text-align="start" style:justify-single-word="false"/>
      <style:text-properties fo:color="#000000" style:font-name="Calibri" fo:font-size="12pt" style:text-underline-style="none" fo:font-weight="normal" officeooo:rsid="01294d95" officeooo:paragraph-rsid="00cb0394" style:font-size-asian="12pt" style:font-weight-asian="normal" style:font-size-complex="12pt" style:font-weight-complex="normal"/>
    </style:style>
    <style:style style:name="P631" style:family="paragraph" style:parent-style-name="Standard" style:list-style-name="L44">
      <style:paragraph-properties fo:text-align="start" style:justify-single-word="false"/>
      <style:text-properties fo:color="#000000" style:font-name="Calibri" fo:font-size="12pt" style:text-underline-style="none" fo:font-weight="normal" officeooo:rsid="00cc2f6e" officeooo:paragraph-rsid="00cb0394" style:font-size-asian="12pt" style:font-weight-asian="normal" style:font-size-complex="12pt" style:font-weight-complex="normal"/>
    </style:style>
    <style:style style:name="P632" style:family="paragraph" style:parent-style-name="Standard" style:list-style-name="L45">
      <style:paragraph-properties fo:text-align="start" style:justify-single-word="false"/>
      <style:text-properties fo:color="#000000" style:font-name="Calibri" fo:font-size="12pt" style:text-underline-style="none" fo:font-weight="normal" officeooo:rsid="00d4dfd5" officeooo:paragraph-rsid="00d1f719" style:font-size-asian="12pt" style:font-weight-asian="normal" style:font-size-complex="12pt" style:font-weight-complex="normal"/>
    </style:style>
    <style:style style:name="P633" style:family="paragraph" style:parent-style-name="Standard" style:list-style-name="L47">
      <style:paragraph-properties fo:text-align="start" style:justify-single-word="false"/>
      <style:text-properties fo:color="#000000" style:font-name="Calibri" fo:font-size="12pt" style:text-underline-style="none" fo:font-weight="normal" officeooo:rsid="00d70410" officeooo:paragraph-rsid="00d70410" style:font-size-asian="12pt" style:font-weight-asian="normal" style:font-size-complex="12pt" style:font-weight-complex="normal"/>
    </style:style>
    <style:style style:name="P634" style:family="paragraph" style:parent-style-name="Standard" style:list-style-name="L48">
      <style:paragraph-properties fo:text-align="start" style:justify-single-word="false"/>
      <style:text-properties fo:color="#000000" style:font-name="Calibri" fo:font-size="12pt" style:text-underline-style="none" fo:font-weight="normal" officeooo:rsid="00dcb12f" officeooo:paragraph-rsid="0043a1d8" style:font-size-asian="12pt" style:font-weight-asian="normal" style:font-size-complex="12pt" style:font-weight-complex="normal"/>
    </style:style>
    <style:style style:name="P635" style:family="paragraph" style:parent-style-name="Standard" style:list-style-name="L49">
      <style:paragraph-properties fo:text-align="start" style:justify-single-word="false"/>
      <style:text-properties fo:color="#000000" style:font-name="Calibri" fo:font-size="12pt" style:text-underline-style="none" fo:font-weight="normal" officeooo:rsid="00dde032" officeooo:paragraph-rsid="01738336" style:font-size-asian="12pt" style:font-weight-asian="normal" style:font-size-complex="12pt" style:font-weight-complex="normal"/>
    </style:style>
    <style:style style:name="P636" style:family="paragraph" style:parent-style-name="Standard" style:list-style-name="L49">
      <style:paragraph-properties fo:text-align="start" style:justify-single-word="false"/>
      <style:text-properties fo:color="#000000" style:font-name="Calibri" fo:font-size="12pt" style:text-underline-style="none" fo:font-weight="normal" officeooo:rsid="00dde032" officeooo:paragraph-rsid="00dde032" style:font-size-asian="12pt" style:font-weight-asian="normal" style:font-size-complex="12pt" style:font-weight-complex="normal"/>
    </style:style>
    <style:style style:name="P637" style:family="paragraph" style:parent-style-name="Standard" style:list-style-name="L50">
      <style:paragraph-properties fo:text-align="start" style:justify-single-word="false"/>
      <style:text-properties fo:color="#000000" style:font-name="Calibri" fo:font-size="12pt" style:text-underline-style="none" fo:font-weight="normal" officeooo:rsid="00e22003" officeooo:paragraph-rsid="013103ea" style:font-size-asian="12pt" style:font-weight-asian="normal" style:font-size-complex="12pt" style:font-weight-complex="normal"/>
    </style:style>
    <style:style style:name="P638" style:family="paragraph" style:parent-style-name="Standard" style:list-style-name="L50">
      <style:paragraph-properties fo:text-align="start" style:justify-single-word="false"/>
      <style:text-properties fo:color="#000000" style:font-name="Calibri" fo:font-size="12pt" style:text-underline-style="none" fo:font-weight="normal" officeooo:rsid="00e22003" officeooo:paragraph-rsid="00e22003" style:font-size-asian="12pt" style:font-weight-asian="normal" style:font-size-complex="12pt" style:font-weight-complex="normal"/>
    </style:style>
    <style:style style:name="P639" style:family="paragraph" style:parent-style-name="Standard" style:list-style-name="L51">
      <style:paragraph-properties fo:text-align="start" style:justify-single-word="false"/>
      <style:text-properties fo:color="#000000" style:font-name="Calibri" fo:font-size="12pt" style:text-underline-style="none" fo:font-weight="normal" officeooo:rsid="004a6637" officeooo:paragraph-rsid="004a6637" style:font-size-asian="12pt" style:font-weight-asian="normal" style:font-size-complex="12pt" style:font-weight-complex="normal"/>
    </style:style>
    <style:style style:name="P640" style:family="paragraph" style:parent-style-name="Standard" style:list-style-name="L51">
      <style:paragraph-properties fo:text-align="start" style:justify-single-word="false"/>
      <style:text-properties fo:color="#000000" style:font-name="Calibri" fo:font-size="12pt" style:text-underline-style="none" fo:font-weight="normal" officeooo:rsid="004a6637" officeooo:paragraph-rsid="01738336" style:font-size-asian="12pt" style:font-weight-asian="normal" style:font-size-complex="12pt" style:font-weight-complex="normal"/>
    </style:style>
    <style:style style:name="P641" style:family="paragraph" style:parent-style-name="Standard" style:list-style-name="L51">
      <style:paragraph-properties fo:text-align="start" style:justify-single-word="false"/>
      <style:text-properties fo:color="#000000" style:font-name="Calibri" fo:font-size="12pt" style:text-underline-style="none" fo:font-weight="normal" officeooo:rsid="00e61ae9" officeooo:paragraph-rsid="0134671b" style:font-size-asian="12pt" style:font-weight-asian="normal" style:font-size-complex="12pt" style:font-weight-complex="normal"/>
    </style:style>
    <style:style style:name="P642" style:family="paragraph" style:parent-style-name="Standard" style:list-style-name="L52">
      <style:paragraph-properties fo:text-align="start" style:justify-single-word="false"/>
      <style:text-properties fo:color="#000000" style:font-name="Calibri" fo:font-size="12pt" style:text-underline-style="none" fo:font-weight="normal" officeooo:rsid="00e61ae9" officeooo:paragraph-rsid="0134671b" style:font-size-asian="12pt" style:font-weight-asian="normal" style:font-size-complex="12pt" style:font-weight-complex="normal"/>
    </style:style>
    <style:style style:name="P643" style:family="paragraph" style:parent-style-name="Standard" style:list-style-name="L53">
      <style:paragraph-properties fo:text-align="start" style:justify-single-word="false"/>
      <style:text-properties fo:color="#000000" style:font-name="Calibri" fo:font-size="12pt" style:text-underline-style="none" fo:font-weight="normal" officeooo:rsid="00ea3dca" officeooo:paragraph-rsid="014bac2b" style:font-size-asian="12pt" style:font-weight-asian="normal" style:font-size-complex="12pt" style:font-weight-complex="normal"/>
    </style:style>
    <style:style style:name="P644" style:family="paragraph" style:parent-style-name="Standard" style:list-style-name="L54">
      <style:paragraph-properties fo:text-align="start" style:justify-single-word="false"/>
      <style:text-properties fo:color="#000000" style:font-name="Calibri" fo:font-size="12pt" style:text-underline-style="none" fo:font-weight="normal" officeooo:rsid="00eb3f91" officeooo:paragraph-rsid="014d53e7" style:font-size-asian="12pt" style:font-weight-asian="normal" style:font-size-complex="12pt" style:font-weight-complex="normal"/>
    </style:style>
    <style:style style:name="P645" style:family="paragraph" style:parent-style-name="Standard" style:list-style-name="L54">
      <style:paragraph-properties fo:text-align="start" style:justify-single-word="false"/>
      <style:text-properties fo:color="#000000" style:font-name="Calibri" fo:font-size="12pt" style:text-underline-style="none" fo:font-weight="normal" officeooo:rsid="00f03acd" officeooo:paragraph-rsid="014d53e7" style:font-size-asian="12pt" style:font-weight-asian="normal" style:font-size-complex="12pt" style:font-weight-complex="normal"/>
    </style:style>
    <style:style style:name="P646" style:family="paragraph" style:parent-style-name="Standard" style:list-style-name="L55">
      <style:paragraph-properties fo:text-align="start" style:justify-single-word="false"/>
      <style:text-properties fo:color="#000000" style:font-name="Calibri" fo:font-size="12pt" style:text-underline-style="none" fo:font-weight="normal" officeooo:rsid="00ebfbe1" officeooo:paragraph-rsid="014ef4ac" style:font-size-asian="12pt" style:font-weight-asian="normal" style:font-size-complex="12pt" style:font-weight-complex="normal"/>
    </style:style>
    <style:style style:name="P647" style:family="paragraph" style:parent-style-name="Standard" style:list-style-name="L56">
      <style:paragraph-properties fo:text-align="start" style:justify-single-word="false"/>
      <style:text-properties fo:color="#000000" style:font-name="Calibri" fo:font-size="12pt" style:text-underline-style="none" fo:font-weight="normal" officeooo:rsid="00ebfbe1" officeooo:paragraph-rsid="014ef4ac" style:font-size-asian="12pt" style:font-weight-asian="normal" style:font-size-complex="12pt" style:font-weight-complex="normal"/>
    </style:style>
    <style:style style:name="P648" style:family="paragraph" style:parent-style-name="Standard" style:list-style-name="L56">
      <style:paragraph-properties fo:text-align="start" style:justify-single-word="false"/>
      <style:text-properties fo:color="#000000" style:font-name="Calibri" fo:font-size="12pt" style:text-underline-style="none" fo:font-weight="normal" officeooo:rsid="00ec2ecb" officeooo:paragraph-rsid="014ef4ac" style:font-size-asian="12pt" style:font-weight-asian="normal" style:font-size-complex="12pt" style:font-weight-complex="normal"/>
    </style:style>
    <style:style style:name="P649" style:family="paragraph" style:parent-style-name="Standard" style:list-style-name="L58">
      <style:paragraph-properties fo:text-align="start" style:justify-single-word="false"/>
      <style:text-properties fo:color="#000000" style:font-name="Calibri" fo:font-size="12pt" style:text-underline-style="none" fo:font-weight="normal" officeooo:rsid="00f42a41" officeooo:paragraph-rsid="015919ab" style:font-size-asian="12pt" style:font-weight-asian="normal" style:font-size-complex="12pt" style:font-weight-complex="normal"/>
    </style:style>
    <style:style style:name="P650" style:family="paragraph" style:parent-style-name="Standard" style:list-style-name="L59">
      <style:paragraph-properties fo:text-align="start" style:justify-single-word="false"/>
      <style:text-properties fo:color="#000000" style:font-name="Calibri" fo:font-size="12pt" style:text-underline-style="none" fo:font-weight="normal" officeooo:rsid="00fbc4b0" officeooo:paragraph-rsid="018ec896" style:font-size-asian="12pt" style:font-weight-asian="normal" style:font-size-complex="12pt" style:font-weight-complex="normal"/>
    </style:style>
    <style:style style:name="P651" style:family="paragraph" style:parent-style-name="Standard" style:list-style-name="L60">
      <style:paragraph-properties fo:text-align="start" style:justify-single-word="false"/>
      <style:text-properties fo:color="#000000" style:font-name="Calibri" fo:font-size="12pt" style:text-underline-style="none" fo:font-weight="normal" officeooo:rsid="00fbc4b0" officeooo:paragraph-rsid="01924930" style:font-size-asian="12pt" style:font-weight-asian="normal" style:font-size-complex="12pt" style:font-weight-complex="normal"/>
    </style:style>
    <style:style style:name="P652" style:family="paragraph" style:parent-style-name="Standard" style:list-style-name="L61">
      <style:paragraph-properties fo:text-align="start" style:justify-single-word="false"/>
      <style:text-properties fo:color="#000000" style:font-name="Calibri" fo:font-size="12pt" style:text-underline-style="none" fo:font-weight="normal" officeooo:rsid="0056842c" officeooo:paragraph-rsid="0193fd5f" style:font-size-asian="12pt" style:font-weight-asian="normal" style:font-size-complex="12pt" style:font-weight-complex="normal"/>
    </style:style>
    <style:style style:name="P653" style:family="paragraph" style:parent-style-name="Standard" style:list-style-name="L63">
      <style:paragraph-properties fo:text-align="start" style:justify-single-word="false"/>
      <style:text-properties fo:color="#000000" style:font-name="Calibri" fo:font-size="12pt" style:text-underline-style="none" fo:font-weight="normal" officeooo:rsid="0106791e" officeooo:paragraph-rsid="01953f66" style:font-size-asian="12pt" style:font-weight-asian="normal" style:font-size-complex="12pt" style:font-weight-complex="normal"/>
    </style:style>
    <style:style style:name="P654" style:family="paragraph" style:parent-style-name="Standard" style:list-style-name="L64">
      <style:paragraph-properties fo:text-align="start" style:justify-single-word="false"/>
      <style:text-properties fo:color="#000000" style:font-name="Calibri" fo:font-size="12pt" style:text-underline-style="none" fo:font-weight="normal" officeooo:rsid="0056ff6f" officeooo:paragraph-rsid="01973d25" style:font-size-asian="12pt" style:font-weight-asian="normal" style:font-size-complex="12pt" style:font-weight-complex="normal"/>
    </style:style>
    <style:style style:name="P655" style:family="paragraph" style:parent-style-name="Standard" style:list-style-name="L72">
      <style:paragraph-properties fo:text-align="start" style:justify-single-word="false"/>
      <style:text-properties fo:color="#000000" style:font-name="Calibri" fo:font-size="12pt" style:text-underline-style="none" fo:font-weight="normal" officeooo:rsid="0056ff6f" officeooo:paragraph-rsid="01a1a4cb" style:font-size-asian="12pt" style:font-weight-asian="normal" style:font-size-complex="12pt" style:font-weight-complex="normal"/>
    </style:style>
    <style:style style:name="P656" style:family="paragraph" style:parent-style-name="Standard" style:list-style-name="L65">
      <style:paragraph-properties fo:text-align="start" style:justify-single-word="false"/>
      <style:text-properties fo:color="#000000" style:font-name="Calibri" fo:font-size="12pt" style:text-underline-style="none" fo:font-weight="normal" officeooo:rsid="01084b3a" officeooo:paragraph-rsid="01973d25" style:font-size-asian="12pt" style:font-weight-asian="normal" style:font-size-complex="12pt" style:font-weight-complex="normal"/>
    </style:style>
    <style:style style:name="P657" style:family="paragraph" style:parent-style-name="Standard" style:list-style-name="L66">
      <style:paragraph-properties fo:text-align="start" style:justify-single-word="false"/>
      <style:text-properties fo:color="#000000" style:font-name="Calibri" fo:font-size="12pt" style:text-underline-style="none" fo:font-weight="normal" officeooo:rsid="0109bc95" officeooo:paragraph-rsid="01993343" style:font-size-asian="12pt" style:font-weight-asian="normal" style:font-size-complex="12pt" style:font-weight-complex="normal"/>
    </style:style>
    <style:style style:name="P658" style:family="paragraph" style:parent-style-name="Standard" style:list-style-name="L67">
      <style:paragraph-properties fo:text-align="start" style:justify-single-word="false"/>
      <style:text-properties fo:color="#000000" style:font-name="Calibri" fo:font-size="12pt" style:text-underline-style="none" fo:font-weight="normal" officeooo:rsid="0109c3a3" officeooo:paragraph-rsid="019c35fc" style:font-size-asian="12pt" style:font-weight-asian="normal" style:font-size-complex="12pt" style:font-weight-complex="normal"/>
    </style:style>
    <style:style style:name="P659" style:family="paragraph" style:parent-style-name="Standard" style:list-style-name="L68">
      <style:paragraph-properties fo:text-align="start" style:justify-single-word="false"/>
      <style:text-properties fo:color="#000000" style:font-name="Calibri" fo:font-size="12pt" style:text-underline-style="none" fo:font-weight="normal" officeooo:rsid="0109c3a3" officeooo:paragraph-rsid="019c35fc" style:font-size-asian="12pt" style:font-weight-asian="normal" style:font-size-complex="12pt" style:font-weight-complex="normal"/>
    </style:style>
    <style:style style:name="P660" style:family="paragraph" style:parent-style-name="Standard" style:list-style-name="L69">
      <style:paragraph-properties fo:text-align="start" style:justify-single-word="false"/>
      <style:text-properties fo:color="#000000" style:font-name="Calibri" fo:font-size="12pt" style:text-underline-style="none" fo:font-weight="normal" officeooo:rsid="0109c3a3" officeooo:paragraph-rsid="019c35fc" style:font-size-asian="12pt" style:font-weight-asian="normal" style:font-size-complex="12pt" style:font-weight-complex="normal"/>
    </style:style>
    <style:style style:name="P661" style:family="paragraph" style:parent-style-name="Standard" style:list-style-name="L70">
      <style:paragraph-properties fo:text-align="start" style:justify-single-word="false"/>
      <style:text-properties fo:color="#000000" style:font-name="Calibri" fo:font-size="12pt" style:text-underline-style="none" fo:font-weight="normal" officeooo:rsid="0109c3a3" officeooo:paragraph-rsid="019c35fc" style:font-size-asian="12pt" style:font-weight-asian="normal" style:font-size-complex="12pt" style:font-weight-complex="normal"/>
    </style:style>
    <style:style style:name="P662" style:family="paragraph" style:parent-style-name="Standard" style:list-style-name="L74">
      <style:paragraph-properties fo:text-align="start" style:justify-single-word="false"/>
      <style:text-properties fo:color="#000000" style:font-name="Calibri" fo:font-size="12pt" style:text-underline-style="none" fo:font-weight="normal" officeooo:rsid="010b3c75" officeooo:paragraph-rsid="01a3e2b2" style:font-size-asian="12pt" style:font-weight-asian="normal" style:font-size-complex="12pt" style:font-weight-complex="normal"/>
    </style:style>
    <style:style style:name="P663" style:family="paragraph" style:parent-style-name="Standard" style:list-style-name="L74">
      <style:paragraph-properties fo:text-align="start" style:justify-single-word="false"/>
      <style:text-properties fo:color="#000000" style:font-name="Calibri" fo:font-size="12pt" style:text-underline-style="none" fo:font-weight="normal" officeooo:rsid="010ce087" officeooo:paragraph-rsid="01a3e2b2" style:font-size-asian="12pt" style:font-weight-asian="normal" style:font-size-complex="12pt" style:font-weight-complex="normal"/>
    </style:style>
    <style:style style:name="P664" style:family="paragraph" style:parent-style-name="Standard" style:list-style-name="L75">
      <style:paragraph-properties fo:text-align="start" style:justify-single-word="false"/>
      <style:text-properties fo:color="#000000" style:font-name="Calibri" fo:font-size="12pt" style:text-underline-style="none" fo:font-weight="normal" officeooo:rsid="0058eab3" officeooo:paragraph-rsid="01a3e2b2" style:font-size-asian="12pt" style:font-weight-asian="normal" style:font-size-complex="12pt" style:font-weight-complex="normal"/>
    </style:style>
    <style:style style:name="P665" style:family="paragraph" style:parent-style-name="Standard" style:list-style-name="L61">
      <style:paragraph-properties fo:text-align="start" style:justify-single-word="false"/>
      <style:text-properties fo:color="#000000" style:font-name="Calibri" fo:font-size="12pt" style:text-underline-style="none" fo:font-weight="bold" officeooo:rsid="0056842c" officeooo:paragraph-rsid="0193fd5f" style:font-size-asian="12pt" style:font-weight-asian="bold" style:font-size-complex="12pt" style:font-weight-complex="bold"/>
    </style:style>
    <style:style style:name="P666" style:family="paragraph" style:parent-style-name="Standard" style:list-style-name="L32">
      <style:paragraph-properties fo:text-align="start" style:justify-single-word="false"/>
      <style:text-properties fo:color="#000000" style:font-name="Calibri" fo:font-size="12pt" style:text-underline-style="solid" style:text-underline-width="auto" style:text-underline-color="font-color" fo:font-weight="normal" officeooo:rsid="00b0b57a" officeooo:paragraph-rsid="00b0b57a" style:font-size-asian="12pt" style:font-weight-asian="normal" style:font-size-complex="12pt" style:font-weight-complex="normal"/>
    </style:style>
    <style:style style:name="P667" style:family="paragraph" style:parent-style-name="Standard" style:list-style-name="L44">
      <style:paragraph-properties fo:text-align="start" style:justify-single-word="false"/>
      <style:text-properties fo:color="#000000" style:font-name="Calibri" fo:font-size="12pt" style:text-underline-style="solid" style:text-underline-width="auto" style:text-underline-color="font-color" fo:font-weight="normal" officeooo:rsid="00cb0394" officeooo:paragraph-rsid="00cb0394" style:font-size-asian="12pt" style:font-weight-asian="normal" style:font-size-complex="12pt" style:font-weight-complex="normal"/>
    </style:style>
    <style:style style:name="P668" style:family="paragraph" style:parent-style-name="Standard" style:list-style-name="L45">
      <style:paragraph-properties fo:text-align="start" style:justify-single-word="false"/>
      <style:text-properties fo:color="#000000" style:font-name="Calibri" fo:font-size="12pt" style:text-underline-style="solid" style:text-underline-width="auto" style:text-underline-color="font-color" fo:font-weight="normal" officeooo:rsid="00d1f719" officeooo:paragraph-rsid="012a8711" style:font-size-asian="12pt" style:font-weight-asian="normal" style:font-size-complex="12pt" style:font-weight-complex="normal"/>
    </style:style>
    <style:style style:name="P669" style:family="paragraph" style:parent-style-name="Standard" style:list-style-name="L45">
      <style:paragraph-properties fo:text-align="start" style:justify-single-word="false"/>
      <style:text-properties fo:color="#000000" style:font-name="Calibri" fo:font-size="12pt" style:text-underline-style="solid" style:text-underline-width="auto" style:text-underline-color="font-color" fo:font-weight="normal" officeooo:rsid="00d1f719" officeooo:paragraph-rsid="00d1f719" style:font-size-asian="12pt" style:font-weight-asian="normal" style:font-size-complex="12pt" style:font-weight-complex="normal"/>
    </style:style>
    <style:style style:name="P670" style:family="paragraph" style:parent-style-name="Standard" style:list-style-name="L45">
      <style:paragraph-properties fo:text-align="start" style:justify-single-word="false"/>
      <style:text-properties fo:color="#000000" style:font-name="Calibri" fo:font-size="12pt" style:text-underline-style="solid" style:text-underline-width="auto" style:text-underline-color="font-color" fo:font-weight="normal" officeooo:rsid="00d1f719" officeooo:paragraph-rsid="01863676" style:font-size-asian="12pt" style:font-weight-asian="normal" style:font-size-complex="12pt" style:font-weight-complex="normal"/>
    </style:style>
    <style:style style:name="P671" style:family="paragraph" style:parent-style-name="Standard" style:list-style-name="L48">
      <style:paragraph-properties fo:text-align="start" style:justify-single-word="false"/>
      <style:text-properties fo:color="#000000" style:font-name="Calibri" fo:font-size="12pt" style:text-underline-style="solid" style:text-underline-width="auto" style:text-underline-color="font-color" fo:font-weight="normal" officeooo:rsid="0043a1d8" officeooo:paragraph-rsid="01735164" style:font-size-asian="12pt" style:font-weight-asian="normal" style:font-size-complex="12pt" style:font-weight-complex="normal"/>
    </style:style>
    <style:style style:name="P672" style:family="paragraph" style:parent-style-name="Standard" style:list-style-name="L48">
      <style:paragraph-properties fo:text-align="start" style:justify-single-word="false"/>
      <style:text-properties fo:color="#000000" style:font-name="Calibri" fo:font-size="12pt" style:text-underline-style="solid" style:text-underline-width="auto" style:text-underline-color="font-color" fo:font-weight="normal" officeooo:rsid="0043a1d8" officeooo:paragraph-rsid="0043a1d8" style:font-size-asian="12pt" style:font-weight-asian="normal" style:font-size-complex="12pt" style:font-weight-complex="normal"/>
    </style:style>
    <style:style style:name="P673" style:family="paragraph" style:parent-style-name="Standard" style:list-style-name="L49">
      <style:paragraph-properties fo:text-align="start" style:justify-single-word="false"/>
      <style:text-properties fo:color="#000000" style:font-name="Calibri" fo:font-size="12pt" style:text-underline-style="solid" style:text-underline-width="auto" style:text-underline-color="font-color" fo:font-weight="normal" officeooo:rsid="00dde032" officeooo:paragraph-rsid="00dde032" style:font-size-asian="12pt" style:font-weight-asian="normal" style:font-size-complex="12pt" style:font-weight-complex="normal"/>
    </style:style>
    <style:style style:name="P674" style:family="paragraph" style:parent-style-name="Standard" style:list-style-name="L51">
      <style:paragraph-properties fo:text-align="start" style:justify-single-word="false"/>
      <style:text-properties fo:color="#000000" style:font-name="Calibri" fo:font-size="12pt" style:text-underline-style="solid" style:text-underline-width="auto" style:text-underline-color="font-color" fo:font-weight="normal" officeooo:rsid="0046e21e" officeooo:paragraph-rsid="01738336" style:font-size-asian="12pt" style:font-weight-asian="normal" style:font-size-complex="12pt" style:font-weight-complex="normal"/>
    </style:style>
    <style:style style:name="P675" style:family="paragraph" style:parent-style-name="Standard" style:list-style-name="L52">
      <style:paragraph-properties fo:text-align="start" style:justify-single-word="false"/>
      <style:text-properties fo:color="#000000" style:font-name="Calibri" fo:font-size="12pt" style:text-underline-style="solid" style:text-underline-width="auto" style:text-underline-color="font-color" fo:font-weight="normal" officeooo:rsid="00e61ae9" officeooo:paragraph-rsid="0134671b" style:font-size-asian="12pt" style:font-weight-asian="normal" style:font-size-complex="12pt" style:font-weight-complex="normal"/>
    </style:style>
    <style:style style:name="P676" style:family="paragraph" style:parent-style-name="Standard" style:list-style-name="L53">
      <style:paragraph-properties fo:text-align="start" style:justify-single-word="false"/>
      <style:text-properties fo:color="#000000" style:font-name="Calibri" fo:font-size="12pt" style:text-underline-style="solid" style:text-underline-width="auto" style:text-underline-color="font-color" fo:font-weight="normal" officeooo:rsid="00ea3dca" officeooo:paragraph-rsid="014bac2b" style:font-size-asian="12pt" style:font-weight-asian="normal" style:font-size-complex="12pt" style:font-weight-complex="normal"/>
    </style:style>
    <style:style style:name="P677" style:family="paragraph" style:parent-style-name="Standard" style:list-style-name="L54">
      <style:paragraph-properties fo:text-align="start" style:justify-single-word="false"/>
      <style:text-properties fo:color="#000000" style:font-name="Calibri" fo:font-size="12pt" style:text-underline-style="solid" style:text-underline-width="auto" style:text-underline-color="font-color" fo:font-weight="normal" officeooo:rsid="00eb3f91" officeooo:paragraph-rsid="014d53e7" style:font-size-asian="12pt" style:font-weight-asian="normal" style:font-size-complex="12pt" style:font-weight-complex="normal"/>
    </style:style>
    <style:style style:name="P678" style:family="paragraph" style:parent-style-name="Standard" style:list-style-name="L57">
      <style:paragraph-properties fo:text-align="start" style:justify-single-word="false"/>
      <style:text-properties fo:color="#000000" style:font-name="Calibri" fo:font-size="12pt" style:text-underline-style="solid" style:text-underline-width="auto" style:text-underline-color="font-color" fo:font-weight="normal" officeooo:rsid="00fed411" officeooo:paragraph-rsid="018b09dd" style:font-size-asian="12pt" style:font-weight-asian="normal" style:font-size-complex="12pt" style:font-weight-complex="normal"/>
    </style:style>
    <style:style style:name="P679" style:family="paragraph" style:parent-style-name="Standard" style:list-style-name="L58">
      <style:paragraph-properties fo:text-align="start" style:justify-single-word="false"/>
      <style:text-properties fo:color="#000000" style:font-name="Calibri" fo:font-size="12pt" style:text-underline-style="solid" style:text-underline-width="auto" style:text-underline-color="font-color" fo:font-weight="normal" officeooo:rsid="00f42a41" officeooo:paragraph-rsid="0176c1c2" style:font-size-asian="12pt" style:font-weight-asian="normal" style:font-size-complex="12pt" style:font-weight-complex="normal"/>
    </style:style>
    <style:style style:name="P680" style:family="paragraph" style:parent-style-name="Standard" style:list-style-name="L58">
      <style:paragraph-properties fo:text-align="start" style:justify-single-word="false"/>
      <style:text-properties fo:color="#000000" style:font-name="Calibri" fo:font-size="12pt" style:text-underline-style="solid" style:text-underline-width="auto" style:text-underline-color="font-color" fo:font-weight="normal" officeooo:rsid="00f42a41" officeooo:paragraph-rsid="015919ab" style:font-size-asian="12pt" style:font-weight-asian="normal" style:font-size-complex="12pt" style:font-weight-complex="normal"/>
    </style:style>
    <style:style style:name="P681" style:family="paragraph" style:parent-style-name="Standard" style:list-style-name="L61">
      <style:paragraph-properties fo:text-align="start" style:justify-single-word="false"/>
      <style:text-properties fo:color="#000000" style:font-name="Calibri" fo:font-size="12pt" style:text-underline-style="solid" style:text-underline-width="auto" style:text-underline-color="font-color" fo:font-weight="normal" officeooo:rsid="0056842c" officeooo:paragraph-rsid="0193fd5f" style:font-size-asian="12pt" style:font-weight-asian="normal" style:font-size-complex="12pt" style:font-weight-complex="normal"/>
    </style:style>
    <style:style style:name="P682" style:family="paragraph" style:parent-style-name="Standard" style:list-style-name="L62">
      <style:paragraph-properties fo:text-align="start" style:justify-single-word="false"/>
      <style:text-properties fo:color="#000000" style:font-name="Calibri" fo:font-size="12pt" style:text-underline-style="solid" style:text-underline-width="auto" style:text-underline-color="font-color" fo:font-weight="normal" officeooo:rsid="0056842c" officeooo:paragraph-rsid="01953f66" style:font-size-asian="12pt" style:font-weight-asian="normal" style:font-size-complex="12pt" style:font-weight-complex="normal"/>
    </style:style>
    <style:style style:name="P683" style:family="paragraph" style:parent-style-name="Standard" style:list-style-name="L63">
      <style:paragraph-properties fo:text-align="start" style:justify-single-word="false"/>
      <style:text-properties fo:color="#000000" style:font-name="Calibri" fo:font-size="12pt" style:text-underline-style="solid" style:text-underline-width="auto" style:text-underline-color="font-color" fo:font-weight="normal" officeooo:rsid="0056842c" officeooo:paragraph-rsid="01953f66" style:font-size-asian="12pt" style:font-weight-asian="normal" style:font-size-complex="12pt" style:font-weight-complex="normal"/>
    </style:style>
    <style:style style:name="P684" style:family="paragraph" style:parent-style-name="Standard" style:list-style-name="L64">
      <style:paragraph-properties fo:text-align="start" style:justify-single-word="false"/>
      <style:text-properties fo:color="#000000" style:font-name="Calibri" fo:font-size="12pt" style:text-underline-style="solid" style:text-underline-width="auto" style:text-underline-color="font-color" fo:font-weight="normal" officeooo:rsid="0056ff6f" officeooo:paragraph-rsid="01973d25" style:font-size-asian="12pt" style:font-weight-asian="normal" style:font-size-complex="12pt" style:font-weight-complex="normal"/>
    </style:style>
    <style:style style:name="P685" style:family="paragraph" style:parent-style-name="Standard" style:list-style-name="L72">
      <style:paragraph-properties fo:text-align="start" style:justify-single-word="false"/>
      <style:text-properties fo:color="#000000" style:font-name="Calibri" fo:font-size="12pt" style:text-underline-style="solid" style:text-underline-width="auto" style:text-underline-color="font-color" fo:font-weight="normal" officeooo:rsid="0056ff6f" officeooo:paragraph-rsid="01a1a4cb" style:font-size-asian="12pt" style:font-weight-asian="normal" style:font-size-complex="12pt" style:font-weight-complex="normal"/>
    </style:style>
    <style:style style:name="P686" style:family="paragraph" style:parent-style-name="Standard" style:list-style-name="L73">
      <style:paragraph-properties fo:text-align="start" style:justify-single-word="false"/>
      <style:text-properties fo:color="#000000" style:font-name="Calibri" fo:font-size="12pt" style:text-underline-style="solid" style:text-underline-width="auto" style:text-underline-color="font-color" fo:font-weight="normal" officeooo:rsid="0056ff6f" officeooo:paragraph-rsid="01a3d859" style:font-size-asian="12pt" style:font-weight-asian="normal" style:font-size-complex="12pt" style:font-weight-complex="normal"/>
    </style:style>
    <style:style style:name="P687" style:family="paragraph" style:parent-style-name="Standard" style:list-style-name="L66">
      <style:paragraph-properties fo:text-align="start" style:justify-single-word="false"/>
      <style:text-properties fo:color="#000000" style:font-name="Calibri" fo:font-size="12pt" style:text-underline-style="solid" style:text-underline-width="auto" style:text-underline-color="font-color" fo:font-weight="normal" officeooo:rsid="0109bc95" officeooo:paragraph-rsid="01993343" style:font-size-asian="12pt" style:font-weight-asian="normal" style:font-size-complex="12pt" style:font-weight-complex="normal"/>
    </style:style>
    <style:style style:name="P688" style:family="paragraph" style:parent-style-name="Standard" style:list-style-name="L68">
      <style:paragraph-properties fo:text-align="start" style:justify-single-word="false"/>
      <style:text-properties fo:color="#000000" style:font-name="Calibri" fo:font-size="12pt" style:text-underline-style="solid" style:text-underline-width="auto" style:text-underline-color="font-color" fo:font-weight="normal" officeooo:rsid="0109c3a3" officeooo:paragraph-rsid="019c35fc" style:font-size-asian="12pt" style:font-weight-asian="normal" style:font-size-complex="12pt" style:font-weight-complex="normal"/>
    </style:style>
    <style:style style:name="P689" style:family="paragraph" style:parent-style-name="Standard" style:list-style-name="L70">
      <style:paragraph-properties fo:text-align="start" style:justify-single-word="false"/>
      <style:text-properties fo:color="#000000" style:font-name="Calibri" fo:font-size="12pt" style:text-underline-style="solid" style:text-underline-width="auto" style:text-underline-color="font-color" fo:font-weight="normal" officeooo:rsid="0109c3a3" officeooo:paragraph-rsid="019d9bfe" style:font-size-asian="12pt" style:font-weight-asian="normal" style:font-size-complex="12pt" style:font-weight-complex="normal"/>
    </style:style>
    <style:style style:name="P690" style:family="paragraph" style:parent-style-name="Standard" style:list-style-name="L74">
      <style:paragraph-properties fo:text-align="start" style:justify-single-word="false"/>
      <style:text-properties fo:color="#000000" style:font-name="Calibri" fo:font-size="12pt" style:text-underline-style="solid" style:text-underline-width="auto" style:text-underline-color="font-color" fo:font-weight="normal" officeooo:rsid="010b3c75" officeooo:paragraph-rsid="01a3e2b2" style:font-size-asian="12pt" style:font-weight-asian="normal" style:font-size-complex="12pt" style:font-weight-complex="normal"/>
    </style:style>
    <style:style style:name="P691" style:family="paragraph" style:parent-style-name="Standard" style:list-style-name="L63">
      <style:paragraph-properties fo:text-align="start" style:justify-single-word="false"/>
      <style:text-properties fo:color="#000000" style:font-name="Calibri" fo:font-size="12pt" style:text-underline-style="solid" style:text-underline-width="auto" style:text-underline-color="font-color" fo:font-weight="bold" officeooo:rsid="0056842c" officeooo:paragraph-rsid="01953f66" style:font-size-asian="12pt" style:font-weight-asian="bold" style:font-size-complex="12pt" style:font-weight-complex="bold"/>
    </style:style>
    <style:style style:name="P692" style:family="paragraph" style:parent-style-name="Standard" style:list-style-name="L37">
      <style:paragraph-properties fo:text-align="start" style:justify-single-word="false"/>
      <style:text-properties fo:color="#000000" style:font-name="Calibri" fo:font-size="12pt" fo:font-style="normal" style:text-underline-style="none" fo:font-weight="normal" officeooo:rsid="00c8358f" officeooo:paragraph-rsid="00c8358f" style:font-size-asian="12pt" style:font-style-asian="normal" style:font-weight-asian="normal" style:font-size-complex="12pt" style:font-style-complex="normal" style:font-weight-complex="normal"/>
    </style:style>
    <style:style style:name="P693" style:family="paragraph" style:parent-style-name="Standard" style:list-style-name="L40">
      <style:paragraph-properties fo:text-align="start" style:justify-single-word="false"/>
      <style:text-properties fo:color="#000000" style:font-name="Calibri" fo:font-size="12pt" fo:font-style="normal" style:text-underline-style="none" fo:font-weight="normal" officeooo:rsid="00c92307" officeooo:paragraph-rsid="00c8358f" style:font-size-asian="12pt" style:font-style-asian="normal" style:font-weight-asian="normal" style:font-size-complex="12pt" style:font-style-complex="normal" style:font-weight-complex="normal"/>
    </style:style>
    <style:style style:name="P694" style:family="paragraph" style:parent-style-name="Standard" style:list-style-name="L41">
      <style:paragraph-properties fo:text-align="start" style:justify-single-word="false"/>
      <style:text-properties fo:color="#000000" style:font-name="Calibri" fo:font-size="12pt" fo:font-style="normal" style:text-underline-style="none" fo:font-weight="normal" officeooo:rsid="00cb0394" officeooo:paragraph-rsid="00cb0394" style:font-size-asian="12pt" style:font-style-asian="normal" style:font-weight-asian="normal" style:font-size-complex="12pt" style:font-style-complex="normal" style:font-weight-complex="normal"/>
    </style:style>
    <style:style style:name="P695" style:family="paragraph" style:parent-style-name="Standard" style:list-style-name="L38">
      <style:paragraph-properties fo:text-align="start" style:justify-single-word="false"/>
      <style:text-properties fo:color="#000000" style:font-name="Calibri" fo:font-size="12pt" fo:font-style="normal" style:text-underline-style="solid" style:text-underline-width="auto" style:text-underline-color="font-color" fo:font-weight="bold" officeooo:rsid="00c8358f" officeooo:paragraph-rsid="00c8358f" style:font-size-asian="12pt" style:font-style-asian="normal" style:font-weight-asian="bold" style:font-size-complex="12pt" style:font-style-complex="normal" style:font-weight-complex="bold"/>
    </style:style>
    <style:style style:name="P696" style:family="paragraph" style:parent-style-name="Standard" style:list-style-name="L39">
      <style:paragraph-properties fo:text-align="start" style:justify-single-word="false"/>
      <style:text-properties fo:color="#000000" style:font-name="Calibri" fo:font-size="12pt" fo:font-style="normal" style:text-underline-style="solid" style:text-underline-width="auto" style:text-underline-color="font-color" fo:font-weight="bold" officeooo:rsid="00c8358f" officeooo:paragraph-rsid="00c8358f" style:font-size-asian="12pt" style:font-style-asian="normal" style:font-weight-asian="bold" style:font-size-complex="12pt" style:font-style-complex="normal" style:font-weight-complex="bold"/>
    </style:style>
    <style:style style:name="P697" style:family="paragraph" style:parent-style-name="Standard" style:list-style-name="L40">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c8358f" officeooo:paragraph-rsid="00c8358f" style:font-size-asian="12pt" style:font-style-asian="normal" style:font-weight-asian="normal" style:font-size-complex="12pt" style:font-style-complex="normal" style:font-weight-complex="normal"/>
    </style:style>
    <style:style style:name="P698" style:family="paragraph" style:parent-style-name="Standard" style:list-style-name="L40">
      <style:paragraph-properties fo:text-align="start" style:justify-single-word="false"/>
      <style:text-properties fo:color="#000000" style:font-name="Calibri" fo:font-size="12pt" fo:font-style="normal" style:text-underline-style="solid" style:text-underline-width="auto" style:text-underline-color="font-color" fo:font-weight="normal" officeooo:rsid="00c8358f" officeooo:paragraph-rsid="0183a736" style:font-size-asian="12pt" style:font-style-asian="normal" style:font-weight-asian="normal" style:font-size-complex="12pt" style:font-style-complex="normal" style:font-weight-complex="normal"/>
    </style:style>
    <style:style style:name="P699" style:family="paragraph">
      <style:paragraph-properties fo:text-align="center"/>
    </style:style>
    <style:style style:name="P700" style:family="paragraph">
      <style:paragraph-properties fo:text-align="center"/>
      <style:text-properties fo:font-size="12pt"/>
    </style:style>
    <style:style style:name="P701" style:family="paragraph">
      <style:text-properties fo:color="#000000" style:font-name="Calibri" fo:font-size="12pt" style:font-name-complex="Calibri"/>
    </style:style>
    <style:style style:name="P702" style:family="paragraph">
      <style:text-properties fo:font-weight="bold" style:font-weight-asian="bold" style:font-weight-complex="bold"/>
    </style:style>
    <style:style style:name="P703" style:family="paragraph">
      <style:paragraph-properties fo:text-align="center"/>
      <style:text-properties fo:font-weight="bold" style:font-weight-asian="bold" style:font-weight-complex="bold"/>
    </style:style>
    <style:style style:name="T1" style:family="text">
      <style:text-properties style:text-underline-style="none"/>
    </style:style>
    <style:style style:name="T2" style:family="text">
      <style:text-properties style:text-underline-style="none" officeooo:rsid="00044011"/>
    </style:style>
    <style:style style:name="T3" style:family="text">
      <style:text-properties style:text-underline-style="none" officeooo:rsid="00060d4d"/>
    </style:style>
    <style:style style:name="T4" style:family="text">
      <style:text-properties style:text-underline-style="none" officeooo:rsid="00078b6d"/>
    </style:style>
    <style:style style:name="T5" style:family="text">
      <style:text-properties style:text-underline-style="none" officeooo:rsid="0008c3fb"/>
    </style:style>
    <style:style style:name="T6" style:family="text">
      <style:text-properties style:text-underline-style="none" officeooo:rsid="000931c1"/>
    </style:style>
    <style:style style:name="T7" style:family="text">
      <style:text-properties style:text-underline-style="none" officeooo:rsid="000ae608"/>
    </style:style>
    <style:style style:name="T8" style:family="text">
      <style:text-properties style:text-underline-style="none" officeooo:rsid="0012716b"/>
    </style:style>
    <style:style style:name="T9" style:family="text">
      <style:text-properties style:text-underline-style="none" officeooo:rsid="00135b70"/>
    </style:style>
    <style:style style:name="T10" style:family="text">
      <style:text-properties style:text-underline-style="none" officeooo:rsid="0010c0fe"/>
    </style:style>
    <style:style style:name="T11" style:family="text">
      <style:text-properties style:text-underline-style="none" officeooo:rsid="00116624"/>
    </style:style>
    <style:style style:name="T12" style:family="text">
      <style:text-properties style:text-underline-style="none" officeooo:rsid="0020ade7"/>
    </style:style>
    <style:style style:name="T13" style:family="text">
      <style:text-properties style:text-underline-style="none" officeooo:rsid="0022b61c"/>
    </style:style>
    <style:style style:name="T14" style:family="text">
      <style:text-properties style:text-underline-style="none" officeooo:rsid="0022bc86"/>
    </style:style>
    <style:style style:name="T15" style:family="text">
      <style:text-properties style:text-underline-style="none" officeooo:rsid="002975e6"/>
    </style:style>
    <style:style style:name="T16" style:family="text">
      <style:text-properties style:text-underline-style="none" officeooo:rsid="0043a1d8"/>
    </style:style>
    <style:style style:name="T17" style:family="text">
      <style:text-properties style:text-underline-style="none" officeooo:rsid="004e4594"/>
    </style:style>
    <style:style style:name="T18" style:family="text">
      <style:text-properties style:text-underline-style="none" officeooo:rsid="004e9f2a"/>
    </style:style>
    <style:style style:name="T19" style:family="text">
      <style:text-properties style:text-underline-style="none" officeooo:rsid="005fddb8"/>
    </style:style>
    <style:style style:name="T20" style:family="text">
      <style:text-properties style:text-underline-style="none" officeooo:rsid="0068edff"/>
    </style:style>
    <style:style style:name="T21" style:family="text">
      <style:text-properties style:text-underline-style="none" officeooo:rsid="006b2e03"/>
    </style:style>
    <style:style style:name="T22" style:family="text">
      <style:text-properties style:text-underline-style="none" officeooo:rsid="006c9846"/>
    </style:style>
    <style:style style:name="T23" style:family="text">
      <style:text-properties style:text-underline-style="none" officeooo:rsid="006f7745"/>
    </style:style>
    <style:style style:name="T24" style:family="text">
      <style:text-properties style:text-underline-style="none" officeooo:rsid="00898f10"/>
    </style:style>
    <style:style style:name="T25" style:family="text">
      <style:text-properties style:text-underline-style="none" officeooo:rsid="008aa2f0"/>
    </style:style>
    <style:style style:name="T26" style:family="text">
      <style:text-properties style:text-underline-style="none" officeooo:rsid="008fd235"/>
    </style:style>
    <style:style style:name="T27" style:family="text">
      <style:text-properties style:text-underline-style="none" officeooo:rsid="008fef62"/>
    </style:style>
    <style:style style:name="T28" style:family="text">
      <style:text-properties style:text-underline-style="none" officeooo:rsid="00918e34"/>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1a0155" style:font-weight-asian="normal" style:font-weight-complex="normal"/>
    </style:style>
    <style:style style:name="T31" style:family="text">
      <style:text-properties style:text-underline-style="none" fo:font-weight="normal" officeooo:rsid="006c9846" style:font-weight-asian="normal" style:font-weight-complex="normal"/>
    </style:style>
    <style:style style:name="T32" style:family="text">
      <style:text-properties style:text-underline-style="none" fo:font-weight="normal" officeooo:rsid="006f7745" style:font-weight-asian="normal" style:font-weight-complex="normal"/>
    </style:style>
    <style:style style:name="T33" style:family="text">
      <style:text-properties style:text-underline-style="none" fo:font-weight="normal" officeooo:rsid="005de963" style:font-weight-asian="normal" style:font-weight-complex="normal"/>
    </style:style>
    <style:style style:name="T34" style:family="text">
      <style:text-properties style:text-underline-style="none" fo:font-weight="normal" officeooo:rsid="00872197" style:font-weight-asian="normal" style:font-weight-complex="normal"/>
    </style:style>
    <style:style style:name="T35" style:family="text">
      <style:text-properties style:text-underline-style="none" fo:font-weight="normal" officeooo:rsid="0088b2bb" style:font-weight-asian="normal" style:font-weight-complex="normal"/>
    </style:style>
    <style:style style:name="T36" style:family="text">
      <style:text-properties style:text-underline-style="none" fo:font-weight="normal" officeooo:rsid="00942b04" style:font-weight-asian="normal" style:font-weight-complex="normal"/>
    </style:style>
    <style:style style:name="T37" style:family="text">
      <style:text-properties style:text-underline-style="none" officeooo:rsid="0092ceb1"/>
    </style:style>
    <style:style style:name="T38" style:family="text">
      <style:text-properties style:text-underline-style="none" officeooo:rsid="009974ca"/>
    </style:style>
    <style:style style:name="T39" style:family="text">
      <style:text-properties style:text-underline-style="none" officeooo:rsid="009d2e0f"/>
    </style:style>
    <style:style style:name="T40" style:family="text">
      <style:text-properties style:text-underline-style="none" officeooo:rsid="009e0a03"/>
    </style:style>
    <style:style style:name="T41" style:family="text">
      <style:text-properties style:text-underline-style="none" officeooo:rsid="00a49531"/>
    </style:style>
    <style:style style:name="T42" style:family="text">
      <style:text-properties style:text-underline-style="none" officeooo:rsid="00a5e7bd"/>
    </style:style>
    <style:style style:name="T43" style:family="text">
      <style:text-properties style:text-underline-style="none" officeooo:rsid="00a7ac02"/>
    </style:style>
    <style:style style:name="T44" style:family="text">
      <style:text-properties style:text-underline-style="none" officeooo:rsid="00a88233"/>
    </style:style>
    <style:style style:name="T45" style:family="text">
      <style:text-properties style:text-underline-style="none" officeooo:rsid="00ac2533"/>
    </style:style>
    <style:style style:name="T46" style:family="text">
      <style:text-properties style:text-underline-style="none" officeooo:rsid="00af12e4"/>
    </style:style>
    <style:style style:name="T47" style:family="text">
      <style:text-properties style:text-underline-style="none" officeooo:rsid="00b0b57a"/>
    </style:style>
    <style:style style:name="T48" style:family="text">
      <style:text-properties style:text-underline-style="none" officeooo:rsid="00b552b4"/>
    </style:style>
    <style:style style:name="T49" style:family="text">
      <style:text-properties style:text-underline-style="none" officeooo:rsid="00b55828"/>
    </style:style>
    <style:style style:name="T50" style:family="text">
      <style:text-properties style:text-underline-style="none" officeooo:rsid="00b6d556"/>
    </style:style>
    <style:style style:name="T51" style:family="text">
      <style:text-properties style:text-underline-style="none" officeooo:rsid="00c655d5"/>
    </style:style>
    <style:style style:name="T52" style:family="text">
      <style:text-properties style:text-underline-style="none" officeooo:rsid="00c6e9a7"/>
    </style:style>
    <style:style style:name="T53" style:family="text">
      <style:text-properties style:text-underline-style="none" officeooo:rsid="00c8358f"/>
    </style:style>
    <style:style style:name="T54" style:family="text">
      <style:text-properties style:text-underline-style="none" officeooo:rsid="00c92307"/>
    </style:style>
    <style:style style:name="T55" style:family="text">
      <style:text-properties style:text-underline-style="none" officeooo:rsid="00c61675"/>
    </style:style>
    <style:style style:name="T56" style:family="text">
      <style:text-properties style:text-underline-style="none" officeooo:rsid="00cc2f6e"/>
    </style:style>
    <style:style style:name="T57" style:family="text">
      <style:text-properties style:text-underline-style="none" officeooo:rsid="00d303ec"/>
    </style:style>
    <style:style style:name="T58" style:family="text">
      <style:text-properties style:text-underline-style="none" officeooo:rsid="00d4a70c"/>
    </style:style>
    <style:style style:name="T59" style:family="text">
      <style:text-properties style:text-underline-style="none" officeooo:rsid="00d4dfd5"/>
    </style:style>
    <style:style style:name="T60" style:family="text">
      <style:text-properties style:text-underline-style="none" officeooo:rsid="00d8ed36"/>
    </style:style>
    <style:style style:name="T61" style:family="text">
      <style:text-properties style:text-underline-style="none" officeooo:rsid="00dcb12f"/>
    </style:style>
    <style:style style:name="T62" style:family="text">
      <style:text-properties style:text-underline-style="none" officeooo:rsid="00de5a7f"/>
    </style:style>
    <style:style style:name="T63" style:family="text">
      <style:text-properties style:text-underline-style="none" fo:background-color="#d4d4d4" loext:char-shading-value="0"/>
    </style:style>
    <style:style style:name="T64" style:family="text">
      <style:text-properties style:text-underline-style="none" officeooo:rsid="00e43877"/>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bold" officeooo:rsid="00898f10" style:font-weight-asian="bold" style:font-weight-complex="bold"/>
    </style:style>
    <style:style style:name="T67" style:family="text">
      <style:text-properties style:text-underline-style="none" fo:font-weight="bold" officeooo:rsid="017a987c" style:font-weight-asian="bold" style:font-weight-complex="bold"/>
    </style:style>
    <style:style style:name="T68" style:family="text">
      <style:text-properties style:text-underline-style="none" fo:font-weight="bold" officeooo:rsid="0181df93" style:font-weight-asian="bold" style:font-weight-complex="bold"/>
    </style:style>
    <style:style style:name="T69" style:family="text">
      <style:text-properties style:text-underline-style="none" fo:font-weight="bold" officeooo:rsid="0137ac8e" style:font-weight-asian="bold" style:font-weight-complex="bold"/>
    </style:style>
    <style:style style:name="T70" style:family="text">
      <style:text-properties style:text-underline-style="none" officeooo:rsid="01165144"/>
    </style:style>
    <style:style style:name="T71" style:family="text">
      <style:text-properties style:text-underline-style="none" officeooo:rsid="011a466e"/>
    </style:style>
    <style:style style:name="T72" style:family="text">
      <style:text-properties style:text-underline-style="none" officeooo:rsid="011e5cd0"/>
    </style:style>
    <style:style style:name="T73" style:family="text">
      <style:text-properties style:text-underline-style="none" officeooo:rsid="011fc65c"/>
    </style:style>
    <style:style style:name="T74" style:family="text">
      <style:text-properties style:text-underline-style="none" officeooo:rsid="012488b8"/>
    </style:style>
    <style:style style:name="T75" style:family="text">
      <style:text-properties style:text-underline-style="none" officeooo:rsid="01294d95"/>
    </style:style>
    <style:style style:name="T76" style:family="text">
      <style:text-properties style:text-underline-style="none" officeooo:rsid="012a8711"/>
    </style:style>
    <style:style style:name="T77" style:family="text">
      <style:text-properties style:text-underline-style="none" officeooo:rsid="012b3be6"/>
    </style:style>
    <style:style style:name="T78" style:family="text">
      <style:text-properties style:text-underline-style="none" officeooo:rsid="013aea21"/>
    </style:style>
    <style:style style:name="T79" style:family="text">
      <style:text-properties style:text-underline-style="none" officeooo:rsid="013f4273"/>
    </style:style>
    <style:style style:name="T80" style:family="text">
      <style:text-properties style:text-underline-style="none" officeooo:rsid="01401f17"/>
    </style:style>
    <style:style style:name="T81" style:family="text">
      <style:text-properties style:text-underline-style="none" officeooo:rsid="01432afd"/>
    </style:style>
    <style:style style:name="T82" style:family="text">
      <style:text-properties style:text-underline-style="none" officeooo:rsid="0147ef94"/>
    </style:style>
    <style:style style:name="T83" style:family="text">
      <style:text-properties style:text-underline-style="none" officeooo:rsid="014acbf7"/>
    </style:style>
    <style:style style:name="T84" style:family="text">
      <style:text-properties style:text-underline-style="none" officeooo:rsid="014bac2b"/>
    </style:style>
    <style:style style:name="T85" style:family="text">
      <style:text-properties style:text-underline-style="none" officeooo:rsid="00f03acd"/>
    </style:style>
    <style:style style:name="T86" style:family="text">
      <style:text-properties style:text-underline-style="none" officeooo:rsid="00ec5024"/>
    </style:style>
    <style:style style:name="T87" style:family="text">
      <style:text-properties style:text-underline-style="none" officeooo:rsid="01572d7a"/>
    </style:style>
    <style:style style:name="T88" style:family="text">
      <style:text-properties style:text-underline-style="none" officeooo:rsid="00f22cfc"/>
    </style:style>
    <style:style style:name="T89" style:family="text">
      <style:text-properties style:text-underline-style="none" officeooo:rsid="0160c324"/>
    </style:style>
    <style:style style:name="T90" style:family="text">
      <style:text-properties style:text-underline-style="none" officeooo:rsid="0181df93"/>
    </style:style>
    <style:style style:name="T91" style:family="text">
      <style:text-properties style:text-underline-style="none" officeooo:rsid="018e097b"/>
    </style:style>
    <style:style style:name="T92" style:family="text">
      <style:text-properties style:text-underline-style="none" officeooo:rsid="018ec896"/>
    </style:style>
    <style:style style:name="T93" style:family="text">
      <style:text-properties style:text-underline-style="none" officeooo:rsid="0100e1d6"/>
    </style:style>
    <style:style style:name="T94" style:family="text">
      <style:text-properties style:text-underline-style="none" officeooo:rsid="00fbc4b0"/>
    </style:style>
    <style:style style:name="T95" style:family="text">
      <style:text-properties style:text-underline-style="none" officeooo:rsid="01934bdf"/>
    </style:style>
    <style:style style:name="T96" style:family="text">
      <style:text-properties style:text-underline-style="none" officeooo:rsid="01023f3a"/>
    </style:style>
    <style:style style:name="T97" style:family="text">
      <style:text-properties style:text-underline-style="none" officeooo:rsid="0193fd5f"/>
    </style:style>
    <style:style style:name="T98" style:family="text">
      <style:text-properties style:text-underline-style="none" officeooo:rsid="01076c4c"/>
    </style:style>
    <style:style style:name="T99" style:family="text">
      <style:text-properties style:text-underline-style="none" officeooo:rsid="0106791e"/>
    </style:style>
    <style:style style:name="T100" style:family="text">
      <style:text-properties style:text-underline-style="none" officeooo:rsid="01953f66"/>
    </style:style>
    <style:style style:name="T101" style:family="text">
      <style:text-properties style:text-underline-style="none" officeooo:rsid="01993343"/>
    </style:style>
    <style:style style:name="T102" style:family="text">
      <style:text-properties style:text-underline-style="none" officeooo:rsid="019e1154"/>
    </style:style>
    <style:style style:name="T103" style:family="text">
      <style:text-properties style:text-underline-style="none" officeooo:rsid="010b3c75"/>
    </style:style>
    <style:style style:name="T104" style:family="text">
      <style:text-properties style:text-underline-style="none" officeooo:rsid="010ce087"/>
    </style:style>
    <style:style style:name="T105" style:family="text">
      <style:text-properties style:text-underline-style="none" officeooo:rsid="01a3e2b2"/>
    </style:style>
    <style:style style:name="T106" style:family="text">
      <style:text-properties style:text-underline-style="none" officeooo:rsid="01a5410f"/>
    </style:style>
    <style:style style:name="T107" style:family="text">
      <style:text-properties style:text-underline-style="none" officeooo:rsid="01a8ad29"/>
    </style:style>
    <style:style style:name="T108" style:family="text">
      <style:text-properties officeooo:rsid="00116624"/>
    </style:style>
    <style:style style:name="T109" style:family="text">
      <style:text-properties officeooo:rsid="0022b61c"/>
    </style:style>
    <style:style style:name="T110" style:family="text">
      <style:text-properties officeooo:rsid="0022bc86"/>
    </style:style>
    <style:style style:name="T111" style:family="text">
      <style:text-properties fo:color="#000000"/>
    </style:style>
    <style:style style:name="T112" style:family="text">
      <style:text-properties fo:color="#000000" style:text-underline-style="none"/>
    </style:style>
    <style:style style:name="T113" style:family="text">
      <style:text-properties fo:color="#000000" style:text-underline-style="none" officeooo:rsid="00a6a161"/>
    </style:style>
    <style:style style:name="T114" style:family="text">
      <style:text-properties fo:color="#000000" style:text-underline-style="none" officeooo:rsid="0022b61c"/>
    </style:style>
    <style:style style:name="T115" style:family="text">
      <style:text-properties fo:color="#000000" style:text-underline-style="none" officeooo:rsid="005de963"/>
    </style:style>
    <style:style style:name="T116" style:family="text">
      <style:text-properties fo:color="#000000" style:text-underline-style="none" fo:font-weight="normal" style:font-weight-asian="normal" style:font-weight-complex="normal"/>
    </style:style>
    <style:style style:name="T117" style:family="text">
      <style:text-properties fo:color="#000000" style:text-underline-style="none" fo:font-weight="normal" officeooo:rsid="00a6a161" style:font-weight-asian="normal" style:font-weight-complex="normal"/>
    </style:style>
    <style:style style:name="T118" style:family="text">
      <style:text-properties fo:color="#000000" style:text-underline-style="none" fo:font-weight="normal" officeooo:rsid="00ac2533" style:font-weight-asian="normal" style:font-weight-complex="normal"/>
    </style:style>
    <style:style style:name="T119" style:family="text">
      <style:text-properties fo:color="#000000" style:text-underline-style="none" fo:font-weight="normal" officeooo:rsid="0040328c" style:font-weight-asian="normal" style:font-weight-complex="normal"/>
    </style:style>
    <style:style style:name="T120" style:family="text">
      <style:text-properties fo:color="#000000" style:text-underline-style="none" fo:font-weight="normal" officeooo:rsid="00b6d556" style:font-weight-asian="normal" style:font-weight-complex="normal"/>
    </style:style>
    <style:style style:name="T121" style:family="text">
      <style:text-properties fo:color="#000000" style:text-underline-style="none" fo:font-weight="normal" officeooo:rsid="004c7029" style:font-weight-asian="normal" style:font-weight-complex="normal"/>
    </style:style>
    <style:style style:name="T122" style:family="text">
      <style:text-properties fo:color="#000000" style:text-underline-style="none" fo:font-weight="normal" officeooo:rsid="00b55828" style:font-weight-asian="normal" style:font-weight-complex="normal"/>
    </style:style>
    <style:style style:name="T123" style:family="text">
      <style:text-properties fo:color="#000000" style:text-underline-style="none" fo:font-weight="normal" officeooo:rsid="00d8ed36" style:font-weight-asian="normal" style:font-weight-complex="normal"/>
    </style:style>
    <style:style style:name="T124" style:family="text">
      <style:text-properties fo:color="#000000" style:text-underline-style="none" fo:font-weight="normal" officeooo:rsid="00d7954c" style:font-weight-asian="normal" style:font-weight-complex="normal"/>
    </style:style>
    <style:style style:name="T125" style:family="text">
      <style:text-properties fo:color="#000000" style:text-underline-style="none" fo:font-weight="normal" officeooo:rsid="01084b3a" style:font-weight-asian="normal" style:font-weight-complex="normal"/>
    </style:style>
    <style:style style:name="T126" style:family="text">
      <style:text-properties fo:color="#000000" style:text-underline-style="none" fo:font-weight="normal" officeooo:rsid="0109bc95" style:font-weight-asian="normal" style:font-weight-complex="normal"/>
    </style:style>
    <style:style style:name="T127" style:family="text">
      <style:text-properties fo:color="#000000" officeooo:rsid="00a5e7bd"/>
    </style:style>
    <style:style style:name="T128" style:family="text">
      <style:text-properties fo:color="#000000" officeooo:rsid="00a6a161"/>
    </style:style>
    <style:style style:name="T129" style:family="text">
      <style:text-properties fo:color="#000000" fo:font-weight="bold" style:font-weight-asian="bold"/>
    </style:style>
    <style:style style:name="T130" style:family="text">
      <style:text-properties fo:color="#000000" fo:font-weight="bold" style:font-weight-asian="bold" style:font-weight-complex="bold"/>
    </style:style>
    <style:style style:name="T131" style:family="text">
      <style:text-properties fo:color="#000000" fo:font-weight="bold" officeooo:rsid="00a7ac02" style:font-weight-asian="bold" style:font-weight-complex="bold"/>
    </style:style>
    <style:style style:name="T132" style:family="text">
      <style:text-properties fo:color="#000000" officeooo:rsid="00c92307"/>
    </style:style>
    <style:style style:name="T133" style:family="text">
      <style:text-properties fo:color="#000000" officeooo:rsid="00d186d6"/>
    </style:style>
    <style:style style:name="T134" style:family="text">
      <style:text-properties fo:color="#000000" officeooo:rsid="00d1f719"/>
    </style:style>
    <style:style style:name="T135" style:family="text">
      <style:text-properties fo:color="#000000" fo:background-color="#ffffff" loext:char-shading-value="0"/>
    </style:style>
    <style:style style:name="T136" style:family="text">
      <style:text-properties fo:color="#000000" officeooo:rsid="00d1f719" fo:background-color="#ffffff" loext:char-shading-value="0"/>
    </style:style>
    <style:style style:name="T137" style:family="text">
      <style:text-properties fo:color="#000000" fo:font-style="italic" style:font-style-asian="italic"/>
    </style:style>
    <style:style style:name="T138" style:family="text">
      <style:text-properties fo:color="#000000" fo:background-color="#d4d4d4" loext:char-shading-value="0"/>
    </style:style>
    <style:style style:name="T139" style:family="text">
      <style:text-properties fo:color="#000000" officeooo:rsid="009fc494"/>
    </style:style>
    <style:style style:name="T140" style:family="text">
      <style:text-properties fo:color="#000000" fo:font-style="normal" style:text-underline-style="none" fo:font-weight="normal"/>
    </style:style>
    <style:style style:name="T141" style:family="text">
      <style:text-properties fo:color="#000000" fo:font-style="normal" fo:font-weight="normal"/>
    </style:style>
    <style:style style:name="T142" style:family="text">
      <style:text-properties fo:color="#000000" officeooo:rsid="00a17143"/>
    </style:style>
    <style:style style:name="T143" style:family="text">
      <style:text-properties fo:color="#000000" style:text-underline-style="solid" style:text-underline-width="auto" style:text-underline-color="font-color"/>
    </style:style>
    <style:style style:name="T144" style:family="text">
      <style:text-properties fo:color="#000000" style:text-underline-style="solid" style:text-underline-width="auto" style:text-underline-color="font-color" fo:font-weight="normal" officeooo:rsid="00d8ed36" style:font-weight-asian="normal" style:font-weight-complex="normal"/>
    </style:style>
    <style:style style:name="T145" style:family="text">
      <style:text-properties fo:color="#000000" officeooo:rsid="011fc65c"/>
    </style:style>
    <style:style style:name="T146" style:family="text">
      <style:text-properties fo:color="#000000" style:text-line-through-style="solid" style:text-line-through-type="single" style:text-underline-style="solid" style:text-underline-width="auto" style:text-underline-color="font-color"/>
    </style:style>
    <style:style style:name="T147" style:family="text">
      <style:text-properties fo:font-variant="normal" fo:text-transform="none" fo:color="#006699" fo:letter-spacing="normal" fo:font-style="normal" style:text-underline-style="none" loext:padding="0in" loext:border="none"/>
    </style:style>
    <style:style style:name="T148" style:family="text">
      <style:text-properties fo:font-variant="normal" fo:text-transform="none" fo:color="#000000" fo:letter-spacing="normal"/>
    </style:style>
    <style:style style:name="T149" style:family="text">
      <style:text-properties fo:font-variant="normal" fo:text-transform="none" fo:color="#000000" fo:letter-spacing="normal" fo:font-style="normal" style:text-underline-style="none" loext:padding="0in" loext:border="none"/>
    </style:style>
    <style:style style:name="T150" style:family="text">
      <style:text-properties fo:font-variant="normal" fo:text-transform="none" fo:color="#000000" fo:letter-spacing="normal" fo:font-style="normal" style:text-underline-style="none" officeooo:rsid="0022b61c" loext:padding="0in" loext:border="none"/>
    </style:style>
    <style:style style:name="T151" style:family="text">
      <style:text-properties fo:font-variant="normal" fo:text-transform="none" fo:color="#000000" fo:letter-spacing="normal" fo:font-style="normal" style:text-underline-style="none" fo:font-weight="normal"/>
    </style:style>
    <style:style style:name="T152" style:family="text">
      <style:text-properties fo:font-variant="normal" fo:text-transform="none" fo:color="#000000" fo:letter-spacing="normal" fo:font-style="normal" style:text-underline-style="none" fo:font-weight="normal" officeooo:rsid="005de963" style:font-weight-asian="normal" style:font-weight-complex="normal"/>
    </style:style>
    <style:style style:name="T153" style:family="text">
      <style:text-properties fo:font-variant="normal" fo:text-transform="none" fo:color="#000000" fo:letter-spacing="normal" fo:font-style="normal" style:text-underline-style="none" fo:font-weight="normal" officeooo:rsid="008fef62" style:font-weight-asian="normal" style:font-weight-complex="normal" loext:padding="0in" loext:border="none"/>
    </style:style>
    <style:style style:name="T154" style:family="text">
      <style:text-properties fo:font-variant="normal" fo:text-transform="none" fo:color="#000000" fo:letter-spacing="normal" fo:font-style="normal" style:text-underline-style="none" fo:font-weight="normal" style:font-weight-asian="normal" style:font-weight-complex="normal" loext:padding="0in" loext:border="none"/>
    </style:style>
    <style:style style:name="T155" style:family="text">
      <style:text-properties fo:font-variant="normal" fo:text-transform="none" fo:color="#000000" fo:letter-spacing="normal" fo:font-style="normal" style:text-underline-style="none" fo:font-weight="normal" officeooo:rsid="009d2e0f" style:font-weight-asian="normal" style:font-weight-complex="normal" loext:padding="0in" loext:border="none"/>
    </style:style>
    <style:style style:name="T156" style:family="text">
      <style:text-properties fo:font-variant="normal" fo:text-transform="none" fo:color="#000000" fo:letter-spacing="normal" fo:font-style="normal" fo:font-weight="normal"/>
    </style:style>
    <style:style style:name="T157" style:family="text">
      <style:text-properties fo:font-variant="normal" fo:text-transform="none" fo:color="#000000" fo:letter-spacing="normal" fo:font-style="normal" style:text-underline-style="solid" style:text-underline-width="auto" style:text-underline-color="font-color" fo:font-weight="normal" officeooo:rsid="008fef62" style:font-weight-asian="normal" style:font-weight-complex="normal" loext:padding="0in" loext:border="none"/>
    </style:style>
    <style:style style:name="T158" style:family="text">
      <style:text-properties fo:font-variant="normal" fo:text-transform="none" fo:color="#000000" fo:letter-spacing="normal" fo:font-style="normal" style:text-underline-style="solid" style:text-underline-width="auto" style:text-underline-color="font-color" fo:font-weight="bold" officeooo:rsid="008fef62" style:font-weight-asian="bold" style:font-weight-complex="bold" loext:padding="0in" loext:border="none"/>
    </style:style>
    <style:style style:name="T159" style:family="text">
      <style:text-properties fo:font-variant="normal" fo:text-transform="none" fo:color="#00008b" fo:letter-spacing="normal" fo:font-style="normal" fo:font-weight="normal"/>
    </style:style>
    <style:style style:name="T160" style:family="text">
      <style:text-properties fo:font-variant="normal" fo:text-transform="none" fo:color="#2b91af" fo:letter-spacing="normal" fo:font-style="normal" fo:font-weight="normal"/>
    </style:style>
    <style:style style:name="T161" style:family="text">
      <style:text-properties fo:font-variant="normal" fo:text-transform="none" fo:color="#800000" fo:letter-spacing="normal" fo:font-style="normal" fo:font-weight="normal"/>
    </style:style>
    <style:style style:name="T162" style:family="text">
      <style:text-properties fo:font-variant="normal" fo:text-transform="none" fo:color="#800000" fo:letter-spacing="normal" fo:font-style="normal" fo:font-weight="normal" officeooo:rsid="009fc494"/>
    </style:style>
    <style:style style:name="T163" style:family="text">
      <style:text-properties fo:color="#00008b" fo:font-style="normal" style:text-underline-style="none" fo:font-weight="normal"/>
    </style:style>
    <style:style style:name="T164" style:family="text">
      <style:text-properties fo:color="#00008b" fo:font-style="normal" fo:font-weight="normal"/>
    </style:style>
    <style:style style:name="T165" style:family="text">
      <style:text-properties fo:color="#2b91af" fo:font-style="normal" fo:font-weight="normal"/>
    </style:style>
    <style:style style:name="T166" style:family="text">
      <style:text-properties fo:color="#800000" fo:font-style="normal" fo:font-weight="normal"/>
    </style:style>
    <style:style style:name="T167" style:family="text">
      <style:text-properties fo:color="#800000" fo:font-style="normal" fo:font-weight="normal" officeooo:rsid="009fc494"/>
    </style:style>
    <style:style style:name="T168" style:family="text">
      <style:text-properties officeooo:rsid="004e4594"/>
    </style:style>
    <style:style style:name="T169" style:family="text">
      <style:text-properties officeooo:rsid="00607773"/>
    </style:style>
    <style:style style:name="T170" style:family="text">
      <style:text-properties officeooo:rsid="0068edff"/>
    </style:style>
    <style:style style:name="T171" style:family="text">
      <style:text-properties officeooo:rsid="006c9846"/>
    </style:style>
    <style:style style:name="T172" style:family="text">
      <style:text-properties officeooo:rsid="006f7745"/>
    </style:style>
    <style:style style:name="T173" style:family="text">
      <style:text-properties officeooo:rsid="00060d4d"/>
    </style:style>
    <style:style style:name="T174" style:family="text">
      <style:text-properties officeooo:rsid="00732ff1"/>
    </style:style>
    <style:style style:name="T175" style:family="text">
      <style:text-properties officeooo:rsid="007d9ad7"/>
    </style:style>
    <style:style style:name="T176" style:family="text">
      <style:text-properties officeooo:rsid="007f2ee5"/>
    </style:style>
    <style:style style:name="T177" style:family="text">
      <style:text-properties style:text-underline-style="solid" style:text-underline-width="auto" style:text-underline-color="font-color"/>
    </style:style>
    <style:style style:name="T178" style:family="text">
      <style:text-properties style:text-underline-style="solid" style:text-underline-width="auto" style:text-underline-color="font-color" officeooo:rsid="00864c3c"/>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01a0155" style:font-weight-asian="normal" style:font-weight-complex="normal"/>
    </style:style>
    <style:style style:name="T181" style:family="text">
      <style:text-properties style:text-underline-style="solid" style:text-underline-width="auto" style:text-underline-color="font-color" fo:font-weight="normal" officeooo:rsid="0088b2bb" style:font-weight-asian="normal" style:font-weight-complex="normal"/>
    </style:style>
    <style:style style:name="T182" style:family="text">
      <style:text-properties style:text-underline-style="solid" style:text-underline-width="auto" style:text-underline-color="font-color" fo:font-weight="normal" officeooo:rsid="006f7745" style:font-weight-asian="normal" style:font-weight-complex="normal"/>
    </style:style>
    <style:style style:name="T183" style:family="text">
      <style:text-properties style:text-underline-style="solid" style:text-underline-width="auto" style:text-underline-color="font-color" officeooo:rsid="009d2e0f"/>
    </style:style>
    <style:style style:name="T184" style:family="text">
      <style:text-properties style:text-underline-style="solid" style:text-underline-width="auto" style:text-underline-color="font-color" officeooo:rsid="00bbe07b"/>
    </style:style>
    <style:style style:name="T185" style:family="text">
      <style:text-properties style:text-underline-style="solid" style:text-underline-width="auto" style:text-underline-color="font-color" fo:font-weight="bold" style:font-weight-asian="bold" style:font-weight-complex="bold"/>
    </style:style>
    <style:style style:name="T186" style:family="text">
      <style:text-properties style:text-underline-style="solid" style:text-underline-width="auto" style:text-underline-color="font-color" fo:font-weight="bold" officeooo:rsid="00036cd1" style:font-weight-asian="bold" style:font-weight-complex="bold"/>
    </style:style>
    <style:style style:name="T187" style:family="text">
      <style:text-properties style:text-underline-style="solid" style:text-underline-width="auto" style:text-underline-color="font-color" fo:font-weight="bold" officeooo:rsid="001a0155" style:font-weight-asian="bold" style:font-weight-complex="bold"/>
    </style:style>
    <style:style style:name="T188" style:family="text">
      <style:text-properties style:text-underline-style="solid" style:text-underline-width="auto" style:text-underline-color="font-color" fo:font-weight="bold" officeooo:rsid="009d2e0f" style:font-weight-asian="bold" style:font-weight-complex="bold"/>
    </style:style>
    <style:style style:name="T189" style:family="text">
      <style:text-properties style:text-underline-style="solid" style:text-underline-width="auto" style:text-underline-color="font-color" fo:font-weight="bold" officeooo:rsid="00bbe07b" style:font-weight-asian="bold" style:font-weight-complex="bold"/>
    </style:style>
    <style:style style:name="T190" style:family="text">
      <style:text-properties style:text-underline-style="solid" style:text-underline-width="auto" style:text-underline-color="font-color" officeooo:rsid="00fc9030"/>
    </style:style>
    <style:style style:name="T191" style:family="text">
      <style:text-properties style:text-underline-style="solid" style:text-underline-width="auto" style:text-underline-color="font-color" officeooo:rsid="01023f3a"/>
    </style:style>
    <style:style style:name="T192" style:family="text">
      <style:text-properties officeooo:rsid="00864c3c"/>
    </style:style>
    <style:style style:name="T193" style:family="text">
      <style:text-properties fo:font-weight="bold" style:font-weight-asian="bold" style:font-weight-complex="bold"/>
    </style:style>
    <style:style style:name="T194" style:family="text">
      <style:text-properties fo:font-weight="bold" officeooo:rsid="00864c3c" style:font-weight-asian="bold" style:font-weight-complex="bold"/>
    </style:style>
    <style:style style:name="T195" style:family="text">
      <style:text-properties fo:font-weight="bold" officeooo:rsid="010700a7" style:font-weight-asian="bold" style:font-weight-complex="bold"/>
    </style:style>
    <style:style style:name="T196" style:family="text">
      <style:text-properties fo:font-weight="bold" officeooo:rsid="00898f10" style:font-weight-asian="bold" style:font-weight-complex="bold"/>
    </style:style>
    <style:style style:name="T197" style:family="text">
      <style:text-properties fo:font-weight="bold" officeooo:rsid="0022bc86" style:font-weight-asian="bold" style:font-weight-complex="bold"/>
    </style:style>
    <style:style style:name="T198" style:family="text">
      <style:text-properties fo:font-weight="bold" officeooo:rsid="0010c0fe" style:font-weight-asian="bold" style:font-weight-complex="bold"/>
    </style:style>
    <style:style style:name="T199" style:family="text">
      <style:text-properties fo:font-weight="bold" officeooo:rsid="01226dcb" style:font-weight-asian="bold" style:font-weight-complex="bold"/>
    </style:style>
    <style:style style:name="T200" style:family="text">
      <style:text-properties fo:font-weight="bold" officeooo:rsid="00116624" style:font-weight-asian="bold" style:font-weight-complex="bold"/>
    </style:style>
    <style:style style:name="T201" style:family="text">
      <style:text-properties fo:font-weight="bold" officeooo:rsid="00c92307" style:font-weight-asian="bold" style:font-weight-complex="bold"/>
    </style:style>
    <style:style style:name="T202" style:family="text">
      <style:text-properties fo:font-weight="bold" officeooo:rsid="01294d95" style:font-weight-asian="bold" style:font-weight-complex="bold"/>
    </style:style>
    <style:style style:name="T203" style:family="text">
      <style:text-properties fo:font-weight="bold" officeooo:rsid="0043a1d8" style:font-weight-asian="bold" style:font-weight-complex="bold"/>
    </style:style>
    <style:style style:name="T204" style:family="text">
      <style:text-properties fo:font-weight="bold" officeooo:rsid="00cb0394" style:font-weight-asian="bold" style:font-weight-complex="bold"/>
    </style:style>
    <style:style style:name="T205" style:family="text">
      <style:text-properties fo:font-weight="bold" officeooo:rsid="01863676" style:font-weight-asian="bold" style:font-weight-complex="bold"/>
    </style:style>
    <style:style style:name="T206" style:family="text">
      <style:text-properties fo:font-weight="bold" officeooo:rsid="0100e1d6" style:font-weight-asian="bold" style:font-weight-complex="bold"/>
    </style:style>
    <style:style style:name="T207" style:family="text">
      <style:text-properties fo:font-weight="bold" officeooo:rsid="0190f10f" style:font-weight-asian="bold" style:font-weight-complex="bold"/>
    </style:style>
    <style:style style:name="T208" style:family="text">
      <style:text-properties fo:font-weight="bold" officeooo:rsid="0137ac8e" style:font-weight-asian="bold" style:font-weight-complex="bold"/>
    </style:style>
    <style:style style:name="T209" style:family="text">
      <style:text-properties fo:font-weight="bold" officeooo:rsid="0070dea2" style:font-weight-asian="bold" style:font-weight-complex="bold"/>
    </style:style>
    <style:style style:name="T210" style:family="text">
      <style:text-properties officeooo:rsid="00898f10"/>
    </style:style>
    <style:style style:name="T211" style:family="text">
      <style:text-properties officeooo:rsid="008aa2f0"/>
    </style:style>
    <style:style style:name="T212" style:family="text">
      <style:text-properties officeooo:rsid="008eefc8"/>
    </style:style>
    <style:style style:name="T213" style:family="text">
      <style:text-properties officeooo:rsid="008fd235"/>
    </style:style>
    <style:style style:name="T214" style:family="text">
      <style:text-properties officeooo:rsid="008fef62"/>
    </style:style>
    <style:style style:name="T215" style:family="text">
      <style:text-properties officeooo:rsid="00918e34"/>
    </style:style>
    <style:style style:name="T216" style:family="text">
      <style:text-properties officeooo:rsid="0092ceb1"/>
    </style:style>
    <style:style style:name="T217" style:family="text">
      <style:text-properties officeooo:rsid="009974ca"/>
    </style:style>
    <style:style style:name="T218" style:family="text">
      <style:text-properties officeooo:rsid="009d2e0f"/>
    </style:style>
    <style:style style:name="T219" style:family="text">
      <style:text-properties officeooo:rsid="009e0a03"/>
    </style:style>
    <style:style style:name="T220" style:family="text">
      <style:text-properties fo:color="#7f0055" style:text-underline-style="none" fo:font-weight="bold" style:font-weight-asian="bold"/>
    </style:style>
    <style:style style:name="T221" style:family="text">
      <style:text-properties fo:color="#7f0055" style:text-underline-style="none" fo:font-weight="bold" officeooo:rsid="00238d74" style:font-weight-asian="bold" style:font-weight-complex="normal"/>
    </style:style>
    <style:style style:name="T222" style:family="text">
      <style:text-properties fo:color="#7f0055" style:text-underline-style="none" fo:font-weight="bold" officeooo:rsid="0008c3fb" style:font-weight-asian="bold" style:font-weight-complex="normal"/>
    </style:style>
    <style:style style:name="T223" style:family="text">
      <style:text-properties fo:color="#7f0055" style:text-underline-style="none" fo:font-weight="bold" officeooo:rsid="01084b3a" style:font-weight-asian="bold" style:font-weight-complex="normal"/>
    </style:style>
    <style:style style:name="T224" style:family="text">
      <style:text-properties fo:color="#7f0055" style:text-underline-style="none" fo:font-weight="bold" officeooo:rsid="0109bc95" style:font-weight-asian="bold" style:font-weight-complex="normal"/>
    </style:style>
    <style:style style:name="T225" style:family="text">
      <style:text-properties fo:color="#7f0055" fo:font-weight="bold" style:font-weight-asian="bold"/>
    </style:style>
    <style:style style:name="T226" style:family="text">
      <style:text-properties fo:color="#7f0055" fo:font-weight="bold" fo:background-color="#ffffff" loext:char-shading-value="0" style:font-weight-asian="bold"/>
    </style:style>
    <style:style style:name="T227" style:family="text">
      <style:text-properties fo:color="#7f0055" style:text-underline-style="solid" style:text-underline-width="auto" style:text-underline-color="font-color" fo:font-weight="bold" style:font-weight-asian="bold"/>
    </style:style>
    <style:style style:name="T228" style:family="text">
      <style:text-properties fo:color="#0000c0"/>
    </style:style>
    <style:style style:name="T229" style:family="text">
      <style:text-properties fo:color="#0000c0" fo:font-style="italic" fo:font-weight="bold" style:font-style-asian="italic" style:font-weight-asian="bold"/>
    </style:style>
    <style:style style:name="T230" style:family="text">
      <style:text-properties fo:color="#2a00ff"/>
    </style:style>
    <style:style style:name="T231" style:family="text">
      <style:text-properties fo:color="#6a3e3e"/>
    </style:style>
    <style:style style:name="T232" style:family="text">
      <style:text-properties fo:color="#6a3e3e" fo:background-color="#ffffff" loext:char-shading-value="0"/>
    </style:style>
    <style:style style:name="T233" style:family="text">
      <style:text-properties fo:color="#6a3e3e" fo:background-color="#f0d8a8" loext:char-shading-value="0"/>
    </style:style>
    <style:style style:name="T234" style:family="text">
      <style:text-properties fo:color="#6a3e3e" fo:background-color="#d4d4d4" loext:char-shading-value="0"/>
    </style:style>
    <style:style style:name="T235" style:family="text">
      <style:text-properties fo:color="#6a3e3e" style:text-underline-style="solid" style:text-underline-width="auto" style:text-underline-color="font-color"/>
    </style:style>
    <style:style style:name="T236" style:family="text">
      <style:text-properties officeooo:rsid="009fc494"/>
    </style:style>
    <style:style style:name="T237" style:family="text">
      <style:text-properties fo:color="#3f7f5f"/>
    </style:style>
    <style:style style:name="T238" style:family="text">
      <style:text-properties fo:color="#3f7f5f" style:text-underline-style="solid" style:text-underline-width="auto" style:text-underline-color="font-color"/>
    </style:style>
    <style:style style:name="T239" style:family="text">
      <style:text-properties officeooo:rsid="00a1b981"/>
    </style:style>
    <style:style style:name="T240" style:family="text">
      <style:text-properties officeooo:rsid="00a49531"/>
    </style:style>
    <style:style style:name="T241" style:family="text">
      <style:text-properties officeooo:rsid="00a5e7bd"/>
    </style:style>
    <style:style style:name="T242" style:family="text">
      <style:text-properties officeooo:rsid="00ac2533"/>
    </style:style>
    <style:style style:name="T243" style:family="text">
      <style:text-properties officeooo:rsid="00acfe30"/>
    </style:style>
    <style:style style:name="T244" style:family="text">
      <style:text-properties officeooo:rsid="00af12e4"/>
    </style:style>
    <style:style style:name="T245" style:family="text">
      <style:text-properties officeooo:rsid="00b48d5a"/>
    </style:style>
    <style:style style:name="T246" style:family="text">
      <style:text-properties officeooo:rsid="00b55828"/>
    </style:style>
    <style:style style:name="T247" style:family="text">
      <style:text-properties officeooo:rsid="00b6d556"/>
    </style:style>
    <style:style style:name="T248" style:family="text">
      <style:text-properties officeooo:rsid="00bbe07b"/>
    </style:style>
    <style:style style:name="T249" style:family="text">
      <style:text-properties officeooo:rsid="00c92307"/>
    </style:style>
    <style:style style:name="T250" style:family="text">
      <style:text-properties officeooo:rsid="00d4dfd5"/>
    </style:style>
    <style:style style:name="T251" style:family="text">
      <style:text-properties officeooo:rsid="00d70410"/>
    </style:style>
    <style:style style:name="T252" style:family="text">
      <style:text-properties officeooo:rsid="00d8ed36"/>
    </style:style>
    <style:style style:name="T253" style:family="text">
      <style:text-properties officeooo:rsid="00dcb12f"/>
    </style:style>
    <style:style style:name="T254" style:family="text">
      <style:text-properties officeooo:rsid="00e43877"/>
    </style:style>
    <style:style style:name="T255" style:family="text">
      <style:text-properties officeooo:rsid="0043a1d8"/>
    </style:style>
    <style:style style:name="T256" style:family="text">
      <style:text-properties officeooo:rsid="00ec7d2d"/>
    </style:style>
    <style:style style:name="T257" style:family="text">
      <style:text-properties officeooo:rsid="00fd09b2"/>
    </style:style>
    <style:style style:name="T258" style:family="text">
      <style:text-properties officeooo:rsid="00fd4b23"/>
    </style:style>
    <style:style style:name="T259" style:family="text">
      <style:text-properties officeooo:rsid="0105d42e"/>
    </style:style>
    <style:style style:name="T260" style:family="text">
      <style:text-properties officeooo:rsid="010700a7"/>
    </style:style>
    <style:style style:name="T261" style:family="text">
      <style:text-properties officeooo:rsid="011e5cd0"/>
    </style:style>
    <style:style style:name="T262" style:family="text">
      <style:text-properties officeooo:rsid="011fc65c"/>
    </style:style>
    <style:style style:name="T263" style:family="text">
      <style:text-properties style:text-underline-style="solid" style:text-underline-type="double" style:text-underline-width="auto" style:text-underline-color="font-color"/>
    </style:style>
    <style:style style:name="T264" style:family="text">
      <style:text-properties officeooo:rsid="012488b8"/>
    </style:style>
    <style:style style:name="T265" style:family="text">
      <style:text-properties officeooo:rsid="01265e13"/>
    </style:style>
    <style:style style:name="T266" style:family="text">
      <style:text-properties officeooo:rsid="0127b2cc"/>
    </style:style>
    <style:style style:name="T267" style:family="text">
      <style:text-properties officeooo:rsid="01294d95"/>
    </style:style>
    <style:style style:name="T268" style:family="text">
      <style:text-properties officeooo:rsid="012a8711"/>
    </style:style>
    <style:style style:name="T269" style:family="text">
      <style:text-properties officeooo:rsid="012b3be6"/>
    </style:style>
    <style:style style:name="T270" style:family="text">
      <style:text-properties officeooo:rsid="0130834c"/>
    </style:style>
    <style:style style:name="T271" style:family="text">
      <style:text-properties officeooo:rsid="013103ea"/>
    </style:style>
    <style:style style:name="T272" style:family="text">
      <style:text-properties fo:font-weight="normal" style:font-weight-asian="normal" style:font-weight-complex="normal"/>
    </style:style>
    <style:style style:name="T273" style:family="text">
      <style:text-properties fo:font-weight="normal" officeooo:rsid="01023f3a" style:font-weight-asian="normal" style:font-weight-complex="normal"/>
    </style:style>
    <style:style style:name="T274" style:family="text">
      <style:text-properties officeooo:rsid="00e61ae9"/>
    </style:style>
    <style:style style:name="T275" style:family="text">
      <style:text-properties officeooo:rsid="00e7e68a"/>
    </style:style>
    <style:style style:name="T276" style:family="text">
      <style:text-properties officeooo:rsid="0134671b"/>
    </style:style>
    <style:style style:name="T277" style:family="text">
      <style:text-properties officeooo:rsid="013aea21"/>
    </style:style>
    <style:style style:name="T278" style:family="text">
      <style:text-properties officeooo:rsid="013d48fa"/>
    </style:style>
    <style:style style:name="T279" style:family="text">
      <style:text-properties officeooo:rsid="013f4273"/>
    </style:style>
    <style:style style:name="T280" style:family="text">
      <style:text-properties officeooo:rsid="01401f17"/>
    </style:style>
    <style:style style:name="T281" style:family="text">
      <style:text-properties officeooo:rsid="01432afd"/>
    </style:style>
    <style:style style:name="T282" style:family="text">
      <style:text-properties officeooo:rsid="0144c9d5"/>
    </style:style>
    <style:style style:name="T283" style:family="text">
      <style:text-properties officeooo:rsid="0149a449"/>
    </style:style>
    <style:style style:name="T284" style:family="text">
      <style:text-properties officeooo:rsid="014acbf7"/>
    </style:style>
    <style:style style:name="T285" style:family="text">
      <style:text-properties officeooo:rsid="014bac2b"/>
    </style:style>
    <style:style style:name="T286" style:family="text">
      <style:text-properties officeooo:rsid="014d53e7"/>
    </style:style>
    <style:style style:name="T287" style:family="text">
      <style:text-properties officeooo:rsid="014ef4ac"/>
    </style:style>
    <style:style style:name="T288" style:family="text">
      <style:text-properties officeooo:rsid="00f24f13"/>
    </style:style>
    <style:style style:name="T289" style:family="text">
      <style:text-properties officeooo:rsid="00ec5024"/>
    </style:style>
    <style:style style:name="T290" style:family="text">
      <style:text-properties officeooo:rsid="0150be01"/>
    </style:style>
    <style:style style:name="T291" style:family="text">
      <style:text-properties officeooo:rsid="0154ee93"/>
    </style:style>
    <style:style style:name="T292" style:family="text">
      <style:text-properties officeooo:rsid="01567e36"/>
    </style:style>
    <style:style style:name="T293" style:family="text">
      <style:text-properties officeooo:rsid="00f03acd"/>
    </style:style>
    <style:style style:name="T294" style:family="text">
      <style:text-properties officeooo:rsid="00f22cfc"/>
    </style:style>
    <style:style style:name="T295" style:family="text">
      <style:text-properties officeooo:rsid="015c3174"/>
    </style:style>
    <style:style style:name="T296" style:family="text">
      <style:text-properties style:font-name="Calibri" fo:font-size="12pt" style:text-underline-style="none" fo:font-weight="bold" officeooo:rsid="007f7f8f" style:font-size-asian="12pt" style:font-weight-asian="bold" style:font-size-complex="12pt" style:font-weight-complex="bold"/>
    </style:style>
    <style:style style:name="T297" style:family="text">
      <style:text-properties style:font-name="Calibri" fo:font-size="12pt" style:text-underline-style="none" fo:font-weight="bold" officeooo:rsid="01a8ad29" style:font-size-asian="12pt" style:font-weight-asian="bold" style:font-size-complex="12pt" style:font-weight-complex="bold"/>
    </style:style>
    <style:style style:name="T298" style:family="text">
      <style:text-properties style:font-name="Calibri" fo:font-size="12pt" style:text-underline-style="none" fo:font-weight="normal" officeooo:rsid="007f7f8f" style:font-size-asian="12pt" style:font-weight-asian="normal" style:font-size-complex="12pt" style:font-weight-complex="normal"/>
    </style:style>
    <style:style style:name="T299" style:family="text">
      <style:text-properties style:font-name="Calibri" fo:font-size="12pt" style:text-underline-style="none" fo:font-weight="normal" officeooo:rsid="00864c3c" style:font-size-asian="12pt" style:font-weight-asian="normal" style:font-size-complex="12pt" style:font-weight-complex="normal"/>
    </style:style>
    <style:style style:name="T300" style:family="text">
      <style:text-properties style:font-name="Calibri" fo:font-size="12pt" style:text-underline-style="none" fo:font-weight="normal" officeooo:rsid="00713620" style:font-size-asian="12pt" style:font-weight-asian="normal" style:font-size-complex="12pt" style:font-weight-complex="normal"/>
    </style:style>
    <style:style style:name="T301" style:family="text">
      <style:text-properties style:font-name="Calibri" fo:font-size="12pt" style:text-underline-style="none" fo:font-weight="normal" officeooo:rsid="0070dea2" style:font-size-asian="12pt" style:font-weight-asian="normal" style:font-size-complex="12pt" style:font-weight-complex="normal"/>
    </style:style>
    <style:style style:name="T302" style:family="text">
      <style:text-properties style:font-name="Calibri" fo:font-size="12pt" style:text-underline-style="solid" style:text-underline-width="auto" style:text-underline-color="font-color" fo:font-weight="bold" officeooo:rsid="007f7f8f" style:font-size-asian="12pt" style:font-weight-asian="bold" style:font-size-complex="12pt" style:font-weight-complex="bold"/>
    </style:style>
    <style:style style:name="T303" style:family="text">
      <style:text-properties style:font-name="Calibri" fo:font-size="12pt" style:text-underline-style="solid" style:text-underline-width="auto" style:text-underline-color="font-color" fo:font-weight="normal" officeooo:rsid="007f7f8f" style:font-size-asian="12pt" style:font-weight-asian="normal" style:font-size-complex="12pt" style:font-weight-complex="normal"/>
    </style:style>
    <style:style style:name="T304" style:family="text">
      <style:text-properties style:font-name="Calibri" fo:font-size="12pt" style:text-underline-style="solid" style:text-underline-width="auto" style:text-underline-color="font-color" fo:font-weight="normal" officeooo:rsid="00864c3c" style:font-size-asian="12pt" style:font-weight-asian="normal" style:font-size-complex="12pt" style:font-weight-complex="normal"/>
    </style:style>
    <style:style style:name="T305" style:family="text">
      <style:text-properties officeooo:rsid="0160c324"/>
    </style:style>
    <style:style style:name="T306" style:family="text">
      <style:text-properties officeooo:rsid="00e94fa3"/>
    </style:style>
    <style:style style:name="T307" style:family="text">
      <style:text-properties fo:color="#7f00ff" officeooo:rsid="00060d4d"/>
    </style:style>
    <style:style style:name="T308" style:family="text">
      <style:text-properties officeooo:rsid="0176544d"/>
    </style:style>
    <style:style style:name="T309" style:family="text">
      <style:text-properties officeooo:rsid="0176c1c2"/>
    </style:style>
    <style:style style:name="T310" style:family="text">
      <style:text-properties officeooo:rsid="017fe9d7"/>
    </style:style>
    <style:style style:name="T311" style:family="text">
      <style:text-properties officeooo:rsid="0181df93"/>
    </style:style>
    <style:style style:name="T312" style:family="text">
      <style:text-properties officeooo:rsid="01863676"/>
    </style:style>
    <style:style style:name="T313" style:family="text">
      <style:text-properties officeooo:rsid="018ec896"/>
    </style:style>
    <style:style style:name="T314" style:family="text">
      <style:text-properties officeooo:rsid="0100e1d6"/>
    </style:style>
    <style:style style:name="T315" style:family="text">
      <style:text-properties officeooo:rsid="018fd00b"/>
    </style:style>
    <style:style style:name="T316" style:family="text">
      <style:text-properties officeooo:rsid="00fc9030"/>
    </style:style>
    <style:style style:name="T317" style:family="text">
      <style:text-properties officeooo:rsid="01023f3a"/>
    </style:style>
    <style:style style:name="T318" style:family="text">
      <style:text-properties officeooo:rsid="01934bdf"/>
    </style:style>
    <style:style style:name="T319" style:family="text">
      <style:text-properties officeooo:rsid="01032b0e"/>
    </style:style>
    <style:style style:name="T320" style:family="text">
      <style:text-properties officeooo:rsid="01953f66"/>
    </style:style>
    <style:style style:name="T321" style:family="text">
      <style:text-properties officeooo:rsid="01076c4c"/>
    </style:style>
    <style:style style:name="T322" style:family="text">
      <style:text-properties officeooo:rsid="0106791e"/>
    </style:style>
    <style:style style:name="T323" style:family="text">
      <style:text-properties fo:color="#ff0000"/>
    </style:style>
    <style:style style:name="T324" style:family="text">
      <style:text-properties fo:color="#0066cc" style:text-underline-style="solid" style:text-underline-width="auto" style:text-underline-color="font-color"/>
    </style:style>
    <style:style style:name="T325" style:family="text">
      <style:text-properties officeooo:rsid="01973d25"/>
    </style:style>
    <style:style style:name="T326" style:family="text">
      <style:text-properties officeooo:rsid="01993343"/>
    </style:style>
    <style:style style:name="T327" style:family="text">
      <style:text-properties officeooo:rsid="019c35fc"/>
    </style:style>
    <style:style style:name="T328" style:family="text">
      <style:text-properties officeooo:rsid="019e1154"/>
    </style:style>
    <style:style style:name="T329" style:family="text">
      <style:text-properties officeooo:rsid="01a1a4cb"/>
    </style:style>
    <style:style style:name="T330" style:family="text">
      <style:text-properties officeooo:rsid="010b3c75"/>
    </style:style>
    <style:style style:name="T331" style:family="text">
      <style:text-properties officeooo:rsid="01a3d859"/>
    </style:style>
    <style:style style:name="T332" style:family="text">
      <style:text-properties officeooo:rsid="01a3e2b2"/>
    </style:style>
    <style:style style:name="T333" style:family="text">
      <style:text-properties officeooo:rsid="01a5410f"/>
    </style:style>
    <style:style style:name="T334" style:family="text">
      <style:text-properties fo:color="#000000" style:font-name="Calibri" fo:font-size="12pt" style:font-name-complex="Calibri"/>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6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7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354in" fo:min-width="1.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398in" fo:min-width="1.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justify" draw:textarea-vertical-align="middle" draw:auto-grow-height="false" fo:min-height="1.1563in" fo:min-width="1.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75in" fo:min-width="1.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justify" draw:textarea-vertical-align="middle" draw:auto-grow-height="false" fo:min-height="0.6146in" fo:min-width="1.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textarea-horizontal-align="justify" draw:textarea-vertical-align="middle" draw:auto-grow-height="false" fo:min-height="0.4752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textarea-horizontal-align="justify" draw:textarea-vertical-align="middle" draw:auto-grow-height="false" fo:min-height="0.5598in" fo:min-width="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7819in" fo:min-width="1.9075in" style:run-through="background"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428in" fo:min-width="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4382in" fo:min-width="0.7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3453in" fo:min-width="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1.3957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1665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7"><text:s/>Core Java</text:p>
      <text:p text:style-name="P364"/>
      <text:p text:style-name="P403">1. What is Java?</text:p>
      <text:p text:style-name="P335"><text:span text:style-name="T193">Ans</text:span>:<text:span text:style-name="T1"> <text:tab/>Java is a high-level Object oriented programming language, It is a Platform independent and It <text:tab/>is Case-sensitive.</text:span></text:p>
      <text:p text:style-name="P364"/>
      <text:p text:style-name="P403">2. Why Java is Platform Independent?</text:p>
      <text:p text:style-name="P343"><text:span text:style-name="T193">Ans</text:span>:<text:span text:style-name="T1"> <text:tab/>Developing a java code and saved as </text:span><text:span text:style-name="T89">(</text:span><text:span text:style-name="T1">.</text:span>java<text:span text:style-name="T305">)</text:span><text:span text:style-name="T1"> file, Converting </text:span><text:span text:style-name="T89">(</text:span><text:span text:style-name="T1">.</text:span>java<text:span text:style-name="T305">)</text:span><text:span text:style-name="T1"> file into Byte codes using <text:tab/></text:span><text:span text:style-name="T306">(</text:span>javac<text:span text:style-name="T306">)</text:span><text:span text:style-name="T1"> <text:tab/>compiler </text:span><text:span text:style-name="T20">and byte codes will be </text:span><text:span text:style-name="T1">stored in </text:span><text:span text:style-name="T89">(</text:span><text:span text:style-name="T1">.class</text:span><text:span text:style-name="T89">)</text:span><text:span text:style-name="T1"> file and </text:span><text:span text:style-name="T21">Java Virtual Machine (JVM)</text:span><text:span text:style-name="T1"> is <text:tab/></text:span><text:span text:style-name="T20">a</text:span><text:span text:style-name="T1">n interpreter which is used to convert byte codes of </text:span><text:span text:style-name="T89">(</text:span><text:span text:style-name="T1">.class</text:span><text:span text:style-name="T89">)</text:span><text:span text:style-name="T1"> file into </text:span><text:span text:style-name="T20">Machine level <text:tab/>language (</text:span><text:span text:style-name="T1">MLL</text:span><text:span text:style-name="T20">)</text:span><text:span text:style-name="T1">. </text:span></text:p>
      <text:p text:style-name="P364"/>
      <text:p text:style-name="P404"><text:span text:style-name="T192">3. </text:span>What is JDK, JRE?</text:p>
      <text:p text:style-name="P496"><text:span text:style-name="T302">Ans</text:span><text:span text:style-name="T303">:</text:span><text:span text:style-name="T298"> <text:tab/></text:span></text:p>
      <text:list xml:id="list2269699746" text:style-name="L1">
        <text:list-item>
          <text:p text:style-name="P550"><text:span text:style-name="T296">Java Development Kit </text:span><text:span text:style-name="T297">-</text:span><text:span text:style-name="T296"><text:tab/><text:tab/></text:span><text:span text:style-name="T299">It physically exists. It contains JRE and development tools.</text:span></text:p>
        </text:list-item>
      </text:list>
      <text:list xml:id="list132894357" text:style-name="L2">
        <text:list-item>
          <text:p text:style-name="P551"><text:span text:style-name="T296">Java Run time Environment </text:span><text:span text:style-name="T297">-<text:tab/></text:span><text:span text:style-name="T296"><text:tab/></text:span><text:span text:style-name="T299">It is the implementation of JVM.</text:span></text:p>
        </text:list-item>
      </text:list>
      <text:p text:style-name="P365"/>
      <text:p text:style-name="P403"><text:span text:style-name="T192">4</text:span>. What are Variables?</text:p>
      <text:p text:style-name="P335"><text:span text:style-name="T193">Ans</text:span>:<text:span text:style-name="T1"> <text:tab/>Variables are the reserved memory location used to store the data.</text:span></text:p>
      <text:list xml:id="list2925863987" text:style-name="L3">
        <text:list-item>
          <text:p text:style-name="P557">Local Variables:</text:p>
        </text:list-item>
      </text:list>
      <text:p text:style-name="P364"><text:tab/>These are the variables declared <text:span text:style-name="T175">inside</text:span> a method/ block. It can<text:span text:style-name="T175">not</text:span> be accessed <text:span text:style-name="T175">outside the </text:span><text:s/><text:tab/>method and It cannot be categorized into Static and Non- static.</text:p>
      <text:list xml:id="list3055115419" text:style-name="L4">
        <text:list-item>
          <text:p text:style-name="P558">Global Variables:</text:p>
        </text:list-item>
      </text:list>
      <text:p text:style-name="P366"><text:tab/>These are the variables declared outside a method but within a class <text:span text:style-name="T175">definition block</text:span>. It can be <text:tab/>accessed from all parts of the pr<text:span text:style-name="T171">o</text:span>g<text:span text:style-name="T171">ra</text:span>m. It can be categorized into Static/ Class Variable and <text:tab/>Non<text:span text:style-name="T175">-</text:span>static/ Instance variable.</text:p>
      <text:list xml:id="list3138275614" text:style-name="L5">
        <text:list-item>
          <text:p text:style-name="P559">Static Variable: </text:p>
        </text:list-item>
      </text:list>
      <text:p text:style-name="P367"><text:tab/>These are the variables declared with a keyword <text:s/>“<text:span text:style-name="T177">static</text:span>”. It Can be accessed using <text:tab/>ClassName.MethodName.</text:p>
      <text:list xml:id="list2101051372" text:style-name="L6">
        <text:list-item>
          <text:p text:style-name="P560">Instance Variable: </text:p>
        </text:list-item>
      </text:list>
      <text:p text:style-name="P367"><text:tab/>These are the variables which is not declared with a keyword “<text:span text:style-name="T177">Static</text:span>.” <text:span text:style-name="T176">Instance variables are <text:tab/>used by objects to store their States.</text:span></text:p>
      <text:p text:style-name="P367"/>
      <text:p text:style-name="P405"><text:span text:style-name="T192">5. </text:span>How to create an Object?</text:p>
      <text:p text:style-name="P369"><text:span text:style-name="T185">Ans</text:span><text:span text:style-name="T177">:</text:span> <text:tab/>If we want to access Non-static members. Then, we should follow below syntax:</text:p>
      <text:p text:style-name="P369"><text:tab/><text:tab/><text:tab/><text:tab/><text:span text:style-name="T193">ClassName ref_var = new ClassName(); </text:span></text:p>
      <text:list xml:id="list3840408470" text:style-name="L7">
        <text:list-item>
          <text:p text:style-name="P562">New is an operator which will create a new Address space randomly in Heap memory.</text:p>
        </text:list-item>
        <text:list-item>
          <text:p text:style-name="P562"><text:span text:style-name="T177">ClassName() </text:span>will load all the Non-static members of that class into Address space.</text:p>
        </text:list-item>
        <text:list-item>
          <text:p text:style-name="P562"><text:span text:style-name="T177">ref_var(Reference variable) </text:span>is an identifier which is used to hold the Address of the Object.</text:p>
        </text:list-item>
        <text:list-item>
          <text:p text:style-name="P562">ClassName indicates the <text:span text:style-name="T256">reference</text:span> variable’s type.</text:p>
        </text:list-item>
      </text:list>
      <text:p text:style-name="P369"/>
      <text:p text:style-name="P405"><text:span text:style-name="T192">6. </text:span>Can we compile a Java program without main method?</text:p>
      <text:p text:style-name="P369"><text:span text:style-name="T185">Ans</text:span><text:span text:style-name="T177">:</text:span> <text:tab/>Yes, we can compile a Java program without main method. But, To run program main method <text:tab/>is mandatory.</text:p>
      <text:p text:style-name="P369"/>
      <text:p text:style-name="P403"/>
      <text:p text:style-name="P403"><text:soft-page-break/><text:span text:style-name="T192">7</text:span>. What are Identifiers?</text:p>
      <text:p text:style-name="P336"><text:span text:style-name="T193">Ans</text:span>:<text:span text:style-name="T1"> <text:tab/></text:span><text:span text:style-name="T2">Identifiers are the </text:span><text:span text:style-name="T20">programmer</text:span><text:span text:style-name="T2"> def</text:span><text:span text:style-name="T20">ine</text:span><text:span text:style-name="T2">d words which </text:span><text:span text:style-name="T20">will</text:span><text:span text:style-name="T2"> </text:span><text:span text:style-name="T22">give</text:span><text:span text:style-name="T2"> some kind of meaning.</text:span></text:p>
      <text:p text:style-name="P368"><text:s/></text:p>
      <text:p text:style-name="P403"><text:span text:style-name="T192">8</text:span>. What are Keywords?</text:p>
      <text:p text:style-name="P336"><text:span text:style-name="T193">Ans</text:span>:<text:span text:style-name="T1"> <text:tab/></text:span><text:span text:style-name="T3">Keywords are the predefined words which </text:span><text:span text:style-name="T22">wil</text:span><text:span text:style-name="T3">l h</text:span><text:span text:style-name="T22">a</text:span><text:span text:style-name="T3">v</text:span><text:span text:style-name="T22">e</text:span><text:span text:style-name="T3"> predefined meaning. </text:span></text:p>
      <text:p text:style-name="P370"><text:tab/><text:span text:style-name="T193">Ex</text:span>: public, static, extends, void, <text:span text:style-name="T193">etc</text:span>…</text:p>
      <text:p text:style-name="P370"/>
      <text:p text:style-name="P406"><text:span text:style-name="T192">9</text:span>. What are Literals?</text:p>
      <text:p text:style-name="P336"><text:span text:style-name="T193">Ans</text:span>:<text:span text:style-name="T1"> <text:tab/></text:span><text:span text:style-name="T3">Literals are the values used in </text:span><text:span text:style-name="T22">the</text:span><text:span text:style-name="T3"> pr</text:span><text:span text:style-name="T22">o</text:span><text:span text:style-name="T3">g</text:span><text:span text:style-name="T22">ra</text:span><text:span text:style-name="T3">m.</text:span></text:p>
      <text:list xml:id="list687798850" text:style-name="L8">
        <text:list-item>
          <text:p text:style-name="P563">Numeric Literal<text:tab/>= 10, 10.5</text:p>
        </text:list-item>
        <text:list-item>
          <text:p text:style-name="P565">String Literal<text:tab/><text:tab/>= “hello”</text:p>
        </text:list-item>
        <text:list-item>
          <text:p text:style-name="P565">Character Literal <text:tab/>= ‘a’</text:p>
        </text:list-item>
        <text:list-item>
          <text:p text:style-name="P565">Boolean Literal<text:tab/>= true or false</text:p>
        </text:list-item>
      </text:list>
      <text:p text:style-name="P370"/>
      <text:p text:style-name="P407"><text:span text:style-name="T192">10. </text:span>What are the kinds of Data types? Mention them.</text:p>
      <text:p text:style-name="P373"><text:span text:style-name="T185">Ans</text:span><text:span text:style-name="T177">:</text:span> <text:tab/>There are 2 kinds of Data types: </text:p>
      <text:list xml:id="list1808161022" text:style-name="L9">
        <text:list-item>
          <text:p text:style-name="P564">Primitive Data type</text:p>
        </text:list-item>
        <text:list-item>
          <text:p text:style-name="P564">Derived Data type</text:p>
        </text:list-item>
      </text:list>
      <text:p text:style-name="P407"><text:span text:style-name="T305">1.</text:span>Primitive Data type:</text:p>
      <text:p text:style-name="P431"><text:span text:style-name="T31"><text:tab/></text:span><text:span text:style-name="T156">Primitive data types are predefined by the language and named by a keyword.</text:span> </text:p>
      <text:p text:style-name="P429"><text:tab/>There are 8 primitive data types:</text:p>
      <text:list xml:id="list816245387" text:style-name="L10">
        <text:list-item>
          <text:p text:style-name="P591">byte - 8 bits</text:p>
        </text:list-item>
      </text:list>
      <text:list xml:id="list1340131313" text:style-name="L11">
        <text:list-item>
          <text:p text:style-name="P592">char - 16 bits</text:p>
        </text:list-item>
        <text:list-item>
          <text:p text:style-name="P592">short - 16 bits</text:p>
        </text:list-item>
        <text:list-item>
          <text:p text:style-name="P592">int – 32 bits</text:p>
        </text:list-item>
        <text:list-item>
          <text:p text:style-name="P592">float – 32 bits </text:p>
        </text:list-item>
        <text:list-item>
          <text:p text:style-name="P592">double – 64 bits</text:p>
        </text:list-item>
        <text:list-item>
          <text:p text:style-name="P592">long – 64 bits</text:p>
        </text:list-item>
        <text:list-item>
          <text:p text:style-name="P593">Boolean-True Are False</text:p>
        </text:list-item>
      </text:list>
      <text:p text:style-name="P434"/>
      <text:p text:style-name="P408"><text:span text:style-name="T305">2.</text:span>Derived Data type:</text:p>
      <text:p text:style-name="P432"><text:span text:style-name="T31"><text:tab/></text:span><text:span text:style-name="T156">Reference variables are created using defined constructors of the classes. They are used to <text:tab/>access objects. These variables are declared to be of a specific type that cannot be changed. <text:tab/>For example, Employee, Puppy, etc.</text:span> </text:p>
      <text:p text:style-name="P374"/>
      <text:p text:style-name="P409"><text:span text:style-name="T192">11. </text:span>What is the difference between println and print?</text:p>
      <text:p text:style-name="P429"><text:span text:style-name="T185">Ans</text:span><text:span text:style-name="T179">:</text:span><text:span text:style-name="T29"><text:tab/></text:span></text:p>
      <table:table table:name="Table3" table:style-name="Table3">
        <table:table-column table:style-name="Table3.A"/>
        <table:table-column table:style-name="Table3.B"/>
        <table:table-row>
          <table:table-cell table:style-name="Table3.A1" office:value-type="string">
            <text:p text:style-name="P410">println</text:p>
          </table:table-cell>
          <table:table-cell table:style-name="Table3.B1" office:value-type="string">
            <text:p text:style-name="P410">print</text:p>
          </table:table-cell>
        </table:table-row>
        <table:table-row>
          <table:table-cell table:style-name="Table3.A2" office:value-type="string">
            <text:p text:style-name="P430"><text:span text:style-name="T32">1.</text:span><text:span text:style-name="T179">System.out.println</text:span><text:span text:style-name="T29"> will print the given content and after printing the content a new line will be given.</text:span></text:p>
          </table:table-cell>
          <table:table-cell table:style-name="Table3.B2" office:value-type="string">
            <text:p text:style-name="P532">1.<text:span text:style-name="T182">System.out.print</text:span><text:span text:style-name="T32"> will print the given content and after printing the content, No new line Will be given.</text:span></text:p>
          </table:table-cell>
        </table:table-row>
        <table:table-row>
          <table:table-cell table:style-name="Table3.A2" office:value-type="string">
            <text:p text:style-name="P376">2. We can use<text:span text:style-name="T177"> System.out.println</text:span> without giving any content. (It will just give a new line.)</text:p>
          </table:table-cell>
          <table:table-cell table:style-name="Table3.B2" office:value-type="string">
            <text:p text:style-name="P532">2.<text:span text:style-name="T32">We cannot use System.out.print without giving any content. (It will give Compile Time Error.)</text:span></text:p>
          </table:table-cell>
        </table:table-row>
      </table:table>
      <text:p text:style-name="P372"/>
      <text:p text:style-name="P406"/>
      <text:p text:style-name="P406"><text:soft-page-break/></text:p>
      <text:p text:style-name="P406"/>
      <text:p text:style-name="P406"><text:span text:style-name="T192">12</text:span>. What is Method? How to declare a method and Give an example.</text:p>
      <text:p text:style-name="P336"><text:span text:style-name="T193">Ans</text:span>:<text:span text:style-name="T1"> <text:tab/></text:span><text:span text:style-name="T3">Methods are the block of statements which </text:span><text:span text:style-name="T23">wil</text:span><text:span text:style-name="T3">l b</text:span><text:span text:style-name="T23">e</text:span><text:span text:style-name="T3"> executed whenever it is cal</text:span><text:span text:style-name="T23">le</text:span><text:span text:style-name="T3">d.</text:span></text:p>
      <text:p text:style-name="P346"><text:span text:style-name="T193">Declaration</text:span>:<text:span text:style-name="T1"> </text:span></text:p>
      <text:p text:style-name="P371"><text:span text:style-name="T172"><text:tab/>Access level</text:span> <text:span text:style-name="T172">Modifier</text:span> <text:span text:style-name="T257">Return-type</text:span> <text:span text:style-name="T172">MethodName</text:span>(<text:span text:style-name="T172">Arguments</text:span>)</text:p>
      <text:p text:style-name="P411">Access levels:</text:p>
      <text:p text:style-name="P370"><text:tab/><text:span text:style-name="T172">Any method should have access level and It can have any of the 4 access levels. They are:</text:span></text:p>
      <text:p text:style-name="P375"><text:tab/><text:tab/><text:tab/><text:tab/>1. Public</text:p>
      <text:p text:style-name="P375"><text:tab/><text:tab/><text:tab/><text:tab/>2. Private</text:p>
      <text:p text:style-name="P375"><text:tab/><text:tab/><text:tab/><text:tab/>3. Protected</text:p>
      <text:p text:style-name="P375"><text:tab/><text:tab/><text:tab/><text:tab/>4. Default</text:p>
      <text:p text:style-name="P411">M<text:span text:style-name="T173">odifier:</text:span></text:p>
      <text:p text:style-name="P375"><text:tab/>Modifier can either be Static or Non-Static.</text:p>
      <text:p text:style-name="P411"><text:span text:style-name="T305">Return-type</text:span>:</text:p>
      <text:list xml:id="list1764359320" text:style-name="L12">
        <text:list-item>
          <text:p text:style-name="P566"><text:span text:style-name="T258">Return-type</text:span> of a method specifies what type of output the method returns.</text:p>
        </text:list-item>
        <text:list-item>
          <text:p text:style-name="P567">Return-type can be any of the Primitive or Derived data type.</text:p>
        </text:list-item>
        <text:list-item>
          <text:p text:style-name="P568">Return<text:span text:style-name="T258">-</text:span>type can be void.</text:p>
        </text:list-item>
        <text:list-item>
          <text:p text:style-name="P568">Return<text:span text:style-name="T258">-</text:span>type and Return value should always match.</text:p>
        </text:list-item>
      </text:list>
      <text:p text:style-name="P412">MethodName:</text:p>
      <text:p text:style-name="P377"><text:tab/>It is an identifier and it can have any valid identifier.</text:p>
      <text:p text:style-name="P412"><draw:line text:anchor-type="paragraph" draw:z-index="103" draw:name="Shape29" draw:style-name="gr1" draw:text-style-name="P699" svg:x1="3.7591in" svg:y1="0.1134in" svg:x2="7.6756in" svg:y2="0.1134in"><text:p/></draw:line><draw:line text:anchor-type="paragraph" draw:z-index="104" draw:name="Shape30" draw:style-name="gr1" draw:text-style-name="P699" svg:x1="3.7591in" svg:y1="0.1134in" svg:x2="3.7591in" svg:y2="3.8425in"><text:p/></draw:line><draw:line text:anchor-type="paragraph" draw:z-index="105" draw:name="Shape31" draw:style-name="gr1" draw:text-style-name="P699" svg:x1="7.6756in" svg:y1="0.1134in" svg:x2="7.6756in" svg:y2="3.8425in"><text:p/></draw:line><draw:line text:anchor-type="paragraph" draw:z-index="107" draw:name="Shape33" draw:style-name="gr1" draw:text-style-name="P699" svg:x1="5.7902in" svg:y1="0.1134in" svg:x2="5.7902in" svg:y2="3.8425in"><text:p/></draw:line>Arguments:</text:p>
      <text:p text:style-name="P377"><text:tab/>Arguments are nothing but inputs for a method.<text:span text:style-name="T173"><text:tab/> <text:s/><text:tab/></text:span><text:span text:style-name="T307">Stack</text:span><text:span text:style-name="T173"><text:tab/><text:tab/><text:tab/><text:tab/></text:span><text:span text:style-name="T307">Heap</text:span></text:p>
      <text:p text:style-name="P347"><draw:custom-shape text:anchor-type="paragraph" draw:z-index="78" draw:name="Shape19" draw:style-name="gr5" draw:text-style-name="P702" svg:width="1.6567in" svg:height="1.1567in" svg:x="3.9047in" svg:y="0.0563in"><text:p><text:span text:style-name="T193">Square()</text:span></text:p><text:p><text:span text:style-name="T193">{</text:span></text:p><text:p><text:span text:style-name="T193">Sq= <text:s/>num*num</text:span></text:p><text:p><text:span text:style-name="T193">Sop();</text:span></text:p><text:p><text:span text:style-name="T193">Return ;</text:span></text:p><text:p><text:span text:style-name="T193">}</text:span></text:p><draw:enhanced-geometry svg:viewBox="0 0 21600 21600" draw:mirror-horizontal="false" draw:mirror-vertical="false" draw:type="rectangle" draw:enhanced-path="M 0 0 L 21600 0 21600 21600 0 21600 0 0 Z N"/></draw:custom-shape></text:p>
      <text:p text:style-name="P454"><draw:custom-shape text:anchor-type="paragraph" draw:z-index="81" draw:name="Shape22" draw:style-name="gr8" draw:text-style-name="P702" svg:width="1.3441in" svg:height="0.4752in" svg:x="6.0299in" svg:y="0.1484in"><text:p text:style-name="P699"><text:span text:style-name="T193">Sample 1</text:span></text:p><draw:enhanced-geometry svg:viewBox="0 0 21600 21600" draw:type="rectangle" draw:enhanced-path="M 0 0 L 21600 0 21600 21600 0 21600 0 0 Z N"/></draw:custom-shape><draw:line text:anchor-type="paragraph" draw:z-index="111" draw:name="Shape59" draw:style-name="gr3" draw:text-style-name="P699" svg:x1="3.3319in" svg:y1="0.128in" svg:x2="3.3319in" svg:y2="1.7945in"><text:p/></draw:line><draw:line text:anchor-type="paragraph" draw:z-index="116" draw:name="Shape58" draw:style-name="gr3" draw:text-style-name="P699" svg:x1="3.9047in" svg:y1="0.1484in" svg:x2="3.3319in" svg:y2="0.1484in"><text:p/></draw:line>Example:</text:p>
      <text:p text:style-name="P458">class Sample<text:span text:style-name="T174">1</text:span> {</text:p>
      <text:p text:style-name="P458"><text:tab/><text:span text:style-name="T174">static void square(int num) {</text:span></text:p>
      <text:p text:style-name="P458"><text:tab/><text:tab/><text:span text:style-name="T174">int sq = num * num;</text:span></text:p>
      <text:p text:style-name="P458"><draw:custom-shape text:anchor-type="paragraph" draw:z-index="82" draw:name="Shape23" draw:style-name="gr9" draw:text-style-name="P702" svg:width="1.2815in" svg:height="0.7921in" svg:x="6.1445in" svg:y="0.039in"><text:p><text:span text:style-name="T193">Square ()</text:span></text:p><text:p><text:span text:style-name="T193">Main ()</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span text:style-name="T174">S.O.P(“The square of number is: <text:s/>”+sq);</text:span></text:p>
      <text:p text:style-name="P458"><draw:line text:anchor-type="paragraph" draw:z-index="108" draw:name="Shape34" draw:style-name="gr1" draw:text-style-name="P699" svg:x1="3.7591in" svg:y1="0.0898in" svg:x2="5.7902in" svg:y2="0.0898in"><text:p/></draw:line><text:tab/><text:tab/><text:span text:style-name="T174">return;</text:span></text:p>
      <text:p text:style-name="P458"><draw:custom-shape text:anchor-type="paragraph" draw:z-index="79" draw:name="Shape20" draw:style-name="gr6" draw:text-style-name="P702" svg:width="1.6878in" svg:height="0.7504in" svg:x="3.8839in" svg:y="0.0799in"><text:p><text:span text:style-name="T193">Main ()</text:span></text:p><text:p><text:span text:style-name="T193">{</text:span></text:p><text:p><text:span text:style-name="T193">Sample 1.Square ()</text:span></text:p><text:p><text:span text:style-name="T193">}</text:span></text:p><draw:enhanced-geometry svg:viewBox="0 0 21600 21600" draw:type="rectangle" draw:enhanced-path="M 0 0 L 21600 0 21600 21600 0 21600 0 0 Z N"/></draw:custom-shape><text:tab/><text:tab/><text:span text:style-name="T174">}</text:span></text:p>
      <text:p text:style-name="P458"><draw:line text:anchor-type="paragraph" draw:z-index="110" draw:name="Shape57" draw:style-name="gr3" draw:text-style-name="P699" svg:x1="5.5508in" svg:y1="1.3079in" svg:x2="6.3425in" svg:y2="0.089in"><text:p/></draw:line><draw:line text:anchor-type="paragraph" draw:z-index="113" draw:name="Shape25" draw:style-name="gr3" draw:text-style-name="P699" svg:x1="3.8843in" svg:y1="0.0055in" svg:x2="3.0925in" svg:y2="0.0055in"><text:p/></draw:line><draw:line text:anchor-type="paragraph" draw:z-index="114" draw:name="Shape26" draw:style-name="gr3" draw:text-style-name="P699" svg:x1="3.0925in" svg:y1="0.0055in" svg:x2="3.0925in" svg:y2="1.4846in"><text:p/></draw:line><text:tab/>public static void main(String[] args) {</text:p>
      <text:p text:style-name="P458"><draw:line text:anchor-type="paragraph" draw:z-index="112" draw:name="Shape61" draw:style-name="gr3" draw:text-style-name="P699" svg:x1="3.3319in" svg:y1="0.1665in" svg:x2="3.8839in" svg:y2="0.1665in"><text:p/></draw:line><text:tab/><text:tab/><text:span text:style-name="T174">Sample1.square(2);</text:span></text:p>
      <text:p text:style-name="P458"><text:tab/><text:tab/>}</text:p>
      <text:p text:style-name="P458"><text:tab/>}</text:p>
      <text:p text:style-name="P439"><draw:line text:anchor-type="paragraph" draw:z-index="109" draw:name="Shape49" draw:style-name="gr1" draw:text-style-name="P699" svg:x1="3.7591in" svg:y1="0.0665in" svg:x2="5.7902in" svg:y2="0.0665in"><text:p/></draw:line><text:span text:style-name="T193">Output</text:span>:<text:span text:style-name="T1"> </text:span></text:p>
      <text:p text:style-name="P459"><draw:custom-shape text:anchor-type="paragraph" draw:z-index="80" draw:name="Shape21" draw:style-name="gr7" draw:text-style-name="P703" svg:width="1.6669in" svg:height="0.615in" svg:x="3.8839in" svg:y="0.0717in"><text:p text:style-name="P699"><text:span text:style-name="T193">JVM</text:span></text:p><draw:enhanced-geometry svg:viewBox="0 0 21600 21600" draw:type="rectangle" draw:enhanced-path="M 0 0 L 21600 0 21600 21600 0 21600 0 0 Z N"/></draw:custom-shape>The square of number is: 4</text:p>
      <text:p text:style-name="P459"/>
      <text:p text:style-name="P377"><draw:line text:anchor-type="paragraph" draw:z-index="115" draw:name="Shape62" draw:style-name="gr3" draw:text-style-name="P699" svg:x1="3.0925in" svg:y1="0.0602in" svg:x2="3.8843in" svg:y2="0.0602in"><text:p/></draw:line></text:p>
      <text:p text:style-name="P377"><draw:line text:anchor-type="paragraph" draw:z-index="106" draw:name="Shape32" draw:style-name="gr1" draw:text-style-name="P699" svg:x1="3.7591in" svg:y1="0.1799in" svg:x2="7.6862in" svg:y2="0.1799in"><text:p/></draw:line></text:p>
      <text:p text:style-name="P377"/>
      <text:p text:style-name="P377"/>
      <text:p text:style-name="P377"/>
      <text:p text:style-name="P377"/>
      <text:p text:style-name="P377"/>
      <text:p text:style-name="P412"/>
      <text:p text:style-name="P412"/>
      <text:p text:style-name="P412"><text:soft-page-break/></text:p>
      <text:p text:style-name="P412"/>
      <text:p text:style-name="P412"><text:span text:style-name="T192">13. </text:span>How Program Execution happens in Java?</text:p>
      <text:p text:style-name="P378"><text:span text:style-name="T185">Ans</text:span><text:span text:style-name="T177">:</text:span> </text:p>
      <text:list xml:id="list3812320494" text:style-name="L13">
        <text:list-item>
          <text:p text:style-name="P569">The entire program execution happens in RAM memory.</text:p>
        </text:list-item>
        <text:list-item>
          <text:p text:style-name="P569">RAM memory will be divided into 2 memories: Stack and Heap</text:p>
          <text:p text:style-name="P552"><text:span text:style-name="T301"><text:tab/><text:tab/>* </text:span><text:span text:style-name="T300">Stack is for Execution purpose.</text:span></text:p>
          <text:p text:style-name="P571"><text:tab/><text:tab/>* Heap is for Storage purpose.</text:p>
        </text:list-item>
        <text:list-item>
          <text:p text:style-name="P571">JVM will be loaded onto Stack.</text:p>
        </text:list-item>
        <text:list-item>
          <text:p text:style-name="P594"><text:span text:style-name="T29">JVM will call a built-in library </text:span><text:span text:style-name="T179">Classloader.</text:span></text:p>
        </text:list-item>
        <text:list-item>
          <text:p text:style-name="P571">Classloader will load all the Static members of the class into Static pool in the Heap memory.</text:p>
        </text:list-item>
        <text:list-item>
          <text:p text:style-name="P572">JVM will check the availability of main method in the Static pool.</text:p>
        </text:list-item>
        <text:list-item>
          <text:p text:style-name="P572">If main method is available in the Static pool then, It will fetch it and load onto the Stack for execution. Control will be given to main method. So that, Main method can execute its Statements.</text:p>
        </text:list-item>
        <text:list-item>
          <text:p text:style-name="P572">From main method, We have to call Square method.</text:p>
        </text:list-item>
        <text:list-item>
          <text:p text:style-name="P572">As square method is in the Static pool, We should use Static pool[ClassName] to call it.</text:p>
          <text:list>
            <text:list-item>
              <text:list>
                <text:list-item>
                  <text:list>
                    <text:list-item>
                      <text:list>
                        <text:list-header>
                          <text:p text:style-name="P572"><text:span text:style-name="T193">* Ex</text:span>: Sample1.square(2)</text:p>
                        </text:list-header>
                      </text:list>
                    </text:list-item>
                  </text:list>
                </text:list-item>
              </text:list>
            </text:list-item>
          </text:list>
        </text:list-item>
        <text:list-item>
          <text:p text:style-name="P572">When we call square method as shown above. Square method will be loaded onto Stack and control will be given to Square method. So that, It can execute its statements.</text:p>
        </text:list-item>
        <text:list-item>
          <text:p text:style-name="P573">Once Square method executes its statements completely. then, Square method will return the control back to Main method.</text:p>
        </text:list-item>
        <text:list-item>
          <text:p text:style-name="P573">Square method will be erased from the Stack.</text:p>
        </text:list-item>
        <text:list-item>
          <text:p text:style-name="P573">Now, Main method will resume/ continue its execution and finally it will return control back to JVM.</text:p>
        </text:list-item>
        <text:list-item>
          <text:p text:style-name="P573">Main method will be erased from the Stack.</text:p>
        </text:list-item>
        <text:list-item>
          <text:p text:style-name="P573">JVM will call Garbage Collector which is Deamon Thread which will clear contents from the Heap memory.</text:p>
        </text:list-item>
        <text:list-item>
          <text:p text:style-name="P573">Finally, JVM itself exit from Stack.</text:p>
        </text:list-item>
      </text:list>
      <text:p text:style-name="P402"/>
      <text:p text:style-name="P413"><text:span text:style-name="T192">14. </text:span>Define Class.</text:p>
      <text:p text:style-name="P379"><text:span text:style-name="T185">Ans</text:span><text:span text:style-name="T193">: <text:tab/></text:span>Class is a template or blueprint that describes states and <text:span text:style-name="T259">behaviors</text:span> that the object of its type <text:tab/>support.</text:p>
      <text:list xml:id="list3118068178" text:style-name="L14">
        <text:list-item>
          <text:p text:style-name="P553"><text:span text:style-name="T299">Whatever the class comprises of are considered as </text:span><text:span text:style-name="T304">Members of Class</text:span><text:span text:style-name="T299">.</text:span></text:p>
        </text:list-item>
      </text:list>
      <text:p text:style-name="P379"><text:tab/><text:tab/><text:tab/><text:tab/><text:span text:style-name="T260">(</text:span><text:span text:style-name="T194">OR</text:span><text:span text:style-name="T195">)</text:span></text:p>
      <text:list xml:id="list33260487" text:style-name="L15">
        <text:list-item>
          <text:p text:style-name="P554"><text:span text:style-name="T192">Whatever is written inside the class definition block e considered as </text:span><text:span text:style-name="T178">Members of Class</text:span><text:span text:style-name="T192">.</text:span></text:p>
        </text:list-item>
      </text:list>
      <text:p text:style-name="P414"/>
      <text:p text:style-name="P414">There are 2 categories of Members:</text:p>
      <text:p text:style-name="P380"><text:tab/><text:tab/>1. Static Members</text:p>
      <text:p text:style-name="P380"><text:tab/><text:tab/>2. Non-static Members.</text:p>
      <text:p text:style-name="P414"/>
      <text:p text:style-name="P414"/>
      <text:p text:style-name="P414"/>
      <text:p text:style-name="P414"/>
      <text:p text:style-name="P414"/>
      <text:p text:style-name="P414"/>
      <text:p text:style-name="P414"><text:soft-page-break/></text:p>
      <text:p text:style-name="P414">15. What are the difference between Static and Non-static Members?</text:p>
      <text:p text:style-name="P380"/>
      <table:table table:name="Table4" table:style-name="Table4">
        <table:table-column table:style-name="Table4.A"/>
        <table:table-column table:style-name="Table4.B"/>
        <table:table-row>
          <table:table-cell table:style-name="Table4.A1" office:value-type="string">
            <text:p text:style-name="P415">Static Members</text:p>
          </table:table-cell>
          <table:table-cell table:style-name="Table4.B1" office:value-type="string">
            <text:p text:style-name="P415">Non-static Members</text:p>
          </table:table-cell>
        </table:table-row>
        <table:table-row>
          <table:table-cell table:style-name="Table4.A2" office:value-type="string">
            <text:p text:style-name="P381">1. Any member which is declared by using <text:s text:c="2"/>keyword <text:span text:style-name="T177">Static</text:span> are called as Static Members.</text:p>
          </table:table-cell>
          <table:table-cell table:style-name="Table4.B2" office:value-type="string">
            <text:p text:style-name="P533">1.<text:span text:style-name="T34">Any member which is not declared with keyword Static </text:span><text:span text:style-name="T35">are called as Non-static Members.</text:span></text:p>
          </table:table-cell>
        </table:table-row>
        <table:table-row>
          <table:table-cell table:style-name="Table4.A2" office:value-type="string">
            <text:p text:style-name="P381">2. Static Members includes Static variables, <text:s/>Static methods and Static blocks.</text:p>
          </table:table-cell>
          <table:table-cell table:style-name="Table4.B2" office:value-type="string">
            <text:p text:style-name="P533">2.<text:span text:style-name="T35">Non-static Members includes Non-static variables, Non-static Methods, Constructors and Non-static blocks.</text:span></text:p>
          </table:table-cell>
        </table:table-row>
        <table:table-row>
          <table:table-cell table:style-name="Table4.A2" office:value-type="string">
            <text:p text:style-name="P357"><text:span text:style-name="T1">3. Static Members can be accessed by using<text:tab/> <text:s text:c="2"/></text:span>classname.methodname<text:span text:style-name="T1"> [Because Static members will be loaded onto Static pool <text:s text:c="2"/>and Static pool name will be Class name.<text:tab/></text:span></text:p>
          </table:table-cell>
          <table:table-cell table:style-name="Table4.B2" office:value-type="string">
            <text:p text:style-name="P533">3.<text:span text:style-name="T35">To access Non-static Members of the class, We should create the </text:span><text:span text:style-name="T181">Object of a Class</text:span><text:span text:style-name="T34"> </text:span><text:span text:style-name="T35">OR </text:span><text:span text:style-name="T181">Instance of class</text:span><text:span text:style-name="T35">.</text:span></text:p>
          </table:table-cell>
        </table:table-row>
      </table:table>
      <text:p text:style-name="P362"><text:span text:style-name="T193">NOTE:</text:span><text:span text:style-name="T1"> <text:tab/></text:span></text:p>
      <text:list xml:id="list1552367331" text:style-name="L16">
        <text:list-item>
          <text:p text:style-name="P575">Very very Important points about Static and Non-static Members:</text:p>
        </text:list-item>
        <text:list-item>
          <text:p text:style-name="P576">Static Members can be accessed directly from Static Context/ Method.</text:p>
        </text:list-item>
        <text:list-item>
          <text:p text:style-name="P576">Static Members can be accessed directly from Non-static Context also.</text:p>
        </text:list-item>
        <text:list-item>
          <text:p text:style-name="P576">Non-static Members can be accessed directly from another Non-static Context.</text:p>
        </text:list-item>
        <text:list-item>
          <text:p text:style-name="P576">Non-static Members cannot be accessed directly from Static Context. Because, Object should be created.</text:p>
        </text:list-item>
      </text:list>
      <text:p text:style-name="P416"/>
      <text:p text:style-name="P416"><text:span text:style-name="T192">16</text:span>. What is Method Overloading? Give an example.</text:p>
      <text:p text:style-name="P337">Ans:<text:span text:style-name="T1"> <text:tab/></text:span><text:span text:style-name="T4">Developing multiple methods with same name b</text:span><text:span text:style-name="T24">y</text:span><text:span text:style-name="T4"> variation in the arguments lists </text:span><text:span text:style-name="T24">is called as </text:span><text:span text:style-name="T196">Method Overloading</text:span><text:span text:style-name="T66">:</text:span><text:span text:style-name="T67">-</text:span></text:p>
      <text:list xml:id="list202834376" text:style-name="L17">
        <text:list-item>
          <text:p text:style-name="P596"><text:span text:style-name="T4">Variation in arguments lists </text:span><text:span text:style-name="T24">means,</text:span></text:p>
        </text:list-item>
        <text:list-item>
          <text:p text:style-name="P577">Variation in number of arguments.</text:p>
        </text:list-item>
        <text:list-item>
          <text:p text:style-name="P577">Variation in position of arguments.</text:p>
        </text:list-item>
        <text:list-item>
          <text:p text:style-name="P577">Variation in datatype of arguments.</text:p>
        </text:list-item>
      </text:list>
      <text:p text:style-name="P454">Example:</text:p>
      <text:p text:style-name="P458">class Overload {</text:p>
      <text:p text:style-name="P458"><text:tab/>static void add(int a, int b) {</text:p>
      <text:p text:style-name="P440"><text:span text:style-name="T1"><text:tab/><text:tab/>int </text:span><text:span text:style-name="T5">sum = a + b;</text:span></text:p>
      <text:p text:style-name="P440"><text:span text:style-name="T1"><text:tab/><text:tab/>S.O.P(“</text:span><text:span text:style-name="T5">the addition of a and b is:</text:span><text:span text:style-name="T1">” </text:span><text:span text:style-name="T5">+</text:span><text:span text:style-name="T25">sum</text:span><text:span text:style-name="T1">);</text:span></text:p>
      <text:p text:style-name="P440"><text:span text:style-name="T1"><text:tab/></text:span><text:span text:style-name="T5">}</text:span></text:p>
      <text:p text:style-name="P440"><text:span text:style-name="T5"><text:tab/>static void add(int </text:span><text:span text:style-name="T25">a</text:span><text:span text:style-name="T5">, int </text:span><text:span text:style-name="T25">b</text:span><text:span text:style-name="T5">, int c) {</text:span></text:p>
      <text:p text:style-name="P460"><text:tab/><text:tab/>int sum = a + b + c;</text:p>
      <text:p text:style-name="P460"><text:tab/><text:tab/>S.O.P(“the addition of a, b, c is:” +<text:span text:style-name="T211">sum</text:span>);</text:p>
      <text:p text:style-name="P460"><text:tab/>}</text:p>
      <text:p text:style-name="P441"><text:span text:style-name="T5"><text:tab/></text:span><text:span text:style-name="T6">public static void main(String[] args) {</text:span></text:p>
      <text:p text:style-name="P441"><text:span text:style-name="T6"><text:tab/><text:tab/>Overload.add(</text:span><text:span text:style-name="T7">10, 20</text:span><text:span text:style-name="T6">);<text:tab/><text:tab/><text:tab/></text:span><text:span text:style-name="T25">OR<text:tab/>add(10, 20);</text:span></text:p>
      <text:p text:style-name="P441"><text:span text:style-name="T6"><text:tab/><text:tab/></text:span><text:span text:style-name="T7">Overload.add(</text:span><text:span text:style-name="T25">1</text:span><text:span text:style-name="T7">0, </text:span><text:span text:style-name="T25">2</text:span><text:span text:style-name="T7">0, 30);<text:tab/><text:tab/></text:span><text:span text:style-name="T25">OR<text:tab/>add(10, 20, 30);</text:span></text:p>
      <text:p text:style-name="P461"><text:tab/>}</text:p>
      <text:p text:style-name="P462">}</text:p>
      <text:p text:style-name="P442"/>
      <text:p text:style-name="P442">Output:<text:span text:style-name="T1"> </text:span></text:p>
      <text:p text:style-name="P241">The addition of a and b is: 30</text:p>
      <text:p text:style-name="P241"><text:soft-page-break/>The addition of a, b and c is: 60</text:p>
      <text:p text:style-name="P417"/>
      <text:p text:style-name="P417"><text:span text:style-name="T212">17</text:span>. When we go for Method Overloading?</text:p>
      <text:p text:style-name="P338"><text:span text:style-name="T193">Ans</text:span>:<text:span text:style-name="T1"> <text:tab/></text:span><text:span text:style-name="T8">If there is a common task to be performed with variation in the input then we go for method <text:tab/></text:span><text:span text:style-name="T70">overloading.</text:span></text:p>
      <text:p text:style-name="P382"/>
      <text:p text:style-name="P417">1<text:span text:style-name="T212">8</text:span>. What are the Advantages of Method Overloading?</text:p>
      <text:p text:style-name="P344"><text:span text:style-name="T193">Ans</text:span>:<text:span text:style-name="T1"> </text:span></text:p>
      <text:list xml:id="list2709323704" text:style-name="L18">
        <text:list-item>
          <text:p text:style-name="P597"><text:span text:style-name="T24">We can achieve</text:span><text:span text:style-name="T9"> consistency in method names </text:span><text:span text:style-name="T24">which are developed for common purpose</text:span><text:span text:style-name="T9">.</text:span></text:p>
        </text:list-item>
        <text:list-item>
          <text:p text:style-name="P578">We can remember the method names easily.</text:p>
        </text:list-item>
        <text:list-item>
          <text:p text:style-name="P578">There will be efficiency in pr<text:span text:style-name="T210">o</text:span>g<text:span text:style-name="T210">ra</text:span>m readability.</text:p>
        </text:list-item>
        <text:list-item>
          <text:p text:style-name="P578">We can overload both static and non<text:span text:style-name="T210">-</text:span>static methods.</text:p>
        </text:list-item>
        <text:list-item>
          <text:p text:style-name="P579">We can achieve Compile-time Polymorphism.</text:p>
        </text:list-item>
      </text:list>
      <text:p text:style-name="P383"/>
      <text:p text:style-name="P418">1<text:span text:style-name="T212">9</text:span>. Can we overload Main method?</text:p>
      <text:p text:style-name="P348"><text:span text:style-name="T193">Ans</text:span>:<text:span text:style-name="T1"> <text:tab/>Yes, We can overload main method and Program execution starts from the main method with <text:tab/>String[] args arguments.</text:span></text:p>
      <text:p text:style-name="P383"/>
      <text:p text:style-name="P419"><text:span text:style-name="T214">20</text:span>. What is Constructor? Give example.</text:p>
      <text:p text:style-name="P344"><text:span text:style-name="T193">Ans</text:span>:<text:span text:style-name="T1"> </text:span></text:p>
      <text:list xml:id="list493191325" text:style-name="L19">
        <text:list-item>
          <text:p text:style-name="P580">Constructor is a special method which is used to create or construct or initialize an object.</text:p>
        </text:list-item>
        <text:list-item>
          <text:p text:style-name="P600"><text:span text:style-name="T11">W</text:span><text:span text:style-name="T1">henever we create <text:s/>an object for class Constructor will be executed.</text:span></text:p>
        </text:list-item>
        <text:list-item>
          <text:p text:style-name="P583">Constructor name <text:span text:style-name="T212">will be </text:span>similar to <text:span text:style-name="T177">Class name</text:span>.</text:p>
        </text:list-item>
        <text:list-item>
          <text:p text:style-name="P584">Constructors are like Methods. Because, Constructors will never have a return type and Constructor cannot return any value.</text:p>
        </text:list-item>
        <text:list-item>
          <text:p text:style-name="P601"><text:span text:style-name="T1">Constructor</text:span><text:span text:style-name="T26">s are </text:span><text:span text:style-name="T1">also c/d as </text:span><text:span text:style-name="T26">N</text:span><text:span text:style-name="T1">on</text:span><text:span text:style-name="T26">-</text:span><text:span text:style-name="T1">static initialize-</text:span><text:span text:style-name="T71">rs</text:span><text:span text:style-name="T1"> </text:span><text:span text:style-name="T26">which is used to initialize an object and It cannot be Static.</text:span></text:p>
        </text:list-item>
        <text:list-item>
          <text:p text:style-name="P602"><text:span text:style-name="T26">C</text:span><text:span text:style-name="T1">onstructor can have all the access levels.</text:span></text:p>
        </text:list-item>
      </text:list>
      <text:p text:style-name="P443"><text:span text:style-name="T193">Example</text:span>:</text:p>
      <text:p text:style-name="P465">class <text:span text:style-name="T213">Student </text:span>{</text:p>
      <text:p text:style-name="P465"><text:tab/><text:span text:style-name="T213">int stdId;</text:span></text:p>
      <text:p text:style-name="P465"><text:tab/><text:span text:style-name="T213">Student</text:span>() {</text:p>
      <text:p text:style-name="P465"><text:tab/><text:tab/><text:span text:style-name="T213">stdId = 10;</text:span></text:p>
      <text:p text:style-name="P465"><text:tab/>}</text:p>
      <text:p text:style-name="P463"><text:tab/><text:span text:style-name="T109">public static void main(String[] args) {</text:span></text:p>
      <text:p text:style-name="P463"><text:tab/><text:tab/><text:span text:style-name="T213">Student s = new Student();</text:span></text:p>
      <text:p text:style-name="P467"><text:tab/><text:tab/>sop(“The Student Id is ”+s.stdId);</text:p>
      <text:p text:style-name="P463"><text:tab/><text:span text:style-name="T109">}</text:span></text:p>
      <text:p text:style-name="P465">}</text:p>
      <text:p text:style-name="P446"><text:span text:style-name="T193">Output</text:span>:</text:p>
      <text:p text:style-name="P242">The Student Id is 10</text:p>
      <text:p text:style-name="P242"/>
      <text:p text:style-name="P123"/>
      <text:p text:style-name="P123"/>
      <text:p text:style-name="P123"/>
      <text:p text:style-name="P123"/>
      <text:p text:style-name="P123"/>
      <text:p text:style-name="P123"><text:soft-page-break/></text:p>
      <text:p text:style-name="P326"><text:span text:style-name="T112">21.</text:span><text:span text:style-name="T114"> </text:span><text:span text:style-name="T115">What are the types of Constructor? Give example.</text:span></text:p>
      <text:p text:style-name="P358"><text:span text:style-name="T193">Ans</text:span>:<text:span text:style-name="T1"> <text:tab/>Constructor are of 2 types:</text:span></text:p>
      <text:p text:style-name="P385"/>
      <text:p text:style-name="P332">1) Default Constructor</text:p>
      <text:p text:style-name="P385"><text:tab/><text:tab/><text:span text:style-name="T214">The </text:span>Constructor developed by the compiler automatically at the compile time is c/d as <text:tab/><text:tab/>Default Constructor.</text:p>
      <text:p text:style-name="P349"><text:span text:style-name="T193">Example</text:span><text:span text:style-name="T1">: </text:span><text:span text:style-name="T19">Same as Constructor example.</text:span></text:p>
      <text:p text:style-name="P386"/>
      <text:p text:style-name="P332">2) Parameterized Constructor</text:p>
      <text:p text:style-name="P433"><text:span text:style-name="T186">Ans</text:span><text:span text:style-name="T33"><text:tab/></text:span><text:span text:style-name="T152">Constructor which has some Arguments and same name as class name but it uses some <text:tab/>Arguments</text:span><text:span text:style-name="T151">. So For this We have to create object of Class by passing some Arguments at the <text:tab/>time of creating object with the name of class. </text:span><text:span text:style-name="T1"><text:s/></text:span></text:p>
      <text:p text:style-name="P457"><text:span text:style-name="T193">Example</text:span>:</text:p>
      <text:p text:style-name="P466">class <text:span text:style-name="T213">Student </text:span>{</text:p>
      <text:p text:style-name="P466"><text:tab/><text:span text:style-name="T213">int stdId;</text:span></text:p>
      <text:p text:style-name="P466"><text:tab/><text:span text:style-name="T213">Student</text:span>(<text:span text:style-name="T214">int id</text:span>) {</text:p>
      <text:p text:style-name="P466"><text:tab/><text:tab/><text:span text:style-name="T213">stdId = id;</text:span></text:p>
      <text:p text:style-name="P466"><text:tab/>}</text:p>
      <text:p text:style-name="P464"><text:tab/><text:span text:style-name="T109">public static void main(String[] args) {</text:span></text:p>
      <text:p text:style-name="P464"><text:tab/><text:tab/><text:span text:style-name="T213">Student s = new Student(540);</text:span></text:p>
      <text:p text:style-name="P468"><text:tab/><text:tab/>sop(“The Student Id is ”+s.stdId);</text:p>
      <text:p text:style-name="P464"><text:tab/><text:span text:style-name="T109">}</text:span></text:p>
      <text:p text:style-name="P466">}</text:p>
      <text:p text:style-name="P455">Output:</text:p>
      <text:p text:style-name="P487"><text:span text:style-name="T1">The Student Id is </text:span><text:span text:style-name="T27">540</text:span></text:p>
      <text:p text:style-name="P484"/>
      <text:p text:style-name="P486">22. Why programmer should develop Constructor if Java already gives a Default Constructor?</text:p>
      <text:p text:style-name="P435"><text:span text:style-name="T158">Ans</text:span><text:span text:style-name="T157">:</text:span><text:span text:style-name="T153"> </text:span></text:p>
      <text:list xml:id="list812599100" text:style-name="L20">
        <text:list-item>
          <text:p text:style-name="P595"><text:span text:style-name="T154">If programmer wants to construct the object in his own way then, programmer should develop Constructor. Programmer can utilize con</text:span><text:span text:style-name="T155">s</text:span><text:span text:style-name="T154">tructor body for initialize the instance variables at the time of object creation.</text:span></text:p>
        </text:list-item>
        <text:list-item>
          <text:p text:style-name="P606">If programmer wants to execute some start-up code whenever object is created then, Programmer can utilize Constructor body.</text:p>
        </text:list-item>
      </text:list>
      <text:p text:style-name="P386"/>
      <text:p text:style-name="P420">23.<text:span text:style-name="T169"> What is Constructor Overloading? Give example.</text:span></text:p>
      <text:p text:style-name="P339"><text:span text:style-name="T193">Ans</text:span>:<text:span text:style-name="T1"> <text:tab/></text:span><text:span text:style-name="T13">Developing multiple constructors with same name </text:span><text:span text:style-name="T28">with</text:span><text:span text:style-name="T13"> variation in the argument lists</text:span><text:span text:style-name="T28"> is called <text:tab/>as </text:span><text:span text:style-name="T215">Constructor Overloading</text:span><text:span text:style-name="T13">. Variation in argument lists </text:span><text:span text:style-name="T28">means,</text:span></text:p>
      <text:list xml:id="list2545795450" text:style-name="L21">
        <text:list-item>
          <text:p text:style-name="P585">Variation in number of arguments</text:p>
        </text:list-item>
        <text:list-item>
          <text:p text:style-name="P585">Variation in datatype of the arguments</text:p>
        </text:list-item>
        <text:list-item>
          <text:p text:style-name="P585">Variation in position of arguments.</text:p>
        </text:list-item>
      </text:list>
      <text:p text:style-name="P478"><text:span text:style-name="T187">Example</text:span><text:span text:style-name="T180">:</text:span><text:span text:style-name="T30"> </text:span></text:p>
      <text:p text:style-name="P479"><text:span text:style-name="T150">c</text:span><text:span text:style-name="T149">lass Box</text:span><text:span text:style-name="T147"> </text:span><text:span text:style-name="T149">{</text:span></text:p>
      <text:p text:style-name="P490"><text:tab/>int length;</text:p>
      <text:p text:style-name="P490"><text:tab/>int breadth;</text:p>
      <text:p text:style-name="P490"><text:tab/>int height;</text:p>
      <text:p text:style-name="P490"><text:tab/>Box(int l, int b, int h) {</text:p>
      <text:p text:style-name="P490"><text:soft-page-break/><text:tab/><text:tab/>length = l;</text:p>
      <text:p text:style-name="P490"><text:tab/><text:tab/>breadth = b;</text:p>
      <text:p text:style-name="P490"><text:tab/><text:tab/>height = h;</text:p>
      <text:p text:style-name="P490"><text:tab/>}</text:p>
      <text:p text:style-name="P490"><text:tab/>Box(int side) {</text:p>
      <text:p text:style-name="P490"><text:tab/><text:tab/>length = side;</text:p>
      <text:p text:style-name="P490"><text:tab/><text:tab/>breadth = side;</text:p>
      <text:p text:style-name="P490"><text:tab/><text:tab/>height = side;</text:p>
      <text:p text:style-name="P490"><text:tab/>}</text:p>
      <text:p text:style-name="P490"><text:tab/>void volume() {</text:p>
      <text:p text:style-name="P490"><text:tab/><text:tab/>int v = length * breadth * height;</text:p>
      <text:p text:style-name="P490"><text:tab/><text:tab/>sop(“The Volume of Box is ”+v);</text:p>
      <text:p text:style-name="P490"><text:tab/>}</text:p>
      <text:p text:style-name="P490"><text:tab/>public static void main(String[] args) {</text:p>
      <text:p text:style-name="P490"><text:tab/><text:tab/>Box b1 = new Box(2, 3, 4);</text:p>
      <text:p text:style-name="P490"><text:tab/><text:tab/>b1.volume();</text:p>
      <text:p text:style-name="P490"><text:tab/><text:tab/>Box b2 = new Box(8);</text:p>
      <text:p text:style-name="P490"><text:tab/><text:tab/>b2.volume(); </text:p>
      <text:p text:style-name="P490"><text:tab/>}</text:p>
      <text:p text:style-name="P490">}</text:p>
      <text:p text:style-name="P488"><text:span text:style-name="T193">Output</text:span>:</text:p>
      <text:p text:style-name="P490">The Volume of Box is 24</text:p>
      <text:p text:style-name="P243">The Volume of Box is 512</text:p>
      <text:p text:style-name="P495"/>
      <text:p text:style-name="P421"><text:span text:style-name="T216">24</text:span>. What is the advantage of Constructor Overloading?</text:p>
      <text:p text:style-name="P339"><text:span text:style-name="T193">Ans</text:span>:<text:span text:style-name="T1"> </text:span><text:span text:style-name="T13">We will g</text:span><text:span text:style-name="T37">e</text:span><text:span text:style-name="T13">t lot of options to create an object </text:span><text:span text:style-name="T37">for a class</text:span><text:span text:style-name="T13">.</text:span></text:p>
      <text:p text:style-name="P384"/>
      <text:p text:style-name="P327"><text:span text:style-name="T13">2</text:span><text:span text:style-name="T1">5. What is the difference between Method and Constructor?</text:span></text:p>
      <text:p text:style-name="P334">Ans:</text:p>
      <table:table table:name="Table5" table:style-name="Table5">
        <table:table-column table:style-name="Table5.A"/>
        <table:table-column table:style-name="Table5.B"/>
        <table:table-row>
          <table:table-cell table:style-name="Table5.A1" office:value-type="string">
            <text:p text:style-name="P426">Method</text:p>
          </table:table-cell>
          <table:table-cell table:style-name="Table5.B1" office:value-type="string">
            <text:p text:style-name="P426">Constructor</text:p>
          </table:table-cell>
        </table:table-row>
        <table:table-row>
          <table:table-cell table:style-name="Table5.A2" office:value-type="string">
            <text:p text:style-name="P400"><text:span text:style-name="T261">1.</text:span>Methods can have any name and also ClassName.</text:p>
          </table:table-cell>
          <table:table-cell table:style-name="Table5.B2" office:value-type="string">
            <text:p text:style-name="P534">1.<text:span text:style-name="T36">Constructor name should be similar to ClassName.</text:span></text:p>
          </table:table-cell>
        </table:table-row>
        <table:table-row>
          <table:table-cell table:style-name="Table5.A2" office:value-type="string">
            <text:p text:style-name="P534">2.<text:span text:style-name="T36">Methods should have Return</text:span><text:span text:style-name="T29">-</text:span><text:span text:style-name="T36">type at least void.<text:tab/></text:span></text:p>
          </table:table-cell>
          <table:table-cell table:style-name="Table5.B2" office:value-type="string">
            <text:p text:style-name="P534">2.<text:span text:style-name="T36">Constructors should never have a </text:span><text:span text:style-name="T29">Return-type</text:span><text:span text:style-name="T36">, not even void.</text:span></text:p>
          </table:table-cell>
        </table:table-row>
        <table:table-row>
          <table:table-cell table:style-name="Table5.A2" office:value-type="string">
            <text:p text:style-name="P400"><text:span text:style-name="T261">3.</text:span>Methods can be a Static or Non-Static.</text:p>
          </table:table-cell>
          <table:table-cell table:style-name="Table5.B2" office:value-type="string">
            <text:p text:style-name="P534">3.<text:span text:style-name="T36"> Constructors should be always Non-static</text:span></text:p>
          </table:table-cell>
        </table:table-row>
        <table:table-row>
          <table:table-cell table:style-name="Table5.A2" office:value-type="string">
            <text:p text:style-name="P400"><text:span text:style-name="T261">4.</text:span>Methods may or may not return a value.</text:p>
          </table:table-cell>
          <table:table-cell table:style-name="Table5.B2" office:value-type="string">
            <text:p text:style-name="P534">4.<text:span text:style-name="T36">Constructor can never return a value.</text:span></text:p>
          </table:table-cell>
        </table:table-row>
        <table:table-row>
          <table:table-cell table:style-name="Table5.A2" office:value-type="string">
            <text:p text:style-name="P400"><text:span text:style-name="T261">5.</text:span>Java will not provide Default Methods</text:p>
          </table:table-cell>
          <table:table-cell table:style-name="Table5.B2" office:value-type="string">
            <text:p text:style-name="P534">5.<text:span text:style-name="T36">Java provides Default Constructor</text:span></text:p>
          </table:table-cell>
        </table:table-row>
      </table:table>
      <text:p text:style-name="P388"/>
      <text:p text:style-name="P422">26. What is this() calling Statement? Give an example.</text:p>
      <text:p text:style-name="P351"><text:span text:style-name="T193">Ans</text:span>:<text:span text:style-name="T1"> <text:tab/></text:span><text:span text:style-name="T193">this()</text:span> <text:span text:style-name="T1">calling Statement is used to call one constructor from another constructor of same class <text:tab/>in case of Constructor Overloading.</text:span></text:p>
      <text:p text:style-name="P390"><text:tab/>Generally, for one Object creation only one Constructor will be executed. But, If we want to <text:tab/>execute multiple Constructors for one Object creation then, we can make use of <text:span text:style-name="T185">this()</text:span> calling <text:tab/>Statement.</text:p>
      <text:p text:style-name="P390"><text:tab/><text:span text:style-name="T311">[</text:span>this<text:span text:style-name="T311">]</text:span>(parameter) will call Constructor of same class with matching parameter.</text:p>
      <text:p text:style-name="P333"/>
      <text:p text:style-name="P480"><text:soft-page-break/></text:p>
      <text:p text:style-name="P480"/>
      <text:p text:style-name="P456">Example:<text:span text:style-name="T1"> </text:span></text:p>
      <text:p text:style-name="P469">class A {</text:p>
      <text:p text:style-name="P469"><text:tab/>A() {</text:p>
      <text:p text:style-name="P469"><text:tab/><text:tab/>sop(“From A()”);</text:p>
      <text:p text:style-name="P469"><text:tab/>}</text:p>
      <text:p text:style-name="P469"><text:tab/>A(int a) {</text:p>
      <text:p text:style-name="P469"><text:tab/><text:tab/>this();</text:p>
      <text:p text:style-name="P469"><text:tab/><text:tab/>sop(“From A(int a)”);</text:p>
      <text:p text:style-name="P469"><text:tab/>}</text:p>
      <text:p text:style-name="P469"><text:tab/>public static void main(String[] args) {</text:p>
      <text:p text:style-name="P469"><text:tab/><text:tab/>A a1 = new A(10);</text:p>
      <text:p text:style-name="P469"><text:tab/>}</text:p>
      <text:p text:style-name="P469">}</text:p>
      <text:p text:style-name="P447"><text:span text:style-name="T193">Output</text:span>:</text:p>
      <text:p text:style-name="P244">From A()</text:p>
      <text:p text:style-name="P244">From A(int a)</text:p>
      <text:p text:style-name="P390"/>
      <text:p text:style-name="P423">27. What is “this” keyword and what is the use of it?</text:p>
      <text:p text:style-name="P352"><text:span text:style-name="T193">Ans</text:span>:<text:span text:style-name="T1"> </text:span></text:p>
      <text:list xml:id="list1273069087" text:style-name="L22">
        <text:list-item>
          <text:p text:style-name="P603"><text:span text:style-name="T72">T</text:span><text:span text:style-name="T1">his keyword is a default reference variable in Java.</text:span></text:p>
        </text:list-item>
        <text:list-item>
          <text:p text:style-name="P586">It is used to access current instance members.</text:p>
        </text:list-item>
        <text:list-item>
          <text:p text:style-name="P605"><text:span text:style-name="T261">T</text:span>his will be holding the current object address.</text:p>
        </text:list-item>
      </text:list>
      <text:p text:style-name="P448"><text:span text:style-name="T193">Example</text:span>:</text:p>
      <text:p text:style-name="P470">Class A {</text:p>
      <text:p text:style-name="P470"><text:tab/>int empId;</text:p>
      <text:p text:style-name="P470"><text:tab/>A(int empId) {</text:p>
      <text:p text:style-name="P470"><text:tab/><text:tab/>this.empId = empId;</text:p>
      <text:p text:style-name="P470"><text:tab/>}</text:p>
      <text:p text:style-name="P470"><text:tab/>public static void main(String[] args) {</text:p>
      <text:p text:style-name="P470"><text:tab/><text:tab/>A a1 = new A(10);</text:p>
      <text:p text:style-name="P470"><text:tab/><text:tab/>sop(“The Employee ID is ”+a1.empId);</text:p>
      <text:p text:style-name="P470"><text:tab/>}</text:p>
      <text:p text:style-name="P470">}</text:p>
      <text:p text:style-name="P449"><text:span text:style-name="T193">Output</text:span>:</text:p>
      <text:p text:style-name="P245">The Employee ID is 10</text:p>
      <text:p text:style-name="P387"/>
      <text:p text:style-name="P328"><text:span text:style-name="T39">28</text:span><text:span text:style-name="T1">. </text:span><text:span text:style-name="T14">What is Inheritance? Give example.</text:span></text:p>
      <text:p text:style-name="P345"><text:span text:style-name="T197">Ans</text:span><text:span text:style-name="T110">:</text:span><text:span text:style-name="T14"> </text:span></text:p>
      <text:list xml:id="list248506663" text:style-name="L23">
        <text:list-item>
          <text:p text:style-name="P598"><text:span text:style-name="T14">Acquiring the features </text:span><text:span text:style-name="T38">of</text:span><text:span text:style-name="T14"> </text:span><text:span text:style-name="T38">one </text:span><text:span text:style-name="T14">class </text:span><text:span text:style-name="T38">in</text:span><text:span text:style-name="T14">to another class is c</text:span><text:span text:style-name="T38">alle</text:span><text:span text:style-name="T14">d as Inheritance.</text:span></text:p>
        </text:list-item>
        <text:list-item>
          <text:p text:style-name="P587">To achieve Inheritance, we should use extends keyword.</text:p>
        </text:list-item>
        <text:list-item>
          <text:p text:style-name="P587">Through Inheritance, we can achieve <text:span text:style-name="T218">E</text:span>xtensibility, code <text:span text:style-name="T262">Optimization</text:span>, code <text:span text:style-name="T262">Re-usability</text:span> and <text:span text:style-name="T218">M</text:span>aintainability.</text:p>
        </text:list-item>
        <text:list-item>
          <text:p text:style-name="P587">Inheritance is <text:span text:style-name="T217">o</text:span>nly for <text:span text:style-name="T217">N</text:span>on<text:span text:style-name="T217">-</text:span>static me<text:span text:style-name="T217">mbers</text:span>.</text:p>
        </text:list-item>
      </text:list>
      <text:p text:style-name="P436"/>
      <text:p text:style-name="P481"/>
      <text:p text:style-name="P444"><text:span text:style-name="T263">Example</text:span>:</text:p>
      <text:p text:style-name="P450"><text:span text:style-name="T1">class </text:span><text:span text:style-name="T15">A </text:span><text:span text:style-name="T1">{</text:span></text:p>
      <text:p text:style-name="P450"><text:soft-page-break/><text:span text:style-name="T1"><text:tab/>void </text:span><text:span text:style-name="T39">test1</text:span><text:span text:style-name="T1">() {</text:span></text:p>
      <text:p text:style-name="P450"><text:span text:style-name="T1"><text:tab/><text:tab/>sop(“</text:span><text:span text:style-name="T39">Running test1 method</text:span><text:span text:style-name="T1">”);</text:span></text:p>
      <text:p text:style-name="P471"><text:tab/>}</text:p>
      <text:p text:style-name="P471">}</text:p>
      <text:p text:style-name="P450"><text:span text:style-name="T1">class </text:span><text:span text:style-name="T39">B</text:span><text:span text:style-name="T1"> extends </text:span><text:span text:style-name="T15">A</text:span><text:span text:style-name="T1"> {</text:span></text:p>
      <text:p text:style-name="P450"><text:span text:style-name="T1"><text:tab/>void </text:span><text:span text:style-name="T39">test2</text:span><text:span text:style-name="T1">() {</text:span></text:p>
      <text:p text:style-name="P450"><text:span text:style-name="T1"><text:tab/><text:tab/>sop(“</text:span><text:span text:style-name="T39">Running test2 method</text:span><text:span text:style-name="T1">”);</text:span></text:p>
      <text:p text:style-name="P471"><text:tab/>}</text:p>
      <text:p text:style-name="P471">}</text:p>
      <text:p text:style-name="P471">class Inheritance {</text:p>
      <text:p text:style-name="P471"><text:tab/>public static void main(String[] args) {</text:p>
      <text:p text:style-name="P450"><text:span text:style-name="T1"><text:tab/><text:tab/></text:span><text:span text:style-name="T39">B</text:span><text:span text:style-name="T15"> </text:span><text:span text:style-name="T39">b1</text:span><text:span text:style-name="T1"> = new </text:span><text:span text:style-name="T39">B</text:span><text:span text:style-name="T1">();</text:span></text:p>
      <text:p text:style-name="P450"><text:span text:style-name="T1"><text:tab/><text:tab/></text:span><text:span text:style-name="T39">b1.test1</text:span><text:span text:style-name="T1">();</text:span></text:p>
      <text:p text:style-name="P472"><text:tab/><text:tab/><text:span text:style-name="T218">b1.test2</text:span>();</text:p>
      <text:p text:style-name="P471"><text:tab/>}</text:p>
      <text:p text:style-name="P471">}</text:p>
      <text:p text:style-name="P451"><text:span text:style-name="T193">Output</text:span>:</text:p>
      <text:p text:style-name="P473">Running test1 method</text:p>
      <text:p text:style-name="P473">Running test2 method</text:p>
      <text:p text:style-name="P391"/>
      <text:p text:style-name="P424">29. What is Super Class and Sub Class?</text:p>
      <text:p text:style-name="P393"><text:span text:style-name="T188">Ans</text:span><text:span text:style-name="T183">:</text:span><text:span text:style-name="T218"> <text:tab/>The class from which we acquire feature is called as </text:span><text:span text:style-name="T183">Super Class</text:span><text:span text:style-name="T218">.</text:span></text:p>
      <text:p text:style-name="P392"><text:span text:style-name="T218"><text:tab/>The class which will acquire features is called as </text:span><text:span text:style-name="T183">Sub Class</text:span><text:span text:style-name="T218">.</text:span></text:p>
      <text:p text:style-name="P392"/>
      <text:p text:style-name="P425"><text:span text:style-name="T218">30</text:span>. What are the types of Inheritance?</text:p>
      <text:p text:style-name="P341"><text:span text:style-name="T197">Ans</text:span><text:span text:style-name="T110">:</text:span><text:span text:style-name="T14"> </text:span></text:p>
      <text:list xml:id="list1899493892" text:style-name="L24">
        <text:list-item>
          <text:p text:style-name="P588">Single – level inheritance</text:p>
        </text:list-item>
        <text:list-item>
          <text:p text:style-name="P589">Multi – level inheritance</text:p>
        </text:list-item>
        <text:list-item>
          <text:p text:style-name="P589">Hybrid inheritance</text:p>
        </text:list-item>
        <text:list-item>
          <text:p text:style-name="P589">Hierarchical inheritance</text:p>
        </text:list-item>
        <text:list-item>
          <text:p text:style-name="P589">Multiple inheritance</text:p>
        </text:list-item>
      </text:list>
      <text:p text:style-name="P391"/>
      <text:p text:style-name="P329"><text:span text:style-name="T262">1.</text:span>Single –<text:span text:style-name="T218"> level </text:span>Inheritance</text:p>
      <text:p text:style-name="P353"><text:span text:style-name="T1"><text:tab/></text:span><text:span text:style-name="T39">One class inheriting from one Super class is called as Single – level </text:span><text:span text:style-name="T73">Inheritance.</text:span></text:p>
      <text:p text:style-name="P395"><draw:custom-shape text:anchor-type="paragraph" draw:z-index="42" draw:name="Shape2" draw:style-name="gr2" draw:text-style-name="P699" svg:width="1.2921in" svg:height="0.6358in" svg:x="2.311in" svg:y="0.1764in"><text:p text:style-name="P699">Animal</text:p><text:p text:style-name="P699"/><text:p text:style-name="P699">sound( ) </text:p><draw:enhanced-geometry svg:viewBox="0 0 21600 21600" draw:type="rectangle" draw:enhanced-path="M 0 0 L 21600 0 21600 21600 0 21600 0 0 Z N"/></draw:custom-shape></text:p>
      <text:p text:style-name="P395"><text:tab/><text:tab/><text:tab/><text:tab/><text:tab/></text:p>
      <text:p text:style-name="P350"><draw:line text:anchor-type="paragraph" draw:z-index="43" draw:name="Shape35" draw:style-name="gr1" draw:text-style-name="P700" svg:x1="2.3106in" svg:y1="0.0701in" svg:x2="3.6031in" svg:y2="0.0701in"><text:p/></draw:line></text:p>
      <text:p text:style-name="P350"><draw:line text:anchor-type="paragraph" draw:z-index="46" draw:name="Shape40" draw:style-name="gr3" draw:text-style-name="P699" svg:x1="2.9047in" svg:y1="1in" svg:x2="2.9047in" svg:y2="0.2016in"><text:p/></draw:line></text:p>
      <text:p text:style-name="P350"/>
      <text:p text:style-name="P396"/>
      <text:p text:style-name="P396"><text:tab/><text:tab/><text:tab/><text:tab/></text:p>
      <text:p text:style-name="P350"><draw:custom-shape text:anchor-type="paragraph" draw:z-index="44" draw:name="Shape2" draw:style-name="gr2" draw:text-style-name="P699" svg:width="1.2921in" svg:height="0.6358in" svg:x="2.311in" svg:y="0.1862in"><text:p text:style-name="P699">Cat</text:p><text:p text:style-name="P699"/><text:p text:style-name="P699">meow( )</text:p><draw:enhanced-geometry svg:viewBox="0 0 21600 21600" draw:type="rectangle" draw:enhanced-path="M 0 0 L 21600 0 21600 21600 0 21600 0 0 Z N"/></draw:custom-shape></text:p>
      <text:p text:style-name="P350"/>
      <text:p text:style-name="P350"><draw:line text:anchor-type="paragraph" draw:z-index="45" draw:name="Shape35" draw:style-name="gr1" draw:text-style-name="P699" svg:x1="2.311in" svg:y1="0.1217in" svg:x2="3.6028in" svg:y2="0.1217in"><text:p/></draw:line></text:p>
      <text:p text:style-name="P350"/>
      <text:p text:style-name="P350"/>
      <text:p text:style-name="P444"><text:span text:style-name="T193">Example</text:span>:</text:p>
      <text:p text:style-name="P450"><text:span text:style-name="T1">class </text:span><text:span text:style-name="T15">Animal </text:span><text:span text:style-name="T1">{</text:span></text:p>
      <text:p text:style-name="P450"><text:soft-page-break/><text:span text:style-name="T1"><text:tab/>public void </text:span><text:span text:style-name="T40">sound</text:span><text:span text:style-name="T1">() {</text:span></text:p>
      <text:p text:style-name="P450"><text:span text:style-name="T1"><text:tab/><text:tab/>sop(“</text:span><text:span text:style-name="T40">SOUNDING</text:span><text:span text:style-name="T15">...</text:span><text:span text:style-name="T1">”);</text:span></text:p>
      <text:p text:style-name="P471"><text:tab/>}</text:p>
      <text:p text:style-name="P471">}</text:p>
      <text:p text:style-name="P450"><text:span text:style-name="T1">class </text:span><text:span text:style-name="T15">Cat</text:span><text:span text:style-name="T1"> extends </text:span><text:span text:style-name="T15">Animal</text:span><text:span text:style-name="T1"> {</text:span></text:p>
      <text:p text:style-name="P450"><text:span text:style-name="T1"><text:tab/>public void </text:span><text:span text:style-name="T15">meow</text:span><text:span text:style-name="T1">() {</text:span></text:p>
      <text:p text:style-name="P450"><text:span text:style-name="T1"><text:tab/><text:tab/>sop(“</text:span><text:span text:style-name="T15">MEOW MEOW</text:span><text:span text:style-name="T1">”);</text:span></text:p>
      <text:p text:style-name="P471"><text:tab/>}</text:p>
      <text:p text:style-name="P471">}</text:p>
      <text:p text:style-name="P471">class <text:span text:style-name="T236">Single-level_</text:span>Inheritance {</text:p>
      <text:p text:style-name="P471"><text:tab/>public static void main(String[] args) {</text:p>
      <text:p text:style-name="P450"><text:span text:style-name="T1"><text:tab/><text:tab/></text:span><text:span text:style-name="T15">Cat c</text:span><text:span text:style-name="T1"> = new </text:span><text:span text:style-name="T15">Cat</text:span><text:span text:style-name="T1">();</text:span></text:p>
      <text:p text:style-name="P450"><text:span text:style-name="T1"><text:tab/><text:tab/></text:span><text:span text:style-name="T15">c.</text:span><text:span text:style-name="T40">sound</text:span><text:span text:style-name="T1">();</text:span></text:p>
      <text:p text:style-name="P472"><text:tab/><text:tab/>c.meow();</text:p>
      <text:p text:style-name="P471"><text:tab/>}</text:p>
      <text:p text:style-name="P474">}</text:p>
      <text:p text:style-name="P452"><text:span text:style-name="T193">Output</text:span>:</text:p>
      <text:p text:style-name="P246">SOUNDING...</text:p>
      <text:p text:style-name="P246">MEOW MEOW</text:p>
      <text:p text:style-name="P474"/>
      <text:p text:style-name="P330"><text:span text:style-name="T262">2.</text:span>Multi – level Inheritance</text:p>
      <text:p text:style-name="P399"><text:tab/><text:span text:style-name="T218">One class inheriting from another Sub class is called as Multi – level Inheritance.</text:span></text:p>
      <text:p text:style-name="P399"><draw:custom-shape text:anchor-type="paragraph" draw:z-index="47" draw:name="Shape2" draw:style-name="gr2" draw:text-style-name="P699" svg:width="1.2921in" svg:height="0.6358in" svg:x="2.311in" svg:y="0.1291in"><text:p text:style-name="P699">Animal</text:p><text:p text:style-name="P699"/><text:p text:style-name="P699">sound( )</text:p><draw:enhanced-geometry svg:viewBox="0 0 21600 21600" draw:type="rectangle" draw:enhanced-path="M 0 0 L 21600 0 21600 21600 0 21600 0 0 Z N"/></draw:custom-shape><text:tab/><text:tab/><text:tab/><text:tab/><text:tab/></text:p>
      <text:p text:style-name="P399"/>
      <text:p text:style-name="P399"><draw:line text:anchor-type="paragraph" draw:z-index="48" draw:name="Shape35" draw:style-name="gr1" draw:text-style-name="P699" svg:x1="2.311in" svg:y1="0.0543in" svg:x2="3.6028in" svg:y2="0.0543in"><text:p/></draw:line></text:p>
      <text:p text:style-name="P399"><draw:line text:anchor-type="paragraph" draw:z-index="54" draw:name="Shape42" draw:style-name="gr3" draw:text-style-name="P699" svg:x1="2.9465in" svg:y1="0.8217in" svg:x2="2.9465in" svg:y2="0.1543in"><text:p/></draw:line></text:p>
      <text:p text:style-name="P399"/>
      <text:p text:style-name="P399"/>
      <text:p text:style-name="P399"><text:tab/><text:tab/><text:tab/><text:tab/><text:tab/></text:p>
      <text:p text:style-name="P399"><draw:custom-shape text:anchor-type="paragraph" draw:z-index="49" draw:name="Shape2" draw:style-name="gr2" draw:text-style-name="P699" svg:width="1.2921in" svg:height="0.6358in" svg:x="2.311in" svg:y="0.0075in"><text:p text:style-name="P699">Dog</text:p><text:p text:style-name="P699"/><text:p text:style-name="P699">bark( )</text:p><draw:enhanced-geometry svg:viewBox="0 0 21600 21600" draw:type="rectangle" draw:enhanced-path="M 0 0 L 21600 0 21600 21600 0 21600 0 0 Z N"/></draw:custom-shape></text:p>
      <text:p text:style-name="P399"><draw:line text:anchor-type="paragraph" draw:z-index="50" draw:name="Shape35" draw:style-name="gr1" draw:text-style-name="P699" svg:x1="2.311in" svg:y1="0.148in" svg:x2="3.6028in" svg:y2="0.148in"><text:p/></draw:line></text:p>
      <text:p text:style-name="P399"/>
      <text:p text:style-name="P399"><draw:line text:anchor-type="paragraph" draw:z-index="53" draw:name="Shape41" draw:style-name="gr3" draw:text-style-name="P699" svg:x1="2.9047in" svg:y1="0.7343in" svg:x2="2.9047in" svg:y2="0.0327in"><text:p/></draw:line></text:p>
      <text:p text:style-name="P399"/>
      <text:p text:style-name="P399"><text:tab/><text:tab/><text:tab/><text:tab/><text:tab/></text:p>
      <text:p text:style-name="P399"><draw:custom-shape text:anchor-type="paragraph" draw:z-index="51" draw:name="Shape2" draw:style-name="gr2" draw:text-style-name="P699" svg:width="1.2921in" svg:height="0.6358in" svg:x="2.311in" svg:y="0.1236in"><text:p text:style-name="P699">BabyDog</text:p><text:p text:style-name="P699"/><text:p text:style-name="P699">weep( )</text:p><draw:enhanced-geometry svg:viewBox="0 0 21600 21600" draw:type="rectangle" draw:enhanced-path="M 0 0 L 21600 0 21600 21600 0 21600 0 0 Z N"/></draw:custom-shape></text:p>
      <text:p text:style-name="P399"/>
      <text:p text:style-name="P399"><draw:line text:anchor-type="paragraph" draw:z-index="52" draw:name="Shape35" draw:style-name="gr1" draw:text-style-name="P699" svg:x1="2.311in" svg:y1="0.0484in" svg:x2="3.6028in" svg:y2="0.0484in"><text:p/></draw:line></text:p>
      <text:p text:style-name="P350"/>
      <text:p text:style-name="P444"><text:span text:style-name="T193">Example</text:span>:</text:p>
      <text:p text:style-name="P493"><text:span text:style-name="T221">class</text:span> Animal {</text:p>
      <text:p text:style-name="P525"><text:span text:style-name="T111"><text:tab/></text:span><text:span text:style-name="T225">void</text:span><text:span text:style-name="T111"> sound() {</text:span></text:p>
      <text:p text:style-name="P525"><text:span text:style-name="T111"><text:tab/><text:tab/>System.</text:span><text:span text:style-name="T229">out</text:span><text:span text:style-name="T111">.println(</text:span><text:span text:style-name="T230">"SOUNDING..."</text:span><text:span text:style-name="T111">);</text:span></text:p>
      <text:p text:style-name="P508"><text:tab/>}</text:p>
      <text:p text:style-name="P508">}</text:p>
      <text:p text:style-name="P525"><text:span text:style-name="T225">class</text:span><text:span text:style-name="T111"> Dog </text:span><text:span text:style-name="T225">extends</text:span><text:span text:style-name="T111"> Animal {</text:span></text:p>
      <text:p text:style-name="P525"><text:span text:style-name="T111"><text:tab/></text:span><text:span text:style-name="T225">void</text:span><text:span text:style-name="T111"> bark() {</text:span></text:p>
      <text:p text:style-name="P525"><text:span text:style-name="T111"><text:tab/><text:tab/>System.</text:span><text:span text:style-name="T229">out</text:span><text:span text:style-name="T111">.println(</text:span><text:span text:style-name="T230">"BOW BOW"</text:span><text:span text:style-name="T111">);</text:span></text:p>
      <text:p text:style-name="P508"><text:soft-page-break/><text:tab/>}</text:p>
      <text:p text:style-name="P508">}<text:tab/></text:p>
      <text:p text:style-name="P525"/>
      <text:p text:style-name="P525"><text:span text:style-name="T225">class</text:span><text:span text:style-name="T111"> </text:span><text:span text:style-name="T145">Baby-dog</text:span><text:span text:style-name="T111"> </text:span><text:span text:style-name="T225">extends</text:span><text:span text:style-name="T111"> Dog {</text:span></text:p>
      <text:p text:style-name="P525"><text:span text:style-name="T111"><text:tab/></text:span><text:span text:style-name="T225">void</text:span><text:span text:style-name="T111"> weep() {</text:span></text:p>
      <text:p text:style-name="P525"><text:span text:style-name="T111"><text:tab/><text:tab/>System.</text:span><text:span text:style-name="T229">out</text:span><text:span text:style-name="T111">.println(</text:span><text:span text:style-name="T230">"WEEPING..."</text:span><text:span text:style-name="T111">);</text:span></text:p>
      <text:p text:style-name="P508"><text:tab/>}</text:p>
      <text:p text:style-name="P508">}</text:p>
      <text:p text:style-name="P519"/>
      <text:p text:style-name="P525"><text:span text:style-name="T225">class</text:span><text:span text:style-name="T111"> </text:span><text:span text:style-name="T139">Multi-level_</text:span><text:span text:style-name="T111">Inheritance {</text:span></text:p>
      <text:p text:style-name="P525"><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BabyDog </text:span><text:span text:style-name="T231">bd</text:span><text:span text:style-name="T111"> = </text:span><text:span text:style-name="T225">new</text:span><text:span text:style-name="T111"> BabyDog();</text:span></text:p>
      <text:p text:style-name="P525"><text:span text:style-name="T111"><text:tab/><text:tab/></text:span><text:span text:style-name="T231">bd</text:span><text:span text:style-name="T111">.weep();</text:span></text:p>
      <text:p text:style-name="P525"><text:span text:style-name="T111"><text:tab/><text:tab/></text:span><text:span text:style-name="T231">bd</text:span><text:span text:style-name="T111">.bark();</text:span></text:p>
      <text:p text:style-name="P525"><text:span text:style-name="T111"><text:tab/><text:tab/></text:span><text:span text:style-name="T231">bd</text:span><text:span text:style-name="T111">.sound();</text:span></text:p>
      <text:p text:style-name="P508"><text:tab/>}</text:p>
      <text:p text:style-name="P493">}</text:p>
      <text:p text:style-name="P542"><text:span text:style-name="T193">Output</text:span>:</text:p>
      <text:p text:style-name="P491">WEEPING...</text:p>
      <text:p text:style-name="P508">BOW BOW</text:p>
      <text:p text:style-name="P491">SOUNDING..</text:p>
      <text:p text:style-name="P485"/>
      <text:p text:style-name="P354"><text:span text:style-name="T193">Hybrid</text:span> <text:span text:style-name="T193">Inheritance</text:span></text:p>
      <text:p text:style-name="P354"><text:span text:style-name="T1"><text:tab/></text:span><text:span text:style-name="T40">O</text:span><text:span text:style-name="T15">ne class inheriting from 2 super classes and that 2 super classes are inheriting from common <text:tab/>Immediate super class.</text:span></text:p>
      <text:p text:style-name="P394"><draw:custom-shape text:anchor-type="paragraph" draw:z-index="55" draw:name="Shape2" draw:style-name="gr2" draw:text-style-name="P699" svg:width="1.2921in" svg:height="0.6358in" svg:x="2.311in" svg:y="0.0354in"><text:p text:style-name="P699">C</text:p><text:p text:style-name="P699"/><text:p text:style-name="P699">disp( )</text:p><draw:enhanced-geometry svg:viewBox="0 0 21600 21600" draw:type="rectangle" draw:enhanced-path="M 0 0 L 21600 0 21600 21600 0 21600 0 0 Z N"/></draw:custom-shape><text:tab/><text:tab/><text:tab/><text:tab/><text:tab/></text:p>
      <text:p text:style-name="P394"><draw:line text:anchor-type="paragraph" draw:z-index="56" draw:name="Shape35" draw:style-name="gr1" draw:text-style-name="P699" svg:x1="2.311in" svg:y1="0.1429in" svg:x2="3.6028in" svg:y2="0.1429in"><text:p/></draw:line></text:p>
      <text:p text:style-name="P394"><draw:line text:anchor-type="paragraph" draw:z-index="64" draw:name="Shape44" draw:style-name="gr3" draw:text-style-name="P699" svg:x1="1.6445in" svg:y1="0.8539in" svg:x2="2.311in" svg:y2="0.1874in"><text:p/></draw:line><draw:line text:anchor-type="paragraph" draw:z-index="65" draw:name="Shape45" draw:style-name="gr3" draw:text-style-name="P699" svg:x1="4.3843in" svg:y1="0.802in" svg:x2="3.5925in" svg:y2="0.0102in"><text:p/></draw:line></text:p>
      <text:p text:style-name="P394"/>
      <text:p text:style-name="P394"><text:tab/><text:tab/></text:p>
      <text:p text:style-name="P394"><draw:custom-shape text:anchor-type="paragraph" draw:z-index="59" draw:name="Shape2" draw:style-name="gr2" draw:text-style-name="P699" svg:width="1.2921in" svg:height="0.6358in" svg:x="3.7591in" svg:y="0.1917in"><text:p text:style-name="P699">B</text:p><text:p text:style-name="P699"/><text:p text:style-name="P699">disp( )</text:p><draw:enhanced-geometry svg:viewBox="0 0 21600 21600" draw:type="rectangle" draw:enhanced-path="M 0 0 L 21600 0 21600 21600 0 21600 0 0 Z N"/></draw:custom-shape><text:tab/><text:tab/><text:tab/><text:tab/><text:tab/><text:tab/><text:tab/><text:tab/></text:p>
      <text:p text:style-name="P394"><draw:custom-shape text:anchor-type="paragraph" draw:z-index="57" draw:name="Shape2" draw:style-name="gr2" draw:text-style-name="P699" svg:width="1.2921in" svg:height="0.6358in" svg:x="1.0193in" svg:y="0.0402in"><text:p text:style-name="P699">A</text:p><text:p text:style-name="P699"/><text:p text:style-name="P699">disp( )</text:p><draw:enhanced-geometry svg:viewBox="0 0 21600 21600" draw:type="rectangle" draw:enhanced-path="M 0 0 L 21600 0 21600 21600 0 21600 0 0 Z N"/></draw:custom-shape></text:p>
      <text:p text:style-name="P394"><draw:line text:anchor-type="paragraph" draw:z-index="58" draw:name="Shape35" draw:style-name="gr1" draw:text-style-name="P699" svg:x1="1.0193in" svg:y1="0.1689in" svg:x2="2.311in" svg:y2="0.1689in"><text:p/></draw:line><draw:line text:anchor-type="paragraph" draw:z-index="60" draw:name="Shape35" draw:style-name="gr1" draw:text-style-name="P699" svg:x1="3.7591in" svg:y1="0.0957in" svg:x2="5.0508in" svg:y2="0.0957in"><text:p/></draw:line></text:p>
      <text:p text:style-name="P394"/>
      <text:p text:style-name="P394"><draw:line text:anchor-type="paragraph" draw:z-index="63" draw:name="Shape43" draw:style-name="gr3" draw:text-style-name="P699" svg:x1="2.9469in" svg:y1="0.6559in" svg:x2="2.3217in" svg:y2="0.0307in"><text:p/></draw:line></text:p>
      <text:p text:style-name="P394"><text:tab/><text:tab/><text:tab/><text:tab/><text:tab/></text:p>
      <text:p text:style-name="P355"/>
      <text:p text:style-name="P355"><draw:custom-shape text:anchor-type="paragraph" draw:z-index="61" draw:name="Shape2" draw:style-name="gr2" draw:text-style-name="P699" svg:width="1.2921in" svg:height="0.6358in" svg:x="2.311in" svg:y="0.0453in"><text:p text:style-name="P699">D</text:p><text:p text:style-name="P699"/><text:p text:style-name="P699">disp( )</text:p><draw:enhanced-geometry svg:viewBox="0 0 21600 21600" draw:type="rectangle" draw:enhanced-path="M 0 0 L 21600 0 21600 21600 0 21600 0 0 Z N"/></draw:custom-shape></text:p>
      <text:p text:style-name="P355"><draw:line text:anchor-type="paragraph" draw:z-index="62" draw:name="Shape35" draw:style-name="gr1" draw:text-style-name="P699" svg:x1="2.311in" svg:y1="0.1528in" svg:x2="3.6028in" svg:y2="0.1528in"><text:p/></draw:line></text:p>
      <text:p text:style-name="P355"/>
      <text:p text:style-name="P453"/>
      <text:p text:style-name="P453"><text:span text:style-name="T193">Example</text:span>:</text:p>
      <text:p text:style-name="P543"><text:span text:style-name="T163">class</text:span><text:span text:style-name="T140"> C </text:span><text:span text:style-name="T141">{</text:span></text:p>
      <text:p text:style-name="P543"><text:span text:style-name="T141"><text:tab/></text:span><text:span text:style-name="T164">public</text:span><text:span text:style-name="T141"> </text:span><text:span text:style-name="T164">void</text:span><text:span text:style-name="T141"> disp() {</text:span></text:p>
      <text:p text:style-name="P543"><text:span text:style-name="T141"><text:tab/><text:tab/></text:span><text:span text:style-name="T165">System</text:span><text:span text:style-name="T141">.</text:span><text:span text:style-name="T164">out</text:span><text:span text:style-name="T141">.println(</text:span><text:span text:style-name="T166">"C </text:span><text:span text:style-name="T167">is Running</text:span><text:span text:style-name="T166">"</text:span><text:span text:style-name="T141">);</text:span></text:p>
      <text:p text:style-name="P544"><text:tab/>}</text:p>
      <text:p text:style-name="P544">}</text:p>
      <text:p text:style-name="P548"><text:span text:style-name="T159">class</text:span><text:span text:style-name="T156"> A </text:span><text:span text:style-name="T159">extends</text:span><text:span text:style-name="T156"> C {</text:span></text:p>
      <text:p text:style-name="P548"><text:soft-page-break/><text:span text:style-name="T156"><text:tab/></text:span><text:span text:style-name="T159">public</text:span><text:span text:style-name="T156"> </text:span><text:span text:style-name="T159">void</text:span><text:span text:style-name="T156"> disp() {</text:span></text:p>
      <text:p text:style-name="P548"><text:span text:style-name="T156"><text:tab/><text:tab/></text:span><text:span text:style-name="T160">System</text:span><text:span text:style-name="T156">.</text:span><text:span text:style-name="T159">out</text:span><text:span text:style-name="T156">.println(</text:span><text:span text:style-name="T161">"A </text:span><text:span text:style-name="T162">is Running</text:span><text:span text:style-name="T161">"</text:span><text:span text:style-name="T156">);</text:span></text:p>
      <text:p text:style-name="P544"><text:tab/>}</text:p>
      <text:p text:style-name="P544">}</text:p>
      <text:p text:style-name="P548"><text:span text:style-name="T159">class</text:span><text:span text:style-name="T156"> B </text:span><text:span text:style-name="T159">extends</text:span><text:span text:style-name="T156"> C {</text:span></text:p>
      <text:p text:style-name="P548"><text:span text:style-name="T156"><text:tab/></text:span><text:span text:style-name="T159">public</text:span><text:span text:style-name="T156"> </text:span><text:span text:style-name="T159">void</text:span><text:span text:style-name="T156"> disp() {</text:span></text:p>
      <text:p text:style-name="P548"><text:span text:style-name="T156"><text:tab/><text:tab/></text:span><text:span text:style-name="T160">System</text:span><text:span text:style-name="T156">.</text:span><text:span text:style-name="T159">out</text:span><text:span text:style-name="T156">.println(</text:span><text:span text:style-name="T161">"B </text:span><text:span text:style-name="T162">is Running</text:span><text:span text:style-name="T161">"</text:span><text:span text:style-name="T156">);</text:span></text:p>
      <text:p text:style-name="P548"><text:span text:style-name="T156"><text:tab/>}</text:span><text:span text:style-name="T148"> </text:span></text:p>
      <text:p text:style-name="P544">}</text:p>
      <text:p text:style-name="P548"><text:span text:style-name="T159">class</text:span><text:span text:style-name="T156"> D </text:span><text:span text:style-name="T159">extends</text:span><text:span text:style-name="T156"> A {</text:span></text:p>
      <text:p text:style-name="P548"><text:span text:style-name="T156"><text:tab/></text:span><text:span text:style-name="T159">public</text:span><text:span text:style-name="T156"> </text:span><text:span text:style-name="T159">void</text:span><text:span text:style-name="T156"> disp() {</text:span></text:p>
      <text:p text:style-name="P548"><text:span text:style-name="T156"><text:tab/><text:tab/></text:span><text:span text:style-name="T160">System</text:span><text:span text:style-name="T156">.</text:span><text:span text:style-name="T159">out</text:span><text:span text:style-name="T156">.println(</text:span><text:span text:style-name="T161">"D </text:span><text:span text:style-name="T162">is Running</text:span><text:span text:style-name="T161">"</text:span><text:span text:style-name="T156">);</text:span></text:p>
      <text:p text:style-name="P544"><text:tab/>}</text:p>
      <text:p text:style-name="P545">class Hybrid_Inheritance {</text:p>
      <text:p text:style-name="P549"><text:span text:style-name="T156"><text:tab/></text:span><text:span text:style-name="T159">public</text:span><text:span text:style-name="T156"> </text:span><text:span text:style-name="T159">static</text:span><text:span text:style-name="T156"> </text:span><text:span text:style-name="T159">void</text:span><text:span text:style-name="T156"> main(</text:span><text:span text:style-name="T160">String</text:span><text:span text:style-name="T156">[] args) {</text:span></text:p>
      <text:p text:style-name="P548"><text:span text:style-name="T156"><text:tab/><text:tab/>D obj = </text:span><text:span text:style-name="T159">new</text:span><text:span text:style-name="T156"> D();</text:span></text:p>
      <text:p text:style-name="P544"><text:tab/><text:tab/>obj.disp();</text:p>
      <text:p text:style-name="P544"><text:tab/>}</text:p>
      <text:p text:style-name="P544">}</text:p>
      <text:p text:style-name="P546"><text:span text:style-name="T193">Output</text:span>:</text:p>
      <text:p text:style-name="P547">D is Running</text:p>
      <text:p text:style-name="P394"/>
      <text:p text:style-name="P354"><text:span text:style-name="T193">Hierarchical</text:span> <text:span text:style-name="T193">Inheritance</text:span></text:p>
      <text:p text:style-name="P397"><text:tab/>lot of classes inheriting <text:span text:style-name="T219">from common S</text:span>uper class <text:span text:style-name="T219">is called as Hierarchical Inheritance</text:span>.</text:p>
      <text:p text:style-name="P350"/>
      <text:p text:style-name="P396"><draw:custom-shape text:anchor-type="paragraph" draw:z-index="66" draw:name="Shape2" draw:style-name="gr2" draw:text-style-name="P699" svg:width="1.2921in" svg:height="0.6358in" svg:x="2.311in" svg:y="0.0354in"><text:p text:style-name="P699">Animal</text:p><text:p text:style-name="P699"/><text:p text:style-name="P699">sound( )</text:p><draw:enhanced-geometry svg:viewBox="0 0 21600 21600" draw:type="rectangle" draw:enhanced-path="M 0 0 L 21600 0 21600 21600 0 21600 0 0 Z N"/></draw:custom-shape><text:tab/><text:tab/><text:tab/><text:tab/><text:tab/><text:tab/><text:tab/><text:tab/><text:tab/><text:tab/></text:p>
      <text:p text:style-name="P350"><draw:line text:anchor-type="paragraph" draw:z-index="67" draw:name="Shape46" draw:style-name="gr1" draw:text-style-name="P699" svg:x1="2.311in" svg:y1="0.1638in" svg:x2="3.6028in" svg:y2="0.1638in"><text:p/></draw:line></text:p>
      <text:p text:style-name="P350"><draw:line text:anchor-type="paragraph" draw:z-index="71" draw:name="Shape48" draw:style-name="gr3" draw:text-style-name="P699" svg:x1="4.3008in" svg:y1="0.802in" svg:x2="3.5925in" svg:y2="0.0937in"><text:p/></draw:line></text:p>
      <text:p text:style-name="P350"><draw:line text:anchor-type="paragraph" draw:z-index="70" draw:name="Shape47" draw:style-name="gr3" draw:text-style-name="P699" svg:x1="1.7173in" svg:y1="0.6091in" svg:x2="2.311in" svg:y2="0.0154in"><text:p/></draw:line></text:p>
      <text:p text:style-name="P350"/>
      <text:p text:style-name="P396"><draw:custom-shape text:anchor-type="paragraph" draw:z-index="68" draw:name="Shape2" draw:style-name="gr2" draw:text-style-name="P699" svg:width="1.2921in" svg:height="0.6358in" svg:x="3.6717in" svg:y="0.1917in"><text:p text:style-name="P699">Cat</text:p><text:p text:style-name="P699"/><text:p text:style-name="P699">meow( )</text:p><draw:enhanced-geometry svg:viewBox="0 0 21600 21600" draw:type="rectangle" draw:enhanced-path="M 0 0 L 21600 0 21600 21600 0 21600 0 0 Z N"/></draw:custom-shape><draw:custom-shape text:anchor-type="paragraph" draw:z-index="69" draw:name="Shape2" draw:style-name="gr2" draw:text-style-name="P699" svg:width="1.2921in" svg:height="0.6358in" svg:x="1.0193in" svg:y="0.202in"><text:p text:style-name="P699">Dog</text:p><text:p text:style-name="P699"/><text:p text:style-name="P699">bark( )</text:p><draw:enhanced-geometry svg:viewBox="0 0 21600 21600" draw:type="rectangle" draw:enhanced-path="M 0 0 L 21600 0 21600 21600 0 21600 0 0 Z N"/></draw:custom-shape><text:tab/><text:tab/></text:p>
      <text:p text:style-name="P350"/>
      <text:p text:style-name="P350"/>
      <text:p text:style-name="P350"/>
      <text:p text:style-name="P350"/>
      <text:p text:style-name="P444"><text:span text:style-name="T193">Example</text:span>:</text:p>
      <text:p text:style-name="P494"><text:span text:style-name="T221">class</text:span> Animal {</text:p>
      <text:p text:style-name="P525"><text:span text:style-name="T111"><text:tab/></text:span><text:span text:style-name="T225">void</text:span><text:span text:style-name="T111"> sound() {</text:span></text:p>
      <text:p text:style-name="P525"><text:span text:style-name="T111"><text:tab/><text:tab/>System.</text:span><text:span text:style-name="T229">out</text:span><text:span text:style-name="T111">.println(</text:span><text:span text:style-name="T230">"Sounding..."</text:span><text:span text:style-name="T111">);</text:span></text:p>
      <text:p text:style-name="P508"><text:tab/>}</text:p>
      <text:p text:style-name="P508">}</text:p>
      <text:p text:style-name="P525"><text:span text:style-name="T225">class</text:span><text:span text:style-name="T111"> Dog </text:span><text:span text:style-name="T225">extends</text:span><text:span text:style-name="T111"> Animal {</text:span></text:p>
      <text:p text:style-name="P525"><text:span text:style-name="T111"><text:tab/></text:span><text:span text:style-name="T225">void</text:span><text:span text:style-name="T111"> bark() {</text:span></text:p>
      <text:p text:style-name="P525"><text:span text:style-name="T111"><text:tab/><text:tab/>System.</text:span><text:span text:style-name="T229">out</text:span><text:span text:style-name="T111">.println(</text:span><text:span text:style-name="T230">"Sound - Barking..."</text:span><text:span text:style-name="T111">);</text:span></text:p>
      <text:p text:style-name="P508"><text:tab/>}</text:p>
      <text:p text:style-name="P508">}</text:p>
      <text:p text:style-name="P525"><text:span text:style-name="T225">class</text:span><text:span text:style-name="T111"> Cat </text:span><text:span text:style-name="T225">extends</text:span><text:span text:style-name="T111"> Animal {</text:span></text:p>
      <text:p text:style-name="P525"><text:span text:style-name="T111"><text:tab/></text:span><text:span text:style-name="T225">void</text:span><text:span text:style-name="T111"> meow() {</text:span></text:p>
      <text:p text:style-name="P525"><text:span text:style-name="T111"><text:tab/><text:tab/>System.</text:span><text:span text:style-name="T229">out</text:span><text:span text:style-name="T111">.println(</text:span><text:span text:style-name="T230">"Sound - Meowing..."</text:span><text:span text:style-name="T111">);</text:span></text:p>
      <text:p text:style-name="P500"><text:soft-page-break/><text:tab/>}</text:p>
      <text:p text:style-name="P500">}</text:p>
      <text:p text:style-name="P525"><text:span text:style-name="T225">class</text:span><text:span text:style-name="T111"> </text:span><text:span text:style-name="T142">Hierarchical_</text:span><text:span text:style-name="T111">Inheritance { </text:span></text:p>
      <text:p text:style-name="P525"><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Cat </text:span><text:span text:style-name="T231">c</text:span><text:span text:style-name="T111">=</text:span><text:span text:style-name="T225">new</text:span><text:span text:style-name="T111"> Cat();</text:span></text:p>
      <text:p text:style-name="P525"><text:span text:style-name="T111"><text:tab/><text:tab/></text:span><text:span text:style-name="T231">c</text:span><text:span text:style-name="T111">.meow();</text:span></text:p>
      <text:p text:style-name="P525"><text:span text:style-name="T111"><text:tab/><text:tab/></text:span><text:span text:style-name="T231">c</text:span><text:span text:style-name="T111">.sound();</text:span></text:p>
      <text:p text:style-name="P525"><text:span text:style-name="T111"><text:tab/><text:tab/>Dog </text:span><text:span text:style-name="T231">d</text:span><text:span text:style-name="T111"> = </text:span><text:span text:style-name="T225">new</text:span><text:span text:style-name="T111"> Dog();</text:span></text:p>
      <text:p text:style-name="P525"><text:span text:style-name="T111"><text:tab/><text:tab/></text:span><text:span text:style-name="T231">d</text:span><text:span text:style-name="T111">.bark();</text:span></text:p>
      <text:p text:style-name="P525"><text:span text:style-name="T111"><text:tab/><text:tab/></text:span><text:span text:style-name="T231">d</text:span><text:span text:style-name="T111">.sound();</text:span></text:p>
      <text:p text:style-name="P508"><text:tab/>}</text:p>
      <text:p text:style-name="P494">}</text:p>
      <text:p text:style-name="P489"><text:span text:style-name="T193">Output</text:span>:</text:p>
      <text:p text:style-name="P492">Sound - Meowing...</text:p>
      <text:p text:style-name="P508">Sounding...</text:p>
      <text:p text:style-name="P508">Sound - Barking...</text:p>
      <text:p text:style-name="P508">Sounding...</text:p>
      <text:p text:style-name="P398"/>
      <text:p text:style-name="P354"><text:span text:style-name="T193">Multiple</text:span> <text:span text:style-name="T193">Inheritance</text:span></text:p>
      <text:p text:style-name="P397"><text:tab/><text:span text:style-name="T219">O</text:span>ne class inheriting from multiple immediate <text:span text:style-name="T219">S</text:span>uper class <text:span text:style-name="T219">is called as Multiple Inheritance</text:span>.</text:p>
      <text:p text:style-name="P444"><text:span text:style-name="T193">Example</text:span>:</text:p>
      <text:p text:style-name="P494"><text:span text:style-name="T222">class</text:span> A {</text:p>
      <text:p text:style-name="P525"><text:span text:style-name="T111"><text:tab/></text:span><text:span text:style-name="T225">void</text:span><text:span text:style-name="T111"> msg() {</text:span></text:p>
      <text:p text:style-name="P525"><text:span text:style-name="T111"><text:tab/><text:tab/>System.</text:span><text:span text:style-name="T229">out</text:span><text:span text:style-name="T111">.println(</text:span><text:span text:style-name="T230">"Hello"</text:span><text:span text:style-name="T111">);</text:span></text:p>
      <text:p text:style-name="P508"><text:tab/>}</text:p>
      <text:p text:style-name="P508">}</text:p>
      <text:p text:style-name="P525"><text:span text:style-name="T225">class</text:span><text:span text:style-name="T111"> B {</text:span></text:p>
      <text:p text:style-name="P525"><text:span text:style-name="T111"><text:tab/></text:span><text:span text:style-name="T225">void</text:span><text:span text:style-name="T111"> msg() {</text:span></text:p>
      <text:p text:style-name="P525"><text:span text:style-name="T111"><text:tab/><text:tab/>System.</text:span><text:span text:style-name="T229">out</text:span><text:span text:style-name="T111">.println(</text:span><text:span text:style-name="T230">"Welcome"</text:span><text:span text:style-name="T111">);</text:span></text:p>
      <text:p text:style-name="P508"><text:tab/>}</text:p>
      <text:p text:style-name="P508">}</text:p>
      <text:p text:style-name="P525"><text:span text:style-name="T225">class</text:span><text:span text:style-name="T111"> C </text:span><text:span text:style-name="T227">extends</text:span><text:span text:style-name="T111"> A, B </text:span><text:span text:style-name="T143">{</text:span><text:span text:style-name="T111"> <text:tab/><text:tab/><text:tab/></text:span><text:span text:style-name="T237">//suppose if it were there</text:span></text:p>
      <text:p text:style-name="P525"><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 </text:span></text:p>
      <text:p text:style-name="P525"><text:span text:style-name="T111"><text:tab/>C </text:span><text:span text:style-name="T231">obj</text:span><text:span text:style-name="T111">=</text:span><text:span text:style-name="T225">new</text:span><text:span text:style-name="T111"> C();</text:span></text:p>
      <text:p text:style-name="P525"><text:span text:style-name="T111"><text:tab/></text:span><text:span text:style-name="T231">obj</text:span><text:span text:style-name="T111">.msg(); <text:tab/><text:tab/><text:tab/></text:span><text:span text:style-name="T237">//Now which </text:span><text:span text:style-name="T238">msg</text:span><text:span text:style-name="T237">() method would be invoked?</text:span></text:p>
      <text:p text:style-name="P508"><text:tab/>}</text:p>
      <text:p text:style-name="P494">}</text:p>
      <text:p text:style-name="P273"><text:span text:style-name="T193">Output</text:span>:</text:p>
      <text:p text:style-name="P247">Compile - Time Error</text:p>
      <text:p text:style-name="P79"/>
      <text:p text:style-name="P78"><text:span text:style-name="T239">31</text:span>. Why Multiple inheritance is not possible in Java?</text:p>
      <text:p text:style-name="P359"><text:span text:style-name="T130">Ans</text:span><text:span text:style-name="T111">:</text:span><text:span text:style-name="T112"> </text:span></text:p>
      <text:list xml:id="list4263429491" text:style-name="L25">
        <text:list-item>
          <text:p text:style-name="P607">Multiple inheritance is not possible in java through classes Because it <text:span text:style-name="T310">will</text:span> create <text:span text:style-name="T310">two</text:span> ambiguities.</text:p>
        </text:list-item>
        <text:list-item>
          <text:p text:style-name="P608"><text:span text:style-name="T239">In case of Multiple inheritance, O</text:span>ne class <text:span text:style-name="T239">will be </text:span>inheriting from <text:span text:style-name="T239">multiple</text:span> immediate <text:span text:style-name="T239">S</text:span>uper<text:span text:style-name="T239">()</text:span> c<text:span text:style-name="T239">alling</text:span>.</text:p>
        </text:list-item>
        <text:list-item>
          <text:p text:style-name="P608">In case of <text:span text:style-name="T239">I</text:span>nheritance b/w classes, <text:span text:style-name="T239">Constructor Chaining</text:span> is mandatory and Constructor Chaining can be achieved through <text:span text:style-name="T239">S</text:span>uper<text:span text:style-name="T239">()</text:span> calling statement.</text:p>
        </text:list-item>
        <text:list-item>
          <text:p text:style-name="P608"><text:soft-page-break/>In this Scenario, we may have to develop multiple <text:span text:style-name="T239">S</text:span>uper<text:span text:style-name="T239">()</text:span> calling <text:span text:style-name="T239">Statements, </text:span>which is not possible. <text:span text:style-name="T239">Because,</text:span> we cannot <text:span text:style-name="T239">develop</text:span> multiple <text:span text:style-name="T239">S</text:span>uper<text:span text:style-name="T239">()</text:span> calling <text:span text:style-name="T239">statements </text:span>in a single constructor.</text:p>
        </text:list-item>
      </text:list>
      <text:p text:style-name="P208">Diamond problem/ Path Issue:</text:p>
      <text:list xml:id="list3031214566" text:style-name="L26">
        <text:list-item>
          <text:p text:style-name="P609">In case of Multiple Inheritance, There will be multiple paths established b/w one class to Object class.</text:p>
        </text:list-item>
        <text:list-item>
          <text:p text:style-name="P610"><draw:custom-shape text:anchor-type="paragraph" draw:z-index="38" draw:name="Shape2" draw:style-name="gr2" draw:text-style-name="P699" svg:width="1.2921in" svg:height="0.6358in" svg:x="2.311in" svg:y="0.5835in"><text:p text:style-name="P699">Object</text:p><text:p text:style-name="P699"/><text:p text:style-name="P699">msg( )</text:p><draw:enhanced-geometry svg:viewBox="0 0 21600 21600" draw:type="rectangle" draw:enhanced-path="M 0 0 L 21600 0 21600 21600 0 21600 0 0 Z N"/></draw:custom-shape>In this Scenario, Object class features <text:span text:style-name="T239">wil</text:span>l b<text:span text:style-name="T239">e</text:span> inherited to one class multiple times through multiple paths which <text:span text:style-name="T239">wil</text:span>l create ambiguity of method usage. <text:span text:style-name="T239">This problem is called as Diamond Problem / Path Issue.</text:span></text:p>
        </text:list-item>
      </text:list>
      <text:p text:style-name="P1"><text:tab/><text:tab/><text:tab/><text:tab/></text:p>
      <text:p text:style-name="P1"><draw:line text:anchor-type="paragraph" draw:z-index="39" draw:name="Shape35" draw:style-name="gr1" draw:text-style-name="P699" svg:x1="2.311in" svg:y1="0.1016in" svg:x2="3.6028in" svg:y2="0.1016in"><text:p/></draw:line></text:p>
      <text:p text:style-name="P1"><draw:line text:anchor-type="paragraph" draw:z-index="40" draw:name="Shape38" draw:style-name="gr3" draw:text-style-name="P699" svg:x1="1.9571in" svg:y1="0.7409in" svg:x2="2.5091in" svg:y2="0.189in"><text:p/></draw:line></text:p>
      <text:p text:style-name="P1"><draw:line text:anchor-type="paragraph" draw:z-index="41" draw:name="Shape39" draw:style-name="gr3" draw:text-style-name="P699" svg:x1="3.9154in" svg:y1="0.5433in" svg:x2="3.3736in" svg:y2="0.0016in"><text:p/></draw:line></text:p>
      <text:p text:style-name="P1"/>
      <text:p text:style-name="P1"><draw:custom-shape text:anchor-type="paragraph" draw:z-index="30" draw:name="Shape2" draw:style-name="gr2" draw:text-style-name="P699" svg:width="1.2921in" svg:height="0.6358in" svg:x="3.3217in" svg:y="0.1362in"><text:p text:style-name="P699">B</text:p><text:p text:style-name="P699"/><text:p text:style-name="P699">msg( )</text:p><draw:enhanced-geometry svg:viewBox="0 0 21600 21600" draw:type="rectangle" draw:enhanced-path="M 0 0 L 21600 0 21600 21600 0 21600 0 0 Z N"/></draw:custom-shape><draw:custom-shape text:anchor-type="paragraph" draw:z-index="32" draw:name="Shape2" draw:style-name="gr2" draw:text-style-name="P699" svg:width="1.2921in" svg:height="0.6358in" svg:x="1.3528in" svg:y="0.1307in"><text:p text:style-name="P699">A</text:p><text:p text:style-name="P699"/><text:p text:style-name="P699">msg( )</text:p><draw:enhanced-geometry svg:viewBox="0 0 21600 21600" draw:type="rectangle" draw:enhanced-path="M 0 0 L 21600 0 21600 21600 0 21600 0 0 Z N"/></draw:custom-shape><text:tab/><text:tab/><text:tab/><text:tab/></text:p>
      <text:p text:style-name="P1"/>
      <text:p text:style-name="P1"><draw:line text:anchor-type="paragraph" draw:z-index="31" draw:name="Shape35" draw:style-name="gr1" draw:text-style-name="P699" svg:x1="3.3217in" svg:y1="0.039in" svg:x2="4.6134in" svg:y2="0.039in"><text:p/></draw:line><draw:line text:anchor-type="paragraph" draw:z-index="33" draw:name="Shape35" draw:style-name="gr1" draw:text-style-name="P699" svg:x1="1.3528in" svg:y1="0.0346in" svg:x2="2.6445in" svg:y2="0.0346in"><text:p/></draw:line></text:p>
      <text:p text:style-name="P387"><draw:line text:anchor-type="paragraph" draw:z-index="36" draw:name="Shape36" draw:style-name="gr3" draw:text-style-name="P699" svg:x1="2.9571in" svg:y1="1.0154in" svg:x2="2.1028in" svg:y2="0.161in"><text:p/></draw:line><draw:line text:anchor-type="paragraph" draw:z-index="37" draw:name="Shape37" draw:style-name="gr3" draw:text-style-name="P699" svg:x1="2.9571in" svg:y1="1.0154in" svg:x2="3.8114in" svg:y2="0.161in"><text:p/></draw:line></text:p>
      <text:p text:style-name="P387"><text:tab/><text:tab/><text:tab/><text:tab/></text:p>
      <text:p text:style-name="P387"><text:tab/><text:tab/><text:tab/><text:tab/></text:p>
      <text:p text:style-name="P387"/>
      <text:p text:style-name="P387"><draw:custom-shape text:anchor-type="paragraph" draw:z-index="34" draw:name="Shape2" draw:style-name="gr2" draw:text-style-name="P699" svg:width="1.2921in" svg:height="0.6358in" svg:x="2.311in" svg:y="0.2016in"><text:p text:style-name="P699">C</text:p><text:p text:style-name="P699"/><text:p text:style-name="P699">msg( )</text:p><draw:enhanced-geometry svg:viewBox="0 0 21600 21600" draw:type="rectangle" draw:enhanced-path="M 0 0 L 21600 0 21600 21600 0 21600 0 0 Z N"/></draw:custom-shape></text:p>
      <text:p text:style-name="P387"/>
      <text:p text:style-name="P387"><draw:line text:anchor-type="paragraph" draw:z-index="35" draw:name="Shape35" draw:style-name="gr1" draw:text-style-name="P699" svg:x1="2.311in" svg:y1="0.1055in" svg:x2="3.6028in" svg:y2="0.1055in"><text:p/></draw:line></text:p>
      <text:p text:style-name="P387"/>
      <text:p text:style-name="P387"/>
      <text:p text:style-name="P428"/>
      <text:p text:style-name="P427"><text:span text:style-name="T241">32</text:span>. <text:span text:style-name="T127">What is Super() calling statement?</text:span></text:p>
      <text:p text:style-name="P356"><text:span text:style-name="T130">Ans</text:span><text:span text:style-name="T111">:</text:span><text:span text:style-name="T112"> </text:span></text:p>
      <text:list xml:id="list3005971727" text:style-name="L27">
        <text:list-item>
          <text:p text:style-name="P611">Super() calling statement is used to call Super class Constructor in case of Inheritance b/w classes.</text:p>
        </text:list-item>
        <text:list-item>
          <text:p text:style-name="P612">Super() calling statement is used to call immediate Super class Constructor.</text:p>
        </text:list-item>
        <text:list-item>
          <text:p text:style-name="P604"><text:span text:style-name="T112">Through Super() calling statement , We can achieve </text:span><text:span text:style-name="T111">Constructor Chaining</text:span><text:span text:style-name="T112">.</text:span></text:p>
        </text:list-item>
        <text:list-item>
          <text:p text:style-name="P612">Constructor Chaining means Sub class Constructor calling its immediate Super class Constructor.</text:p>
        </text:list-item>
      </text:list>
      <text:p text:style-name="P209">Imp points:</text:p>
      <text:list xml:id="list4210550545" text:style-name="L28">
        <text:list-item>
          <text:p text:style-name="P613">Constructor Chaining can be achieved through Super() calling statement only.</text:p>
        </text:list-item>
        <text:list-item>
          <text:p text:style-name="P613">If there is Inheritance b/w classes. Then, Constructor Chaining is mandatory.</text:p>
        </text:list-item>
      </text:list>
      <text:p text:style-name="P274"><text:span text:style-name="T193">Example</text:span>:</text:p>
      <text:p text:style-name="P240">class A {</text:p>
      <text:p text:style-name="P240"><text:tab/>A(int a) {</text:p>
      <text:p text:style-name="P240"><text:tab/><text:tab/>sop(“from A(int a)”);</text:p>
      <text:p text:style-name="P240"><text:tab/>}</text:p>
      <text:p text:style-name="P240">}</text:p>
      <text:p text:style-name="P240">class B extends A {</text:p>
      <text:p text:style-name="P240"><text:tab/>B() {</text:p>
      <text:p text:style-name="P240"><text:tab/><text:tab/>super(10);</text:p>
      <text:p text:style-name="P240"><text:soft-page-break/><text:tab/><text:tab/>sop(“from B()”);</text:p>
      <text:p text:style-name="P240"><text:tab/>}</text:p>
      <text:p text:style-name="P240">}</text:p>
      <text:p text:style-name="P240">class Super_Calling {</text:p>
      <text:p text:style-name="P240"><text:tab/>public static void main(String[] args) {</text:p>
      <text:p text:style-name="P240"><text:tab/><text:tab/>B b1 = new B();</text:p>
      <text:p text:style-name="P438"><text:span text:style-name="T112"><text:tab/></text:span><text:span text:style-name="T113">}</text:span></text:p>
      <text:p text:style-name="P240">}</text:p>
      <text:p text:style-name="P274"><text:span text:style-name="T193">Output</text:span>:</text:p>
      <text:p text:style-name="P240">from A(int a)</text:p>
      <text:p text:style-name="P240">from B()</text:p>
      <text:p text:style-name="P2"/>
      <text:p text:style-name="P80">33. What is the difference between this() calling statement and super() calling statement?</text:p>
      <text:p text:style-name="P360"><text:span text:style-name="T111">Ans:</text:span><text:span text:style-name="T112"><text:tab/></text:span></text:p>
      <table:table table:name="Table6" table:style-name="Table6">
        <table:table-column table:style-name="Table6.A"/>
        <table:table-column table:style-name="Table6.B"/>
        <table:table-row>
          <table:table-cell table:style-name="Table6.A1" office:value-type="string">
            <text:p text:style-name="P81">this() calling Statement</text:p>
          </table:table-cell>
          <table:table-cell table:style-name="Table6.B1" office:value-type="string">
            <text:p text:style-name="P81">super() calling Statement</text:p>
          </table:table-cell>
        </table:table-row>
        <table:table-row>
          <table:table-cell table:style-name="Table6.A2" office:value-type="string">
            <text:p text:style-name="P3">1. this() calling Statement is used to <text:s/>call Current class Constructors.<text:tab/></text:p>
          </table:table-cell>
          <table:table-cell table:style-name="Table6.B2" office:value-type="string">
            <text:p text:style-name="P389"><text:span text:style-name="T145">1.</text:span><text:span text:style-name="T128">super() calling Statement is used to call Super class Constructor.</text:span></text:p>
          </table:table-cell>
        </table:table-row>
        <table:table-row>
          <table:table-cell table:style-name="Table6.A2" office:value-type="string">
            <text:p text:style-name="P3">2. It can be used in case of <text:s/>Constructor Overloading.</text:p>
          </table:table-cell>
          <table:table-cell table:style-name="Table6.B2" office:value-type="string">
            <text:p text:style-name="P535">2.<text:span text:style-name="T117">It will be used in case of Inheritance </text:span><text:span text:style-name="T116">between </text:span><text:span text:style-name="T117"><text:s/>classes.</text:span></text:p>
          </table:table-cell>
        </table:table-row>
        <table:table-row>
          <table:table-cell table:style-name="Table6.A2" office:value-type="string">
            <text:p text:style-name="P3">3. There will be no default this() calling Statement.</text:p>
          </table:table-cell>
          <table:table-cell table:style-name="Table6.B2" office:value-type="string">
            <text:p text:style-name="P535">3.<text:span text:style-name="T117">There will be default super() calling Statement.</text:span></text:p>
          </table:table-cell>
        </table:table-row>
        <table:table-row>
          <table:table-cell table:style-name="Table6.A2" office:value-type="string">
            <text:p text:style-name="P3">4. By using this() calling, we can use <text:s/>the initialization code developed<text:tab/> <text:s/>in the other Constructor of Current class.</text:p>
          </table:table-cell>
          <table:table-cell table:style-name="Table6.B2" office:value-type="string">
            <text:p text:style-name="P3">Through super() calling, we can achieve Constructor Chaining. [If there is Constructor Chaining then, only Super class Non-static <text:s/>Members will be inherited to Sub-class Object.</text:p>
          </table:table-cell>
        </table:table-row>
      </table:table>
      <text:p text:style-name="P83"/>
      <text:p text:style-name="P401"><text:span text:style-name="T131">34. </text:span><text:span text:style-name="T198">What is Method Overriding?</text:span></text:p>
      <text:p text:style-name="P340"><text:span text:style-name="T193">Ans</text:span>:<text:span text:style-name="T1"> <text:tab/></text:span><text:span text:style-name="T10">Chang</text:span><text:span text:style-name="T12">ing the implementation of super class in the </text:span><text:span text:style-name="T41">S</text:span><text:span text:style-name="T12">ub class according to the needs of the </text:span><text:span text:style-name="T41">S</text:span><text:span text:style-name="T12">ub <text:tab/>class </text:span><text:span text:style-name="T41">is called as Method Overriding</text:span><text:span text:style-name="T10">. </text:span></text:p>
      <text:p text:style-name="P363">To <text:span text:style-name="T240">achieve</text:span> <text:span text:style-name="T240">Me</text:span>thod <text:span text:style-name="T240">O</text:span>verriding, 3 things <text:span text:style-name="T240">a</text:span>r<text:span text:style-name="T240">e</text:span> mandatory:</text:p>
      <text:list xml:id="list739616465" text:style-name="L29">
        <text:list-item>
          <text:p text:style-name="P590">Inheritance</text:p>
        </text:list-item>
        <text:list-item>
          <text:p text:style-name="P590">Non-static methods</text:p>
        </text:list-item>
        <text:list-item>
          <text:p text:style-name="P590"><text:span text:style-name="T240">Complete m</text:span>ethod signature should be same.</text:p>
        </text:list-item>
      </text:list>
      <text:p text:style-name="P361"><text:span text:style-name="T199">Important </text:span><text:span text:style-name="T193"><text:s/>Point:</text:span><text:span text:style-name="T1"> <text:tab/></text:span></text:p>
      <text:p text:style-name="P361"><text:span text:style-name="T1"><text:tab/>When</text:span><text:span text:style-name="T41">ever</text:span><text:span text:style-name="T1"> we perform </text:span><text:span text:style-name="T41">M</text:span><text:span text:style-name="T1">ethod </text:span><text:span text:style-name="T41">O</text:span><text:span text:style-name="T1">verriding, Super class implementation </text:span><text:span text:style-name="T41">of that <text:tab/><text:tab/><text:tab/>method wil</text:span><text:span text:style-name="T1">l b</text:span><text:span text:style-name="T41">e</text:span><text:span text:style-name="T1"> lost </text:span><text:span text:style-name="T41">in the Sub class, that is will get</text:span><text:span text:style-name="T1"> latest implementation </text:span><text:span text:style-name="T41">of the <text:tab/><text:tab/><text:tab/>S</text:span><text:span text:style-name="T1">ub class.</text:span></text:p>
      <text:p text:style-name="P445"><text:span text:style-name="T193">Example</text:span>:<text:span text:style-name="T1"> </text:span></text:p>
      <text:p text:style-name="P475">class Father {</text:p>
      <text:p text:style-name="P475"><text:tab/>void smoking() {</text:p>
      <text:p text:style-name="P475"><text:tab/><text:tab/>sop(“Normal Smoker”);</text:p>
      <text:p text:style-name="P475"><text:tab/>}</text:p>
      <text:p text:style-name="P475">}</text:p>
      <text:p text:style-name="P475">class Son extends Father {</text:p>
      <text:p text:style-name="P475"><text:tab/>void smoking() {</text:p>
      <text:p text:style-name="P475"><text:tab/><text:tab/>sop(“Chain Smoker”);</text:p>
      <text:p text:style-name="P475"><text:soft-page-break/><text:tab/>}</text:p>
      <text:p text:style-name="P475">}</text:p>
      <text:p text:style-name="P475">class MethodOverriding { </text:p>
      <text:p text:style-name="P475"><text:tab/>public static void main(String[] args) {</text:p>
      <text:p text:style-name="P475"><text:tab/><text:tab/>Son s = new Son();</text:p>
      <text:p text:style-name="P475"><text:tab/><text:tab/>s.smoking();</text:p>
      <text:p text:style-name="P475"><text:tab/>}</text:p>
      <text:p text:style-name="P476">}<text:tab/></text:p>
      <text:p text:style-name="P438"><text:span text:style-name="T193">Output</text:span>:</text:p>
      <text:p text:style-name="P476"><text:span text:style-name="T127">Chain Smoker</text:span><text:tab/></text:p>
      <text:p text:style-name="P477"/>
      <text:p text:style-name="P331"><text:span text:style-name="T42">3</text:span><text:span text:style-name="T43">5</text:span><text:span text:style-name="T1">. <text:s/></text:span><text:span text:style-name="T11">What are the advantages of Method Overriding?</text:span></text:p>
      <text:p text:style-name="P342"><text:span text:style-name="T200">Ans</text:span><text:span text:style-name="T108">:</text:span><text:span text:style-name="T11"> </text:span></text:p>
      <text:list xml:id="list2048070231" text:style-name="L30">
        <text:list-item>
          <text:p text:style-name="P599"><text:span text:style-name="T42">Through Method Overriding, </text:span><text:span text:style-name="T11">We can achieve Runtime Polymorphism </text:span></text:p>
        </text:list-item>
        <text:list-item>
          <text:p text:style-name="P581">We can achieve Abstraction</text:p>
        </text:list-item>
        <text:list-item>
          <text:p text:style-name="P582">We can achieve Standardization</text:p>
        </text:list-item>
        <text:list-item>
          <text:p text:style-name="P582">Performance <text:span text:style-name="T170">wil</text:span>l be improved.</text:p>
        </text:list-item>
      </text:list>
      <text:p text:style-name="P4"/>
      <text:p text:style-name="P82">36. What is Super keyword?</text:p>
      <text:p text:style-name="P143"><text:span text:style-name="T193">Ans</text:span>:<text:span text:style-name="T1"> </text:span></text:p>
      <text:list xml:id="list3743761106" text:style-name="L31">
        <text:list-item>
          <text:p text:style-name="P614">Super keyword is used to access Super class Non-static members in case of Inheritance.</text:p>
        </text:list-item>
        <text:list-item>
          <text:p text:style-name="P615">Effective usage of Super keyword is in case of Method Overriding.</text:p>
        </text:list-item>
      </text:list>
      <text:p text:style-name="P142"><text:span text:style-name="T1"><text:tab/></text:span><text:span text:style-name="T65">i.e.</text:span><text:span text:style-name="T1"> Due to Method Overriding, Super class implementation of that method will be masked in <text:tab/>the Sub class. So, If we want to get the old Super class implementation then, we should use <text:tab/></text:span>Super keyword<text:span text:style-name="T1">.</text:span></text:p>
      <text:p text:style-name="P300"/>
      <text:p text:style-name="P275"><text:span text:style-name="T193">Example</text:span>:</text:p>
      <text:p text:style-name="P248">class Person {</text:p>
      <text:p text:style-name="P248"><text:tab/>String fname = “Vijay”;</text:p>
      <text:p text:style-name="P248"><text:tab/>String lname = “Malya”;</text:p>
      <text:p text:style-name="P248"><text:tab/>int age = 90;</text:p>
      <text:p text:style-name="P248"><text:tab/>void display() {</text:p>
      <text:p text:style-name="P248"><text:tab/><text:tab/>sop(“First name is ”+fname);</text:p>
      <text:p text:style-name="P275"><text:span text:style-name="T1"><text:tab/><text:tab/>sop(“</text:span><text:span text:style-name="T44">Last name</text:span><text:span text:style-name="T1"> is ”+</text:span><text:span text:style-name="T44">l</text:span><text:span text:style-name="T1">name);</text:span></text:p>
      <text:p text:style-name="P275"><text:span text:style-name="T1"><text:tab/><text:tab/>sop(“</text:span><text:span text:style-name="T44">Age</text:span><text:span text:style-name="T1"> is ”+</text:span><text:span text:style-name="T44">age</text:span><text:span text:style-name="T1">);</text:span></text:p>
      <text:p text:style-name="P275"><text:span text:style-name="T1"><text:tab/></text:span><text:span text:style-name="T44">}</text:span></text:p>
      <text:p text:style-name="P249">}</text:p>
      <text:p text:style-name="P249">class Trainer extends Person {</text:p>
      <text:p text:style-name="P249"><text:tab/>double salary = 9000.5;</text:p>
      <text:p text:style-name="P249"><text:tab/>int yoe = 10;</text:p>
      <text:p text:style-name="P249"><text:tab/>String subject = “Java”;</text:p>
      <text:p text:style-name="P249"><text:tab/>void display() {</text:p>
      <text:p text:style-name="P249"><text:tab/><text:tab/>super.display() {</text:p>
      <text:p text:style-name="P249"><text:tab/><text:tab/>sop(“Salary is ”+salary);</text:p>
      <text:p text:style-name="P249"><text:tab/><text:tab/>sop(“Experience is ”+yoe);</text:p>
      <text:p text:style-name="P249"><text:tab/><text:tab/>sop(“Subject is ”+subject);</text:p>
      <text:p text:style-name="P249"><text:tab/>}</text:p>
      <text:p text:style-name="P249">}</text:p>
      <text:p text:style-name="P249">class Super_Keyword {</text:p>
      <text:p text:style-name="P249"><text:soft-page-break/><text:tab/>public static void main(String[] args) {</text:p>
      <text:p text:style-name="P249"><text:tab/><text:tab/>Trainer t = new Trainer();</text:p>
      <text:p text:style-name="P249"><text:tab/><text:tab/>t.display();</text:p>
      <text:p text:style-name="P249"><text:tab/>}</text:p>
      <text:p text:style-name="P249">}</text:p>
      <text:p text:style-name="P276"><text:span text:style-name="T193">Output</text:span>:</text:p>
      <text:p text:style-name="P249">First name is Vijay</text:p>
      <text:p text:style-name="P508">Last name is Malya</text:p>
      <text:p text:style-name="P508">Age is 90</text:p>
      <text:p text:style-name="P508">Salary is 9000.5</text:p>
      <text:p text:style-name="P508">Experience is 10</text:p>
      <text:p text:style-name="P508">Subject is Java</text:p>
      <text:p text:style-name="P249"/>
      <text:p text:style-name="P210"><text:span text:style-name="T42">3</text:span><text:span text:style-name="T44">7</text:span><text:span text:style-name="T1">. What is the difference b/w Method Overloading and Method Overriding?</text:span></text:p>
      <text:p text:style-name="P169">Ans:<text:span text:style-name="T1"><text:tab/></text:span></text:p>
      <table:table table:name="Table7" table:style-name="Table7">
        <table:table-column table:style-name="Table7.A"/>
        <table:table-column table:style-name="Table7.B"/>
        <table:table-row>
          <table:table-cell table:style-name="Table7.A1" office:value-type="string">
            <text:p text:style-name="P45">Method Overloading</text:p>
          </table:table-cell>
          <table:table-cell table:style-name="Table7.B1" office:value-type="string">
            <text:p text:style-name="P45">Method Overriding</text:p>
          </table:table-cell>
        </table:table-row>
        <table:table-row>
          <table:table-cell table:style-name="Table7.A2" office:value-type="string">
            <text:p text:style-name="P43">1. Developing multiple methods with <text:s/>same name b<text:span text:style-name="T242">y</text:span> variation in the same name b<text:span text:style-name="T242">y</text:span> variation in the <text:s text:c="3"/>argument lists is k/n as “Method Overloading”.</text:p>
          </table:table-cell>
          <table:table-cell table:style-name="Table7.B2" office:value-type="string">
            <text:p text:style-name="P536">1.<text:span text:style-name="T119">Changing the implementation of super class <text:s text:c="3"/>in the sub class according to the needs of the sub class. This is k/n as “Method <text:s text:c="2"/>Overriding”.</text:span></text:p>
          </table:table-cell>
        </table:table-row>
        <table:table-row>
          <table:table-cell table:style-name="Table7.A2" office:value-type="string">
            <text:p text:style-name="P43"><text:span text:style-name="T242">2. To perform Method Overloading, </text:span><text:s text:c="2"/><text:span text:style-name="T242">Inheritance is not mandatory we can overload without inheritance.</text:span></text:p>
          </table:table-cell>
          <table:table-cell table:style-name="Table7.B2" office:value-type="string">
            <text:p text:style-name="P536">2.<text:span text:style-name="T118">To perform Method Overriding, Inheritance is mandatory. </text:span></text:p>
          </table:table-cell>
        </table:table-row>
        <table:table-row>
          <table:table-cell table:style-name="Table7.A2" office:value-type="string">
            <text:p text:style-name="P43"><text:span text:style-name="T242">3</text:span>. <text:span text:style-name="T242">For Method Overloading, just </text:span>Methods <text:span text:style-name="T242">names </text:span>should <text:span text:style-name="T242">be</text:span> same <text:s/><text:span text:style-name="T242">wi</text:span>t<text:span text:style-name="T242">h</text:span> variation in the <text:span text:style-name="T242">in</text:span>p<text:span text:style-name="T242">ut</text:span>.<text:tab/></text:p>
          </table:table-cell>
          <table:table-cell table:style-name="Table7.B2" office:value-type="string">
            <text:p text:style-name="P44"><text:span text:style-name="T264">3.For Method Overriding, </text:span>Complete method <text:span text:style-name="T242">declaration of a method</text:span> should be same <text:span text:style-name="T242">including arguments.</text:span></text:p>
          </table:table-cell>
        </table:table-row>
        <table:table-row>
          <table:table-cell table:style-name="Table7.A2" office:value-type="string">
            <text:p text:style-name="P43"><text:span text:style-name="T242">4</text:span>. We can overload both static and non-static methods.</text:p>
          </table:table-cell>
          <table:table-cell table:style-name="Table7.B2" office:value-type="string">
            <text:p text:style-name="P536">4.<text:span text:style-name="T119">We can override </text:span><text:span text:style-name="T118">o</text:span><text:span text:style-name="T119">nly non-static methods.</text:span></text:p>
          </table:table-cell>
        </table:table-row>
        <table:table-row>
          <table:table-cell table:style-name="Table7.A2" office:value-type="string">
            <text:p text:style-name="P43"><text:span text:style-name="T242">5</text:span>. <text:span text:style-name="T242">Through Method Overloading, We</text:span> We can achieve Compile time<text:tab/>Polymorphism.</text:p>
          </table:table-cell>
          <table:table-cell table:style-name="Table7.B2" office:value-type="string">
            <text:p text:style-name="P44"><text:span text:style-name="T264">5.Through Method Overriding, We can achieve </text:span>Run time Polymorphism.<text:tab/></text:p>
          </table:table-cell>
        </table:table-row>
        <table:table-row>
          <table:table-cell table:style-name="Table7.A2" office:value-type="string">
            <text:p text:style-name="P47">6. We can overload Main method</text:p>
          </table:table-cell>
          <table:table-cell table:style-name="Table7.B2" office:value-type="string">
            <text:p text:style-name="P170"><text:span text:style-name="T74">6.</text:span><text:span text:style-name="T45">We cannot override Main method.</text:span></text:p>
          </table:table-cell>
        </table:table-row>
        <table:table-row>
          <table:table-cell table:style-name="Table7.A2" office:value-type="string">
            <text:p text:style-name="P49">7. We can overload Constructors</text:p>
          </table:table-cell>
          <table:table-cell table:style-name="Table7.B2" office:value-type="string">
            <text:p text:style-name="P46"><text:span text:style-name="T264">7.</text:span><text:span text:style-name="T118">We cannot override Constructors</text:span></text:p>
          </table:table-cell>
        </table:table-row>
        <table:table-row>
          <table:table-cell table:style-name="Table7.A2" office:value-type="string">
            <text:p text:style-name="P49">8. While overloading of methods, <text:s text:c="2"/>Return type can be different</text:p>
          </table:table-cell>
          <table:table-cell table:style-name="Table7.B2" office:value-type="string">
            <text:p text:style-name="P540">8.While overriding methods, Return type should be same.</text:p>
          </table:table-cell>
        </table:table-row>
      </table:table>
      <text:p text:style-name="P48"/>
      <text:p text:style-name="P5"/>
      <text:p text:style-name="P84"><text:span text:style-name="T243">38</text:span>. What is Concrete methods?</text:p>
      <text:p text:style-name="P144">Ans:<text:span text:style-name="T1"> <text:tab/>The methods which </text:span><text:span text:style-name="T46">will have declaration with </text:span><text:span text:style-name="T1">definition is c/d as Concrete methods.</text:span></text:p>
      <text:p text:style-name="P148"><text:span text:style-name="T193">Example</text:span>:</text:p>
      <text:p text:style-name="P14"><draw:line text:anchor-type="paragraph" draw:z-index="72" draw:name="Shape50" draw:style-name="gr3" draw:text-style-name="P699" svg:x1="0.8839in" svg:y1="0.1252in" svg:x2="2.2693in" svg:y2="0.1252in"><text:p/></draw:line>void test()<text:tab/> <text:tab/><text:tab/><text:tab/>Method declaration</text:p>
      <text:p text:style-name="P14"><draw:line text:anchor-type="paragraph" draw:z-index="73" draw:name="Shape51" draw:style-name="gr3" draw:text-style-name="P699" svg:x1="2.2173in" svg:y1="0.2028in" svg:x2="0.1547in" svg:y2="0.0984in"><text:p/></draw:line><draw:line text:anchor-type="paragraph" draw:z-index="74" draw:name="Shape52" draw:style-name="gr3" draw:text-style-name="P700" svg:x1="2.2181in" svg:y1="0.2028in" svg:x2="0.1862in" svg:y2="0.3173in"><text:p/></draw:line><draw:custom-shape text:anchor-type="paragraph" draw:z-index="75" draw:name="Shape54" draw:style-name="gr4" draw:text-style-name="P701" svg:width="1.8858in" svg:height="0.2398in" svg:x="2.3839in" svg:y="0.0362in"><text:p><text:span text:style-name="T334">Method Definition or body</text:span></text:p><draw:enhanced-geometry svg:viewBox="0 0 21600 21600" draw:type="rectangle" draw:enhanced-path="M 0 0 L 21600 0 21600 21600 0 21600 0 0 Z N"/></draw:custom-shape>{<text:tab/><text:tab/><text:tab/><text:tab/><text:tab/></text:p>
      <text:p text:style-name="P14">}<text:tab/><text:tab/><text:tab/><text:tab/><text:tab/></text:p>
      <text:p text:style-name="P6"/>
      <text:p text:style-name="P84"><text:span text:style-name="T244">39</text:span>. What is Concrete class?</text:p>
      <text:p text:style-name="P144"><text:soft-page-break/><text:span text:style-name="T193">Ans</text:span>:<text:span text:style-name="T1"> <text:tab/>The class in which we </text:span><text:span text:style-name="T46">can </text:span><text:span text:style-name="T1">develop </text:span><text:span text:style-name="T46">only </text:span><text:span text:style-name="T1">concrete methods is c/d as Concrete class.</text:span></text:p>
      <text:p text:style-name="P277"><text:span text:style-name="T193">Example</text:span>:</text:p>
      <text:p text:style-name="P250">class A {</text:p>
      <text:p text:style-name="P250"><text:tab/>void test1() {</text:p>
      <text:p text:style-name="P250"><text:tab/>}</text:p>
      <text:p text:style-name="P250">}</text:p>
      <text:p text:style-name="P6"/>
      <text:p text:style-name="P84"><text:span text:style-name="T244">40. </text:span>What is Abstract Method?</text:p>
      <text:p text:style-name="P145"><text:span text:style-name="T193">Ans</text:span><text:span text:style-name="T65">:<text:tab/></text:span><text:span text:style-name="T1">The methods </text:span><text:span text:style-name="T47">develop with</text:span><text:span text:style-name="T1"> just declaration wit</text:span><text:span text:style-name="T46">h</text:span><text:span text:style-name="T1">out definition is c/d as Abstract methods.</text:span></text:p>
      <text:p text:style-name="P149"><text:span text:style-name="T193">Example</text:span>:<text:span text:style-name="T1"> <text:tab/><text:tab/></text:span></text:p>
      <text:p text:style-name="P15"><draw:line text:anchor-type="paragraph" draw:z-index="83" draw:name="Shape53" draw:style-name="gr3" draw:text-style-name="P699" svg:x1="2.4465in" svg:y1="0.1307in" svg:x2="3.4154in" svg:y2="0.1307in"><text:p/></draw:line><text:tab/><text:tab/>abstract void test1();<text:tab/><text:tab/><text:tab/>Method declaration</text:p>
      <text:p text:style-name="P7"/>
      <text:p text:style-name="P88"><text:span text:style-name="T244">41</text:span>. What is Abstract class?</text:p>
      <text:p text:style-name="P150"><text:span text:style-name="T193">Ans</text:span>:<text:span text:style-name="T1"><text:tab/></text:span><text:span text:style-name="T16">The class in which we </text:span><text:span text:style-name="T47">can </text:span><text:span text:style-name="T16">develop abstract methods is c/d as Abstract class.</text:span></text:p>
      <text:p text:style-name="P277"><text:span text:style-name="T193">Example</text:span>:</text:p>
      <text:p text:style-name="P250">abstract class A {</text:p>
      <text:p text:style-name="P278"><text:span text:style-name="T1"><text:tab/></text:span><text:span text:style-name="T46">abstract void test1();</text:span></text:p>
      <text:p text:style-name="P250">}</text:p>
      <text:p text:style-name="P251"/>
      <text:p text:style-name="P294">Example for Abstract class and Concrete class.</text:p>
      <text:p text:style-name="P252">abstract class A {</text:p>
      <text:p text:style-name="P252"><text:tab/>abstract void test1();</text:p>
      <text:p text:style-name="P252"><text:tab/>abstract void test2();</text:p>
      <text:p text:style-name="P252"><text:tab/>}</text:p>
      <text:p text:style-name="P252">class B extends A {</text:p>
      <text:p text:style-name="P252"><text:tab/>void test1() {</text:p>
      <text:p text:style-name="P252"><text:tab/><text:tab/>sop(“test1() overridden in class B”);</text:p>
      <text:p text:style-name="P252"><text:tab/>}</text:p>
      <text:p text:style-name="P252"><text:tab/>void test2() {</text:p>
      <text:p text:style-name="P252"><text:tab/><text:tab/>sop(“test2() overridden in class B”);</text:p>
      <text:p text:style-name="P252"><text:tab/>}</text:p>
      <text:p text:style-name="P252">}</text:p>
      <text:p text:style-name="P252">class Abstract_Concrete {</text:p>
      <text:p text:style-name="P252"><text:tab/>public static void main(String[] args) {</text:p>
      <text:p text:style-name="P252"><text:tab/><text:tab/>B b1 = new B();</text:p>
      <text:p text:style-name="P252"><text:tab/><text:tab/>b1.test1();</text:p>
      <text:p text:style-name="P252"><text:tab/><text:tab/>b1.test2();</text:p>
      <text:p text:style-name="P252"><text:tab/>}</text:p>
      <text:p text:style-name="P252">}</text:p>
      <text:p text:style-name="P279"><text:span text:style-name="T193">Output</text:span>:</text:p>
      <text:p text:style-name="P253">test1() overridden in class B</text:p>
      <text:p text:style-name="P508">test2() overridden in class B</text:p>
      <text:p text:style-name="P253"/>
      <text:p text:style-name="P211">Imp<text:span text:style-name="T265">otent</text:span> point:</text:p>
      <text:list xml:id="list218320313" text:style-name="L32">
        <text:list-item>
          <text:p text:style-name="P666"><text:span text:style-name="T1">Abstract class and Abstract methods should be declared with the keyword </text:span>abstract<text:span text:style-name="T1">.</text:span></text:p>
        </text:list-item>
        <text:list-item>
          <text:p text:style-name="P616">We cannot create an Object for Abstract class.</text:p>
        </text:list-item>
        <text:list-item>
          <text:p text:style-name="P617">We cannot Instantiate an Abstract class, It should always have a Sub-class and the Sub-class should override all the inherited abstract methods.</text:p>
        </text:list-item>
      </text:list>
      <text:p text:style-name="P16"/>
      <text:p text:style-name="P89"><text:soft-page-break/></text:p>
      <text:p text:style-name="P89"/>
      <text:p text:style-name="P89">42. What are the advantages of Abstract class?</text:p>
      <text:p text:style-name="P151"><text:span text:style-name="T193">Ans</text:span>:<text:span text:style-name="T1"><text:tab/> The advantages of Abstract class are:</text:span></text:p>
      <text:p text:style-name="P17"><text:tab/><text:tab/>1. Standardization</text:p>
      <text:p text:style-name="P17"><text:tab/><text:tab/>2. Abstraction</text:p>
      <text:p text:style-name="P85"><text:span text:style-name="T248">43</text:span>. What is Interface?</text:p>
      <text:p text:style-name="P146"><text:span text:style-name="T193">Ans</text:span>:</text:p>
      <text:list xml:id="list3494032189" text:style-name="L33">
        <text:list-item>
          <text:p text:style-name="P618">Interface is another java type which is 100% abstract.</text:p>
        </text:list-item>
        <text:list-item>
          <text:p text:style-name="P619">We can achieve Multiple inheritance.</text:p>
        </text:list-item>
        <text:list-item>
          <text:p text:style-name="P619">We can achieve Standardization.</text:p>
        </text:list-item>
        <text:list-item>
          <text:p text:style-name="P619">We can achieve 100% abstraction.</text:p>
        </text:list-item>
        <text:list-item>
          <text:p text:style-name="P619">We cannot create object for an interface.</text:p>
        </text:list-item>
        <text:list-item>
          <text:p text:style-name="P620">If a class is inheriting from an interface we should use <text:span text:style-name="T245">a</text:span> keyword “<text:span text:style-name="T245">I</text:span>mplements”.</text:p>
        </text:list-item>
        <text:list-item>
          <text:p text:style-name="P620">If an interface is inheriting from an interface we should use <text:span text:style-name="T245">a </text:span>keyword “extends ”.</text:p>
        </text:list-item>
        <text:list-item>
          <text:p text:style-name="P619"><text:span text:style-name="T245">In </text:span>Interface, <text:span text:style-name="T245">We can develop only A</text:span>bstract methods.</text:p>
        </text:list-item>
        <text:list-item>
          <text:p text:style-name="P624">In interface, all the methods will be public and abstract automatically.</text:p>
        </text:list-item>
        <text:list-item>
          <text:p text:style-name="P624">Interface will not inherit from Object class.</text:p>
        </text:list-item>
        <text:list-item>
          <text:p text:style-name="P624">Interface will not have Constructors.</text:p>
        </text:list-item>
      </text:list>
      <text:p text:style-name="P280"><text:span text:style-name="T193">Example</text:span>:<text:span text:style-name="T1"> </text:span></text:p>
      <text:p text:style-name="P254">Interface with Standardization</text:p>
      <text:p text:style-name="P255">interface Tv {</text:p>
      <text:p text:style-name="P255"><text:tab/>void display();</text:p>
      <text:p text:style-name="P255"><text:tab/>void sound();</text:p>
      <text:p text:style-name="P255"><text:tab/>void remote(int channel);</text:p>
      <text:p text:style-name="P255"><text:tab/>}</text:p>
      <text:p text:style-name="P255">class Sony implements Tv {</text:p>
      <text:p text:style-name="P255"><text:tab/>public void display() {</text:p>
      <text:p text:style-name="P255"><text:tab/><text:tab/>sop(“Sony LED display”);</text:p>
      <text:p text:style-name="P255"><text:tab/>}</text:p>
      <text:p text:style-name="P279"><text:span text:style-name="T1"><text:tab/>public </text:span><text:span text:style-name="T48">void sound() {</text:span></text:p>
      <text:p text:style-name="P256"><text:tab/><text:tab/>sop(“Sony DTS sound system”);</text:p>
      <text:p text:style-name="P256"><text:tab/>public void remote(int channel) {</text:p>
      <text:p text:style-name="P256"><text:tab/><text:tab/>sop(“Sony is in channel number ”+channel);</text:p>
      <text:p text:style-name="P256"><text:tab/>}</text:p>
      <text:p text:style-name="P257">}</text:p>
      <text:p text:style-name="P257">class Onida implements Tv {</text:p>
      <text:p text:style-name="P257"><text:tab/>public void display() {</text:p>
      <text:p text:style-name="P257"><text:tab/><text:tab/>sop(“Onida LCD display”);</text:p>
      <text:p text:style-name="P257"><text:tab/>}</text:p>
      <text:p text:style-name="P257"><text:tab/>public void sound() {</text:p>
      <text:p text:style-name="P281"><text:span text:style-name="T1"><text:tab/><text:tab/>sop(“Onida </text:span><text:span text:style-name="T49">less sound system</text:span><text:span text:style-name="T1">”);</text:span></text:p>
      <text:p text:style-name="P281"><text:span text:style-name="T1"><text:tab/></text:span><text:span text:style-name="T49">}</text:span></text:p>
      <text:p text:style-name="P258"><text:tab/>public void remote(int channel) {</text:p>
      <text:p text:style-name="P258"><text:tab/><text:tab/>sop(“Onida is in channel number ”+channel);</text:p>
      <text:p text:style-name="P258"><text:tab/>}</text:p>
      <text:p text:style-name="P258">}</text:p>
      <text:p text:style-name="P258">class Interface_Standardization {</text:p>
      <text:p text:style-name="P258"><text:soft-page-break/><text:tab/>public static void main(String[] args) {</text:p>
      <text:p text:style-name="P258"><text:tab/><text:tab/>Sony s1 = new Sony();</text:p>
      <text:p text:style-name="P258"><text:tab/><text:tab/>s1.display();</text:p>
      <text:p text:style-name="P258"><text:tab/><text:tab/>s1.sound();</text:p>
      <text:p text:style-name="P258"><text:tab/><text:tab/>s1.remote(80);</text:p>
      <text:p text:style-name="P258"><text:tab/><text:tab/>Onida o1 = new Onida();</text:p>
      <text:p text:style-name="P258"><text:tab/><text:tab/>o1.display();</text:p>
      <text:p text:style-name="P258"><text:tab/><text:tab/>o1.sound();</text:p>
      <text:p text:style-name="P258"><text:tab/><text:tab/>o1.remote(100);</text:p>
      <text:p text:style-name="P258"><text:tab/>}</text:p>
      <text:p text:style-name="P258">}</text:p>
      <text:p text:style-name="P282"><text:span text:style-name="T193">Output</text:span>:</text:p>
      <text:p text:style-name="P258">Sony LED display</text:p>
      <text:p text:style-name="P508">Sony DTS sound system</text:p>
      <text:p text:style-name="P508">Sony is in channel number 80</text:p>
      <text:p text:style-name="P508">Onida LCD display</text:p>
      <text:p text:style-name="P508">Onida less sound system</text:p>
      <text:p text:style-name="P508">Onida is in channel number 100</text:p>
      <text:p text:style-name="P7"/>
      <text:p text:style-name="P90"><text:span text:style-name="T248">44</text:span>. What is the difference between Abstract class and Interface?</text:p>
      <text:p text:style-name="P171">Ans:<text:span text:style-name="T1"> </text:span></text:p>
      <table:table table:name="Table8" table:style-name="Table8">
        <table:table-column table:style-name="Table8.A"/>
        <table:table-column table:style-name="Table8.B"/>
        <table:table-row>
          <table:table-cell table:style-name="Table8.A1" office:value-type="string">
            <text:p text:style-name="P92">Abstract Class<text:tab/></text:p>
          </table:table-cell>
          <table:table-cell table:style-name="Table8.B1" office:value-type="string">
            <text:p text:style-name="P92">Interface</text:p>
          </table:table-cell>
        </table:table-row>
        <table:table-row>
          <table:table-cell table:style-name="Table8.A2" office:value-type="string">
            <text:p text:style-name="P51">1. It is not 100% abstract.</text:p>
          </table:table-cell>
          <table:table-cell table:style-name="Table8.B2" office:value-type="string">
            <text:p text:style-name="P537">1.<text:span text:style-name="T121">It is 100% abstraction</text:span></text:p>
          </table:table-cell>
        </table:table-row>
        <table:table-row>
          <table:table-cell table:style-name="Table8.A2" office:value-type="string">
            <text:p text:style-name="P51">2. In abstract class, <text:span text:style-name="T246">To</text:span> develop <text:span text:style-name="T246">a</text:span> <text:s/>abstract methods <text:span text:style-name="T246">We should use </text:span><text:s/><text:span text:style-name="T246">a keyword “abstract”.</text:span></text:p>
          </table:table-cell>
          <table:table-cell table:style-name="Table8.B2" office:value-type="string">
            <text:p text:style-name="P537">2.<text:span text:style-name="T121">In Interface, </text:span><text:span text:style-name="T122">No need to declare method </text:span><text:span text:style-name="T121"><text:s/></text:span><text:span text:style-name="T122">with a keyword “abstract”.</text:span></text:p>
          </table:table-cell>
        </table:table-row>
        <table:table-row>
          <table:table-cell table:style-name="Table8.A2" office:value-type="string">
            <text:p text:style-name="P51">3. <text:span text:style-name="T246">In abstract class, Methods can <text:s/>have programmer defined access level. </text:span></text:p>
          </table:table-cell>
          <table:table-cell table:style-name="Table8.B2" office:value-type="string">
            <text:p text:style-name="P537">3.<text:span text:style-name="T122">In Interface, all the methods will be automatically “public”.</text:span></text:p>
          </table:table-cell>
        </table:table-row>
        <table:table-row>
          <table:table-cell table:style-name="Table8.A2" office:value-type="string">
            <text:p text:style-name="P51">4. We cannot achieve Multiple Inheritance</text:p>
          </table:table-cell>
          <table:table-cell table:style-name="Table8.B2" office:value-type="string">
            <text:p text:style-name="P537">4.<text:span text:style-name="T121">We can Multiple Inheritance</text:span></text:p>
          </table:table-cell>
        </table:table-row>
        <table:table-row>
          <table:table-cell table:style-name="Table8.A2" office:value-type="string">
            <text:p text:style-name="P51">5. if a class is inheriting <text:span text:style-name="T247">from</text:span> abstract class, <text:span text:style-name="T247">then</text:span> we should use “extends” Keyword</text:p>
          </table:table-cell>
          <table:table-cell table:style-name="Table8.B2" office:value-type="string">
            <text:p text:style-name="P537">5. <text:span text:style-name="T121">If a class is inheriting from an interface <text:s/>we should use “implements” keyword</text:span></text:p>
          </table:table-cell>
        </table:table-row>
        <table:table-row>
          <table:table-cell table:style-name="Table8.A2" office:value-type="string">
            <text:p text:style-name="P172"><text:span text:style-name="T17">6. </text:span><text:span text:style-name="T50">Abstract class will have Constructors.</text:span></text:p>
          </table:table-cell>
          <table:table-cell table:style-name="Table8.B2" office:value-type="string">
            <text:p text:style-name="P537">6.<text:span text:style-name="T120">Interface will not have Constructor.</text:span></text:p>
          </table:table-cell>
        </table:table-row>
        <table:table-row>
          <table:table-cell table:style-name="Table8.A2" office:value-type="string">
            <text:p text:style-name="P19">7. <text:span text:style-name="T247">Abstract class will inherit from Object class.</text:span></text:p>
          </table:table-cell>
          <table:table-cell table:style-name="Table8.B2" office:value-type="string">
            <text:p text:style-name="P537">7.<text:span text:style-name="T120">Interface will not inherit from Object</text:span></text:p>
          </table:table-cell>
        </table:table-row>
        <table:table-row>
          <table:table-cell table:style-name="Table8.A2" office:value-type="string">
            <text:p text:style-name="P65">8. We cannot achieve 100% Abstraction</text:p>
          </table:table-cell>
          <table:table-cell table:style-name="Table8.B2" office:value-type="string">
            <text:p text:style-name="P537">8.<text:span text:style-name="T120">We can achieve 100% Abstraction.</text:span></text:p>
          </table:table-cell>
        </table:table-row>
      </table:table>
      <text:p text:style-name="P50"/>
      <text:p text:style-name="P86"><text:span text:style-name="T248">45</text:span>. <text:span text:style-name="T248">What are the types of Method Invocation?</text:span></text:p>
      <text:p text:style-name="P8"><text:span text:style-name="T189">Ans</text:span><text:span text:style-name="T184">:</text:span><text:span text:style-name="T248"> <text:tab/><text:tab/><text:tab/>1. Call by Value</text:span></text:p>
      <text:p text:style-name="P24"><text:tab/><text:tab/><text:tab/>2. Call by Reference</text:p>
      <text:p text:style-name="P8"/>
      <text:p text:style-name="P93">46. What is Call by Value? Give example.</text:p>
      <text:p text:style-name="P152"><text:span text:style-name="T193">Ans</text:span>:<text:span text:style-name="T1"> <text:tab/>Calling the method by supplying primitive data is called as Call by Value type of method <text:tab/>invocation.</text:span></text:p>
      <text:p text:style-name="P295">Example:</text:p>
      <text:p text:style-name="P259"><text:span text:style-name="T225">class</text:span> A {</text:p>
      <text:p text:style-name="P525"><text:span text:style-name="T111"><text:tab/></text:span><text:span text:style-name="T225">static</text:span><text:span text:style-name="T111"> </text:span><text:span text:style-name="T225">void</text:span><text:span text:style-name="T111"> test(</text:span><text:span text:style-name="T225">int</text:span><text:span text:style-name="T111"> </text:span><text:span text:style-name="T233">a</text:span><text:span text:style-name="T111">) {</text:span></text:p>
      <text:p text:style-name="P525"><text:soft-page-break/><text:span text:style-name="T111"><text:tab/><text:tab/>System.</text:span><text:span text:style-name="T229">out</text:span><text:span text:style-name="T111">.println(</text:span><text:span text:style-name="T230">"The value of a is "</text:span><text:span text:style-name="T111">+</text:span><text:span text:style-name="T234">a</text:span><text:span text:style-name="T111">);</text:span></text:p>
      <text:p text:style-name="P508"><text:tab/>}</text:p>
      <text:p text:style-name="P525"><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text:span><text:span text:style-name="T137">test</text:span><text:span text:style-name="T111">(10);</text:span></text:p>
      <text:p text:style-name="P525"><text:span text:style-name="T111"><text:tab/><text:tab/></text:span><text:span text:style-name="T225">int</text:span><text:span text:style-name="T111"> </text:span><text:span text:style-name="T231">a</text:span><text:span text:style-name="T111"> = 50;</text:span></text:p>
      <text:p text:style-name="P525"><text:span text:style-name="T111"><text:tab/><text:tab/></text:span><text:span text:style-name="T137">test</text:span><text:span text:style-name="T111">(</text:span><text:span text:style-name="T231">a</text:span><text:span text:style-name="T111">);</text:span></text:p>
      <text:p text:style-name="P508"><text:tab/>} </text:p>
      <text:p text:style-name="P508">}</text:p>
      <text:p text:style-name="P283">Output:</text:p>
      <text:p text:style-name="P259">The value of a is 10</text:p>
      <text:p text:style-name="P508">The value of a is 50</text:p>
      <text:p text:style-name="P9"/>
      <text:p text:style-name="P94">47. What is Call by Reference?</text:p>
      <text:p text:style-name="P153"><text:span text:style-name="T193">Ans</text:span>:<text:span text:style-name="T1"> <text:tab/>A method can receive an object as input. For such type of methods, we should supply Object <text:tab/>Reference.</text:span></text:p>
      <text:p text:style-name="P284"><text:span text:style-name="T193">Example</text:span>:</text:p>
      <text:p text:style-name="P284"><text:span text:style-name="T220">class</text:span><text:span text:style-name="T1"> A {</text:span></text:p>
      <text:p text:style-name="P525"><text:span text:style-name="T111"><text:tab/></text:span><text:span text:style-name="T225">int</text:span><text:span text:style-name="T111"> </text:span><text:span text:style-name="T228">i</text:span><text:span text:style-name="T111"> = 10;</text:span></text:p>
      <text:p text:style-name="P525"><text:span text:style-name="T111"><text:tab/></text:span><text:span text:style-name="T225">static</text:span><text:span text:style-name="T111"> </text:span><text:span text:style-name="T225">void</text:span><text:span text:style-name="T111"> test(A </text:span><text:span text:style-name="T231">a1</text:span><text:span text:style-name="T111">) {</text:span></text:p>
      <text:p text:style-name="P525"><text:span text:style-name="T111"><text:tab/><text:tab/>System.</text:span><text:span text:style-name="T229">out</text:span><text:span text:style-name="T111">.println(</text:span><text:span text:style-name="T230">"The value of i is "</text:span><text:span text:style-name="T111">+</text:span><text:span text:style-name="T231">a1</text:span><text:span text:style-name="T111">.</text:span><text:span text:style-name="T228">i</text:span><text:span text:style-name="T111">);</text:span></text:p>
      <text:p text:style-name="P508"><text:tab/>}</text:p>
      <text:p text:style-name="P525"><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A </text:span><text:span text:style-name="T231">rv</text:span><text:span text:style-name="T111"> = </text:span><text:span text:style-name="T225">new</text:span><text:span text:style-name="T111"> A();</text:span></text:p>
      <text:p text:style-name="P525"><text:span text:style-name="T111"><text:tab/><text:tab/></text:span><text:span text:style-name="T137">test</text:span><text:span text:style-name="T111">(</text:span><text:span text:style-name="T231">rv</text:span><text:span text:style-name="T111">);</text:span></text:p>
      <text:p text:style-name="P508"><text:tab/>} </text:p>
      <text:p text:style-name="P508">}</text:p>
      <text:p text:style-name="P284"><text:span text:style-name="T193">Output</text:span>:</text:p>
      <text:p text:style-name="P260">The value of i is 10</text:p>
      <text:p text:style-name="P25"/>
      <text:p text:style-name="P95">48. What is Type Casting? What are the types of Type Casting?</text:p>
      <text:p text:style-name="P154"><text:span text:style-name="T193">Ans</text:span>:<text:span text:style-name="T1"> </text:span></text:p>
      <text:list xml:id="list576117669" text:style-name="L34">
        <text:list-item>
          <text:p text:style-name="P625">Casting means Conversion.</text:p>
        </text:list-item>
        <text:list-item>
          <text:p text:style-name="P626">Type Casting means converting the Data or Objects from one type into another type.</text:p>
          <text:p text:style-name="P626">There are 2 types of Casting:</text:p>
        </text:list-item>
      </text:list>
      <text:list xml:id="list3339137276" text:style-name="L35">
        <text:list-item>
          <text:p text:style-name="P627">Primitive Casting</text:p>
        </text:list-item>
        <text:list-item>
          <text:p text:style-name="P627">Object Casting or Derived Casting</text:p>
        </text:list-item>
      </text:list>
      <text:p text:style-name="P8"/>
      <text:p text:style-name="P96">49. What is Primitive Casting? <text:span text:style-name="T249">Give an example.</text:span></text:p>
      <text:p text:style-name="P173"><text:span text:style-name="T193">Ans</text:span>:<text:span text:style-name="T1"> <text:s/>Casting the data from one primitive type to another primitive type is called as </text:span>Primitive Casting<text:span text:style-name="T1">.</text:span></text:p>
      <text:p text:style-name="P213"/>
      <text:p text:style-name="P285"><text:span text:style-name="T193">Example</text:span>:</text:p>
      <text:p text:style-name="P261">class A {</text:p>
      <text:p text:style-name="P261"><text:tab/>public static void main(String[] args) {</text:p>
      <text:p text:style-name="P261"><draw:line text:anchor-type="paragraph" draw:z-index="76" draw:name="Shape55" draw:style-name="gr3" draw:text-style-name="P699" svg:x1="4.4362in" svg:y1="0.3366in" svg:x2="2.1445in" svg:y2="0.0866in"><text:p/></draw:line><text:tab/><text:tab/>int a = (int)10.9;</text:p>
      <text:p text:style-name="P285"><draw:line text:anchor-type="paragraph" draw:z-index="77" draw:name="Shape56" draw:style-name="gr3" draw:text-style-name="P699" svg:x1="4.4362in" svg:y1="0.1335in" svg:x2="2.6445in" svg:y2="0.3106in"><text:p/></draw:line><text:span text:style-name="T1"><text:tab/><text:tab/>s.o.p(“The value of a is ”+a);<text:tab/><text:tab/><text:tab/><text:tab/></text:span><text:span text:style-name="T52">Primitive Casting </text:span></text:p>
      <text:p text:style-name="P261"><text:tab/><text:tab/>double d = (double)10;</text:p>
      <text:p text:style-name="P261"><text:tab/><text:tab/>s.o.p(“The value of d is ”+d);</text:p>
      <text:p text:style-name="P261"><text:tab/>}</text:p>
      <text:p text:style-name="P261">}</text:p>
      <text:p text:style-name="P285"><text:soft-page-break/><text:span text:style-name="T193">Output</text:span>:</text:p>
      <text:p text:style-name="P261">The value of a is 10</text:p>
      <text:p text:style-name="P261">The value of d is 10.0</text:p>
      <text:p text:style-name="P27"/>
      <text:p text:style-name="P26">There are two kinds of Statements in Primitive Casting:</text:p>
      <text:list xml:id="list389664612" text:style-name="L36">
        <text:list-item>
          <text:p text:style-name="P555">Homogeneous Statements</text:p>
        </text:list-item>
      </text:list>
      <text:p text:style-name="P26"><text:tab/>Those statements in which there will be no type mismatch is called as Homogeneous <text:tab/>Statements.</text:p>
      <text:p text:style-name="P229"><text:span text:style-name="T193">Example</text:span>:<text:span text:style-name="T1"><text:tab/>int a = 10;</text:span></text:p>
      <text:p text:style-name="P229"><text:span text:style-name="T51"><text:tab/>H</text:span><text:span text:style-name="T1">ere we are storing integer data ‘10’ inside an integer type variable ‘a’. So, there is no <text:tab/>mismatch in the Datatype.</text:span></text:p>
      <text:p text:style-name="P238"/>
      <text:p text:style-name="P497"><text:span text:style-name="T90"><text:s text:c="6"/></text:span><text:span text:style-name="T68">2</text:span><text:span text:style-name="T90">. <text:s/></text:span><text:span text:style-name="T1">Heterogen</text:span><text:span text:style-name="T53">e</text:span><text:span text:style-name="T1">ous Statements</text:span></text:p>
      <text:p text:style-name="P238"><text:tab/>Those statements in which there will be type mismatch is called as Heterogeneous Statements.</text:p>
      <text:p text:style-name="P228"><text:span text:style-name="T193">Example</text:span>:<text:span text:style-name="T1"><text:tab/>int a = 10.</text:span><text:span text:style-name="T51">5</text:span><text:span text:style-name="T1">;</text:span></text:p>
      <text:p text:style-name="P228"><text:span text:style-name="T51"><text:tab/>H</text:span><text:span text:style-name="T1">ere we are </text:span><text:span text:style-name="T51">trying to </text:span><text:span text:style-name="T1">stor</text:span><text:span text:style-name="T51">e</text:span><text:span text:style-name="T1"> </text:span><text:span text:style-name="T51">double</text:span><text:span text:style-name="T1"> data ‘10.</text:span><text:span text:style-name="T51">5</text:span><text:span text:style-name="T1">’ </text:span><text:span text:style-name="T51">into</text:span><text:span text:style-name="T1"> an integer type variable ‘a’. So, there is </text:span><text:span text:style-name="T51">a</text:span><text:span text:style-name="T1"> <text:tab/>mismatch in </text:span><text:span text:style-name="T51">Data and </text:span><text:span text:style-name="T1">Datatype.</text:span></text:p>
      <text:p text:style-name="P234"/>
      <text:p text:style-name="P232"><text:span text:style-name="T1">50. </text:span><text:span text:style-name="T55"><text:s/>What are the types of Primitive Casting?</text:span></text:p>
      <text:p text:style-name="P231"><text:span text:style-name="T201">Ans</text:span><text:span text:style-name="T249">:</text:span><text:span text:style-name="T54"> <text:tab/></text:span><text:span text:style-name="T1">There are 2 types of Primitive Casting:</text:span></text:p>
      <text:list xml:id="list3098334490" text:style-name="L37">
        <text:list-item>
          <text:p text:style-name="P692">Widening</text:p>
        </text:list-item>
        <text:list-item>
          <text:p text:style-name="P692">Narrowing</text:p>
        </text:list-item>
      </text:list>
      <text:p text:style-name="P233"><text:span text:style-name="T1">1. </text:span>Widening:<text:span text:style-name="T266">-</text:span></text:p>
      <text:p text:style-name="P235"><text:tab/>Converting the data from lower primitive type to higher primitive type is called as <text:span text:style-name="T177">Widening</text:span>.</text:p>
      <text:p text:style-name="P235"/>
      <text:list xml:id="list1328013321" text:style-name="L38">
        <text:list-item>
          <text:p text:style-name="P695">Auto-Widening</text:p>
        </text:list-item>
      </text:list>
      <text:p text:style-name="P235"><text:tab/>Compiler performing the Widening operation automatically at compile time is called as <text:s text:c="6"/><text:tab/>Auto-Widening.</text:p>
      <text:list xml:id="list2213366271" text:style-name="L39">
        <text:list-item>
          <text:p text:style-name="P696">Explicit Widening</text:p>
        </text:list-item>
      </text:list>
      <text:p text:style-name="P235"><text:tab/>Programmer performing the Widening operation while developing the program is called as <text:tab/>Explicit Widening.</text:p>
      <text:p text:style-name="P233"><text:span text:style-name="T1">2. </text:span>Narrowing</text:p>
      <text:list xml:id="list2533106763" text:style-name="L40">
        <text:list-item>
          <text:p text:style-name="P697"><text:span text:style-name="T1">Converting the data from higher primitive type to lo</text:span><text:span text:style-name="T54">w</text:span><text:span text:style-name="T1">er primitive type is called as </text:span>Narrowing<text:span text:style-name="T1">.</text:span></text:p>
        </text:list-item>
        <text:list-item>
          <text:p text:style-name="P693">There is no concept of Auto-Narrowing.</text:p>
        </text:list-item>
        <text:list-item>
          <text:p text:style-name="P698"><text:span text:style-name="T54">Programmer should perform Narrowing operation explicitly while developing the code. So it is called as </text:span><text:span text:style-name="T249">Explicit Narrowing</text:span><text:span text:style-name="T54">.</text:span></text:p>
        </text:list-item>
      </text:list>
      <text:p text:style-name="P301"><text:span text:style-name="T193">Example</text:span>:</text:p>
      <text:p text:style-name="P301"><text:span text:style-name="T220">class</text:span><text:span text:style-name="T1"> B {</text:span></text:p>
      <text:p text:style-name="P525"><text:span text:style-name="T129"><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text:span><text:span text:style-name="T225">double</text:span><text:span text:style-name="T111"> </text:span><text:span text:style-name="T231">d</text:span><text:span text:style-name="T111"> = 90;<text:tab/><text:tab/></text:span><text:span text:style-name="T132">→ Auto-Widening</text:span></text:p>
      <text:p text:style-name="P525"><text:span text:style-name="T111"><text:tab/><text:tab/>System.</text:span><text:span text:style-name="T229">out</text:span><text:span text:style-name="T111">.println(</text:span><text:span text:style-name="T230">"The value of d is "</text:span><text:span text:style-name="T111">+</text:span><text:span text:style-name="T231">d</text:span><text:span text:style-name="T111">);</text:span></text:p>
      <text:p text:style-name="P525"><text:span text:style-name="T111"><text:tab/><text:tab/></text:span><text:span text:style-name="T225">int</text:span><text:span text:style-name="T111"> </text:span><text:span text:style-name="T231">a</text:span><text:span text:style-name="T111"> = (</text:span><text:span text:style-name="T225">int</text:span><text:span text:style-name="T111">)10.5;<text:tab/></text:span><text:span text:style-name="T132">→ Explicit Narrowing</text:span></text:p>
      <text:p text:style-name="P525"><text:span text:style-name="T111"><text:tab/><text:tab/>System.</text:span><text:span text:style-name="T229">out</text:span><text:span text:style-name="T111">.println(</text:span><text:span text:style-name="T230">"The value of a is "</text:span><text:span text:style-name="T111">+</text:span><text:span text:style-name="T231">a</text:span><text:span text:style-name="T111">);</text:span></text:p>
      <text:p text:style-name="P508"><text:tab/>}</text:p>
      <text:p text:style-name="P508">}</text:p>
      <text:p text:style-name="P514"><text:span text:style-name="T193">Output</text:span>:</text:p>
      <text:p text:style-name="P515">The value of d is 90.0</text:p>
      <text:p text:style-name="P515"><text:soft-page-break/>The value of a is 10</text:p>
      <text:p text:style-name="P236"/>
      <text:p text:style-name="P239">51. What is Object Casting?</text:p>
      <text:p text:style-name="P230"><text:span text:style-name="T193">Ans</text:span>:<text:span text:style-name="T1"> <text:tab/>Converting the object from one class type into another class type or interface type is called as <text:tab/>Object Casting.</text:span></text:p>
      <text:list xml:id="list2998959242" text:style-name="L41">
        <text:list-item>
          <text:p text:style-name="P694">To perform Object Casting, Inheritance is Mandatory.</text:p>
        </text:list-item>
        <text:list-item>
          <text:p text:style-name="P694">Homogeneous Statements</text:p>
        </text:list-item>
      </text:list>
      <text:p text:style-name="P237"><text:tab/><text:tab/><text:span text:style-name="T193"><text:tab/>A a1 = new A();</text:span></text:p>
      <text:p text:style-name="P237"><text:tab/>Here, we are storing ‘A’ class object into ‘A’ type reference variable. So, it is Homogeneous <text:tab/>Statement. </text:p>
      <text:list xml:id="list1638672688" text:style-name="L42">
        <text:list-item>
          <text:p text:style-name="P628">Heterogeneous Statements</text:p>
        </text:list-item>
      </text:list>
      <text:p text:style-name="P10"><text:tab/><text:tab/><text:tab/><text:span text:style-name="T204">A a1 = new B();</text:span></text:p>
      <text:p text:style-name="P28"><text:tab/>Here, we are storing ‘B’ class object into ‘A’ type reference variable which is a mismatch in <text:tab/>types. So, this is called as Heterogeneous Statements.</text:p>
      <text:p text:style-name="P28"/>
      <text:p text:style-name="P97">52. What are the types of Object Casting? Give examples for each.</text:p>
      <text:p text:style-name="P155"><text:span text:style-name="T193">Ans</text:span>:<text:span text:style-name="T1"> <text:tab/>There are 2 types of Object Casting:</text:span></text:p>
      <text:list xml:id="list816557917" text:style-name="L43">
        <text:list-item>
          <text:p text:style-name="P630">Up-casting</text:p>
        </text:list-item>
        <text:list-item>
          <text:p text:style-name="P630">Down-casting</text:p>
        </text:list-item>
      </text:list>
      <text:p text:style-name="P155"><text:span text:style-name="T193">1. </text:span><text:span text:style-name="T202">Up-casting:</text:span><text:span text:style-name="T205">-</text:span></text:p>
      <text:list xml:id="list1518802541" text:style-name="L44">
        <text:list-item>
          <text:p text:style-name="P667"><text:span text:style-name="T1">Casting or Converting the Sub-class Object into Super class type is called as </text:span><text:span text:style-name="T75">Up-casting.</text:span></text:p>
        </text:list-item>
        <text:list-item>
          <text:p text:style-name="P629">Whenever we perform <text:span text:style-name="T267">Up-casting</text:span>, Sub-class features of that Object will be hidden. <text:s/>i.e. We can access only Super class features.</text:p>
        </text:list-item>
        <text:list-item>
          <text:p text:style-name="P629">To achieve <text:span text:style-name="T267">Up-casting</text:span>, Inheritance is mandatory.</text:p>
        </text:list-item>
        <text:list-item>
          <text:p text:style-name="P667"><text:span text:style-name="T56">Auto – </text:span><text:span text:style-name="T75">Up-casting</text:span></text:p>
        </text:list-item>
        <text:list-item>
          <text:p text:style-name="P631">Compiler performing <text:span text:style-name="T267">Up-casting</text:span> operation automatically at compile time is called as <text:s text:c="13"/>Auto – <text:span text:style-name="T267">Up-casting.</text:span></text:p>
        </text:list-item>
      </text:list>
      <text:p text:style-name="P286"><text:span text:style-name="T193">Example</text:span>:</text:p>
      <text:p text:style-name="P286"><text:span text:style-name="T220">class</text:span><text:span text:style-name="T1"> Trainer {</text:span></text:p>
      <text:p text:style-name="P525"><text:span text:style-name="T111"><text:tab/></text:span><text:span text:style-name="T225">void</text:span><text:span text:style-name="T111"> training() {</text:span></text:p>
      <text:p text:style-name="P525"><text:span text:style-name="T111"><text:tab/><text:tab/>System.</text:span><text:span text:style-name="T229">out</text:span><text:span text:style-name="T111">.println(</text:span><text:span text:style-name="T230">"Java Training"</text:span><text:span text:style-name="T111">);</text:span></text:p>
      <text:p text:style-name="P508"><text:tab/>}</text:p>
      <text:p text:style-name="P508">}</text:p>
      <text:p text:style-name="P525"><text:span text:style-name="T225">class</text:span><text:span text:style-name="T111"> Hemanth </text:span><text:span text:style-name="T225">extends</text:span><text:span text:style-name="T111"> Trainer {</text:span></text:p>
      <text:p text:style-name="P525"><text:span text:style-name="T111"><text:tab/></text:span><text:span text:style-name="T225">void</text:span><text:span text:style-name="T111"> lecturer() {</text:span></text:p>
      <text:p text:style-name="P525"><text:span text:style-name="T111"><text:tab/><text:tab/>System.</text:span><text:span text:style-name="T229">out</text:span><text:span text:style-name="T111">.println(</text:span><text:span text:style-name="T230">"Teaching..."</text:span><text:span text:style-name="T111">);</text:span></text:p>
      <text:p text:style-name="P508"><text:tab/>}</text:p>
      <text:p text:style-name="P508">}</text:p>
      <text:p text:style-name="P525"><text:span text:style-name="T225">class</text:span><text:span text:style-name="T111"> Revision {</text:span></text:p>
      <text:p text:style-name="P525"><text:span text:style-name="T111"><text:tab/><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6"><text:span text:style-name="T111"><text:tab/><text:tab/><text:tab/></text:span><text:span text:style-name="T135">Trainer </text:span><text:span text:style-name="T232">t1</text:span><text:span text:style-name="T135"> = (Trainer)</text:span><text:span text:style-name="T226">new</text:span><text:span text:style-name="T135"> Hemanth();<text:tab/><text:tab/></text:span><text:span text:style-name="T136">→ Upcasting</text:span></text:p>
      <text:p text:style-name="P526"><text:span text:style-name="T111"><text:tab/><text:tab/><text:tab/>Trainer </text:span><text:span text:style-name="T231">t1</text:span><text:span text:style-name="T111"> = </text:span><text:span text:style-name="T225">new</text:span><text:span text:style-name="T111"> Hemanth();<text:tab/><text:tab/></text:span><text:span text:style-name="T134">→ Auto-Upcasting</text:span></text:p>
      <text:p text:style-name="P525"><text:span text:style-name="T111"><text:tab/><text:tab/><text:tab/></text:span><text:span text:style-name="T231">t1</text:span><text:span text:style-name="T111">.training();</text:span></text:p>
      <text:p text:style-name="P525"><text:span text:style-name="T111"><text:tab/><text:tab/><text:tab/>//</text:span><text:span text:style-name="T231">t1</text:span><text:span text:style-name="T111">.</text:span><text:span text:style-name="T112">lecturer</text:span><text:span text:style-name="T111">();<text:tab/><text:tab/></text:span><text:span text:style-name="T133">→ Sub-class features will be hidden</text:span></text:p>
      <text:p text:style-name="P508"><text:tab/><text:tab/>}</text:p>
      <text:p text:style-name="P262"><text:tab/>}</text:p>
      <text:p text:style-name="P286"><text:span text:style-name="T193">Output</text:span>:</text:p>
      <text:p text:style-name="P262">Java Training</text:p>
      <text:p text:style-name="P29"><text:soft-page-break/></text:p>
      <text:p text:style-name="P122"/>
      <text:p text:style-name="P218">2.Down-casting :<text:span text:style-name="T312">-</text:span></text:p>
      <text:list xml:id="list2291081131" text:style-name="L45">
        <text:list-item>
          <text:p text:style-name="P668"><text:span text:style-name="T1">Converting the Super class object type into Sub-class type is called as </text:span><text:span text:style-name="T76">Down-casting.</text:span></text:p>
        </text:list-item>
        <text:list-item>
          <text:p text:style-name="P669"><text:span text:style-name="T1">We perform </text:span><text:span text:style-name="T76">Down-casting</text:span><text:span text:style-name="T1"> to access the hidden features of </text:span><text:span text:style-name="T57">the </text:span><text:span text:style-name="T58">Object due to Upcasting.</text:span></text:p>
        </text:list-item>
        <text:list-item>
          <text:p text:style-name="P670"><text:span text:style-name="T58">To perform </text:span><text:span text:style-name="T76">Down-casting</text:span><text:span text:style-name="T58">, </text:span><text:span text:style-name="T59">Inheritance is mandatory.</text:span></text:p>
        </text:list-item>
        <text:list-item>
          <text:p text:style-name="P670"><text:span text:style-name="T59">To perform </text:span><text:span text:style-name="T76">Down-casting</text:span><text:span text:style-name="T59">, Upcasting is mandatory. i.e. Direct </text:span><text:span text:style-name="T76">Down-casting</text:span><text:span text:style-name="T59"> is not possible.</text:span></text:p>
        </text:list-item>
        <text:list-item>
          <text:p text:style-name="P632">Direct <text:span text:style-name="T268">Down-casting</text:span> means performing <text:span text:style-name="T268">Down-casting</text:span> without Upcasting.</text:p>
        </text:list-item>
        <text:list-item>
          <text:p text:style-name="P669"><text:span text:style-name="T76">Auto Down-casting</text:span><text:span text:style-name="T59"> is not possible. Programmer should perform </text:span><text:span text:style-name="T76">Down-casting</text:span><text:span text:style-name="T59"> operation while</text:span><text:span text:style-name="T77"> <text:s text:c="9"/></text:span><text:span text:style-name="T59">developing the program. So it is also called as </text:span><text:span text:style-name="T250">Explicit Down-casting.</text:span></text:p>
        </text:list-item>
      </text:list>
      <text:p text:style-name="P197"><text:span text:style-name="T193">Example</text:span>:</text:p>
      <text:p text:style-name="P197"><text:span text:style-name="T220">class</text:span><text:span text:style-name="T1"> A {</text:span></text:p>
      <text:p text:style-name="P519"><text:span text:style-name="T111"><text:tab/></text:span><text:span text:style-name="T225">void</text:span><text:span text:style-name="T111"> test1() {</text:span></text:p>
      <text:p text:style-name="P519"><text:span text:style-name="T111"><text:tab/><text:tab/>System.</text:span><text:span text:style-name="T229">out</text:span><text:span text:style-name="T111">.println(</text:span><text:span text:style-name="T230">"Running test1 of Super class"</text:span><text:span text:style-name="T111">);</text:span></text:p>
      <text:p text:style-name="P500"><text:tab/>}</text:p>
      <text:p text:style-name="P500">}</text:p>
      <text:p text:style-name="P519"><text:span text:style-name="T225">class</text:span><text:span text:style-name="T111"> B </text:span><text:span text:style-name="T225">extends</text:span><text:span text:style-name="T111"> A {</text:span></text:p>
      <text:p text:style-name="P519"><text:span text:style-name="T111"><text:tab/></text:span><text:span text:style-name="T225">void</text:span><text:span text:style-name="T111"> test2() {</text:span></text:p>
      <text:p text:style-name="P519"><text:span text:style-name="T111"><text:tab/><text:tab/>System.</text:span><text:span text:style-name="T229">out</text:span><text:span text:style-name="T111">.println(</text:span><text:span text:style-name="T230">"Running test2 of Sub class"</text:span><text:span text:style-name="T111">);</text:span></text:p>
      <text:p text:style-name="P500"><text:tab/>}</text:p>
      <text:p text:style-name="P500">}</text:p>
      <text:p text:style-name="P519"><text:span text:style-name="T225">class</text:span><text:span text:style-name="T111"> Revision {</text:span></text:p>
      <text:p text:style-name="P519"><text:span text:style-name="T111"><text:tab/><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19"><text:span text:style-name="T111"><text:tab/><text:tab/><text:tab/>A </text:span><text:span text:style-name="T231">a1</text:span><text:span text:style-name="T111"> = </text:span><text:span text:style-name="T225">new</text:span><text:span text:style-name="T111"> B();</text:span></text:p>
      <text:p text:style-name="P519"><text:span text:style-name="T111"><text:tab/><text:tab/><text:tab/>B </text:span><text:span text:style-name="T231">b1</text:span><text:span text:style-name="T111"> = (B)</text:span><text:span text:style-name="T231">a1</text:span><text:span text:style-name="T111">;</text:span></text:p>
      <text:p text:style-name="P519"><text:span text:style-name="T111"><text:tab/><text:tab/><text:tab/></text:span><text:span text:style-name="T231">b1</text:span><text:span text:style-name="T111">.test1();</text:span></text:p>
      <text:p text:style-name="P519"><text:span text:style-name="T111"><text:tab/><text:tab/><text:tab/></text:span><text:span text:style-name="T231">b1</text:span><text:span text:style-name="T111">.test2();</text:span></text:p>
      <text:p text:style-name="P500"><text:tab/><text:tab/>}</text:p>
      <text:p text:style-name="P500"><text:tab/>}</text:p>
      <text:p text:style-name="P197"><text:span text:style-name="T193">Output</text:span>:</text:p>
      <text:p text:style-name="P30">Running test1 of Super class</text:p>
      <text:p text:style-name="P30">Running test2 of Sub class</text:p>
      <text:p text:style-name="P30"><text:s/></text:p>
      <text:p text:style-name="P98"><text:span text:style-name="T269">53</text:span>. <text:span text:style-name="T255">What is Polymorphism? Give example and Explain the types of Polymorphism.</text:span></text:p>
      <text:p text:style-name="P193"><text:span text:style-name="T203">A</text:span><text:span text:style-name="T193">ns</text:span>:<text:span text:style-name="T16"> <text:tab/></text:span></text:p>
      <text:list xml:id="list131336309" text:style-name="L46">
        <text:list-item>
          <text:p text:style-name="P621">Anything which is exhibiting many forms is c/d as Polymorphism.</text:p>
        </text:list-item>
      </text:list>
      <text:p text:style-name="P11"><text:tab/><text:tab/><text:tab/><text:tab/><text:span text:style-name="T193">OR</text:span></text:p>
      <text:list xml:id="list3430372513" text:style-name="L47">
        <text:list-item>
          <text:p text:style-name="P622">Change in object’s <text:span text:style-name="T269">behavior</text:span> in different stages of application development <text:span text:style-name="T251">is called as Polymorphism</text:span>.</text:p>
        </text:list-item>
        <text:list-item>
          <text:p text:style-name="P633">Poly means <text:span text:style-name="T177">many</text:span> and morph means <text:span text:style-name="T177">Forms</text:span>. So, Polymorphism means Many Forms.</text:p>
        </text:list-item>
        <text:list-item>
          <text:p text:style-name="P633">Based on Method Binding, We can categorize Polymorphism into 2 types:</text:p>
        </text:list-item>
        <text:list-item>
          <text:p text:style-name="P623">Compile Time <text:span text:style-name="T251">P</text:span>olymorphism <text:span text:style-name="T251">or Static Polymorphism</text:span></text:p>
        </text:list-item>
        <text:list-item>
          <text:p text:style-name="P623">Run Time <text:span text:style-name="T251">P</text:span>olymorphism <text:span text:style-name="T251">or Dynamic Polymorphism</text:span></text:p>
        </text:list-item>
        <text:list-item>
          <text:p text:style-name="P633">Before any method executes on a Stack, Method Binding should happen.</text:p>
        </text:list-item>
        <text:list-item>
          <text:p text:style-name="P623">Method Binding <text:span text:style-name="T251">means r</text:span>esolution for the method calling statement.</text:p>
        </text:list-item>
      </text:list>
      <text:p text:style-name="P214"/>
      <text:p text:style-name="P214"><text:soft-page-break/></text:p>
      <text:p text:style-name="P214"/>
      <text:p text:style-name="P196"><text:span text:style-name="T193">Example</text:span>:<text:span text:style-name="T1"> test(10)</text:span></text:p>
      <text:p text:style-name="P13"><text:tab/><text:span text:style-name="T251">for this method calling statement which version of test method should execute.</text:span></text:p>
      <table:table table:name="Table2" table:style-name="Table2">
        <table:table-column table:style-name="Table2.A"/>
        <table:table-row>
          <table:table-cell table:style-name="Table2.A1" office:value-type="string">
            <text:p text:style-name="P539">test(int)</text:p>
          </table:table-cell>
        </table:table-row>
        <table:table-row>
          <table:table-cell table:style-name="Table2.A2" office:value-type="string">
            <text:p text:style-name="P539">test(int, int)</text:p>
          </table:table-cell>
        </table:table-row>
        <table:table-row>
          <table:table-cell table:style-name="Table2.A2" office:value-type="string">
            <text:p text:style-name="P539">test(int, int, int)</text:p>
          </table:table-cell>
        </table:table-row>
      </table:table>
      <text:p text:style-name="P219">Example for Polymorphism:</text:p>
      <text:p text:style-name="P195"><text:span text:style-name="T220">interface</text:span><text:span text:style-name="T1"> UsbPort {</text:span></text:p>
      <text:p text:style-name="P519"><text:span text:style-name="T111"><text:tab/></text:span><text:span text:style-name="T225">void</text:span><text:span text:style-name="T111"> read();</text:span></text:p>
      <text:p text:style-name="P519"><text:span text:style-name="T111"><text:tab/></text:span><text:span text:style-name="T225">void</text:span><text:span text:style-name="T111"> write();</text:span></text:p>
      <text:p text:style-name="P500">}</text:p>
      <text:p text:style-name="P519"><text:span text:style-name="T225">class</text:span><text:span text:style-name="T111"> PenDrive </text:span><text:span text:style-name="T225">implements</text:span><text:span text:style-name="T111"> UsbPort {</text:span></text:p>
      <text:p text:style-name="P519"><text:span text:style-name="T111"><text:tab/></text:span><text:span text:style-name="T225">public</text:span><text:span text:style-name="T111"> </text:span><text:span text:style-name="T225">void</text:span><text:span text:style-name="T111"> read() {</text:span></text:p>
      <text:p text:style-name="P519"><text:span text:style-name="T111"><text:tab/><text:tab/>System.</text:span><text:span text:style-name="T229">out</text:span><text:span text:style-name="T111">.println(</text:span><text:span text:style-name="T230">"Reading from PenDrive"</text:span><text:span text:style-name="T111">);</text:span></text:p>
      <text:p text:style-name="P500"><text:tab/>}</text:p>
      <text:p text:style-name="P519"><text:span text:style-name="T111"><text:tab/></text:span><text:span text:style-name="T225">public</text:span><text:span text:style-name="T111"> </text:span><text:span text:style-name="T225">void</text:span><text:span text:style-name="T111"> write() {</text:span></text:p>
      <text:p text:style-name="P519"><text:span text:style-name="T111"><text:tab/><text:tab/>System.</text:span><text:span text:style-name="T229">out</text:span><text:span text:style-name="T111">.println(</text:span><text:span text:style-name="T230">"Writing into PenDrive"</text:span><text:span text:style-name="T111">);</text:span></text:p>
      <text:p text:style-name="P500"><text:tab/>}</text:p>
      <text:p text:style-name="P500">}</text:p>
      <text:p text:style-name="P519"/>
      <text:p text:style-name="P519"><text:span text:style-name="T225">class</text:span><text:span text:style-name="T111"> MobileDevice </text:span><text:span text:style-name="T225">implements</text:span><text:span text:style-name="T111"> UsbPort {</text:span></text:p>
      <text:p text:style-name="P519"><text:span text:style-name="T111"><text:tab/></text:span><text:span text:style-name="T225">public</text:span><text:span text:style-name="T111"> </text:span><text:span text:style-name="T225">void</text:span><text:span text:style-name="T111"> read() {</text:span></text:p>
      <text:p text:style-name="P519"><text:span text:style-name="T111"><text:tab/><text:tab/>System.</text:span><text:span text:style-name="T229">out</text:span><text:span text:style-name="T111">.println(</text:span><text:span text:style-name="T230">"Reading from MobileDevice"</text:span><text:span text:style-name="T111">);</text:span></text:p>
      <text:p text:style-name="P500"><text:tab/>}</text:p>
      <text:p text:style-name="P519"><text:span text:style-name="T111"><text:tab/></text:span><text:span text:style-name="T225">public</text:span><text:span text:style-name="T111"> </text:span><text:span text:style-name="T225">void</text:span><text:span text:style-name="T111"> write() {</text:span></text:p>
      <text:p text:style-name="P519"><text:span text:style-name="T111"><text:tab/><text:tab/>System.</text:span><text:span text:style-name="T229">out</text:span><text:span text:style-name="T111">.println(</text:span><text:span text:style-name="T230">"Writing into MobileDevice"</text:span><text:span text:style-name="T111">);</text:span></text:p>
      <text:p text:style-name="P500"><text:tab/>}</text:p>
      <text:p text:style-name="P500">}</text:p>
      <text:p text:style-name="P519"><text:span text:style-name="T225">class</text:span><text:span text:style-name="T111"> MyClass {</text:span></text:p>
      <text:p text:style-name="P519"><text:span text:style-name="T111"><text:tab/></text:span><text:span text:style-name="T225">static</text:span><text:span text:style-name="T111"> </text:span><text:span text:style-name="T225">void</text:span><text:span text:style-name="T111"> devicedriver(UsbPort </text:span><text:span text:style-name="T231">driver</text:span><text:span text:style-name="T111">) {</text:span></text:p>
      <text:p text:style-name="P519"><text:span text:style-name="T111"><text:tab/><text:tab/></text:span><text:span text:style-name="T231">driver</text:span><text:span text:style-name="T111">.read();</text:span></text:p>
      <text:p text:style-name="P519"><text:span text:style-name="T111"><text:tab/><text:tab/></text:span><text:span text:style-name="T231">driver</text:span><text:span text:style-name="T111">.write();</text:span></text:p>
      <text:p text:style-name="P500"><text:tab/>}</text:p>
      <text:p text:style-name="P500">}</text:p>
      <text:p text:style-name="P519"><text:span text:style-name="T225">class</text:span><text:span text:style-name="T111"> Revision {</text:span></text:p>
      <text:p text:style-name="P519"><text:span text:style-name="T111"><text:tab/><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19"><text:span text:style-name="T111"><text:tab/><text:tab/><text:tab/>MyClass.</text:span><text:span text:style-name="T137">devicedriver</text:span><text:span text:style-name="T111">(</text:span><text:span text:style-name="T225">new</text:span><text:span text:style-name="T111"> PenDrive());</text:span></text:p>
      <text:p text:style-name="P519"><text:span text:style-name="T111"><text:tab/><text:tab/><text:tab/>MyClass.</text:span><text:span text:style-name="T137">devicedriver</text:span><text:span text:style-name="T111">(</text:span><text:span text:style-name="T225">new</text:span><text:span text:style-name="T111"> MobileDevice());</text:span></text:p>
      <text:p text:style-name="P500"><text:tab/><text:tab/>}</text:p>
      <text:p text:style-name="P69"><text:tab/>}</text:p>
      <text:p text:style-name="P194"><text:span text:style-name="T193">Output</text:span>:</text:p>
      <text:p text:style-name="P69">Reading from PenDrive</text:p>
      <text:p text:style-name="P500">Writing into PenDrive</text:p>
      <text:p text:style-name="P500">Reading from MobileDevice</text:p>
      <text:p text:style-name="P500"><text:soft-page-break/>Writing into MobileDevice</text:p>
      <text:p text:style-name="P501"/>
      <text:p text:style-name="P99"/>
      <text:p text:style-name="P99"><text:span text:style-name="T270">54</text:span>. What is the difference between Compile-Time Polymorphism and Run-Time Polymorphism?</text:p>
      <text:p text:style-name="P174">Ans:<text:span text:style-name="T1"><text:tab/></text:span></text:p>
      <table:table table:name="Table9" table:style-name="Table9">
        <table:table-column table:style-name="Table9.A"/>
        <table:table-column table:style-name="Table9.B"/>
        <table:table-row>
          <table:table-cell table:style-name="Table9.A1" office:value-type="string">
            <text:p text:style-name="P100">Compile-Time Polymorphism</text:p>
          </table:table-cell>
          <table:table-cell table:style-name="Table9.B1" office:value-type="string">
            <text:p text:style-name="P100">Run-Time Polymorphism</text:p>
          </table:table-cell>
        </table:table-row>
        <table:table-row>
          <table:table-cell table:style-name="Table9.A2" office:value-type="string">
            <text:p text:style-name="P55">1. Through Method Overloading, we can <text:s text:c="4"/>achieve Compile-Time Polymorphism</text:p>
          </table:table-cell>
          <table:table-cell table:style-name="Table9.B2" office:value-type="string">
            <text:p text:style-name="P538">1.<text:span text:style-name="T124">Through Method Overriding, we can achieve Run-Time Polymorphism</text:span></text:p>
          </table:table-cell>
        </table:table-row>
        <table:table-row>
          <table:table-cell table:style-name="Table9.A2" office:value-type="string">
            <text:p text:style-name="P55">2. Here, Compiler will have enough information to perform Method Binding at</text:p>
          </table:table-cell>
          <table:table-cell table:style-name="Table9.B2" office:value-type="string">
            <text:p text:style-name="P538">2.<text:span text:style-name="T124">Here, Method Binding will happen at Run-Time Compiler will not have enough information </text:span></text:p>
            <text:p text:style-name="P541">To perform Binding because Overriding happens at Run-Time.</text:p>
          </table:table-cell>
        </table:table-row>
        <table:table-row>
          <table:table-cell table:style-name="Table9.A2" office:value-type="string">
            <text:p text:style-name="P175"><text:span text:style-name="T1">3. </text:span><text:span text:style-name="T60">Compile-Time Polymorphism is also <text:s text:c="2"/>called as </text:span><text:span text:style-name="T252">Early Binding</text:span><text:span text:style-name="T60">.</text:span></text:p>
          </table:table-cell>
          <table:table-cell table:style-name="Table9.B2" office:value-type="string">
            <text:p text:style-name="P538">3.<text:span text:style-name="T123">Run-Time Polymorphism is also called as </text:span><text:span text:style-name="T144">Late Binding</text:span><text:span text:style-name="T123">. </text:span></text:p>
          </table:table-cell>
        </table:table-row>
        <table:table-row>
          <table:table-cell table:style-name="Table9.A2" office:value-type="string">
            <text:p text:style-name="P66">4. Compiler-Time Polymorphism is Faster</text:p>
          </table:table-cell>
          <table:table-cell table:style-name="Table9.B2" office:value-type="string">
            <text:p text:style-name="P538">4.<text:span text:style-name="T123">Run-Time Polymorphism is Slower.</text:span></text:p>
          </table:table-cell>
        </table:table-row>
      </table:table>
      <text:p text:style-name="P12"/>
      <text:p text:style-name="P87"><text:span text:style-name="T271">55. </text:span>What is Abstraction?</text:p>
      <text:p text:style-name="P147"><text:span text:style-name="T193">Ans</text:span>:<text:span text:style-name="T1"> <text:tab/></text:span></text:p>
      <text:list xml:id="list3420502356" text:style-name="L48">
        <text:list-item>
          <text:p text:style-name="P671"><text:span text:style-name="T1">Hiding the complexity from the user and exposing the required functionalities is c</text:span><text:span text:style-name="T61">alled</text:span><text:span text:style-name="T1"> as Abstraction.</text:span></text:p>
        </text:list-item>
        <text:list-item>
          <text:p text:style-name="P672"><text:span text:style-name="T61">In Abstraction, Class implementation will be hidden from the usage. To achieve 100% <text:s/>abstraction, We should use </text:span><text:span text:style-name="T253">Interface</text:span><text:span text:style-name="T61">.</text:span></text:p>
        </text:list-item>
        <text:list-item>
          <text:p text:style-name="P634">To achieve Abstraction, We can use common feature in the interface and all the Sub- class should override all the common features according to variation.</text:p>
        </text:list-item>
      </text:list>
      <text:p text:style-name="P220"/>
      <text:p text:style-name="P287"><text:span text:style-name="T193">Example</text:span>:</text:p>
      <text:p text:style-name="P287"><text:span text:style-name="T220">interface</text:span><text:span text:style-name="T1"> Switch {</text:span></text:p>
      <text:p text:style-name="P525"><text:span text:style-name="T111"><text:tab/></text:span><text:span text:style-name="T225">void</text:span><text:span text:style-name="T111"> on();</text:span></text:p>
      <text:p text:style-name="P525"><text:span text:style-name="T111"><text:tab/></text:span><text:span text:style-name="T225">void</text:span><text:span text:style-name="T111"> off();</text:span></text:p>
      <text:p text:style-name="P508">}</text:p>
      <text:p text:style-name="P525"><text:span text:style-name="T225">class</text:span><text:span text:style-name="T111"> Bulb </text:span><text:span text:style-name="T225">implements</text:span><text:span text:style-name="T111"> Switch {</text:span></text:p>
      <text:p text:style-name="P525"><text:span text:style-name="T111"><text:tab/></text:span><text:span text:style-name="T225">public</text:span><text:span text:style-name="T111"> </text:span><text:span text:style-name="T225">void</text:span><text:span text:style-name="T111"> on() {</text:span></text:p>
      <text:p text:style-name="P525"><text:span text:style-name="T111"><text:tab/><text:tab/>System.</text:span><text:span text:style-name="T229">out</text:span><text:span text:style-name="T111">.println(</text:span><text:span text:style-name="T230">"Bulb is Turned On"</text:span><text:span text:style-name="T111">);</text:span></text:p>
      <text:p text:style-name="P508"><text:tab/>}</text:p>
      <text:p text:style-name="P525"><text:span text:style-name="T111"><text:tab/></text:span><text:span text:style-name="T225">public</text:span><text:span text:style-name="T111"> </text:span><text:span text:style-name="T225">void</text:span><text:span text:style-name="T111"> off() {</text:span></text:p>
      <text:p text:style-name="P525"><text:span text:style-name="T111"><text:tab/><text:tab/>System.</text:span><text:span text:style-name="T229">out</text:span><text:span text:style-name="T111">.println(</text:span><text:span text:style-name="T230">"Bulb is Turned Off"</text:span><text:span text:style-name="T111">);</text:span></text:p>
      <text:p text:style-name="P508"><text:tab/>}</text:p>
      <text:p text:style-name="P508">}</text:p>
      <text:p text:style-name="P525"/>
      <text:p text:style-name="P525"><text:span text:style-name="T225">class</text:span><text:span text:style-name="T111"> Fan </text:span><text:span text:style-name="T225">implements</text:span><text:span text:style-name="T111"> Switch {</text:span></text:p>
      <text:p text:style-name="P525"><text:span text:style-name="T111"><text:tab/></text:span><text:span text:style-name="T225">public</text:span><text:span text:style-name="T111"> </text:span><text:span text:style-name="T225">void</text:span><text:span text:style-name="T111"> on() {</text:span></text:p>
      <text:p text:style-name="P525"><text:span text:style-name="T111"><text:tab/><text:tab/>System.</text:span><text:span text:style-name="T229">out</text:span><text:span text:style-name="T111">.println(</text:span><text:span text:style-name="T230">"Fan is Turned On"</text:span><text:span text:style-name="T111">);</text:span></text:p>
      <text:p text:style-name="P508"><text:tab/>}</text:p>
      <text:p text:style-name="P525"><text:span text:style-name="T111"><text:tab/></text:span><text:span text:style-name="T225">public</text:span><text:span text:style-name="T111"> </text:span><text:span text:style-name="T225">void</text:span><text:span text:style-name="T111"> off() {</text:span></text:p>
      <text:p text:style-name="P525"><text:span text:style-name="T111"><text:tab/><text:tab/>System.</text:span><text:span text:style-name="T229">out</text:span><text:span text:style-name="T111">.println(</text:span><text:span text:style-name="T230">"Fan is Turned Off"</text:span><text:span text:style-name="T111">);</text:span></text:p>
      <text:p text:style-name="P508"><text:tab/>}</text:p>
      <text:p text:style-name="P508"><text:soft-page-break/>}</text:p>
      <text:p text:style-name="P525"><text:span text:style-name="T225">class</text:span><text:span text:style-name="T111"> MyRoom {</text:span></text:p>
      <text:p text:style-name="P525"><text:span text:style-name="T111"><text:tab/></text:span><text:span text:style-name="T225">static</text:span><text:span text:style-name="T111"> Switch myswitch(</text:span><text:span text:style-name="T225">char</text:span><text:span text:style-name="T111"> </text:span><text:span text:style-name="T231">ch</text:span><text:span text:style-name="T111">) {</text:span></text:p>
      <text:p text:style-name="P525"><text:span text:style-name="T111"><text:tab/><text:tab/></text:span><text:span text:style-name="T225">if</text:span><text:span text:style-name="T111">(</text:span><text:span text:style-name="T231">ch</text:span><text:span text:style-name="T111"> == </text:span><text:span text:style-name="T230">'B'</text:span><text:span text:style-name="T111">)</text:span></text:p>
      <text:p text:style-name="P525"><text:span text:style-name="T111"><text:tab/><text:tab/><text:tab/></text:span><text:span text:style-name="T225">return</text:span><text:span text:style-name="T111"> </text:span><text:span text:style-name="T225">new</text:span><text:span text:style-name="T111"> Bulb();</text:span></text:p>
      <text:p text:style-name="P525"><text:span text:style-name="T111"><text:tab/><text:tab/></text:span><text:span text:style-name="T225">else</text:span></text:p>
      <text:p text:style-name="P525"><text:span text:style-name="T111"><text:tab/><text:tab/><text:tab/></text:span><text:span text:style-name="T225">return</text:span><text:span text:style-name="T111"> </text:span><text:span text:style-name="T225">new</text:span><text:span text:style-name="T111"> Fan();</text:span></text:p>
      <text:p text:style-name="P508"><text:tab/>}</text:p>
      <text:p text:style-name="P508">}</text:p>
      <text:p text:style-name="P525"><text:span text:style-name="T225">class</text:span><text:span text:style-name="T111"> Revision {</text:span></text:p>
      <text:p text:style-name="P525"><text:span text:style-name="T111"><text:tab/><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text:tab/>Switch </text:span><text:span text:style-name="T231">s1</text:span><text:span text:style-name="T111"> = MyRoom.</text:span><text:span text:style-name="T137">myswitch</text:span><text:span text:style-name="T111">(</text:span><text:span text:style-name="T230">'B'</text:span><text:span text:style-name="T111">);</text:span></text:p>
      <text:p text:style-name="P525"><text:span text:style-name="T111"><text:tab/><text:tab/><text:tab/></text:span><text:span text:style-name="T231">s1</text:span><text:span text:style-name="T111">.on();</text:span></text:p>
      <text:p text:style-name="P525"><text:span text:style-name="T111"><text:tab/><text:tab/><text:tab/></text:span><text:span text:style-name="T231">s1</text:span><text:span text:style-name="T111">.off();</text:span></text:p>
      <text:p text:style-name="P508"><text:tab/><text:tab/>}</text:p>
      <text:p text:style-name="P508"><text:tab/>}</text:p>
      <text:p text:style-name="P287"><text:span text:style-name="T193">Output</text:span>:</text:p>
      <text:p text:style-name="P263">Bulb is Turned On</text:p>
      <text:p text:style-name="P508">Bulb is Turned Off</text:p>
      <text:p text:style-name="P68"/>
      <text:p text:style-name="P101"><text:span text:style-name="T271">56</text:span>. What is Package?</text:p>
      <text:p text:style-name="P176"><text:span text:style-name="T193">Ans</text:span>:<text:span text:style-name="T1"> </text:span></text:p>
      <text:list xml:id="list2456564635" text:style-name="L49">
        <text:list-item>
          <text:p text:style-name="P635">Packages are used to group similar kind of programs in a common place or Folder.</text:p>
        </text:list-item>
        <text:list-item>
          <text:p text:style-name="P635">Through Packages, We can achieve Encapsulation.</text:p>
        </text:list-item>
        <text:list-item>
          <text:p text:style-name="P636">Through Packages, We can avoid naming collisions. i.e. In different packages, We can have same class name, interface name, etc.</text:p>
        </text:list-item>
        <text:list-item>
          <text:p text:style-name="P636">Always Package statement should be first.</text:p>
        </text:list-item>
        <text:list-item>
          <text:p text:style-name="P673"><text:span text:style-name="T1">Through Packages, We can achieve logical divisioning while develop</text:span><text:span text:style-name="T62">ing the Application or Programs.</text:span></text:p>
        </text:list-item>
      </text:list>
      <text:p text:style-name="P102"><text:span text:style-name="T271">57</text:span>. What is Access levels and what are its types?</text:p>
      <text:p text:style-name="P157"><text:span text:style-name="T193">Ans</text:span>:<text:span text:style-name="T1"> </text:span></text:p>
      <text:list xml:id="list4139985373" text:style-name="L50">
        <text:list-item>
          <text:p text:style-name="P637">Access levels are used to restrict the access on the members.</text:p>
        </text:list-item>
        <text:list-item>
          <text:p text:style-name="P638">Using access levels we can perform Encapsulation.</text:p>
        </text:list-item>
        <text:list-item>
          <text:p text:style-name="P638">There are 4 Access levels in java:</text:p>
        </text:list-item>
      </text:list>
      <text:p text:style-name="P31"><text:tab/><text:tab/>1. Public</text:p>
      <text:p text:style-name="P31"><text:tab/><text:tab/>2. Default</text:p>
      <text:p text:style-name="P31"><text:tab/><text:tab/>3. Private</text:p>
      <text:p text:style-name="P31"><text:tab/><text:tab/>4. Protected</text:p>
      <text:p text:style-name="P212"><text:span text:style-name="T1">1. </text:span>Public</text:p>
      <text:p text:style-name="P156"><text:span text:style-name="T1"><text:tab/>Public Members will have </text:span>Application level Access<text:span text:style-name="T1">.</text:span></text:p>
      <text:p text:style-name="P31"><text:tab/>Public members can be accessed from all the Packages.</text:p>
      <text:p text:style-name="P212"><text:span text:style-name="T1">2. </text:span>Default</text:p>
      <text:p text:style-name="P156"><text:span text:style-name="T1"><text:tab/>Default Members will have </text:span>Package level Access<text:span text:style-name="T1">.</text:span></text:p>
      <text:p text:style-name="P31"><text:tab/>Default members can be accessed only within the package in which it is developed.</text:p>
      <text:p text:style-name="P212"><text:span text:style-name="T1">3. </text:span>Private</text:p>
      <text:p text:style-name="P156"><text:span text:style-name="T1"><text:tab/>Private Members will have </text:span>Class level Access<text:span text:style-name="T1">.</text:span></text:p>
      <text:p text:style-name="P31"><text:tab/>Private members can be accessed only within the class in which it is developed.</text:p>
      <text:p text:style-name="P124"><text:soft-page-break/></text:p>
      <text:p text:style-name="P124"/>
      <text:p text:style-name="P212"><text:span text:style-name="T1">4. </text:span>Protected</text:p>
      <text:p text:style-name="P156"><text:span text:style-name="T1"><text:tab/>Protected Members can be accessed within the current package and It can also be accessed <text:tab/>outside the current package through </text:span>Inheritance<text:span text:style-name="T1">.</text:span></text:p>
      <text:p text:style-name="P296">Example for all 4 Access levels:</text:p>
      <text:p text:style-name="P498">package pack1;</text:p>
      <text:p text:style-name="P288"><text:span text:style-name="T220">public</text:span><text:span text:style-name="T1"> </text:span><text:span text:style-name="T220">class</text:span><text:span text:style-name="T1"> B {</text:span></text:p>
      <text:p text:style-name="P525"><text:span text:style-name="T111"><text:tab/> <text:s/></text:span><text:span text:style-name="T225">public</text:span><text:span text:style-name="T111"> </text:span><text:span text:style-name="T225">void</text:span><text:span text:style-name="T111"> test1() {</text:span></text:p>
      <text:p text:style-name="P525"><text:span text:style-name="T111"><text:tab/> <text:s text:c="2"/>System.</text:span><text:span text:style-name="T229">out</text:span><text:span text:style-name="T111">.println(</text:span><text:span text:style-name="T230">"Public access level"</text:span><text:span text:style-name="T111">);</text:span></text:p>
      <text:p text:style-name="P508"><text:tab/> <text:s text:c="2"/>}</text:p>
      <text:p text:style-name="P525"><text:span text:style-name="T111"><text:tab/> <text:s/></text:span><text:span text:style-name="T225">protected</text:span><text:span text:style-name="T111"> </text:span><text:span text:style-name="T225">void</text:span><text:span text:style-name="T111"> test2() {</text:span></text:p>
      <text:p text:style-name="P525"><text:span text:style-name="T111"><text:tab/> <text:s text:c="2"/>System.</text:span><text:span text:style-name="T229">out</text:span><text:span text:style-name="T111">.println(</text:span><text:span text:style-name="T230">"Protected access level"</text:span><text:span text:style-name="T111">);</text:span></text:p>
      <text:p text:style-name="P508"><text:tab/> <text:s text:c="2"/>}</text:p>
      <text:p text:style-name="P525"><text:span text:style-name="T111"><text:tab/> <text:s text:c="2"/></text:span><text:span text:style-name="T225">void</text:span><text:span text:style-name="T111"> test3() {</text:span></text:p>
      <text:p text:style-name="P525"><text:span text:style-name="T111"><text:tab/> <text:s text:c="3"/>System.</text:span><text:span text:style-name="T229">out</text:span><text:span text:style-name="T111">.println(</text:span><text:span text:style-name="T230">"Default access level"</text:span><text:span text:style-name="T111">);</text:span></text:p>
      <text:p text:style-name="P508"><text:tab/> <text:s text:c="2"/>}</text:p>
      <text:p text:style-name="P264"><text:tab/> }</text:p>
      <text:p text:style-name="P264"/>
      <text:p text:style-name="P264">package pack1;</text:p>
      <text:p text:style-name="P288"><text:span text:style-name="T220">public</text:span><text:span text:style-name="T1"> </text:span><text:span text:style-name="T220">class</text:span><text:span text:style-name="T1"> Revision </text:span><text:span text:style-name="T220">extends</text:span><text:span text:style-name="T1"> </text:span><text:span text:style-name="T63">B</text:span><text:span text:style-name="T1"> {</text:span></text:p>
      <text:p text:style-name="P525"><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5"><text:span text:style-name="T111"><text:tab/><text:tab/></text:span><text:span text:style-name="T138">B</text:span><text:span text:style-name="T111"> </text:span><text:span text:style-name="T231">a1</text:span><text:span text:style-name="T111"> = </text:span><text:span text:style-name="T225">new</text:span><text:span text:style-name="T111"> </text:span><text:span text:style-name="T138">B</text:span><text:span text:style-name="T111">();</text:span></text:p>
      <text:p text:style-name="P525"><text:span text:style-name="T111"><text:tab/> <text:s text:c="3"/></text:span><text:span text:style-name="T231">a1</text:span><text:span text:style-name="T111">.test1();</text:span></text:p>
      <text:p text:style-name="P525"><text:span text:style-name="T111"><text:tab/> <text:s text:c="3"/></text:span><text:span text:style-name="T231">a1</text:span><text:span text:style-name="T111">.test2();</text:span></text:p>
      <text:p text:style-name="P525"><text:span text:style-name="T111"><text:tab/> <text:s text:c="3"/></text:span><text:span text:style-name="T231">a1</text:span><text:span text:style-name="T111">.test3();</text:span></text:p>
      <text:p text:style-name="P525"><text:span text:style-name="T111"><text:tab/> <text:s text:c="3"/></text:span><text:span text:style-name="T237">//a1.test4();</text:span></text:p>
      <text:p text:style-name="P508"><text:tab/> <text:s text:c="2"/>}</text:p>
      <text:p text:style-name="P264">}</text:p>
      <text:p text:style-name="P288"><text:span text:style-name="T193">Output</text:span>:</text:p>
      <text:p text:style-name="P264">Public access level</text:p>
      <text:p text:style-name="P508">Protected access level</text:p>
      <text:p text:style-name="P264">Default access level</text:p>
      <text:p text:style-name="P265"/>
      <text:p text:style-name="P103"><text:span text:style-name="T271">58</text:span>. What is Encapsulation? <text:span text:style-name="T272"><text:s/></text:span><text:span text:style-name="T275">Give an example.</text:span></text:p>
      <text:p text:style-name="P192">Ans:<text:span text:style-name="T1"> <text:tab/></text:span></text:p>
      <text:list xml:id="list1481399941" text:style-name="L51">
        <text:list-item>
          <text:p text:style-name="P674"><text:span text:style-name="T1">Restricting the direct access to </text:span><text:span text:style-name="T64">the D</text:span><text:span text:style-name="T1">ata </text:span><text:span text:style-name="T64">M</text:span><text:span text:style-name="T1">embers and giving indirect access through </text:span><text:span text:style-name="T64">G</text:span><text:span text:style-name="T1">etters and </text:span><text:span text:style-name="T64">S</text:span><text:span text:style-name="T1">etters method </text:span><text:span text:style-name="T64">is called as </text:span><text:span text:style-name="T254">Encapsulation</text:span><text:span text:style-name="T1">.</text:span></text:p>
        </text:list-item>
        <text:list-item>
          <text:p text:style-name="P639">Getters method will return the value <text:span text:style-name="T254">of the private Data Member</text:span>. Getters r also c/d as Accessors.</text:p>
        </text:list-item>
        <text:list-item>
          <text:p text:style-name="P640">Setters method <text:span text:style-name="T274">wil</text:span>l change the value <text:span text:style-name="T274">of the private Data Member</text:span>. Setters <text:span text:style-name="T274">are</text:span> also c<text:span text:style-name="T274">alle</text:span>d as Mutators.</text:p>
        </text:list-item>
        <text:list-item>
          <text:p text:style-name="P641">Both Getters and Setters method should be Public.</text:p>
        </text:list-item>
      </text:list>
      <text:p text:style-name="P297">Example:</text:p>
      <text:p text:style-name="P266">package encapsulation;</text:p>
      <text:p text:style-name="P289"><text:span text:style-name="T220">public</text:span><text:span text:style-name="T1"> </text:span><text:span text:style-name="T220">class</text:span><text:span text:style-name="T1"> Account {</text:span></text:p>
      <text:p text:style-name="P527"><text:span text:style-name="T111"><text:tab/></text:span><text:span text:style-name="T225">private</text:span><text:span text:style-name="T111"> </text:span><text:span text:style-name="T225">int</text:span><text:span text:style-name="T111"> </text:span><text:span text:style-name="T228">balance</text:span><text:span text:style-name="T111"> = 30000;</text:span></text:p>
      <text:p text:style-name="P527"><text:span text:style-name="T111"><text:tab/></text:span><text:span text:style-name="T225">public</text:span><text:span text:style-name="T111"> </text:span><text:span text:style-name="T225">int</text:span><text:span text:style-name="T111"> getbalance() {</text:span></text:p>
      <text:p text:style-name="P527"><text:span text:style-name="T111"><text:tab/><text:tab/></text:span><text:span text:style-name="T225">return</text:span><text:span text:style-name="T111"> </text:span><text:span text:style-name="T228">balance</text:span><text:span text:style-name="T111">;</text:span></text:p>
      <text:p text:style-name="P509"><text:soft-page-break/><text:tab/>}</text:p>
      <text:p text:style-name="P527"><text:span text:style-name="T111"><text:tab/></text:span><text:span text:style-name="T225">public</text:span><text:span text:style-name="T111"> </text:span><text:span text:style-name="T225">void</text:span><text:span text:style-name="T111"> setbalance(</text:span><text:span text:style-name="T225">int</text:span><text:span text:style-name="T111"> </text:span><text:span text:style-name="T231">tamount</text:span><text:span text:style-name="T111">) {</text:span></text:p>
      <text:p text:style-name="P527"><text:span text:style-name="T111"><text:tab/><text:tab/></text:span><text:span text:style-name="T225">if</text:span><text:span text:style-name="T111">(</text:span><text:span text:style-name="T231">tamount</text:span><text:span text:style-name="T111"> &gt; 0) {</text:span></text:p>
      <text:p text:style-name="P527"><text:span text:style-name="T111"><text:tab/><text:tab/><text:tab/></text:span><text:span text:style-name="T228">balance</text:span><text:span text:style-name="T111"> = </text:span><text:span text:style-name="T228">balance</text:span><text:span text:style-name="T111"> + </text:span><text:span text:style-name="T231">tamount</text:span><text:span text:style-name="T111">;</text:span></text:p>
      <text:p text:style-name="P509"><text:tab/><text:tab/>}</text:p>
      <text:p text:style-name="P527"><text:span text:style-name="T111"><text:tab/><text:tab/></text:span><text:span text:style-name="T225">else</text:span><text:span text:style-name="T111"> {</text:span></text:p>
      <text:p text:style-name="P527"><text:span text:style-name="T111"><text:tab/><text:tab/><text:tab/>System.</text:span><text:span text:style-name="T229">out</text:span><text:span text:style-name="T111">.println(</text:span><text:span text:style-name="T230">"Invalid Amount"</text:span><text:span text:style-name="T111">);</text:span></text:p>
      <text:p text:style-name="P509"><text:tab/><text:tab/>}</text:p>
      <text:p text:style-name="P509"><text:tab/>}</text:p>
      <text:p text:style-name="P266">}</text:p>
      <text:p text:style-name="P266"/>
      <text:p text:style-name="P266">package encapsulation;</text:p>
      <text:p text:style-name="P266"><text:span text:style-name="T225">public</text:span> <text:span text:style-name="T225">class</text:span> Revision <text:span text:style-name="T225">extends</text:span> Account {</text:p>
      <text:p text:style-name="P527"><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7"><text:span text:style-name="T111"><text:tab/><text:tab/>Account </text:span><text:span text:style-name="T231">ac</text:span><text:span text:style-name="T111"> = </text:span><text:span text:style-name="T225">new</text:span><text:span text:style-name="T111"> Account();</text:span></text:p>
      <text:p text:style-name="P527"><text:span text:style-name="T111"><text:tab/><text:tab/>System.</text:span><text:span text:style-name="T229">out</text:span><text:span text:style-name="T111">.println(</text:span><text:span text:style-name="T230">"Balance = "</text:span><text:span text:style-name="T111">+</text:span><text:span text:style-name="T231">ac</text:span><text:span text:style-name="T111">.getbalance());</text:span></text:p>
      <text:p text:style-name="P527"><text:span text:style-name="T111"><text:tab/><text:tab/></text:span><text:span text:style-name="T231">ac</text:span><text:span text:style-name="T111">.setbalance(20000);</text:span></text:p>
      <text:p text:style-name="P527"><text:span text:style-name="T111"><text:tab/><text:tab/>System.</text:span><text:span text:style-name="T229">out</text:span><text:span text:style-name="T111">.println(</text:span><text:span text:style-name="T230">"Balance = "</text:span><text:span text:style-name="T111">+</text:span><text:span text:style-name="T231">ac</text:span><text:span text:style-name="T111">.getbalance());</text:span></text:p>
      <text:p text:style-name="P527"><text:span text:style-name="T111"><text:tab/><text:tab/></text:span><text:span text:style-name="T231">ac</text:span><text:span text:style-name="T111">.setbalance(-20000);</text:span></text:p>
      <text:p text:style-name="P527"><text:span text:style-name="T111"><text:tab/><text:tab/>System.</text:span><text:span text:style-name="T229">out</text:span><text:span text:style-name="T111">.println(</text:span><text:span text:style-name="T230">"Balance = "</text:span><text:span text:style-name="T111">+</text:span><text:span text:style-name="T231">ac</text:span><text:span text:style-name="T111">.getbalance());</text:span></text:p>
      <text:p text:style-name="P509"><text:tab/>}</text:p>
      <text:p text:style-name="P266">}</text:p>
      <text:p text:style-name="P266">Output:</text:p>
      <text:p text:style-name="P266">Balance = 30000</text:p>
      <text:p text:style-name="P509">Balance = 50000</text:p>
      <text:p text:style-name="P509">Invalid Amount</text:p>
      <text:p text:style-name="P266">Balance = 50000</text:p>
      <text:p text:style-name="P50"/>
      <text:p text:style-name="P104"><text:span text:style-name="T276">59</text:span>. What are the advantages of Encapsulation?</text:p>
      <text:p text:style-name="P177"><text:span text:style-name="T193">Ans</text:span>:<text:span text:style-name="T1"> </text:span></text:p>
      <text:list xml:id="list3696220681" text:style-name="L52">
        <text:list-item>
          <text:p text:style-name="P642">Through Encapsulation, We will have the Complete Control over the data which is getting <text:s text:c="3"/>manipulated. i.e. We can develop our own conditions in Getters and Setters method and Based on the conditions we can set the Data and get the Data.</text:p>
        </text:list-item>
        <text:list-item>
          <text:p text:style-name="P675"><text:span text:style-name="T1">Through Encapsulation, We can achieve </text:span>Data Security<text:span text:style-name="T1">.</text:span></text:p>
        </text:list-item>
      </text:list>
      <text:p text:style-name="P67"/>
      <text:p text:style-name="P111"><text:span text:style-name="T281">60</text:span>. What is Design Pattern?</text:p>
      <text:p text:style-name="P182"><text:span text:style-name="T193">Ans</text:span>:<text:span text:style-name="T1"> <text:tab/>Designing the best solution for the frequently </text:span><text:span text:style-name="T81">occurring</text:span><text:span text:style-name="T1"> problems using the same Hence for, If <text:tab/>the same problem is </text:span><text:span text:style-name="T81">re-occurring</text:span><text:span text:style-name="T1"> is called as </text:span><text:span text:style-name="T81">Design Pattern.</text:span></text:p>
      <text:p text:style-name="P50"/>
      <text:p text:style-name="P112"><text:span text:style-name="T282">61</text:span>. What is SingleTon an<text:span text:style-name="T283">d</text:span> SingleTon class?</text:p>
      <text:p text:style-name="P183"><text:span text:style-name="T193">Ans</text:span>:<text:span text:style-name="T1"> <text:tab/>SingleTon means </text:span>Single Object for a class<text:span text:style-name="T1"> referred by multiple </text:span><text:span text:style-name="T82">references.</text:span></text:p>
      <text:p text:style-name="P183"><text:span text:style-name="T1"><text:tab/>The class for which we can create only one object in one execution cycle is called as </text:span>SingleTon<text:span text:style-name="T1"> <text:tab/></text:span>class.</text:p>
      <text:p text:style-name="P50"/>
      <text:p text:style-name="P113"><text:span text:style-name="T284">62</text:span>. What is the advantage of <text:span text:style-name="T284">Design-pattern</text:span>?</text:p>
      <text:p text:style-name="P184"><text:span text:style-name="T193">Ans</text:span>:<text:span text:style-name="T1"> <text:tab/>Through </text:span><text:span text:style-name="T83">Design-pattern</text:span><text:span text:style-name="T1">, Memory can be managed effectively.</text:span></text:p>
      <text:p text:style-name="P50"/>
      <text:p text:style-name="P114"/>
      <text:p text:style-name="P114"><text:soft-page-break/></text:p>
      <text:p text:style-name="P114"/>
      <text:p text:style-name="P114"><text:span text:style-name="T286">63</text:span>. What is Object class?</text:p>
      <text:p text:style-name="P185"><text:span text:style-name="T193">Ans</text:span>:</text:p>
      <text:list xml:id="list3571889997" text:style-name="L53">
        <text:list-item>
          <text:p text:style-name="P676"><text:span text:style-name="T1">Object class is the </text:span><text:span text:style-name="T84">Super most</text:span><text:span text:style-name="T1"> class for all the classes in Java.</text:span></text:p>
        </text:list-item>
        <text:list-item>
          <text:p text:style-name="P643">Object class is the builtin class.</text:p>
        </text:list-item>
        <text:list-item>
          <text:p text:style-name="P643">Object class is available in java.lang builtin package.</text:p>
        </text:list-item>
        <text:list-item>
          <text:p text:style-name="P643">Object class is having lot of Non-static <text:span text:style-name="T285">methods</text:span> which will be inherited to every class of Java.</text:p>
        </text:list-item>
      </text:list>
      <text:p text:style-name="P114">They are: </text:p>
      <text:p text:style-name="P57"><text:tab/><text:tab/>1. to String()</text:p>
      <text:p text:style-name="P57"><text:tab/><text:tab/>2. hashcode()</text:p>
      <text:p text:style-name="P57"><text:tab/><text:tab/>3. equals()</text:p>
      <text:p text:style-name="P57"><text:tab/><text:tab/>4. wait()</text:p>
      <text:p text:style-name="P57"><text:tab/><text:tab/>5. notify()</text:p>
      <text:p text:style-name="P57"><text:tab/><text:tab/>6. notifyAll()</text:p>
      <text:p text:style-name="P57"><text:tab/><text:tab/>7. clone()</text:p>
      <text:p text:style-name="P57"><text:tab/><text:tab/>8. finalize()</text:p>
      <text:p text:style-name="P50"/>
      <text:p text:style-name="P50"/>
      <text:p text:style-name="P115"><text:span text:style-name="T286">64</text:span>. What is String or String class?</text:p>
      <text:p text:style-name="P186">Ans:<text:span text:style-name="T1"> </text:span></text:p>
      <text:list xml:id="list3507819222" text:style-name="L54">
        <text:list-item>
          <text:p text:style-name="P644">String is a builtin class in Java.</text:p>
        </text:list-item>
        <text:list-item>
          <text:p text:style-name="P644">String class is developed to handle String literals.</text:p>
        </text:list-item>
        <text:list-item>
          <text:p text:style-name="P644">String class is available in java.lang builtin package.</text:p>
        </text:list-item>
        <text:list-item>
          <text:p text:style-name="P644">To use String class and its features in any Java file. There is no need to import java.lang package. <text:s text:c="2"/>Because in every Java file, java.lang package will be imported automatically.</text:p>
        </text:list-item>
        <text:list-item>
          <text:p text:style-name="P644">There are 2 ways in creating String class Object:</text:p>
          <text:p text:style-name="P644"><text:tab/><text:tab/>1. Using ’new’ operator</text:p>
          <text:p text:style-name="P644"><text:tab/><text:tab/>2. Using ‘Double quotes’</text:p>
        </text:list-item>
        <text:list-item>
          <text:p text:style-name="P644"><text:span text:style-name="T287">S</text:span>tring variables are reference variables.</text:p>
        </text:list-item>
        <text:list-item>
          <text:p text:style-name="P644"><text:span text:style-name="T287">S</text:span>tring is also a Sub-class to Object class.</text:p>
        </text:list-item>
        <text:list-item>
          <text:p text:style-name="P645">String class is Immutable.</text:p>
        </text:list-item>
        <text:list-item>
          <text:p text:style-name="P645"><text:span text:style-name="T287">S</text:span>tring is a array of characters.</text:p>
        </text:list-item>
        <text:list-item>
          <text:p text:style-name="P645">String is a Final class.</text:p>
        </text:list-item>
        <text:list-item>
          <text:p text:style-name="P644">All the Non-static methods of Object class will be inherited to String class.</text:p>
        </text:list-item>
        <text:list-item>
          <text:p text:style-name="P677"><text:span text:style-name="T1">All the 3 important Non-static methods of Object class has been overridden in String class based on <text:s text:c="2"/>the </text:span>String value of the Object<text:span text:style-name="T1">.</text:span></text:p>
        </text:list-item>
        <text:list-item>
          <text:p text:style-name="P644">toString() of String class will return the String value of the Object.</text:p>
        </text:list-item>
        <text:list-item>
          <text:p text:style-name="P644">Equals() of String class will return true if the String values are same.[Case Sensitive] otherwise, False.</text:p>
        </text:list-item>
        <text:list-item>
          <text:p text:style-name="P644">Hashcode() of String class will return the unique hash number based on the String value of the Object.</text:p>
        </text:list-item>
      </text:list>
      <text:p text:style-name="P298">Example:</text:p>
      <text:p text:style-name="P290"><text:span text:style-name="T220">public</text:span><text:span text:style-name="T1"> </text:span><text:span text:style-name="T220">class</text:span><text:span text:style-name="T1"> Revision {</text:span></text:p>
      <text:p text:style-name="P528"><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8"><text:span text:style-name="T111"><text:tab/><text:tab/>String </text:span><text:span text:style-name="T231">s1</text:span><text:span text:style-name="T111"> = </text:span><text:span text:style-name="T225">new</text:span><text:span text:style-name="T111"> String(</text:span><text:span text:style-name="T230">"Hello"</text:span><text:span text:style-name="T111">);</text:span></text:p>
      <text:p text:style-name="P528"><text:soft-page-break/><text:span text:style-name="T111"><text:tab/><text:tab/>String </text:span><text:span text:style-name="T231">s2</text:span><text:span text:style-name="T111"> = </text:span><text:span text:style-name="T225">new</text:span><text:span text:style-name="T111"> String(</text:span><text:span text:style-name="T230">"Hello"</text:span><text:span text:style-name="T111">);</text:span></text:p>
      <text:p text:style-name="P528"><text:span text:style-name="T111"><text:tab/><text:tab/>System.</text:span><text:span text:style-name="T229">out</text:span><text:span text:style-name="T111">.println(</text:span><text:span text:style-name="T231">s1</text:span><text:span text:style-name="T111">);</text:span></text:p>
      <text:p text:style-name="P528"><text:span text:style-name="T111"><text:tab/><text:tab/>System.</text:span><text:span text:style-name="T229">out</text:span><text:span text:style-name="T111">.println(</text:span><text:span text:style-name="T231">s2</text:span><text:span text:style-name="T111">);</text:span></text:p>
      <text:p text:style-name="P528"><text:span text:style-name="T111"><text:tab/><text:tab/>System.</text:span><text:span text:style-name="T229">out</text:span><text:span text:style-name="T111">.println(</text:span><text:span text:style-name="T230">"============"</text:span><text:span text:style-name="T111">);</text:span></text:p>
      <text:p text:style-name="P528"><text:span text:style-name="T111"><text:tab/><text:tab/>System.</text:span><text:span text:style-name="T229">out</text:span><text:span text:style-name="T111">.println(</text:span><text:span text:style-name="T231">s1</text:span><text:span text:style-name="T111">.equals(</text:span><text:span text:style-name="T231">s2</text:span><text:span text:style-name="T111">));</text:span></text:p>
      <text:p text:style-name="P528"><text:span text:style-name="T111"><text:tab/><text:tab/>System.</text:span><text:span text:style-name="T229">out</text:span><text:span text:style-name="T111">.println(</text:span><text:span text:style-name="T231">s1</text:span><text:span text:style-name="T111"> == </text:span><text:span text:style-name="T231">s2</text:span><text:span text:style-name="T111">);</text:span></text:p>
      <text:p text:style-name="P528"><text:span text:style-name="T111"><text:tab/><text:tab/>System.</text:span><text:span text:style-name="T229">out</text:span><text:span text:style-name="T111">.println(</text:span><text:span text:style-name="T231">s1</text:span><text:span text:style-name="T111">.hashCode());</text:span></text:p>
      <text:p text:style-name="P528"><text:span text:style-name="T111"><text:tab/><text:tab/>System.</text:span><text:span text:style-name="T229">out</text:span><text:span text:style-name="T111">.println(</text:span><text:span text:style-name="T231">s2</text:span><text:span text:style-name="T111">.hashCode());</text:span></text:p>
      <text:p text:style-name="P510"><text:tab/>}</text:p>
      <text:p text:style-name="P510">}</text:p>
      <text:p text:style-name="P290">Output:</text:p>
      <text:p text:style-name="P267">Hello</text:p>
      <text:p text:style-name="P510">Hello</text:p>
      <text:p text:style-name="P510">============</text:p>
      <text:p text:style-name="P510">true</text:p>
      <text:p text:style-name="P510">false</text:p>
      <text:p text:style-name="P510">69609650</text:p>
      <text:p text:style-name="P516">69609650</text:p>
      <text:p text:style-name="P268"/>
      <text:p text:style-name="P116"><text:span text:style-name="T291">65</text:span>. What is String Pool? What are the types of String Pool?</text:p>
      <text:p text:style-name="P187">Ans:<text:span text:style-name="T1"> </text:span></text:p>
      <text:list xml:id="list1412335767" text:style-name="L55">
        <text:list-item>
          <text:p text:style-name="P646">All the String Objects will be stored in String Pool.</text:p>
        </text:list-item>
        <text:list-item>
          <text:p text:style-name="P646">String Pool is divided into 2 Pools:</text:p>
        </text:list-item>
      </text:list>
      <text:p text:style-name="P59"><text:tab/><text:tab/>1. Constant Pool</text:p>
      <text:p text:style-name="P59"><text:tab/><text:tab/>2. Non-Constant Pool</text:p>
      <text:p text:style-name="P221">Constant Pool:</text:p>
      <text:p text:style-name="P59"><text:tab/>String Objects created using double quotes will be stored in Constant Pool.</text:p>
      <text:p text:style-name="P59"><text:tab/>In Constant Pool, Duplicates are not allowed.</text:p>
      <text:p text:style-name="P116"/>
      <text:p text:style-name="P221">Non-Constant Pool:</text:p>
      <text:list xml:id="list3955175371" text:style-name="L56">
        <text:list-item>
          <text:p text:style-name="P647">String Objects created using new Operator will be stored in Non-Constant Pool.</text:p>
        </text:list-item>
        <text:list-item>
          <text:p text:style-name="P647">In Non-Constant Pool, Duplicates are allowed.</text:p>
        </text:list-item>
        <text:list-item>
          <text:p text:style-name="P648">Duplicates means 2 String Objects having same String values.</text:p>
        </text:list-item>
        <text:list-item>
          <text:p text:style-name="P648">Whenever we are using Reference variable while concatenating a String. Then, the Resultant String will be created using new operator.</text:p>
        </text:list-item>
        <text:list-item>
          <text:p text:style-name="P648"><text:span text:style-name="T308">S</text:span>tring Pool will be created in Heap Memory.</text:p>
        </text:list-item>
      </text:list>
      <text:p text:style-name="P215"/>
      <text:p text:style-name="P291"><text:span text:style-name="T193">Example</text:span>:</text:p>
      <text:p text:style-name="P291"><text:span text:style-name="T220">public</text:span><text:span text:style-name="T1"> </text:span><text:span text:style-name="T220">class</text:span><text:span text:style-name="T1"> Revision </text:span><text:span text:style-name="T220">extends</text:span><text:span text:style-name="T1"> Account {</text:span></text:p>
      <text:p text:style-name="P529"><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9"><text:span text:style-name="T111"><text:tab/><text:tab/>String </text:span><text:span text:style-name="T231">s1</text:span><text:span text:style-name="T111"> = </text:span><text:span text:style-name="T225">new</text:span><text:span text:style-name="T111"> String(</text:span><text:span text:style-name="T230">"WaterMelon"</text:span><text:span text:style-name="T111">);</text:span></text:p>
      <text:p text:style-name="P529"><text:span text:style-name="T111"><text:tab/><text:tab/>String </text:span><text:span text:style-name="T231">s2</text:span><text:span text:style-name="T111"> = </text:span><text:span text:style-name="T230">"WaterMelon"</text:span><text:span text:style-name="T111">;</text:span></text:p>
      <text:p text:style-name="P529"><text:span text:style-name="T111"><text:tab/><text:tab/>String </text:span><text:span text:style-name="T235">s3</text:span><text:span text:style-name="T111"> = </text:span><text:span text:style-name="T230">"Water"</text:span><text:span text:style-name="T111">;</text:span></text:p>
      <text:p text:style-name="P529"><text:span text:style-name="T111"><text:tab/><text:tab/>String </text:span><text:span text:style-name="T231">s4</text:span><text:span text:style-name="T111"> = </text:span><text:span text:style-name="T230">"Melon"</text:span><text:span text:style-name="T111">;</text:span></text:p>
      <text:p text:style-name="P529"><text:span text:style-name="T111"><text:tab/><text:tab/>String </text:span><text:span text:style-name="T231">s5</text:span><text:span text:style-name="T111"> = </text:span><text:span text:style-name="T230">"Water"</text:span><text:span text:style-name="T111"> + </text:span><text:span text:style-name="T230">"Melon"</text:span><text:span text:style-name="T111">;</text:span></text:p>
      <text:p text:style-name="P529"><text:span text:style-name="T111"><text:tab/><text:tab/>String </text:span><text:span text:style-name="T231">s6</text:span><text:span text:style-name="T111"> = </text:span><text:span text:style-name="T230">"Water"</text:span><text:span text:style-name="T111"> + </text:span><text:span text:style-name="T231">s4</text:span><text:span text:style-name="T111">;</text:span></text:p>
      <text:p text:style-name="P529"><text:span text:style-name="T111"><text:tab/><text:tab/>System.</text:span><text:span text:style-name="T229">out</text:span><text:span text:style-name="T111">.println(</text:span><text:span text:style-name="T231">s1</text:span><text:span text:style-name="T111"> == </text:span><text:span text:style-name="T231">s2</text:span><text:span text:style-name="T111">);</text:span></text:p>
      <text:p text:style-name="P529"><text:span text:style-name="T111"><text:tab/><text:tab/>System.</text:span><text:span text:style-name="T229">out</text:span><text:span text:style-name="T111">.println(</text:span><text:span text:style-name="T231">s2</text:span><text:span text:style-name="T111"> == </text:span><text:span text:style-name="T231">s5</text:span><text:span text:style-name="T111">);</text:span></text:p>
      <text:p text:style-name="P529"><text:soft-page-break/><text:span text:style-name="T111"><text:tab/><text:tab/>System.</text:span><text:span text:style-name="T229">out</text:span><text:span text:style-name="T111">.println(</text:span><text:span text:style-name="T231">s1</text:span><text:span text:style-name="T111"> == </text:span><text:span text:style-name="T231">s6</text:span><text:span text:style-name="T111">);</text:span></text:p>
      <text:p text:style-name="P529"><text:span text:style-name="T111"><text:tab/><text:tab/>System.</text:span><text:span text:style-name="T229">out</text:span><text:span text:style-name="T111">.println(</text:span><text:span text:style-name="T230">"============"</text:span><text:span text:style-name="T111">);</text:span></text:p>
      <text:p text:style-name="P529"><text:span text:style-name="T111"><text:tab/><text:tab/>System.</text:span><text:span text:style-name="T229">out</text:span><text:span text:style-name="T111">.println(</text:span><text:span text:style-name="T231">s1</text:span><text:span text:style-name="T111">.equals(</text:span><text:span text:style-name="T231">s2</text:span><text:span text:style-name="T111">));</text:span></text:p>
      <text:p text:style-name="P529"><text:span text:style-name="T111"><text:tab/><text:tab/>System.</text:span><text:span text:style-name="T229">out</text:span><text:span text:style-name="T111">.println(</text:span><text:span text:style-name="T231">s2</text:span><text:span text:style-name="T111">.equals(</text:span><text:span text:style-name="T231">s5</text:span><text:span text:style-name="T111">));</text:span></text:p>
      <text:p text:style-name="P529"><text:span text:style-name="T111"><text:tab/><text:tab/>System.</text:span><text:span text:style-name="T229">out</text:span><text:span text:style-name="T111">.println(</text:span><text:span text:style-name="T231">s1</text:span><text:span text:style-name="T111">.equals(</text:span><text:span text:style-name="T231">s6</text:span><text:span text:style-name="T111">));</text:span></text:p>
      <text:p text:style-name="P511"><text:tab/>}</text:p>
      <text:p text:style-name="P269">}</text:p>
      <text:p text:style-name="P291"><text:span text:style-name="T193">Output</text:span>:</text:p>
      <text:p text:style-name="P269">false</text:p>
      <text:p text:style-name="P511">true</text:p>
      <text:p text:style-name="P511">false</text:p>
      <text:p text:style-name="P511">============</text:p>
      <text:p text:style-name="P511">true</text:p>
      <text:p text:style-name="P511">true</text:p>
      <text:p text:style-name="P270">true</text:p>
      <text:p text:style-name="P216">Program Explanation</text:p>
      <text:p text:style-name="P188"><draw:custom-shape text:anchor-type="paragraph" draw:z-index="84" draw:style-name="gr10" draw:text-style-name="P699" svg:width="2.698in" svg:height="2.5197in" svg:x="1.8945in" svg:y="0.1992in"><text:p text:style-name="P699"/><text:p text:style-name="P699"/><text:p text:style-name="P699"/><text:p text:style-name="P699"/><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90" draw:name="Shape4" draw:style-name="gr3" draw:text-style-name="P699" svg:x1="1.1654in" svg:y1="0.3555in" svg:x2="2.3736in" svg:y2="0.9181in"><text:p/></draw:line><draw:line text:anchor-type="paragraph" draw:z-index="91" draw:name="Shape5" draw:style-name="gr3" draw:text-style-name="P699" svg:x1="5.0402in" svg:y1="0.1472in" svg:x2="4.061in" svg:y2="0.7827in"><text:p/></draw:line><text:span text:style-name="T1"><text:tab/><text:tab/><text:tab/><text:tab/></text:span><text:span text:style-name="T86">s</text:span><text:span text:style-name="T87">6</text:span><text:span text:style-name="T86"><text:tab/><text:tab/><text:tab/><text:tab/><text:tab/>s</text:span><text:span text:style-name="T87">1</text:span></text:p>
      <text:p text:style-name="P61"/>
      <text:p text:style-name="P61"><draw:custom-shape text:anchor-type="paragraph" draw:z-index="85" draw:name="Shape60" draw:style-name="gr11" svg:width="1.0004in" svg:height="0.6043in" svg:x="2.3008in" svg:y="0.1398in"><text:p>WaterMelo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60" draw:style-name="gr12" svg:width="1.063in" svg:height="0.6189in" svg:x="3.3839in" svg:y="0.172in"><text:p>WaterMelon </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1"/>
      <text:p text:style-name="P61"/>
      <text:p text:style-name="P62"><draw:line text:anchor-type="paragraph" draw:z-index="94" draw:name="Shape3" draw:style-name="gr3" draw:text-style-name="P699" svg:x1="4.5925in" svg:y1="0.1346in" svg:x2="5.4988in" svg:y2="0.1346in"><text:p/></draw:line><draw:line text:anchor-type="paragraph" draw:z-index="102" draw:name="Shape28" draw:style-name="gr1" draw:text-style-name="P699" svg:x1="1.8945in" svg:y1="0.2701in" svg:x2="4.5925in" svg:y2="0.2701in"><text:p/></draw:line><text:tab/><text:tab/><text:tab/><text:tab/><text:tab/><text:span text:style-name="T288">Non-Constant Pool</text:span><text:tab/><text:tab/></text:p>
      <text:p text:style-name="P61"><draw:custom-shape text:anchor-type="paragraph" draw:z-index="87" draw:name="Shape60" draw:style-name="gr11" svg:width="1.0004in" svg:height="0.6043in" svg:x="2.1236in" svg:y="0.1382in"><text:p>WaterMel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draw:custom-shape text:anchor-type="paragraph" draw:z-index="89" draw:name="Shape60" draw:style-name="gr13" svg:width="0.6358in" svg:height="0.487in" svg:x="3.6236in" svg:y="0.0264in"><text:p>Melo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5" draw:name="Shape1" draw:style-name="gr3" draw:text-style-name="P699" svg:x1="4.4882in" svg:y1="0.1598in" svg:x2="5.0402in" svg:y2="0.1598in"><text:p/></draw:line><text:tab/><text:tab/><text:tab/><text:tab/><text:span text:style-name="T288">Constant Pool</text:span><text:tab/><text:tab/></text:p>
      <text:p text:style-name="P61"><draw:custom-shape text:anchor-type="paragraph" draw:z-index="88" draw:name="Shape60" draw:style-name="gr13" svg:width="0.6358in" svg:height="0.487in" svg:x="3.061in" svg:y="0.1118in"><text:p>Wat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2" draw:name="Shape8" draw:style-name="gr3" draw:text-style-name="P699" svg:x1="2.3217in" svg:y1="0.8626in" svg:x2="2.5508in" svg:y2="0.2898in"><text:p/></draw:line><draw:line text:anchor-type="paragraph" draw:z-index="93" draw:name="Shape7" draw:style-name="gr3" draw:text-style-name="P699" svg:x1="1.728in" svg:y1="0.498in" svg:x2="2.1969in" svg:y2="0.1126in"><text:p/></draw:line><draw:line text:anchor-type="paragraph" draw:z-index="96" draw:name="Shape6" draw:style-name="gr3" draw:text-style-name="P699" svg:x1="4.5921in" svg:y1="0.4354in" svg:x2="4.1965in" svg:y2="0.2165in"><text:p/></draw:line><text:tab/><text:tab/><text:tab/><text:tab/><text:tab/><text:tab/><text:tab/><text:tab/><text:tab/><text:tab/></text:p>
      <text:p text:style-name="P53"><draw:line text:anchor-type="paragraph" draw:z-index="97" draw:name="Shape27" draw:style-name="gr3" draw:text-style-name="P699" svg:x1="3.5823in" svg:y1="0.6016in" svg:x2="3.478in" svg:y2="0.1917in"><text:p/></draw:line><text:tab/><text:tab/><text:tab/> <text:s/><text:span text:style-name="T289">s2 <text:s text:c="30"/></text:span><text:s/><text:span text:style-name="T289">s4</text:span></text:p>
      <text:p text:style-name="P63"/>
      <text:p text:style-name="P52"><text:tab/><text:tab/><text:tab/><text:tab/> <text:s text:c="4"/><text:span text:style-name="T289">s5</text:span></text:p>
      <text:p text:style-name="P52"><text:tab/><text:tab/><text:tab/><text:tab/> <text:s text:c="39"/><text:span text:style-name="T290">s3</text:span></text:p>
      <text:p text:style-name="P52"><text:tab/><text:tab/><text:tab/><text:tab/><text:tab/> <text:s text:c="8"/></text:p>
      <text:p text:style-name="P217">String Pool</text:p>
      <text:p text:style-name="P60"/>
      <text:p text:style-name="P117"><text:span text:style-name="T292">66</text:span>. Why String class is Immutable?</text:p>
      <text:p text:style-name="P189">Ans:<text:span text:style-name="T1"> <text:tab/>Once we create String Object with some String Value. We cannot make any changes to it. So, <text:tab/>String class is Immutable.</text:span></text:p>
      <text:p text:style-name="P189"><text:span text:style-name="T193">Example</text:span>:</text:p>
      <text:p text:style-name="P58"><draw:line text:anchor-type="paragraph" draw:z-index="99" draw:name="Shape67" draw:style-name="gr3" draw:text-style-name="P699" svg:x1="0.5299in" svg:y1="0.1638in" svg:x2="0.7173in" svg:y2="0.2417in"><text:p/></draw:line>String s = new String(“Hello”);</text:p>
      <text:p text:style-name="P58"><draw:custom-shape text:anchor-type="paragraph" draw:z-index="98" draw:name="Shape60" draw:style-name="gr13" svg:width="0.6358in" svg:height="0.487in" svg:x="0.4154in" svg:y="0.0382in"><text:p>Hello</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8"><draw:line text:anchor-type="paragraph" draw:z-index="101" draw:name="Shape68" draw:style-name="gr3" draw:text-style-name="P699" svg:x1="0.0717in" svg:y1="0.1937in" svg:x2="0.2488in" svg:y2="0.3291in"><text:p/></draw:line>s = new String(“Hey”);</text:p>
      <text:p text:style-name="P58"><draw:custom-shape text:anchor-type="paragraph" draw:z-index="100" draw:name="Shape60" draw:style-name="gr13" svg:width="0.6358in" svg:height="0.487in" svg:x="0.1134in" svg:y="0.0693in"><text:p>Hey</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text:soft-page-break/></text:p>
      <text:p text:style-name="P91"/>
      <text:p text:style-name="P91"><text:span text:style-name="T295">67</text:span>. <text:span text:style-name="T168">What is an Array?</text:span></text:p>
      <text:p text:style-name="P160"><text:span text:style-name="T193">Ans</text:span>:<text:span text:style-name="T1"> <text:tab/>Array </text:span><text:span text:style-name="T85">are nothing but </text:span><text:span text:style-name="T1">contiguous memory </text:span><text:span text:style-name="T85">al</text:span><text:span text:style-name="T1">location where we </text:span><text:span text:style-name="T85">can </text:span><text:span text:style-name="T1">store homogeneous <text:tab/>elements </text:span><text:span text:style-name="T85">or similar type of elements which will share the common name.</text:span><text:span text:style-name="T1">.</text:span></text:p>
      <text:p text:style-name="P23"><text:tab/></text:p>
      <text:p text:style-name="P223"><text:span text:style-name="T293">Decla</text:span>ration and Initialization Syntax of an Array:</text:p>
      <text:p text:style-name="P71"><text:tab/><text:span text:style-name="T193">type[] refvar = new type[Size];</text:span></text:p>
      <text:p text:style-name="P70">Here, type[] can be either Primitive datatype or Java type.</text:p>
      <text:list xml:id="list1921988464" text:style-name="L57">
        <text:list-item>
          <text:p text:style-name="P678"><text:span text:style-name="T1">Arrays are special classes in Java. So, Array variable are also </text:span>Reference Variable<text:span text:style-name="T1">.</text:span></text:p>
        </text:list-item>
        <text:list-item>
          <text:p text:style-name="P678"><text:span text:style-name="T1">Size of an array always should be an </text:span>int type data<text:span text:style-name="T1"> or </text:span>Byte type data<text:span text:style-name="T1"> or </text:span>Short type data<text:span text:style-name="T1">.</text:span></text:p>
        </text:list-item>
      </text:list>
      <text:p text:style-name="P223">Example:</text:p>
      <text:p text:style-name="P71"><text:tab/><text:span text:style-name="T193">int[] rv = new int[5];</text:span></text:p>
      <text:p text:style-name="P223">Syntax to store the element in an array:</text:p>
      <text:p text:style-name="P71"><text:tab/><text:span text:style-name="T193">refvar[index] = value;</text:span></text:p>
      <text:p text:style-name="P223">Example:</text:p>
      <text:p text:style-name="P71"><text:span text:style-name="T1"><text:tab/></text:span><text:span text:style-name="T193">rv[0] = 10;</text:span></text:p>
      <text:p text:style-name="P120"><draw:line text:anchor-type="paragraph" draw:z-index="117" draw:name="Shape24" draw:style-name="gr1" draw:text-style-name="P699" svg:x1="1.6028in" svg:y1="0.1425in" svg:x2="3.2484in" svg:y2="0.1425in"><text:p/></draw:line><draw:line text:anchor-type="paragraph" draw:z-index="119" draw:name="Shape64" draw:style-name="gr1" draw:text-style-name="P699" svg:x1="3.2484in" svg:y1="0.1425in" svg:x2="3.2484in" svg:y2="0.4028in"><text:p/></draw:line><draw:line text:anchor-type="paragraph" draw:z-index="120" draw:name="Shape65" draw:style-name="gr1" draw:text-style-name="P699" svg:x1="1.6028in" svg:y1="0.1425in" svg:x2="1.6028in" svg:y2="0.4028in"><text:p/></draw:line><draw:line text:anchor-type="paragraph" draw:z-index="121" draw:name="Shape66" draw:style-name="gr1" draw:text-style-name="P699" svg:x1="1.978in" svg:y1="0.1425in" svg:x2="1.978in" svg:y2="0.4028in"><text:p/></draw:line><draw:line text:anchor-type="paragraph" draw:z-index="122" draw:name="Shape69" draw:style-name="gr1" draw:text-style-name="P699" svg:x1="2.3319in" svg:y1="0.1425in" svg:x2="2.3319in" svg:y2="0.4028in"><text:p/></draw:line><draw:line text:anchor-type="paragraph" draw:z-index="123" draw:name="Shape70" draw:style-name="gr1" draw:text-style-name="P699" svg:x1="2.6547in" svg:y1="0.1425in" svg:x2="2.6547in" svg:y2="0.4028in"><text:p/></draw:line><draw:line text:anchor-type="paragraph" draw:z-index="124" draw:name="Shape71" draw:style-name="gr1" draw:text-style-name="P699" svg:x1="2.9465in" svg:y1="0.1425in" svg:x2="2.9465in" svg:y2="0.4028in"><text:p/></draw:line></text:p>
      <text:p text:style-name="P160"><draw:line text:anchor-type="paragraph" draw:z-index="118" draw:name="Shape63" draw:style-name="gr1" draw:text-style-name="P699" svg:x1="1.6236in" svg:y1="0.1992in" svg:x2="3.2488in" svg:y2="0.1992in"><text:p/></draw:line><draw:line text:anchor-type="paragraph" draw:z-index="125" draw:name="Shape72" draw:style-name="gr3" draw:text-style-name="P699" svg:x1="1.1965in" svg:y1="0.1161in" svg:x2="1.6028in" svg:y2="0.1161in"><text:p/></draw:line><text:span text:style-name="T1"><text:tab/><text:tab/></text:span><text:span text:style-name="T91">re</text:span></text:p>
      <text:p text:style-name="P160"><text:span text:style-name="T1"><text:tab/><text:tab/><text:tab/> <text:s text:c="4"/></text:span><text:span text:style-name="T92">0<text:tab/> <text:s text:c="3"/>1 <text:s text:c="4"/>2 <text:s text:c="6"/>3 <text:s text:c="4"/>4 <text:s text:c="2"/></text:span></text:p>
      <text:p text:style-name="P76"/>
      <text:p text:style-name="P106"><text:span text:style-name="T295">68</text:span>. What are the types of Arrays?</text:p>
      <text:p text:style-name="P162"><text:span text:style-name="T193">Ans</text:span>:<text:span text:style-name="T1"> <text:tab/></text:span><text:span text:style-name="T85">There are 2 types of array:</text:span></text:p>
      <text:p text:style-name="P222"><text:span text:style-name="T293">1. </text:span>Primitive array:</text:p>
      <text:p text:style-name="P162"><text:span text:style-name="T1"><text:tab/>The array in which we </text:span><text:span text:style-name="T85">can </text:span><text:span text:style-name="T1">store primitive </text:span><text:span text:style-name="T88">data</text:span><text:span text:style-name="T1"> is c</text:span><text:span text:style-name="T88">alle</text:span><text:span text:style-name="T1">d as Primitive array.</text:span></text:p>
      <text:p text:style-name="P292"><text:span text:style-name="T193">Example</text:span>:</text:p>
      <text:p text:style-name="P292"><text:span text:style-name="T220">public</text:span><text:span text:style-name="T1"> </text:span><text:span text:style-name="T220">class</text:span><text:span text:style-name="T1"> Revision {</text:span></text:p>
      <text:p text:style-name="P530"><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30"><text:span text:style-name="T111"><text:tab/><text:tab/></text:span><text:span text:style-name="T225">int</text:span><text:span text:style-name="T111">[] </text:span><text:span text:style-name="T231">rv</text:span><text:span text:style-name="T111"> = </text:span><text:span text:style-name="T225">new</text:span><text:span text:style-name="T111"> </text:span><text:span text:style-name="T225">int</text:span><text:span text:style-name="T111">[5];</text:span></text:p>
      <text:p text:style-name="P530"><text:span text:style-name="T111"><text:tab/><text:tab/></text:span><text:span text:style-name="T231">rv</text:span><text:span text:style-name="T111">[0] = 10;</text:span></text:p>
      <text:p text:style-name="P530"><text:span text:style-name="T111"><text:tab/><text:tab/></text:span><text:span text:style-name="T231">rv</text:span><text:span text:style-name="T111">[1] = 20;</text:span></text:p>
      <text:p text:style-name="P530"><text:span text:style-name="T111"><text:tab/><text:tab/></text:span><text:span text:style-name="T231">rv</text:span><text:span text:style-name="T111">[2] = 30;</text:span></text:p>
      <text:p text:style-name="P530"><text:span text:style-name="T111"><text:tab/><text:tab/></text:span><text:span text:style-name="T231">rv</text:span><text:span text:style-name="T111">[3] = 40;</text:span></text:p>
      <text:p text:style-name="P530"><text:span text:style-name="T111"><text:tab/><text:tab/></text:span><text:span text:style-name="T231">rv</text:span><text:span text:style-name="T111">[4] = 50;</text:span></text:p>
      <text:p text:style-name="P530"><text:span text:style-name="T111"><text:tab/><text:tab/>System.</text:span><text:span text:style-name="T229">out</text:span><text:span text:style-name="T111">.println(</text:span><text:span text:style-name="T231">rv</text:span><text:span text:style-name="T111">.</text:span><text:span text:style-name="T228">length</text:span><text:span text:style-name="T111">);</text:span></text:p>
      <text:p text:style-name="P530"><text:span text:style-name="T111"><text:tab/><text:tab/></text:span><text:span text:style-name="T225">for</text:span><text:span text:style-name="T111">(</text:span><text:span text:style-name="T225">int</text:span><text:span text:style-name="T111"> </text:span><text:span text:style-name="T233">i</text:span><text:span text:style-name="T111"> = 0; </text:span><text:span text:style-name="T234">i</text:span><text:span text:style-name="T111"> &lt; </text:span><text:span text:style-name="T231">rv</text:span><text:span text:style-name="T111">.</text:span><text:span text:style-name="T228">length</text:span><text:span text:style-name="T111">; </text:span><text:span text:style-name="T233">i</text:span><text:span text:style-name="T111">++) {</text:span></text:p>
      <text:p text:style-name="P530"><text:span text:style-name="T111"><text:tab/><text:tab/><text:tab/>System.</text:span><text:span text:style-name="T229">out</text:span><text:span text:style-name="T111">.println(</text:span><text:span text:style-name="T231">rv</text:span><text:span text:style-name="T111">[</text:span><text:span text:style-name="T234">i</text:span><text:span text:style-name="T111">]);</text:span></text:p>
      <text:p text:style-name="P512"><text:tab/><text:tab/>}</text:p>
      <text:p text:style-name="P512"><text:tab/>}</text:p>
      <text:p text:style-name="P271">}</text:p>
      <text:p text:style-name="P321">Output:</text:p>
      <text:p text:style-name="P322">5</text:p>
      <text:p text:style-name="P517">10</text:p>
      <text:p text:style-name="P517">20</text:p>
      <text:p text:style-name="P517">30</text:p>
      <text:p text:style-name="P517">40</text:p>
      <text:p text:style-name="P322">50</text:p>
      <text:p text:style-name="P323"/>
      <text:p text:style-name="P222"><text:soft-page-break/><text:span text:style-name="T293">2. </text:span>Object/ Derived array:</text:p>
      <text:p text:style-name="P33"><text:tab/>The array in which we <text:span text:style-name="T294">can </text:span>store object reference is c<text:span text:style-name="T294">alle</text:span>d as Object array.</text:p>
      <text:p text:style-name="P293"><text:span text:style-name="T193">Example</text:span>:</text:p>
      <text:p text:style-name="P272">package pack1;</text:p>
      <text:p text:style-name="P293"><text:span text:style-name="T220">public</text:span><text:span text:style-name="T1"> </text:span><text:span text:style-name="T220">class</text:span><text:span text:style-name="T1"> A {</text:span></text:p>
      <text:p text:style-name="P530"><text:span text:style-name="T111"><text:tab/></text:span><text:span text:style-name="T225">public</text:span><text:span text:style-name="T111"> String toString() {</text:span></text:p>
      <text:p text:style-name="P530"><text:span text:style-name="T111"><text:tab/><text:tab/></text:span><text:span text:style-name="T225">return</text:span><text:span text:style-name="T111"> </text:span><text:span text:style-name="T230">"A Class Object"</text:span><text:span text:style-name="T111">;</text:span></text:p>
      <text:p text:style-name="P512"><text:tab/>}</text:p>
      <text:p text:style-name="P512">} </text:p>
      <text:p text:style-name="P512"/>
      <text:p text:style-name="P513">package pack1;</text:p>
      <text:p text:style-name="P293"><text:span text:style-name="T220">public</text:span><text:span text:style-name="T1"> </text:span><text:span text:style-name="T220">class</text:span><text:span text:style-name="T1"> Revision </text:span><text:span text:style-name="T220">extends</text:span><text:span text:style-name="T1"> A {</text:span></text:p>
      <text:p text:style-name="P530"><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30"><text:span text:style-name="T111"><text:tab/><text:tab/>A[] </text:span><text:span text:style-name="T231">ref</text:span><text:span text:style-name="T111"> = </text:span><text:span text:style-name="T225">new</text:span><text:span text:style-name="T111"> A[5];</text:span></text:p>
      <text:p text:style-name="P530"><text:span text:style-name="T111"><text:tab/><text:tab/></text:span><text:span text:style-name="T231">ref</text:span><text:span text:style-name="T111">[0] = </text:span><text:span text:style-name="T225">new</text:span><text:span text:style-name="T111"> A();</text:span></text:p>
      <text:p text:style-name="P530"><text:span text:style-name="T111"><text:tab/><text:tab/></text:span><text:span text:style-name="T231">ref</text:span><text:span text:style-name="T111">[1] = </text:span><text:span text:style-name="T225">new</text:span><text:span text:style-name="T111"> A();</text:span></text:p>
      <text:p text:style-name="P530"><text:span text:style-name="T111"><text:tab/><text:tab/></text:span><text:span text:style-name="T231">ref</text:span><text:span text:style-name="T111">[2] = </text:span><text:span text:style-name="T225">new</text:span><text:span text:style-name="T111"> A();</text:span></text:p>
      <text:p text:style-name="P530"><text:span text:style-name="T111"><text:tab/><text:tab/></text:span><text:span text:style-name="T231">ref</text:span><text:span text:style-name="T111">[3] = </text:span><text:span text:style-name="T225">new</text:span><text:span text:style-name="T111"> A();</text:span></text:p>
      <text:p text:style-name="P530"><text:span text:style-name="T111"><text:tab/><text:tab/></text:span><text:span text:style-name="T231">ref</text:span><text:span text:style-name="T111">[4] = </text:span><text:span text:style-name="T225">new</text:span><text:span text:style-name="T111"> A();</text:span></text:p>
      <text:p text:style-name="P530"><text:span text:style-name="T111"><text:tab/><text:tab/>System.</text:span><text:span text:style-name="T229">out</text:span><text:span text:style-name="T111">.println(</text:span><text:span text:style-name="T231">ref</text:span><text:span text:style-name="T111">.</text:span><text:span text:style-name="T228">length</text:span><text:span text:style-name="T111">);</text:span></text:p>
      <text:p text:style-name="P530"><text:span text:style-name="T111"><text:tab/><text:tab/></text:span><text:span text:style-name="T225">for</text:span><text:span text:style-name="T111">(</text:span><text:span text:style-name="T225">int</text:span><text:span text:style-name="T111"> </text:span><text:span text:style-name="T231">i</text:span><text:span text:style-name="T111"> = 0; </text:span><text:span text:style-name="T231">i</text:span><text:span text:style-name="T111"> &lt; </text:span><text:span text:style-name="T231">ref</text:span><text:span text:style-name="T111">.</text:span><text:span text:style-name="T228">length</text:span><text:span text:style-name="T111">; </text:span><text:span text:style-name="T231">i</text:span><text:span text:style-name="T111">++) {</text:span></text:p>
      <text:p text:style-name="P530"><text:span text:style-name="T111"><text:tab/><text:tab/><text:tab/>System.</text:span><text:span text:style-name="T229">out</text:span><text:span text:style-name="T111">.println(</text:span><text:span text:style-name="T231">ref</text:span><text:span text:style-name="T111">[</text:span><text:span text:style-name="T231">i</text:span><text:span text:style-name="T111">]);</text:span></text:p>
      <text:p text:style-name="P512"><text:tab/><text:tab/>}</text:p>
      <text:p text:style-name="P512"><text:tab/>}</text:p>
      <text:p text:style-name="P512">}</text:p>
      <text:p text:style-name="P299"/>
      <text:p text:style-name="P299"/>
      <text:p text:style-name="P299"/>
      <text:p text:style-name="P302"><text:span text:style-name="T193">Output</text:span>:</text:p>
      <text:p text:style-name="P311">5</text:p>
      <text:p text:style-name="P502">A Class Object</text:p>
      <text:p text:style-name="P502">A Class Object</text:p>
      <text:p text:style-name="P502">A Class Object</text:p>
      <text:p text:style-name="P502">A Class Object</text:p>
      <text:p text:style-name="P507">A Class Object</text:p>
      <text:p text:style-name="P507"/>
      <text:p text:style-name="P118"><text:span text:style-name="T295">69</text:span>. What is Enhanced for loop? Give an example.</text:p>
      <text:p text:style-name="P191">Ans<text:span text:style-name="T1">:<text:tab/></text:span></text:p>
      <text:list xml:id="list579313590" text:style-name="L58">
        <text:list-item>
          <text:p text:style-name="P679"><text:span text:style-name="T1">If we want to fetch the elements stored in array or collection without any condition then we can use </text:span>Enhanced for loop<text:span text:style-name="T1">.</text:span></text:p>
        </text:list-item>
        <text:list-item>
          <text:p text:style-name="P680"><text:span text:style-name="T1">Enhanced for loop is also called as </text:span>for each for loop<text:span text:style-name="T1">.</text:span></text:p>
        </text:list-item>
        <text:list-item>
          <text:p text:style-name="P649">Enhanced for loop can be used only for Array and Collections.</text:p>
        </text:list-item>
        <text:list-item>
          <text:p text:style-name="P649">If we want to perform some operation on all the elements stored in Array or Collection. We can use Enhanced for loop.</text:p>
        </text:list-item>
        <text:list-item>
          <text:p text:style-name="P649"><text:span text:style-name="T309">If </text:span>we want fetch the partial elements stored in the Array or Collection based on our own condition then, we can use Enhanced for loop.</text:p>
        </text:list-item>
      </text:list>
      <text:p text:style-name="P190"><text:span text:style-name="T193">Syntax</text:span>:</text:p>
      <text:p text:style-name="P64">for(Arraytype var : arrayRef) {</text:p>
      <text:p text:style-name="P64"><text:tab/>use variables value</text:p>
      <text:p text:style-name="P64"><text:soft-page-break/>}</text:p>
      <text:p text:style-name="P303"><text:span text:style-name="T193">Example</text:span>:</text:p>
      <text:p text:style-name="P303"><text:span text:style-name="T220">public</text:span><text:span text:style-name="T1"> </text:span><text:span text:style-name="T220">class</text:span><text:span text:style-name="T1"> Revision {</text:span></text:p>
      <text:p text:style-name="P520"><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0"><text:span text:style-name="T111"><text:tab/><text:tab/></text:span><text:span text:style-name="T225">int</text:span><text:span text:style-name="T111">[] </text:span><text:span text:style-name="T231">rv</text:span><text:span text:style-name="T111"> = </text:span><text:span text:style-name="T225">new</text:span><text:span text:style-name="T111"> </text:span><text:span text:style-name="T225">int</text:span><text:span text:style-name="T111">[5];</text:span></text:p>
      <text:p text:style-name="P520"><text:span text:style-name="T111"><text:tab/><text:tab/></text:span><text:span text:style-name="T231">rv</text:span><text:span text:style-name="T111">[0] = 10;</text:span></text:p>
      <text:p text:style-name="P520"><text:span text:style-name="T111"><text:tab/><text:tab/></text:span><text:span text:style-name="T231">rv</text:span><text:span text:style-name="T111">[1] = 20;</text:span></text:p>
      <text:p text:style-name="P520"><text:span text:style-name="T111"><text:tab/><text:tab/></text:span><text:span text:style-name="T231">rv</text:span><text:span text:style-name="T111">[2] = 30;</text:span></text:p>
      <text:p text:style-name="P520"><text:span text:style-name="T111"><text:tab/><text:tab/></text:span><text:span text:style-name="T231">rv</text:span><text:span text:style-name="T111">[3] = 40;</text:span></text:p>
      <text:p text:style-name="P520"><text:span text:style-name="T111"><text:tab/><text:tab/></text:span><text:span text:style-name="T231">rv</text:span><text:span text:style-name="T111">[4] = 50;</text:span></text:p>
      <text:p text:style-name="P520"><text:span text:style-name="T111"><text:tab/><text:tab/></text:span><text:span text:style-name="T225">for</text:span><text:span text:style-name="T111">(</text:span><text:span text:style-name="T225">int</text:span><text:span text:style-name="T111"> </text:span><text:span text:style-name="T233">i</text:span><text:span text:style-name="T111"> : </text:span><text:span text:style-name="T231">rv</text:span><text:span text:style-name="T111">) {</text:span></text:p>
      <text:p text:style-name="P520"><text:span text:style-name="T111"><text:tab/><text:tab/><text:tab/>System.</text:span><text:span text:style-name="T229">out</text:span><text:span text:style-name="T111">.println(</text:span><text:span text:style-name="T234">i</text:span><text:span text:style-name="T111">);</text:span></text:p>
      <text:p text:style-name="P502"><text:tab/><text:tab/>}</text:p>
      <text:p text:style-name="P502"><text:tab/>}</text:p>
      <text:p text:style-name="P312">}</text:p>
      <text:p text:style-name="P324"><text:span text:style-name="T193">Output</text:span>:</text:p>
      <text:p text:style-name="P325">10</text:p>
      <text:p text:style-name="P518">20</text:p>
      <text:p text:style-name="P518">30</text:p>
      <text:p text:style-name="P518">40</text:p>
      <text:p text:style-name="P325">50</text:p>
      <text:p text:style-name="P325"/>
      <text:p text:style-name="P125"><text:span text:style-name="T313">70</text:span>. What are Wrapper Class? Give an example.</text:p>
      <text:p text:style-name="P198"><text:span text:style-name="T193">Ans</text:span>:<text:span text:style-name="T1"> <text:tab/>To convert the primitive data types into an Object we use Integer, Float, Character, Boolean, <text:tab/>Double, Byte and Short Since they wrap around the primitives. It is called as </text:span>Wrapper class<text:span text:style-name="T1">.</text:span></text:p>
      <text:list xml:id="list634521066" text:style-name="L59">
        <text:list-item>
          <text:p text:style-name="P650">For all the 8 primitive data type we have 8 wrapper classes.</text:p>
        </text:list-item>
        <text:list-item>
          <text:p text:style-name="P650">All the wrapper classes are available in java.lang package.</text:p>
        </text:list-item>
        <text:list-item>
          <text:p text:style-name="P650">All the wrapper classes are sub class to object class directly or indirectly.</text:p>
        </text:list-item>
        <text:list-item>
          <text:p text:style-name="P650">All the wrapper classes are concrete class.</text:p>
        </text:list-item>
        <text:list-item>
          <text:p text:style-name="P650">All the wrapper classes are final and immutable.</text:p>
        </text:list-item>
      </text:list>
      <text:p text:style-name="P304">Example:</text:p>
      <text:p text:style-name="P521"><text:span text:style-name="T225">public</text:span><text:span text:style-name="T111"> </text:span><text:span text:style-name="T225">class</text:span><text:span text:style-name="T111"> Revision {</text:span></text:p>
      <text:p text:style-name="P503"><text:tab/></text:p>
      <text:p text:style-name="P521"><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1"><text:span text:style-name="T111"><text:tab/><text:tab/>Integer </text:span><text:span text:style-name="T231">i1 </text:span><text:span text:style-name="T111">= </text:span><text:span text:style-name="T225">new</text:span><text:span text:style-name="T111"> </text:span><text:span text:style-name="T146">Integer</text:span><text:span text:style-name="T143">(10)</text:span><text:span text:style-name="T111">; <text:s text:c="3"/><text:tab/></text:span><text:span text:style-name="T237">//boxing</text:span></text:p>
      <text:p text:style-name="P521"><text:span text:style-name="T111"><text:tab/><text:tab/></text:span><text:span text:style-name="T225">int</text:span><text:span text:style-name="T111"> </text:span><text:span text:style-name="T231">a </text:span><text:span text:style-name="T111">= </text:span><text:span text:style-name="T231">i1</text:span><text:span text:style-name="T111">.intValue(); <text:s text:c="11"/><text:tab/><text:tab/></text:span><text:span text:style-name="T237">//</text:span><text:span text:style-name="T238">Unboxing</text:span></text:p>
      <text:p text:style-name="P521"><text:span text:style-name="T111"><text:tab/><text:tab/>System.</text:span><text:span text:style-name="T229">out</text:span><text:span text:style-name="T111">.println(</text:span><text:span text:style-name="T231">a</text:span><text:span text:style-name="T111">);</text:span></text:p>
      <text:p text:style-name="P521"><text:span text:style-name="T111"><text:tab/><text:tab/>Integer </text:span><text:span text:style-name="T231">i2 </text:span><text:span text:style-name="T111">= 90; <text:s text:c="13"/><text:tab/><text:tab/></text:span><text:span text:style-name="T237">//Auto-boxing </text:span></text:p>
      <text:p text:style-name="P521"><text:span text:style-name="T111"><text:tab/><text:tab/></text:span><text:span text:style-name="T225">int</text:span><text:span text:style-name="T111"> </text:span><text:span text:style-name="T231">b </text:span><text:span text:style-name="T111">= </text:span><text:span text:style-name="T231">i2</text:span><text:span text:style-name="T111">; <text:s text:c="21"/><text:tab/><text:tab/><text:tab/></text:span><text:span text:style-name="T237">//Auto-</text:span><text:span text:style-name="T238">unboxing</text:span><text:span text:style-name="T237"> </text:span></text:p>
      <text:p text:style-name="P521"><text:span text:style-name="T111"><text:tab/><text:tab/>System.</text:span><text:span text:style-name="T229">out</text:span><text:span text:style-name="T111">.println(</text:span><text:span text:style-name="T231">b</text:span><text:span text:style-name="T111">); </text:span></text:p>
      <text:p text:style-name="P503"><text:tab/>}</text:p>
      <text:p text:style-name="P503">}</text:p>
      <text:p text:style-name="P313"><text:span text:style-name="T177">Output:</text:span> </text:p>
      <text:p text:style-name="P313">10</text:p>
      <text:p text:style-name="P313">90</text:p>
      <text:p text:style-name="P50"/>
      <text:p text:style-name="P126"><text:span text:style-name="T313">71</text:span>.What is Boxing and <text:span text:style-name="T315">UN-boxing</text:span>?</text:p>
      <text:p text:style-name="P200"><text:span text:style-name="T193">Ans</text:span>:<text:span text:style-name="T1"> <text:s/></text:span></text:p>
      <text:p text:style-name="P200"><text:span text:style-name="T206">Boxing</text:span><text:span text:style-name="T314">:</text:span></text:p>
      <text:p text:style-name="P199"><text:span text:style-name="T93"><text:tab/></text:span><text:span text:style-name="T1">Wrapping up primitive data into an object by using wrapper class is called </text:span>Boxing<text:span text:style-name="T1">.</text:span></text:p>
      <text:p text:style-name="P201"><text:span text:style-name="T207">UN-boxing</text:span>:</text:p>
      <text:p text:style-name="P199"><text:soft-page-break/><text:span text:style-name="T93"><text:tab/></text:span><text:span text:style-name="T1">Converting the primitive data stored as <text:s/>an object into its primitive form is called </text:span>Unboxing<text:span text:style-name="T1">.</text:span></text:p>
      <text:p text:style-name="P72"/>
      <text:p text:style-name="P224"><text:span text:style-name="T94"><text:s/></text:span><text:span text:style-name="T95">72</text:span><text:span text:style-name="T1">. What is Collection?</text:span></text:p>
      <text:p text:style-name="P161"><text:span text:style-name="T193">Ans</text:span>:<text:span text:style-name="T1"> <text:tab/>Collection is an API or framework in which there </text:span><text:span text:style-name="T94">a</text:span><text:span text:style-name="T1">r</text:span><text:span text:style-name="T94">e</text:span><text:span text:style-name="T1"> lot of classes, interfaces and builtin <text:tab/>functionalities which </text:span><text:span text:style-name="T94">a</text:span><text:span text:style-name="T1">r</text:span><text:span text:style-name="T94">e</text:span><text:span text:style-name="T1"> developed for common purpose.</text:span></text:p>
      <text:list xml:id="list2940981463" text:style-name="L60">
        <text:list-item>
          <text:p text:style-name="P651">In Collections, Size is Dynamic</text:p>
        </text:list-item>
        <text:list-item>
          <text:p text:style-name="P651">We can store Heterogeneous elements.</text:p>
        </text:list-item>
      </text:list>
      <text:p text:style-name="P22"/>
      <text:p text:style-name="P22"/>
      <text:p text:style-name="P136"><text:span text:style-name="T318">73.</text:span>What are the types of Collection?</text:p>
      <text:p text:style-name="P163"><text:span text:style-name="T193">Ans</text:span>:<text:span text:style-name="T1"> <text:tab/>Collections are of 4 types:</text:span></text:p>
      <text:p text:style-name="P36"><text:tab/><text:span text:style-name="T193">List</text:span>: <text:tab/><text:span text:style-name="T316">If w</text:span>e <text:span text:style-name="T316">want to</text:span> store <text:span text:style-name="T316">the </text:span>elements with insertion order, indexed and with duplicates. <text:tab/><text:tab/><text:span text:style-name="T316">Then, we go for </text:span><text:span text:style-name="T190">List type of Collection</text:span><text:span text:style-name="T316">.</text:span></text:p>
      <text:p text:style-name="P36"><text:tab/><text:span text:style-name="T193">Set</text:span>: <text:tab/><text:span text:style-name="T317">If w</text:span>e <text:span text:style-name="T317">want to </text:span>store unique elements. <text:span text:style-name="T317">Then, we go for </text:span><text:span text:style-name="T191">Set type of Collection</text:span><text:span text:style-name="T317">.</text:span></text:p>
      <text:p text:style-name="P36"><text:tab/><text:span text:style-name="T193">Queue</text:span>:<text:span text:style-name="T316">If w</text:span>e <text:span text:style-name="T316">want to maintain the</text:span> general queue. <text:span text:style-name="T316">Then, we go for </text:span><text:span text:style-name="T190">Queue type of Collection</text:span><text:span text:style-name="T316">.</text:span></text:p>
      <text:p text:style-name="P35"><text:tab/><text:span text:style-name="T193">Map</text:span>: </text:p>
      <text:p text:style-name="P34"/>
      <text:p text:style-name="P105"><text:span text:style-name="T318">74.</text:span>What are the differences between List, Set and Queue?</text:p>
      <text:p text:style-name="P164"><text:span text:style-name="T193">Ans</text:span>:</text:p>
      <table:table table:name="Table1" table:style-name="Table1">
        <table:table-column table:style-name="Table1.A" table:number-columns-repeated="5"/>
        <table:table-column table:style-name="Table1.F"/>
        <table:table-row>
          <table:table-cell table:style-name="Table1.A1" office:value-type="string">
            <text:p text:style-name="P531"/>
          </table:table-cell>
          <table:table-cell table:style-name="Table1.A1" office:value-type="string">
            <text:p text:style-name="P107">Dynamic</text:p>
          </table:table-cell>
          <table:table-cell table:style-name="Table1.A1" office:value-type="string">
            <text:p text:style-name="P107">Heterogeneous</text:p>
          </table:table-cell>
          <table:table-cell table:style-name="Table1.A1" office:value-type="string">
            <text:p text:style-name="P107">Duplicates</text:p>
          </table:table-cell>
          <table:table-cell table:style-name="Table1.A1" office:value-type="string">
            <text:p text:style-name="P107">Indexed</text:p>
          </table:table-cell>
          <table:table-cell table:style-name="Table1.F1" office:value-type="string">
            <text:p text:style-name="P107">Null</text:p>
          </table:table-cell>
        </table:table-row>
        <table:table-row>
          <table:table-cell table:style-name="Table1.A2" office:value-type="string">
            <text:p text:style-name="P107">List</text:p>
          </table:table-cell>
          <table:table-cell table:style-name="Table1.A2" office:value-type="string">
            <text:p text:style-name="P531"><draw:line text:anchor-type="paragraph" draw:z-index="0" draw:name="Shape9" draw:style-name="gr1" draw:text-style-name="P699" svg:x1="0.1917in" svg:y1="0.102in" svg:x2="0.2126in" svg:y2="0.2165in"><text:p/></draw:line><draw:line text:anchor-type="paragraph" draw:z-index="1" draw:name="Shape10" draw:style-name="gr1" draw:text-style-name="P699" svg:x1="0.2126in" svg:y1="0.2165in" svg:x2="0.8063in" svg:y2="0.0811in"><text:p/></draw:line></text:p>
          </table:table-cell>
          <table:table-cell table:style-name="Table1.A2" office:value-type="string">
            <text:p text:style-name="P531"><draw:line text:anchor-type="paragraph" draw:z-index="2" draw:name="Shape9" draw:style-name="gr1" draw:text-style-name="P699" svg:x1="0.1917in" svg:y1="0.102in" svg:x2="0.2126in" svg:y2="0.2165in"><text:p/></draw:line><draw:line text:anchor-type="paragraph" draw:z-index="6" draw:name="Shape10" draw:style-name="gr1" draw:text-style-name="P699" svg:x1="0.2126in" svg:y1="0.2165in" svg:x2="0.8063in" svg:y2="0.0811in"><text:p/></draw:line></text:p>
          </table:table-cell>
          <table:table-cell table:style-name="Table1.A2" office:value-type="string">
            <text:p text:style-name="P531"><draw:line text:anchor-type="paragraph" draw:z-index="3" draw:name="Shape9" draw:style-name="gr1" draw:text-style-name="P699" svg:x1="0.1917in" svg:y1="0.102in" svg:x2="0.2126in" svg:y2="0.2165in"><text:p/></draw:line><draw:line text:anchor-type="paragraph" draw:z-index="7" draw:name="Shape10" draw:style-name="gr1" draw:text-style-name="P699" svg:x1="0.2126in" svg:y1="0.2165in" svg:x2="0.8063in" svg:y2="0.0811in"><text:p/></draw:line></text:p>
          </table:table-cell>
          <table:table-cell table:style-name="Table1.A2" office:value-type="string">
            <text:p text:style-name="P531"><draw:line text:anchor-type="paragraph" draw:z-index="4" draw:name="Shape9" draw:style-name="gr1" draw:text-style-name="P699" svg:x1="0.1917in" svg:y1="0.102in" svg:x2="0.2126in" svg:y2="0.2165in"><text:p/></draw:line><draw:line text:anchor-type="paragraph" draw:z-index="8" draw:name="Shape10" draw:style-name="gr1" draw:text-style-name="P699" svg:x1="0.2126in" svg:y1="0.2165in" svg:x2="0.8063in" svg:y2="0.0811in"><text:p/></draw:line></text:p>
          </table:table-cell>
          <table:table-cell table:style-name="Table1.F2" office:value-type="string">
            <text:p text:style-name="P531"><draw:line text:anchor-type="paragraph" draw:z-index="5" draw:name="Shape9" draw:style-name="gr1" draw:text-style-name="P699" svg:x1="0.1917in" svg:y1="0.102in" svg:x2="0.2126in" svg:y2="0.2165in"><text:p/></draw:line><draw:line text:anchor-type="paragraph" draw:z-index="9" draw:name="Shape10" draw:style-name="gr1" draw:text-style-name="P699" svg:x1="0.2126in" svg:y1="0.2165in" svg:x2="0.8063in" svg:y2="0.0811in"><text:p/></draw:line></text:p>
          </table:table-cell>
        </table:table-row>
        <table:table-row>
          <table:table-cell table:style-name="Table1.A2" office:value-type="string">
            <text:p text:style-name="P107">Set</text:p>
          </table:table-cell>
          <table:table-cell table:style-name="Table1.A2" office:value-type="string">
            <text:p text:style-name="P531"><draw:line text:anchor-type="paragraph" draw:z-index="10" draw:name="Shape9" draw:style-name="gr1" draw:text-style-name="P699" svg:x1="0.1917in" svg:y1="0.102in" svg:x2="0.2126in" svg:y2="0.2165in"><text:p/></draw:line><draw:line text:anchor-type="paragraph" draw:z-index="16" draw:name="Shape10" draw:style-name="gr1" draw:text-style-name="P699" svg:x1="0.2126in" svg:y1="0.2165in" svg:x2="0.8063in" svg:y2="0.0811in"><text:p/></draw:line></text:p>
          </table:table-cell>
          <table:table-cell table:style-name="Table1.A2" office:value-type="string">
            <text:p text:style-name="P531"><draw:line text:anchor-type="paragraph" draw:z-index="12" draw:name="Shape9" draw:style-name="gr1" draw:text-style-name="P699" svg:x1="0.1917in" svg:y1="0.102in" svg:x2="0.2126in" svg:y2="0.2165in"><text:p/></draw:line><draw:line text:anchor-type="paragraph" draw:z-index="17" draw:name="Shape10" draw:style-name="gr1" draw:text-style-name="P699" svg:x1="0.2126in" svg:y1="0.2165in" svg:x2="0.8063in" svg:y2="0.0811in"><text:p/></draw:line></text:p>
          </table:table-cell>
          <table:table-cell table:style-name="Table1.A2" office:value-type="string">
            <text:p text:style-name="P531"><draw:line text:anchor-type="paragraph" draw:z-index="22" draw:name="Shape11" draw:style-name="gr1" draw:text-style-name="P699" svg:x1="0.3209in" svg:y1="0.0193in" svg:x2="0.7272in" svg:y2="0.1756in"><text:p/></draw:line><draw:line text:anchor-type="paragraph" draw:z-index="23" draw:name="Shape12" draw:style-name="gr1" draw:text-style-name="P699" svg:x1="0.6543in" svg:y1="0.0193in" svg:x2="0.4043in" svg:y2="0.1756in"><text:p/></draw:line></text:p>
          </table:table-cell>
          <table:table-cell table:style-name="Table1.A2" office:value-type="string">
            <text:p text:style-name="P531"><draw:line text:anchor-type="paragraph" draw:z-index="24" draw:name="Shape13" draw:style-name="gr1" draw:text-style-name="P699" svg:x1="0.3646in" svg:y1="0.0091in" svg:x2="0.6563in" svg:y2="0.228in"><text:p/></draw:line><draw:line text:anchor-type="paragraph" draw:z-index="25" draw:name="Shape14" draw:style-name="gr1" draw:text-style-name="P699" svg:x1="0.6563in" svg:y1="0.0091in" svg:x2="0.3646in" svg:y2="0.1756in"><text:p/></draw:line></text:p>
          </table:table-cell>
          <table:table-cell table:style-name="Table1.F2" office:value-type="string">
            <text:p text:style-name="P531"><draw:line text:anchor-type="paragraph" draw:z-index="15" draw:name="Shape9" draw:style-name="gr1" draw:text-style-name="P699" svg:x1="0.1917in" svg:y1="0.102in" svg:x2="0.2126in" svg:y2="0.2165in"><text:p/></draw:line><draw:line text:anchor-type="paragraph" draw:z-index="18" draw:name="Shape10" draw:style-name="gr1" draw:text-style-name="P699" svg:x1="0.2126in" svg:y1="0.2165in" svg:x2="0.8063in" svg:y2="0.0811in"><text:p/></draw:line></text:p>
          </table:table-cell>
        </table:table-row>
        <table:table-row>
          <table:table-cell table:style-name="Table1.A2" office:value-type="string">
            <text:p text:style-name="P107">Queue</text:p>
          </table:table-cell>
          <table:table-cell table:style-name="Table1.A2" office:value-type="string">
            <text:p text:style-name="P531"><draw:line text:anchor-type="paragraph" draw:z-index="11" draw:name="Shape9" draw:style-name="gr1" draw:text-style-name="P699" svg:x1="0.1917in" svg:y1="0.102in" svg:x2="0.2126in" svg:y2="0.2165in"><text:p/></draw:line><draw:line text:anchor-type="paragraph" draw:z-index="21" draw:name="Shape10" draw:style-name="gr1" draw:text-style-name="P699" svg:x1="0.2126in" svg:y1="0.2165in" svg:x2="0.8063in" svg:y2="0.0811in"><text:p/></draw:line></text:p>
          </table:table-cell>
          <table:table-cell table:style-name="Table1.A2" office:value-type="string">
            <text:p text:style-name="P531"><draw:line text:anchor-type="paragraph" draw:z-index="13" draw:name="Shape9" draw:style-name="gr1" draw:text-style-name="P699" svg:x1="0.1917in" svg:y1="0.102in" svg:x2="0.2126in" svg:y2="0.2165in"><text:p/></draw:line><draw:line text:anchor-type="paragraph" draw:z-index="20" draw:name="Shape10" draw:style-name="gr1" draw:text-style-name="P699" svg:x1="0.2126in" svg:y1="0.2165in" svg:x2="0.8063in" svg:y2="0.0811in"><text:p/></draw:line></text:p>
          </table:table-cell>
          <table:table-cell table:style-name="Table1.A2" office:value-type="string">
            <text:p text:style-name="P531"><draw:line text:anchor-type="paragraph" draw:z-index="14" draw:name="Shape9" draw:style-name="gr1" draw:text-style-name="P699" svg:x1="0.1917in" svg:y1="0.102in" svg:x2="0.2126in" svg:y2="0.2165in"><text:p/></draw:line><draw:line text:anchor-type="paragraph" draw:z-index="19" draw:name="Shape10" draw:style-name="gr1" draw:text-style-name="P699" svg:x1="0.2126in" svg:y1="0.2165in" svg:x2="0.8063in" svg:y2="0.0811in"><text:p/></draw:line></text:p>
          </table:table-cell>
          <table:table-cell table:style-name="Table1.A2" office:value-type="string">
            <text:p text:style-name="P531"><draw:line text:anchor-type="paragraph" draw:z-index="26" draw:name="Shape15" draw:style-name="gr1" draw:text-style-name="P699" svg:x1="0.4063in" svg:y1="0.0409in" svg:x2="0.6563in" svg:y2="0.2075in"><text:p/></draw:line><draw:line text:anchor-type="paragraph" draw:z-index="27" draw:name="Shape16" draw:style-name="gr1" draw:text-style-name="P699" svg:x1="0.6563in" svg:y1="0.0409in" svg:x2="0.4063in" svg:y2="0.1555in"><text:p/></draw:line></text:p>
          </table:table-cell>
          <table:table-cell table:style-name="Table1.F2" office:value-type="string">
            <text:p text:style-name="P531"><draw:line text:anchor-type="paragraph" draw:z-index="28" draw:name="Shape18" draw:style-name="gr1" draw:text-style-name="P699" svg:x1="0.5854in" svg:y1="0.0516in" svg:x2="0.45in" svg:y2="0.187in"><text:p/></draw:line><draw:line text:anchor-type="paragraph" draw:z-index="29" draw:name="Shape17" draw:style-name="gr1" draw:text-style-name="P699" svg:x1="0.45in" svg:y1="0.0516in" svg:x2="0.5854in" svg:y2="0.187in"><text:p/></draw:line></text:p>
          </table:table-cell>
        </table:table-row>
      </table:table>
      <text:p text:style-name="P32"/>
      <text:p text:style-name="P137"><text:span text:style-name="T320">75</text:span>. What are different <text:span text:style-name="T319">classes implementing </text:span>List?</text:p>
      <text:p text:style-name="P227">Ans:</text:p>
      <text:list xml:id="list84447739" text:style-name="L61">
        <text:list-item>
          <text:p text:style-name="P681"><text:span text:style-name="T69">Array-list</text:span><text:span text:style-name="T65">: <text:tab/></text:span><text:span text:style-name="T96">When Random access operation is more. Then, we should choose </text:span><text:span text:style-name="T97">Array-list.</text:span></text:p>
        </text:list-item>
        <text:list-item>
          <text:p text:style-name="P652"><text:span text:style-name="T208">Linked-list</text:span><text:span text:style-name="T193">:<text:tab/></text:span><text:span text:style-name="T317">Whenever Insertion operation is more. Then, we should choose Linked-list.</text:span></text:p>
        </text:list-item>
        <text:list-item>
          <text:p text:style-name="P665">Vector:<text:tab/><text:tab/><text:span text:style-name="T273">To achieve Thread Safety. We should choose Vector.</text:span></text:p>
        </text:list-item>
      </text:list>
      <text:p text:style-name="P37"/>
      <text:p text:style-name="P138"><text:span text:style-name="T320">76.</text:span>What are different types of Set?</text:p>
      <text:p text:style-name="P178">Ans:<text:span text:style-name="T1"> </text:span></text:p>
      <text:p text:style-name="P178"><text:span text:style-name="T1">*</text:span><text:span text:style-name="T78">Bit-set</text:span><text:span text:style-name="T1">:<text:tab/><text:tab/></text:span></text:p>
      <text:p text:style-name="P37">*<text:span text:style-name="T277">Hash-set</text:span>:<text:tab/><text:tab/></text:p>
      <text:p text:style-name="P37">*<text:span text:style-name="T278">Linked-Hash-set</text:span>:<text:tab/></text:p>
      <text:p text:style-name="P108"/>
      <text:p text:style-name="P138"><text:span text:style-name="T320">77.</text:span>What are different types of Queue?</text:p>
      <text:p text:style-name="P179"><text:span text:style-name="T193">Ans</text:span>:<text:span text:style-name="T1"> <text:tab/></text:span></text:p>
      <text:p text:style-name="P179"><text:span text:style-name="T79">Priority-queue</text:span><text:span text:style-name="T1">:</text:span></text:p>
      <text:p text:style-name="P37"/>
      <text:p text:style-name="P138"><text:span text:style-name="T320">78.</text:span>What are different types of Map?</text:p>
      <text:p text:style-name="P179"><text:span text:style-name="T193">Ans</text:span>:<text:span text:style-name="T1"> <text:s/></text:span></text:p>
      <text:p text:style-name="P179"><text:span text:style-name="T79">Hash-map</text:span><text:span text:style-name="T1">:</text:span></text:p>
      <text:p text:style-name="P37"><text:span text:style-name="T279">Hash-table</text:span>:</text:p>
      <text:p text:style-name="P73"><text:soft-page-break/></text:p>
      <text:p text:style-name="P121"/>
      <text:p text:style-name="P121"><text:span text:style-name="T320">79.</text:span>What are the difference between Array and Collection?</text:p>
      <text:p text:style-name="P158"><text:span text:style-name="T193">Ans</text:span>:</text:p>
      <table:table table:name="Table10" table:style-name="Table10">
        <table:table-column table:style-name="Table10.A"/>
        <table:table-column table:style-name="Table10.B"/>
        <table:table-row>
          <table:table-cell table:style-name="Table10.A1" office:value-type="string">
            <text:p text:style-name="P119">Array</text:p>
          </table:table-cell>
          <table:table-cell table:style-name="Table10.B1" office:value-type="string">
            <text:p text:style-name="P119">Collection</text:p>
          </table:table-cell>
        </table:table-row>
        <table:table-row>
          <table:table-cell table:style-name="Table10.A2" office:value-type="string">
            <text:p text:style-name="P20">1. Array size is fixed.</text:p>
          </table:table-cell>
          <table:table-cell table:style-name="Table10.B2" office:value-type="string">
            <text:p text:style-name="P21">1. Collection size is dynamic.</text:p>
          </table:table-cell>
        </table:table-row>
        <table:table-row>
          <table:table-cell table:style-name="Table10.A2" office:value-type="string">
            <text:p text:style-name="P159"><text:span text:style-name="T1">2. We can store </text:span><text:span text:style-name="T80">only</text:span><text:span text:style-name="T1"> homogeneous elements.</text:span></text:p>
          </table:table-cell>
          <table:table-cell table:style-name="Table10.B2" office:value-type="string">
            <text:p text:style-name="P159"><text:span text:style-name="T1">2. We can store </text:span><text:span text:style-name="T18">both homogeneous and </text:span><text:span text:style-name="T1"><text:s text:c="3"/>heterogeneous Elements</text:span></text:p>
          </table:table-cell>
        </table:table-row>
        <table:table-row>
          <table:table-cell table:style-name="Table10.A2" office:value-type="string">
            <text:p text:style-name="P159"><text:span text:style-name="T1">3. </text:span><text:span text:style-name="T18">No Data structure is used to <text:s/>implement array</text:span></text:p>
          </table:table-cell>
          <table:table-cell table:style-name="Table10.B2" office:value-type="string">
            <text:p text:style-name="P56">3. Data structure is used to implement collection</text:p>
          </table:table-cell>
        </table:table-row>
        <table:table-row>
          <table:table-cell table:style-name="Table10.A2" office:value-type="string">
            <text:p text:style-name="P56">4. Performance is faster.</text:p>
          </table:table-cell>
          <table:table-cell table:style-name="Table10.B2" office:value-type="string">
            <text:p text:style-name="P56">4. Performance is slower</text:p>
          </table:table-cell>
        </table:table-row>
        <table:table-row>
          <table:table-cell table:style-name="Table10.A2" office:value-type="string">
            <text:p text:style-name="P56">5. Arrays can hold both primitives and objects. </text:p>
          </table:table-cell>
          <table:table-cell table:style-name="Table10.B2" office:value-type="string">
            <text:p text:style-name="P56">5. Collections can hold <text:span text:style-name="T280">only</text:span> objects. </text:p>
          </table:table-cell>
        </table:table-row>
      </table:table>
      <text:p text:style-name="P18"/>
      <text:p text:style-name="P109"><text:span text:style-name="T325">80.</text:span>What is Exception? <text:span text:style-name="T321">Give an example.</text:span></text:p>
      <text:p text:style-name="P180"><text:span text:style-name="T193">Ans</text:span>:<text:span text:style-name="T1"> </text:span></text:p>
      <text:list xml:id="list4183633248" text:style-name="L62">
        <text:list-item>
          <text:p text:style-name="P682"><text:span text:style-name="T1">Exceptions are nothing but </text:span><text:span text:style-name="T322">R</text:span>un-time <text:span text:style-name="T322">E</text:span>rrors<text:span text:style-name="T1">.</text:span></text:p>
        </text:list-item>
        <text:list-item>
          <text:p text:style-name="P682"><text:span text:style-name="T1">Some statement</text:span><text:span text:style-name="T99">s</text:span><text:span text:style-name="T1"> </text:span><text:span text:style-name="T99">wil</text:span><text:span text:style-name="T1">l be </text:span><text:span text:style-name="T99">S</text:span><text:span text:style-name="T1">yntactically perfect but might behave abnormally at the </text:span><text:span text:style-name="T99">R</text:span><text:span text:style-name="T1">un-time is c</text:span><text:span text:style-name="T99">alle</text:span><text:span text:style-name="T1">d as </text:span>Exception<text:span text:style-name="T1">.</text:span></text:p>
        </text:list-item>
      </text:list>
      <text:p text:style-name="P180"><text:span text:style-name="T1"><text:tab/><text:tab/><text:tab/><text:tab/><text:tab/></text:span><text:span text:style-name="T98">OR</text:span></text:p>
      <text:list xml:id="list1551547579" text:style-name="L63">
        <text:list-item>
          <text:p text:style-name="P683"><text:span text:style-name="T98">Whenever any Statement behaves abnormally at Runtime Then, JVM will create an appropriate </text:span><text:span text:style-name="T100">Throw-able</text:span><text:span text:style-name="T98"> type object to the method in which abnormal method is found. This is called as </text:span><text:span text:style-name="T321">Exception</text:span><text:span text:style-name="T98">.</text:span></text:p>
        </text:list-item>
        <text:list-item>
          <text:p text:style-name="P653">Whenever Exception occurs at Run-time the program will be terminated abruptly.</text:p>
        </text:list-item>
        <text:list-item>
          <text:p text:style-name="P683"><text:span text:style-name="T99">If we want to continue the execution. Then, we should handle the exception through </text:span><text:span text:style-name="T322">try-catch block</text:span><text:span text:style-name="T99">. </text:span></text:p>
          <text:p text:style-name="P691"/>
        </text:list-item>
      </text:list>
      <text:p text:style-name="P310">Example:</text:p>
      <text:p text:style-name="P305"><text:span text:style-name="T220">public</text:span><text:span text:style-name="T1"> </text:span><text:span text:style-name="T220">class</text:span><text:span text:style-name="T1"> Revision {</text:span></text:p>
      <text:p text:style-name="P504"><text:tab/></text:p>
      <text:p text:style-name="P522"><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2"><text:span text:style-name="T111"><text:tab/><text:tab/></text:span><text:span text:style-name="T225">int</text:span><text:span text:style-name="T111"> </text:span><text:span text:style-name="T231">res</text:span><text:span text:style-name="T111"> = 10 / 0;</text:span></text:p>
      <text:p text:style-name="P522"><text:span text:style-name="T111"><text:tab/><text:tab/>System.</text:span><text:span text:style-name="T229">out</text:span><text:span text:style-name="T111">.println(</text:span><text:span text:style-name="T231">res</text:span><text:span text:style-name="T111">);</text:span></text:p>
      <text:p text:style-name="P504"><text:tab/>}</text:p>
      <text:p text:style-name="P314">}</text:p>
      <text:p text:style-name="P305"><text:span text:style-name="T193">Output</text:span>:</text:p>
      <text:p text:style-name="P314"><text:span text:style-name="T323">Exception in thread "main" </text:span><text:span text:style-name="T324">java.lang.ArithmeticException</text:span><text:span text:style-name="T323">: / by zero</text:span></text:p>
      <text:p text:style-name="P314"><text:span text:style-name="T323"><text:tab/>at com.java.interview_programs.Revision.main(</text:span><text:span text:style-name="T324">Revision.java:6</text:span><text:span text:style-name="T323">)</text:span></text:p>
      <text:p text:style-name="P499"/>
      <text:p text:style-name="P128"><text:span text:style-name="T325">81.</text:span> How to handle Exceptions? <text:span text:style-name="T321">Give an example.</text:span></text:p>
      <text:p text:style-name="P165"><text:span text:style-name="T193">Ans</text:span>:<text:span text:style-name="T1"> </text:span></text:p>
      <text:list xml:id="list396047594" text:style-name="L64">
        <text:list-item>
          <text:p text:style-name="P684"><text:span text:style-name="T1">Exceptions are handled using Try</text:span><text:span text:style-name="T98">-</text:span><text:span text:style-name="T1">Catch block.</text:span></text:p>
        </text:list-item>
        <text:list-item>
          <text:p text:style-name="P654">All <text:span text:style-name="T321">the </text:span>risky statements should be developed in<text:span text:style-name="T321">side</text:span> <text:span text:style-name="T177">try block</text:span>.</text:p>
        </text:list-item>
        <text:list-item>
          <text:p text:style-name="P654"><text:span text:style-name="T321">Appropriate </text:span><text:span text:style-name="T177">Catch block</text:span> <text:span text:style-name="T321">should be developed to address the E</text:span>xception.</text:p>
        </text:list-item>
      </text:list>
      <text:p text:style-name="P306">Example:</text:p>
      <text:p text:style-name="P315"><text:span text:style-name="T225">public</text:span> <text:span text:style-name="T225">class</text:span> Revision {</text:p>
      <text:p text:style-name="P505"><text:tab/></text:p>
      <text:p text:style-name="P523"><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3"><text:soft-page-break/><text:span text:style-name="T111"><text:tab/><text:tab/></text:span><text:span text:style-name="T225">try</text:span><text:span text:style-name="T111"> {</text:span></text:p>
      <text:p text:style-name="P523"><text:span text:style-name="T111"><text:tab/><text:tab/><text:tab/></text:span><text:span text:style-name="T225">int</text:span><text:span text:style-name="T111"> </text:span><text:span text:style-name="T235">res</text:span><text:span text:style-name="T111"> = 10 / 0;</text:span></text:p>
      <text:p text:style-name="P505"><text:tab/><text:tab/>}</text:p>
      <text:p text:style-name="P523"><text:span text:style-name="T111"><text:tab/><text:tab/></text:span><text:span text:style-name="T225">catch</text:span><text:span text:style-name="T111"> (ArithmeticException </text:span><text:span text:style-name="T231">e</text:span><text:span text:style-name="T111">) {</text:span></text:p>
      <text:p text:style-name="P523"><text:span text:style-name="T111"><text:tab/><text:tab/><text:tab/>System.</text:span><text:span text:style-name="T229">out</text:span><text:span text:style-name="T111">.println(</text:span><text:span text:style-name="T230">"Caught!!"</text:span><text:span text:style-name="T111">);</text:span></text:p>
      <text:p text:style-name="P505"><text:tab/><text:tab/>}</text:p>
      <text:p text:style-name="P505"><text:tab/>}</text:p>
      <text:p text:style-name="P315">}</text:p>
      <text:p text:style-name="P306">Output:</text:p>
      <text:p text:style-name="P315">Caught!!</text:p>
      <text:p text:style-name="P315"/>
      <text:p text:style-name="P131"><text:span text:style-name="T325">82</text:span>. What is Finally block in Exception? Give an example.</text:p>
      <text:p text:style-name="P202"><text:span text:style-name="T193">Ans</text:span>:<text:span text:style-name="T1"> </text:span></text:p>
      <text:list xml:id="list3375194887" text:style-name="L65">
        <text:list-item>
          <text:p text:style-name="P656">Finally block will be executed irrespective of an Exception.</text:p>
        </text:list-item>
        <text:list-item>
          <text:p text:style-name="P656">If we want to execute certain statement without fail. Then, those statements should be <text:span text:style-name="T325">developed</text:span> inside Finally block.</text:p>
        </text:list-item>
        <text:list-item>
          <text:p text:style-name="P656">Closing the Database connection, Input, output connection will be always done in finally block. So, that resource block use Effectively.</text:p>
        </text:list-item>
        <text:list-item>
          <text:p text:style-name="P656">Order to write Finally block is as follows:</text:p>
        </text:list-item>
      </text:list>
      <text:p text:style-name="P74"><draw:custom-shape text:anchor-type="paragraph" draw:z-index="126" draw:name="Shape78" draw:style-name="gr14" draw:text-style-name="P699" svg:width="1.5004in" svg:height="1.3961in" svg:x="0.1756in" svg:y="0.052in"><text:p text:style-name="P699">try {</text:p><text:p text:style-name="P699">}</text:p><text:p text:style-name="P699">catch {</text:p><text:p text:style-name="P699">}</text:p><text:p text:style-name="P699">finally {</text:p><text:p text:style-name="P699">}</text:p><text:p text:style-name="P699"/><draw:enhanced-geometry svg:viewBox="0 0 21600 21600" draw:type="rectangle" draw:enhanced-path="M 0 0 L 21600 0 21600 21600 0 21600 0 0 Z N"/></draw:custom-shape><draw:custom-shape text:anchor-type="paragraph" draw:z-index="127" draw:name="Shape78" draw:style-name="gr15" draw:text-style-name="P699" svg:width="1.5004in" svg:height="1.1669in" svg:x="2.6445in" svg:y="0.0417in"><text:p text:style-name="P699">try {</text:p><text:p text:style-name="P699">}</text:p><text:p text:style-name="P699"/><text:p text:style-name="P699">finally {</text:p><text:p text:style-name="P699">}</text:p><text:p text:style-name="P699"/><draw:enhanced-geometry svg:viewBox="0 0 21600 21600" draw:type="rectangle" draw:enhanced-path="M 0 0 L 21600 0 21600 21600 0 21600 0 0 Z N"/></draw:custom-shape><text:tab/><text:tab/><text:tab/><text:tab/><text:tab/><text:tab/></text:p>
      <text:p text:style-name="P74"/>
      <text:p text:style-name="P74"/>
      <text:p text:style-name="P74"/>
      <text:p text:style-name="P74"/>
      <text:p text:style-name="P74"/>
      <text:p text:style-name="P74"/>
      <text:p text:style-name="P307"><text:span text:style-name="T193">Example</text:span>:</text:p>
      <text:p text:style-name="P482"><text:span text:style-name="T223">public</text:span><text:span text:style-name="T125"> </text:span><text:span text:style-name="T223">class</text:span><text:span text:style-name="T125"> Revision {</text:span></text:p>
      <text:p text:style-name="P523"><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3"><text:span text:style-name="T111"><text:tab/><text:tab/></text:span><text:span text:style-name="T225">int</text:span><text:span text:style-name="T111">[] </text:span><text:span text:style-name="T231">arr</text:span><text:span text:style-name="T111"> = {10, 20};</text:span></text:p>
      <text:p text:style-name="P523"><text:span text:style-name="T111"><text:tab/><text:tab/></text:span><text:span text:style-name="T225">try</text:span><text:span text:style-name="T111"> {</text:span></text:p>
      <text:p text:style-name="P523"><text:span text:style-name="T111"><text:tab/><text:tab/><text:tab/>System.</text:span><text:span text:style-name="T229">out</text:span><text:span text:style-name="T111">.println(</text:span><text:span text:style-name="T231">arr</text:span><text:span text:style-name="T111">[90]);</text:span></text:p>
      <text:p text:style-name="P505"><text:tab/><text:tab/>}</text:p>
      <text:p text:style-name="P523"><text:span text:style-name="T111"><text:tab/><text:tab/></text:span><text:span text:style-name="T225">catch</text:span><text:span text:style-name="T111"> (</text:span><text:span text:style-name="T138">ArrayIndexOutOfBoundsException</text:span><text:span text:style-name="T111"> </text:span><text:span text:style-name="T231">e</text:span><text:span text:style-name="T111">) {</text:span></text:p>
      <text:p text:style-name="P523"><text:span text:style-name="T111"><text:tab/><text:tab/><text:tab/>System.</text:span><text:span text:style-name="T229">out</text:span><text:span text:style-name="T111">.println(</text:span><text:span text:style-name="T230">"Caught!!"</text:span><text:span text:style-name="T111">);</text:span></text:p>
      <text:p text:style-name="P505"><text:tab/><text:tab/>}</text:p>
      <text:p text:style-name="P523"><text:span text:style-name="T111"><text:tab/><text:tab/></text:span><text:span text:style-name="T225">finally</text:span><text:span text:style-name="T111"> {</text:span></text:p>
      <text:p text:style-name="P523"><text:span text:style-name="T111"><text:tab/><text:tab/><text:tab/>System.</text:span><text:span text:style-name="T229">out</text:span><text:span text:style-name="T111">.println(</text:span><text:span text:style-name="T230">"Finally block is Running"</text:span><text:span text:style-name="T111">);</text:span></text:p>
      <text:p text:style-name="P505"><text:tab/><text:tab/>}</text:p>
      <text:p text:style-name="P505"><text:tab/>}</text:p>
      <text:p text:style-name="P316">}</text:p>
      <text:p text:style-name="P308">Output:</text:p>
      <text:p text:style-name="P317">Caught!!</text:p>
      <text:p text:style-name="P317">Finally block is Running</text:p>
      <text:p text:style-name="P127"/>
      <text:p text:style-name="P132"><text:span text:style-name="T327">83</text:span>. What is <text:span text:style-name="T326">Throw-able</text:span> class? Give an example.</text:p>
      <text:p text:style-name="P203"><text:span text:style-name="T193">Ans</text:span>:</text:p>
      <text:list xml:id="list3908204621" text:style-name="L66">
        <text:list-item>
          <text:p text:style-name="P687"><text:span text:style-name="T101">Throw-able</text:span><text:span text:style-name="T1"> is the </text:span><text:span text:style-name="T101">Super-most</text:span><text:span text:style-name="T1"> class for any exception related classes.</text:span></text:p>
        </text:list-item>
        <text:list-item>
          <text:p text:style-name="P657"><text:span text:style-name="T326">Throw-able</text:span> catch block can handle any type of Exception.</text:p>
        </text:list-item>
        <text:list-item>
          <text:p text:style-name="P657"><text:soft-page-break/>Its better to write <text:span text:style-name="T326">Throw-able</text:span> block as the Last catch block.</text:p>
        </text:list-item>
      </text:list>
      <text:p text:style-name="P203"/>
      <text:p text:style-name="P309">Example:</text:p>
      <text:p text:style-name="P483"><text:span text:style-name="T224">public</text:span><text:span text:style-name="T126"> </text:span><text:span text:style-name="T224">class</text:span><text:span text:style-name="T126"> Revision {</text:span></text:p>
      <text:p text:style-name="P524"><text:span text:style-name="T111"><text:tab/></text:span><text:span text:style-name="T225">public</text:span><text:span text:style-name="T111"> </text:span><text:span text:style-name="T225">static</text:span><text:span text:style-name="T111"> </text:span><text:span text:style-name="T225">void</text:span><text:span text:style-name="T111"> main(String[] </text:span><text:span text:style-name="T231">args</text:span><text:span text:style-name="T111">) {</text:span></text:p>
      <text:p text:style-name="P524"><text:span text:style-name="T111"><text:tab/><text:tab/></text:span><text:span text:style-name="T225">try</text:span><text:span text:style-name="T111"> {</text:span></text:p>
      <text:p text:style-name="P524"><text:span text:style-name="T111"><text:tab/><text:tab/><text:tab/></text:span><text:span text:style-name="T225">int</text:span><text:span text:style-name="T111">[] </text:span><text:span text:style-name="T235">arr</text:span><text:span text:style-name="T111"> = </text:span><text:span text:style-name="T225">new</text:span><text:span text:style-name="T111"> </text:span><text:span text:style-name="T225">int</text:span><text:span text:style-name="T111">[-10];</text:span></text:p>
      <text:p text:style-name="P506"><text:tab/><text:tab/>}</text:p>
      <text:p text:style-name="P524"><text:span text:style-name="T111"><text:tab/><text:tab/></text:span><text:span text:style-name="T225">catch</text:span><text:span text:style-name="T111"> (</text:span><text:span text:style-name="T138">Throwable</text:span><text:span text:style-name="T111"> </text:span><text:span text:style-name="T231">e</text:span><text:span text:style-name="T111">) {</text:span></text:p>
      <text:p text:style-name="P524"><text:span text:style-name="T111"><text:tab/><text:tab/><text:tab/>System.</text:span><text:span text:style-name="T229">out</text:span><text:span text:style-name="T111">.println(</text:span><text:span text:style-name="T230">"Caught!!"</text:span><text:span text:style-name="T111">);</text:span></text:p>
      <text:p text:style-name="P506"><text:tab/><text:tab/>}</text:p>
      <text:p text:style-name="P506"><text:tab/>}</text:p>
      <text:p text:style-name="P318">}</text:p>
      <text:p text:style-name="P309">Output:</text:p>
      <text:p text:style-name="P319">Caught!!</text:p>
      <text:p text:style-name="P320"/>
      <text:p text:style-name="P133"><text:span text:style-name="T328">84</text:span>. What are the types of Exceptions?</text:p>
      <text:p text:style-name="P204"><text:span text:style-name="T193">Ans</text:span><text:span text:style-name="T1">: <text:tab/>There are 2 types of Exceptions:</text:span></text:p>
      <text:list xml:id="list3521742216" text:style-name="L67">
        <text:list-item>
          <text:p text:style-name="P658">Checked Exception</text:p>
        </text:list-item>
        <text:list-item>
          <text:p text:style-name="P658">Unchecked Exception</text:p>
        </text:list-item>
      </text:list>
      <text:p text:style-name="P225">Checked Exception</text:p>
      <text:list xml:id="list2807907308" text:style-name="L68">
        <text:list-item>
          <text:p text:style-name="P688"><text:span text:style-name="T1">Checked Exceptions will be detected at compile time itself. Here, Compiler can identify that certain Statements might behave abnormally at Runtime. This type of exceptions are called </text:span>Checked Exceptions<text:span text:style-name="T1">.</text:span></text:p>
        </text:list-item>
        <text:list-item>
          <text:p text:style-name="P659">Checked Exceptions should be handled at Compile time itself. Otherwise, There will be Compile time Error.</text:p>
        </text:list-item>
      </text:list>
      <text:p text:style-name="P75"><text:tab/>There are 2 ways of handling Checked Exceptions:</text:p>
      <text:list xml:id="list1947397506" text:style-name="L69">
        <text:list-item>
          <text:p text:style-name="P660">Using Try-Catch block</text:p>
        </text:list-item>
        <text:list-item>
          <text:p text:style-name="P660">Using Throws keyword.</text:p>
        </text:list-item>
      </text:list>
      <text:p text:style-name="P225">Unchecked Exceptions</text:p>
      <text:list xml:id="list1326104319" text:style-name="L70">
        <text:list-item>
          <text:p text:style-name="P689"><text:span text:style-name="T1">Unchecked Exceptions cannot be detected at compile time i.e. Compiler cannot identify that certain statements might behave abnormally at the time of execution. Those type of statements are called as </text:span>Unchecked Exceptions<text:span text:style-name="T1">.</text:span></text:p>
        </text:list-item>
      </text:list>
      <text:p text:style-name="P205"><text:span text:style-name="T65">Example</text:span><text:span text:style-name="T1">:</text:span></text:p>
      <text:p text:style-name="P205"><text:span text:style-name="T1"><text:tab/><text:tab/><text:tab/><text:tab/><text:tab/></text:span><text:span text:style-name="T65">int res = a / b;</text:span></text:p>
      <text:list xml:id="list3788655600" text:style-name="L71">
        <text:list-item>
          <text:p text:style-name="P556">The above statement will generate a Unchecked Arithmetic Exception.</text:p>
        </text:list-item>
      </text:list>
      <text:list xml:id="list152650157218813" text:continue-list="list1326104319" text:style-name="L70">
        <text:list-item>
          <text:p text:style-name="P661">All the classes which are Sub-class to Runtime Exception class or Error class will fall under Unchecked Exceptions.</text:p>
        </text:list-item>
      </text:list>
      <text:p text:style-name="P75"/>
      <text:p text:style-name="P134"><text:span text:style-name="T328">85</text:span>. What is Throws in Exception?</text:p>
      <text:p text:style-name="P206"><text:span text:style-name="T193">Ans</text:span><text:span text:style-name="T1">:<text:tab/>Throws is a Keyword which is used to </text:span><text:span text:style-name="T102">re-throw</text:span><text:span text:style-name="T1"> the already created exception to other method.</text:span></text:p>
      <text:p text:style-name="P140"/>
      <text:p text:style-name="P141"><text:span text:style-name="T329">86</text:span>. What is the difference between Error class and Exception class?</text:p>
      <text:p text:style-name="P206"><text:span text:style-name="T193">Ans</text:span>:<text:span text:style-name="T1"> </text:span></text:p>
      <text:p text:style-name="P134">Error class:</text:p>
      <text:p text:style-name="P206"><text:span text:style-name="T1"><text:tab/>Whenever there is a problem with external resource. Then, we will get Runtime Errors of Error</text:span> <text:span text:style-name="T1"><text:tab/>class.</text:span></text:p>
      <text:p text:style-name="P226">Exception class:</text:p>
      <text:p text:style-name="P77"><text:soft-page-break/><text:tab/>Whenever there is a problem with Java statements. Then, we will get Runtime Error of <text:tab/>Exception class.</text:p>
      <text:p text:style-name="P129"><text:span text:style-name="T331">87</text:span>. What is Final, Finally and Finalize in java?</text:p>
      <text:p text:style-name="P166"><text:span text:style-name="T193">Ans</text:span>:<text:span text:style-name="T1"> </text:span></text:p>
      <text:list xml:id="list1003279009" text:style-name="L72">
        <text:list-item>
          <text:p text:style-name="P685"><text:span text:style-name="T1">Final:<text:tab/><text:tab/>Final is a keyword which is used to avoid </text:span><text:span text:style-name="T103">O</text:span><text:span text:style-name="T1">verriding.</text:span></text:p>
        </text:list-item>
        <text:list-item>
          <text:p text:style-name="P655">Finally:<text:tab/><text:tab/>Finally is a block which <text:span text:style-name="T330">wil</text:span>l b<text:span text:style-name="T330">e</text:span> executed irrespective of the <text:span text:style-name="T330">E</text:span>xception.</text:p>
        </text:list-item>
        <text:list-item>
          <text:p text:style-name="P655">Finalize:<text:tab/>Finalize is a <text:span text:style-name="T330">N</text:span>on-static method of Object class which <text:span text:style-name="T330">wil</text:span>l <text:span text:style-name="T330">be used by</text:span> Garbage <text:tab/><text:tab/><text:span text:style-name="T330">collector for Garbage </text:span>Collection.</text:p>
        </text:list-item>
      </text:list>
      <text:p text:style-name="P127"/>
      <text:p text:style-name="P130"><text:span text:style-name="T331">88</text:span>. What happens if a Method, Variable and Class is defined with a keyword Final?</text:p>
      <text:p text:style-name="P167"><text:span text:style-name="T193">Ans</text:span>:<text:span text:style-name="T1"> </text:span></text:p>
      <text:list xml:id="list924244245" text:style-name="L73">
        <text:list-item>
          <text:p text:style-name="P686"><text:span text:style-name="T1">Method:<text:tab/>If a method is declared as a Final then, we cannot </text:span>override<text:span text:style-name="T1"> that method.</text:span></text:p>
        </text:list-item>
        <text:list-item>
          <text:p text:style-name="P686"><text:span text:style-name="T1">Variable:<text:tab/>If a variable is declared as a Final then, we cannot </text:span>change<text:span text:style-name="T1"> that value.</text:span></text:p>
        </text:list-item>
        <text:list-item>
          <text:p text:style-name="P686"><text:span text:style-name="T1">Class:<text:tab/><text:tab/>If a class is declared as a Final then, we cannot </text:span>inherit<text:span text:style-name="T1"> that class.</text:span></text:p>
        </text:list-item>
      </text:list>
      <text:p text:style-name="P39"/>
      <text:p text:style-name="P135"><text:span text:style-name="T332">89</text:span>. What is Garbage Collection?</text:p>
      <text:p text:style-name="P207"><text:span text:style-name="T193">Ans</text:span>:<text:span text:style-name="T1"> </text:span></text:p>
      <text:list xml:id="list1123600778" text:style-name="L74">
        <text:list-item>
          <text:p text:style-name="P662">Garbage Collection means removing the Abandoned Objects from the heap memory.</text:p>
        </text:list-item>
        <text:list-item>
          <text:p text:style-name="P662">Abandoned Object means the Object without any reference or Unreachable Objects.</text:p>
        </text:list-item>
        <text:list-item>
          <text:p text:style-name="P690"><text:span text:style-name="T1">Garbage Collector will remove this abandoned objects from the heap memory by using </text:span>finalize<text:span text:style-name="T1"> </text:span>method<text:span text:style-name="T1"> </text:span><text:span text:style-name="T104">of the Abandoned Object.</text:span></text:p>
        </text:list-item>
        <text:list-item>
          <text:p text:style-name="P663">We cannot predict when exactly Garbage Collection happens. But, we can predict when exactly any object is eligible for Garbage Collection.</text:p>
        </text:list-item>
        <text:list-item>
          <text:p text:style-name="P663">We can place a request to Garbage Collector to perform Garbage Collection by using System.gc(); <text:span text:style-name="T177">Important Point:</text:span> Garbage Collector is a <text:span text:style-name="T177">Daemon Thread</text:span> or <text:span text:style-name="T177">Lowest priority Thread</text:span> or <text:span text:style-name="T177">Background</text:span> <text:span text:style-name="T177">Thread</text:span>.</text:p>
        </text:list-item>
      </text:list>
      <text:p text:style-name="P127"/>
      <text:p text:style-name="P110"><text:span text:style-name="T332">90</text:span>. What is a Thread?</text:p>
      <text:p text:style-name="P168"><text:span text:style-name="T193">Ans</text:span>:<text:span text:style-name="T1"><text:tab/>Thread is an execution instance which vl hv its own processor and memory.</text:span></text:p>
      <text:p text:style-name="P127"/>
      <text:p text:style-name="P110"><text:span text:style-name="T333">91</text:span>. What is <text:span text:style-name="T332">Multi-processing</text:span>?</text:p>
      <text:p text:style-name="P168"><text:span text:style-name="T193">Ans</text:span>:<text:span text:style-name="T1"> <text:tab/>Executing multiple processes at the same time is </text:span><text:span text:style-name="T106">called</text:span><text:span text:style-name="T1"> as </text:span><text:span text:style-name="T105">Multi-processing.</text:span></text:p>
      <text:p text:style-name="P41"/>
      <text:p text:style-name="P110"><text:span text:style-name="T333">92</text:span>. What is <text:span text:style-name="T332">Multi-threading</text:span>?</text:p>
      <text:p text:style-name="P168"><text:span text:style-name="T193">Ans</text:span>:<text:span text:style-name="T1"> <text:tab/>Dividing an application into multiple parts and allocating separate Processor and memory for <text:tab/>each part of the application.</text:span></text:p>
      <text:p text:style-name="P40"/>
      <text:p text:style-name="P139"><text:span text:style-name="T333">93</text:span>. What kind of threads will come across when we run any program in java?</text:p>
      <text:p text:style-name="P181"><text:span text:style-name="T193">Ans</text:span>:<text:span text:style-name="T1"> <text:tab/>When we run any program in java, we </text:span><text:span text:style-name="T107">will</text:span><text:span text:style-name="T1"> come across 3 threads</text:span></text:p>
      <text:list xml:id="list1804208593" text:style-name="L75">
        <text:list-item>
          <text:p text:style-name="P664">Main Thread:<text:tab/><text:tab/>Main thread responsibility is to execute main method of the program.</text:p>
        </text:list-item>
        <text:list-item>
          <text:p text:style-name="P664">Thread Scheduler: <text:tab/>Thread scheduler responsibility is to perform Thread Registration.</text:p>
        </text:list-item>
        <text:list-item>
          <text:p text:style-name="P664">Thread Registration means allocating separate processor and memory for each part of the same application.</text:p>
        </text:list-item>
        <text:list-item>
          <text:p text:style-name="P664">Garbage Collector: <text:tab/>Garbage Collector responsibility is to perform Garbage Collection.</text:p>
        </text:list-item>
      </text:list>
      <text:p text:style-name="P38"/>
      <text:p text:style-name="P4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1:32:12.596000000</meta:creation-date>
    <dc:date>2018-03-14T11:03:08.723000000</dc:date>
    <meta:editing-duration>PT15H32M36S</meta:editing-duration>
    <meta:editing-cycles>218</meta:editing-cycles>
    <meta:generator>LibreOffice/5.3.2.2$Windows_X86_64 LibreOffice_project/6cd4f1ef626f15116896b1d8e1398b56da0d0ee1</meta:generator>
    <meta:document-statistic meta:table-count="10" meta:image-count="0" meta:object-count="0" meta:page-count="41" meta:paragraph-count="1582" meta:word-count="8764" meta:character-count="53905" meta:non-whitespace-character-count="45301"/>
  </office:meta>
</office:document-meta>
</file>